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014cm" table:align="center" style:writing-mode="lr-tb"/>
    </style:style>
    <style:style style:name="Tabla1.A" style:family="table-column">
      <style:table-column-properties style:column-width="3.845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7cm"/>
    </style:style>
    <style:style style:name="Tabla1.F" style:family="table-column">
      <style:table-column-properties style:column-width="0.93cm"/>
    </style:style>
    <style:style style:name="Tabla1.G" style:family="table-column">
      <style:table-column-properties style:column-width="0.25cm"/>
    </style:style>
    <style:style style:name="Tabla1.H" style:family="table-column">
      <style:table-column-properties style:column-width="0.57cm"/>
    </style:style>
    <style:style style:name="Tabla1.I" style:family="table-column">
      <style:table-column-properties style:column-width="4.431cm"/>
    </style:style>
    <style:style style:name="Tabla1.J" style:family="table-column">
      <style:table-column-properties style:column-width="1.778cm"/>
    </style:style>
    <style:style style:name="Tabla1.K" style:family="table-column">
      <style:table-column-properties style:column-width="3.993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" style:family="table">
      <style:table-properties style:width="26.014cm" table:align="center" style:writing-mode="lr-tb"/>
    </style:style>
    <style:style style:name="Tabla2.A" style:family="table-column">
      <style:table-column-properties style:column-width="3.845cm"/>
    </style:style>
    <style:style style:name="Tabla2.B" style:family="table-column">
      <style:table-column-properties style:column-width="3.205cm"/>
    </style:style>
    <style:style style:name="Tabla2.C" style:family="table-column">
      <style:table-column-properties style:column-width="1.242cm"/>
    </style:style>
    <style:style style:name="Tabla2.D" style:family="table-column">
      <style:table-column-properties style:column-width="1.743cm"/>
    </style:style>
    <style:style style:name="Tabla2.E" style:family="table-column">
      <style:table-column-properties style:column-width="4.027cm"/>
    </style:style>
    <style:style style:name="Tabla2.F" style:family="table-column">
      <style:table-column-properties style:column-width="0.93cm"/>
    </style:style>
    <style:style style:name="Tabla2.G" style:family="table-column">
      <style:table-column-properties style:column-width="0.25cm"/>
    </style:style>
    <style:style style:name="Tabla2.H" style:family="table-column">
      <style:table-column-properties style:column-width="0.57cm"/>
    </style:style>
    <style:style style:name="Tabla2.I" style:family="table-column">
      <style:table-column-properties style:column-width="4.431cm"/>
    </style:style>
    <style:style style:name="Tabla2.J" style:family="table-column">
      <style:table-column-properties style:column-width="1.778cm"/>
    </style:style>
    <style:style style:name="Tabla2.K" style:family="table-column">
      <style:table-column-properties style:column-width="3.993cm"/>
    </style:style>
    <style:style style:name="Tabla2.1" style:family="table-row">
      <style:table-row-properties style:min-row-height="0.579cm" fo:keep-together="auto"/>
    </style:style>
    <style:style style:name="Tabla2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.3" style:family="table-row">
      <style:table-row-properties style:min-row-height="0.857cm" fo:keep-together="auto"/>
    </style:style>
    <style:style style:name="Tabla2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.4" style:family="table-row">
      <style:table-row-properties style:min-row-height="1.24cm" fo:keep-together="auto"/>
    </style:style>
    <style:style style:name="Tabla2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5" style:family="table-row">
      <style:table-row-properties style:min-row-height="0.538cm" fo:keep-together="auto"/>
    </style:style>
    <style:style style:name="Tabla2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7" style:family="table-row">
      <style:table-row-properties style:min-row-height="0.864cm" fo:keep-together="auto"/>
    </style:style>
    <style:style style:name="Tabla2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.9" style:family="table-row">
      <style:table-row-properties style:min-row-height="0.422cm" fo:keep-together="auto"/>
    </style:style>
    <style:style style:name="Tabla2.10" style:family="table-row">
      <style:table-row-properties style:min-row-height="1.259cm" fo:keep-together="auto"/>
    </style:style>
    <style:style style:name="Tabla2.11" style:family="table-row">
      <style:table-row-properties style:min-row-height="1.63cm" fo:keep-together="auto"/>
    </style:style>
    <style:style style:name="Tabla2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12" style:family="table-row">
      <style:table-row-properties style:min-row-height="0.487cm" fo:keep-together="auto"/>
    </style:style>
    <style:style style:name="Tabla2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13" style:family="table-row">
      <style:table-row-properties style:min-row-height="1.482cm" fo:keep-together="auto"/>
    </style:style>
    <style:style style:name="Tabla2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14" style:family="table-row">
      <style:table-row-properties style:min-row-height="0.462cm" fo:keep-together="auto"/>
    </style:style>
    <style:style style:name="Tabla2.15" style:family="table-row">
      <style:table-row-properties style:min-row-height="1.124cm" fo:keep-together="auto"/>
    </style:style>
    <style:style style:name="Tabla2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.16" style:family="table-row">
      <style:table-row-properties style:min-row-height="0.554cm" fo:keep-together="auto"/>
    </style:style>
    <style:style style:name="Tabla2.17" style:family="table-row">
      <style:table-row-properties style:min-row-height="0.912cm" fo:keep-together="auto"/>
    </style:style>
    <style:style style:name="Tabla2.18" style:family="table-row">
      <style:table-row-properties style:min-row-height="0.575cm" fo:keep-together="auto"/>
    </style:style>
    <style:style style:name="Tabla2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.19" style:family="table-row">
      <style:table-row-properties style:min-row-height="0.732cm" fo:keep-together="auto"/>
    </style:style>
    <style:style style:name="Tabla2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.20" style:family="table-row">
      <style:table-row-properties style:min-row-height="0.573cm" fo:keep-together="auto"/>
    </style:style>
    <style:style style:name="Tabla2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.21" style:family="table-row">
      <style:table-row-properties style:min-row-height="2.457cm" fo:keep-together="auto"/>
    </style:style>
    <style:style style:name="Tabla2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" style:family="table">
      <style:table-properties style:width="26.014cm" table:align="center" style:writing-mode="lr-tb"/>
    </style:style>
    <style:style style:name="Tabla3.A" style:family="table-column">
      <style:table-column-properties style:column-width="3.845cm"/>
    </style:style>
    <style:style style:name="Tabla3.B" style:family="table-column">
      <style:table-column-properties style:column-width="3.205cm"/>
    </style:style>
    <style:style style:name="Tabla3.C" style:family="table-column">
      <style:table-column-properties style:column-width="1.242cm"/>
    </style:style>
    <style:style style:name="Tabla3.D" style:family="table-column">
      <style:table-column-properties style:column-width="1.743cm"/>
    </style:style>
    <style:style style:name="Tabla3.E" style:family="table-column">
      <style:table-column-properties style:column-width="4.027cm"/>
    </style:style>
    <style:style style:name="Tabla3.F" style:family="table-column">
      <style:table-column-properties style:column-width="0.93cm"/>
    </style:style>
    <style:style style:name="Tabla3.G" style:family="table-column">
      <style:table-column-properties style:column-width="0.25cm"/>
    </style:style>
    <style:style style:name="Tabla3.H" style:family="table-column">
      <style:table-column-properties style:column-width="0.57cm"/>
    </style:style>
    <style:style style:name="Tabla3.I" style:family="table-column">
      <style:table-column-properties style:column-width="4.431cm"/>
    </style:style>
    <style:style style:name="Tabla3.J" style:family="table-column">
      <style:table-column-properties style:column-width="1.778cm"/>
    </style:style>
    <style:style style:name="Tabla3.K" style:family="table-column">
      <style:table-column-properties style:column-width="3.993cm"/>
    </style:style>
    <style:style style:name="Tabla3.1" style:family="table-row">
      <style:table-row-properties style:min-row-height="0.579cm" fo:keep-together="auto"/>
    </style:style>
    <style:style style:name="Tabla3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.3" style:family="table-row">
      <style:table-row-properties style:min-row-height="0.857cm" fo:keep-together="auto"/>
    </style:style>
    <style:style style:name="Tabla3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.4" style:family="table-row">
      <style:table-row-properties style:min-row-height="1.24cm" fo:keep-together="auto"/>
    </style:style>
    <style:style style:name="Tabla3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5" style:family="table-row">
      <style:table-row-properties style:min-row-height="0.538cm" fo:keep-together="auto"/>
    </style:style>
    <style:style style:name="Tabla3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7" style:family="table-row">
      <style:table-row-properties style:min-row-height="0.864cm" fo:keep-together="auto"/>
    </style:style>
    <style:style style:name="Tabla3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.9" style:family="table-row">
      <style:table-row-properties style:min-row-height="0.422cm" fo:keep-together="auto"/>
    </style:style>
    <style:style style:name="Tabla3.10" style:family="table-row">
      <style:table-row-properties style:min-row-height="1.259cm" fo:keep-together="auto"/>
    </style:style>
    <style:style style:name="Tabla3.11" style:family="table-row">
      <style:table-row-properties style:min-row-height="1.63cm" fo:keep-together="auto"/>
    </style:style>
    <style:style style:name="Tabla3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12" style:family="table-row">
      <style:table-row-properties style:min-row-height="0.487cm" fo:keep-together="auto"/>
    </style:style>
    <style:style style:name="Tabla3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13" style:family="table-row">
      <style:table-row-properties style:min-row-height="1.482cm" fo:keep-together="auto"/>
    </style:style>
    <style:style style:name="Tabla3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14" style:family="table-row">
      <style:table-row-properties style:min-row-height="0.462cm" fo:keep-together="auto"/>
    </style:style>
    <style:style style:name="Tabla3.15" style:family="table-row">
      <style:table-row-properties style:min-row-height="1.124cm" fo:keep-together="auto"/>
    </style:style>
    <style:style style:name="Tabla3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.16" style:family="table-row">
      <style:table-row-properties style:min-row-height="0.554cm" fo:keep-together="auto"/>
    </style:style>
    <style:style style:name="Tabla3.17" style:family="table-row">
      <style:table-row-properties style:min-row-height="0.912cm" fo:keep-together="auto"/>
    </style:style>
    <style:style style:name="Tabla3.18" style:family="table-row">
      <style:table-row-properties style:min-row-height="0.575cm" fo:keep-together="auto"/>
    </style:style>
    <style:style style:name="Tabla3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.19" style:family="table-row">
      <style:table-row-properties style:min-row-height="0.732cm" fo:keep-together="auto"/>
    </style:style>
    <style:style style:name="Tabla3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.20" style:family="table-row">
      <style:table-row-properties style:min-row-height="0.573cm" fo:keep-together="auto"/>
    </style:style>
    <style:style style:name="Tabla3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.21" style:family="table-row">
      <style:table-row-properties style:min-row-height="2.457cm" fo:keep-together="auto"/>
    </style:style>
    <style:style style:name="Tabla3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" style:family="table">
      <style:table-properties style:width="26.014cm" table:align="center" style:writing-mode="lr-tb"/>
    </style:style>
    <style:style style:name="Tabla4.A" style:family="table-column">
      <style:table-column-properties style:column-width="3.845cm"/>
    </style:style>
    <style:style style:name="Tabla4.B" style:family="table-column">
      <style:table-column-properties style:column-width="3.205cm"/>
    </style:style>
    <style:style style:name="Tabla4.C" style:family="table-column">
      <style:table-column-properties style:column-width="1.242cm"/>
    </style:style>
    <style:style style:name="Tabla4.D" style:family="table-column">
      <style:table-column-properties style:column-width="1.743cm"/>
    </style:style>
    <style:style style:name="Tabla4.E" style:family="table-column">
      <style:table-column-properties style:column-width="4.027cm"/>
    </style:style>
    <style:style style:name="Tabla4.F" style:family="table-column">
      <style:table-column-properties style:column-width="0.93cm"/>
    </style:style>
    <style:style style:name="Tabla4.G" style:family="table-column">
      <style:table-column-properties style:column-width="0.25cm"/>
    </style:style>
    <style:style style:name="Tabla4.H" style:family="table-column">
      <style:table-column-properties style:column-width="0.57cm"/>
    </style:style>
    <style:style style:name="Tabla4.I" style:family="table-column">
      <style:table-column-properties style:column-width="4.431cm"/>
    </style:style>
    <style:style style:name="Tabla4.J" style:family="table-column">
      <style:table-column-properties style:column-width="1.778cm"/>
    </style:style>
    <style:style style:name="Tabla4.K" style:family="table-column">
      <style:table-column-properties style:column-width="3.993cm"/>
    </style:style>
    <style:style style:name="Tabla4.1" style:family="table-row">
      <style:table-row-properties style:min-row-height="0.579cm" fo:keep-together="auto"/>
    </style:style>
    <style:style style:name="Tabla4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4.3" style:family="table-row">
      <style:table-row-properties style:min-row-height="0.857cm" fo:keep-together="auto"/>
    </style:style>
    <style:style style:name="Tabla4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4.4" style:family="table-row">
      <style:table-row-properties style:min-row-height="1.24cm" fo:keep-together="auto"/>
    </style:style>
    <style:style style:name="Tabla4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5" style:family="table-row">
      <style:table-row-properties style:min-row-height="0.538cm" fo:keep-together="auto"/>
    </style:style>
    <style:style style:name="Tabla4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7" style:family="table-row">
      <style:table-row-properties style:min-row-height="0.864cm" fo:keep-together="auto"/>
    </style:style>
    <style:style style:name="Tabla4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4.9" style:family="table-row">
      <style:table-row-properties style:min-row-height="0.422cm" fo:keep-together="auto"/>
    </style:style>
    <style:style style:name="Tabla4.10" style:family="table-row">
      <style:table-row-properties style:min-row-height="1.259cm" fo:keep-together="auto"/>
    </style:style>
    <style:style style:name="Tabla4.11" style:family="table-row">
      <style:table-row-properties style:min-row-height="1.63cm" fo:keep-together="auto"/>
    </style:style>
    <style:style style:name="Tabla4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12" style:family="table-row">
      <style:table-row-properties style:min-row-height="0.487cm" fo:keep-together="auto"/>
    </style:style>
    <style:style style:name="Tabla4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13" style:family="table-row">
      <style:table-row-properties style:min-row-height="1.482cm" fo:keep-together="auto"/>
    </style:style>
    <style:style style:name="Tabla4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14" style:family="table-row">
      <style:table-row-properties style:min-row-height="0.462cm" fo:keep-together="auto"/>
    </style:style>
    <style:style style:name="Tabla4.15" style:family="table-row">
      <style:table-row-properties style:min-row-height="1.124cm" fo:keep-together="auto"/>
    </style:style>
    <style:style style:name="Tabla4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4.16" style:family="table-row">
      <style:table-row-properties style:min-row-height="0.554cm" fo:keep-together="auto"/>
    </style:style>
    <style:style style:name="Tabla4.17" style:family="table-row">
      <style:table-row-properties style:min-row-height="0.912cm" fo:keep-together="auto"/>
    </style:style>
    <style:style style:name="Tabla4.18" style:family="table-row">
      <style:table-row-properties style:min-row-height="0.575cm" fo:keep-together="auto"/>
    </style:style>
    <style:style style:name="Tabla4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4.19" style:family="table-row">
      <style:table-row-properties style:min-row-height="0.732cm" fo:keep-together="auto"/>
    </style:style>
    <style:style style:name="Tabla4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4.20" style:family="table-row">
      <style:table-row-properties style:min-row-height="0.573cm" fo:keep-together="auto"/>
    </style:style>
    <style:style style:name="Tabla4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4.21" style:family="table-row">
      <style:table-row-properties style:min-row-height="2.457cm" fo:keep-together="auto"/>
    </style:style>
    <style:style style:name="Tabla4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4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" style:family="table">
      <style:table-properties style:width="25.298cm" table:align="center" style:writing-mode="lr-tb"/>
    </style:style>
    <style:style style:name="Tabla5.A" style:family="table-column">
      <style:table-column-properties style:column-width="3.844cm"/>
    </style:style>
    <style:style style:name="Tabla5.B" style:family="table-column">
      <style:table-column-properties style:column-width="3.201cm"/>
    </style:style>
    <style:style style:name="Tabla5.C" style:family="table-column">
      <style:table-column-properties style:column-width="1.242cm"/>
    </style:style>
    <style:style style:name="Tabla5.D" style:family="table-column">
      <style:table-column-properties style:column-width="1.743cm"/>
    </style:style>
    <style:style style:name="Tabla5.E" style:family="table-column">
      <style:table-column-properties style:column-width="4.025cm"/>
    </style:style>
    <style:style style:name="Tabla5.F" style:family="table-column">
      <style:table-column-properties style:column-width="1.191cm"/>
    </style:style>
    <style:style style:name="Tabla5.G" style:family="table-column">
      <style:table-column-properties style:column-width="0.559cm"/>
    </style:style>
    <style:style style:name="Tabla5.H" style:family="table-column">
      <style:table-column-properties style:column-width="3.706cm"/>
    </style:style>
    <style:style style:name="Tabla5.I" style:family="table-column">
      <style:table-column-properties style:column-width="1.75cm"/>
    </style:style>
    <style:style style:name="Tabla5.J" style:family="table-column">
      <style:table-column-properties style:column-width="4.038cm"/>
    </style:style>
    <style:style style:name="Tabla5.1" style:family="table-row">
      <style:table-row-properties style:min-row-height="0.579cm" fo:keep-together="auto"/>
    </style:style>
    <style:style style:name="Tabla5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5.3" style:family="table-row">
      <style:table-row-properties style:min-row-height="0.857cm" fo:keep-together="auto"/>
    </style:style>
    <style:style style:name="Tabla5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5.4" style:family="table-row">
      <style:table-row-properties style:min-row-height="1.24cm" fo:keep-together="auto"/>
    </style:style>
    <style:style style:name="Tabla5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5" style:family="table-row">
      <style:table-row-properties style:min-row-height="0.538cm" fo:keep-together="auto"/>
    </style:style>
    <style:style style:name="Tabla5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7" style:family="table-row">
      <style:table-row-properties style:min-row-height="0.864cm" fo:keep-together="auto"/>
    </style:style>
    <style:style style:name="Tabla5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5.9" style:family="table-row">
      <style:table-row-properties style:min-row-height="0.422cm" fo:keep-together="auto"/>
    </style:style>
    <style:style style:name="Tabla5.10" style:family="table-row">
      <style:table-row-properties style:min-row-height="1.259cm" fo:keep-together="auto"/>
    </style:style>
    <style:style style:name="Tabla5.11" style:family="table-row">
      <style:table-row-properties style:min-row-height="1.63cm" fo:keep-together="auto"/>
    </style:style>
    <style:style style:name="Tabla5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12" style:family="table-row">
      <style:table-row-properties style:min-row-height="0.487cm" fo:keep-together="auto"/>
    </style:style>
    <style:style style:name="Tabla5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13" style:family="table-row">
      <style:table-row-properties style:min-row-height="1.482cm" fo:keep-together="auto"/>
    </style:style>
    <style:style style:name="Tabla5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14" style:family="table-row">
      <style:table-row-properties style:min-row-height="0.462cm" fo:keep-together="auto"/>
    </style:style>
    <style:style style:name="Tabla5.15" style:family="table-row">
      <style:table-row-properties style:min-row-height="1.124cm" fo:keep-together="auto"/>
    </style:style>
    <style:style style:name="Tabla5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5.16" style:family="table-row">
      <style:table-row-properties style:min-row-height="0.554cm" fo:keep-together="auto"/>
    </style:style>
    <style:style style:name="Tabla5.17" style:family="table-row">
      <style:table-row-properties style:min-row-height="0.912cm" fo:keep-together="auto"/>
    </style:style>
    <style:style style:name="Tabla5.18" style:family="table-row">
      <style:table-row-properties style:min-row-height="0.575cm" fo:keep-together="auto"/>
    </style:style>
    <style:style style:name="Tabla5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5.19" style:family="table-row">
      <style:table-row-properties style:min-row-height="0.732cm" fo:keep-together="auto"/>
    </style:style>
    <style:style style:name="Tabla5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5.20" style:family="table-row">
      <style:table-row-properties style:min-row-height="0.573cm" fo:keep-together="auto"/>
    </style:style>
    <style:style style:name="Tabla5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5.21" style:family="table-row">
      <style:table-row-properties style:min-row-height="2.457cm" fo:keep-together="auto"/>
    </style:style>
    <style:style style:name="Tabla5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5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" style:family="table">
      <style:table-properties style:width="25.28cm" table:align="center" style:writing-mode="lr-tb"/>
    </style:style>
    <style:style style:name="Tabla6.A" style:family="table-column">
      <style:table-column-properties style:column-width="3.844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1.242cm"/>
    </style:style>
    <style:style style:name="Tabla6.D" style:family="table-column">
      <style:table-column-properties style:column-width="1.743cm"/>
    </style:style>
    <style:style style:name="Tabla6.E" style:family="table-column">
      <style:table-column-properties style:column-width="4.025cm"/>
    </style:style>
    <style:style style:name="Tabla6.F" style:family="table-column">
      <style:table-column-properties style:column-width="1.191cm"/>
    </style:style>
    <style:style style:name="Tabla6.G" style:family="table-column">
      <style:table-column-properties style:column-width="0.559cm"/>
    </style:style>
    <style:style style:name="Tabla6.H" style:family="table-column">
      <style:table-column-properties style:column-width="3.706cm"/>
    </style:style>
    <style:style style:name="Tabla6.I" style:family="table-column">
      <style:table-column-properties style:column-width="1.75cm"/>
    </style:style>
    <style:style style:name="Tabla6.J" style:family="table-column">
      <style:table-column-properties style:column-width="4.02cm"/>
    </style:style>
    <style:style style:name="Tabla6.1" style:family="table-row">
      <style:table-row-properties style:min-row-height="0.579cm" fo:keep-together="auto"/>
    </style:style>
    <style:style style:name="Tabla6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6.3" style:family="table-row">
      <style:table-row-properties style:min-row-height="0.857cm" fo:keep-together="auto"/>
    </style:style>
    <style:style style:name="Tabla6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6.4" style:family="table-row">
      <style:table-row-properties style:min-row-height="1.24cm" fo:keep-together="auto"/>
    </style:style>
    <style:style style:name="Tabla6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5" style:family="table-row">
      <style:table-row-properties style:min-row-height="0.538cm" fo:keep-together="auto"/>
    </style:style>
    <style:style style:name="Tabla6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7" style:family="table-row">
      <style:table-row-properties style:min-row-height="0.864cm" fo:keep-together="auto"/>
    </style:style>
    <style:style style:name="Tabla6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6.9" style:family="table-row">
      <style:table-row-properties style:min-row-height="0.422cm" fo:keep-together="auto"/>
    </style:style>
    <style:style style:name="Tabla6.10" style:family="table-row">
      <style:table-row-properties style:min-row-height="1.259cm" fo:keep-together="auto"/>
    </style:style>
    <style:style style:name="Tabla6.11" style:family="table-row">
      <style:table-row-properties style:min-row-height="1.63cm" fo:keep-together="auto"/>
    </style:style>
    <style:style style:name="Tabla6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12" style:family="table-row">
      <style:table-row-properties style:min-row-height="0.487cm" fo:keep-together="auto"/>
    </style:style>
    <style:style style:name="Tabla6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13" style:family="table-row">
      <style:table-row-properties style:min-row-height="1.482cm" fo:keep-together="auto"/>
    </style:style>
    <style:style style:name="Tabla6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14" style:family="table-row">
      <style:table-row-properties style:min-row-height="0.462cm" fo:keep-together="auto"/>
    </style:style>
    <style:style style:name="Tabla6.15" style:family="table-row">
      <style:table-row-properties style:min-row-height="1.124cm" fo:keep-together="auto"/>
    </style:style>
    <style:style style:name="Tabla6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6.16" style:family="table-row">
      <style:table-row-properties style:min-row-height="0.554cm" fo:keep-together="auto"/>
    </style:style>
    <style:style style:name="Tabla6.17" style:family="table-row">
      <style:table-row-properties style:min-row-height="0.912cm" fo:keep-together="auto"/>
    </style:style>
    <style:style style:name="Tabla6.18" style:family="table-row">
      <style:table-row-properties style:min-row-height="0.575cm" fo:keep-together="auto"/>
    </style:style>
    <style:style style:name="Tabla6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6.19" style:family="table-row">
      <style:table-row-properties style:min-row-height="0.732cm" fo:keep-together="auto"/>
    </style:style>
    <style:style style:name="Tabla6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6.20" style:family="table-row">
      <style:table-row-properties style:min-row-height="0.573cm" fo:keep-together="auto"/>
    </style:style>
    <style:style style:name="Tabla6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6.21" style:family="table-row">
      <style:table-row-properties style:min-row-height="2.457cm" fo:keep-together="auto"/>
    </style:style>
    <style:style style:name="Tabla6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6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" style:family="table">
      <style:table-properties style:width="25.28cm" table:align="center" style:writing-mode="lr-tb"/>
    </style:style>
    <style:style style:name="Tabla7.A" style:family="table-column">
      <style:table-column-properties style:column-width="3.844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1.242cm"/>
    </style:style>
    <style:style style:name="Tabla7.D" style:family="table-column">
      <style:table-column-properties style:column-width="1.743cm"/>
    </style:style>
    <style:style style:name="Tabla7.E" style:family="table-column">
      <style:table-column-properties style:column-width="4.025cm"/>
    </style:style>
    <style:style style:name="Tabla7.F" style:family="table-column">
      <style:table-column-properties style:column-width="1.191cm"/>
    </style:style>
    <style:style style:name="Tabla7.G" style:family="table-column">
      <style:table-column-properties style:column-width="0.559cm"/>
    </style:style>
    <style:style style:name="Tabla7.H" style:family="table-column">
      <style:table-column-properties style:column-width="3.706cm"/>
    </style:style>
    <style:style style:name="Tabla7.I" style:family="table-column">
      <style:table-column-properties style:column-width="1.75cm"/>
    </style:style>
    <style:style style:name="Tabla7.J" style:family="table-column">
      <style:table-column-properties style:column-width="4.02cm"/>
    </style:style>
    <style:style style:name="Tabla7.1" style:family="table-row">
      <style:table-row-properties style:min-row-height="0.579cm" fo:keep-together="auto"/>
    </style:style>
    <style:style style:name="Tabla7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7.3" style:family="table-row">
      <style:table-row-properties style:min-row-height="0.857cm" fo:keep-together="auto"/>
    </style:style>
    <style:style style:name="Tabla7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7.4" style:family="table-row">
      <style:table-row-properties style:min-row-height="1.24cm" fo:keep-together="auto"/>
    </style:style>
    <style:style style:name="Tabla7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5" style:family="table-row">
      <style:table-row-properties style:min-row-height="0.538cm" fo:keep-together="auto"/>
    </style:style>
    <style:style style:name="Tabla7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7" style:family="table-row">
      <style:table-row-properties style:min-row-height="0.864cm" fo:keep-together="auto"/>
    </style:style>
    <style:style style:name="Tabla7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7.9" style:family="table-row">
      <style:table-row-properties style:min-row-height="0.422cm" fo:keep-together="auto"/>
    </style:style>
    <style:style style:name="Tabla7.10" style:family="table-row">
      <style:table-row-properties style:min-row-height="1.259cm" fo:keep-together="auto"/>
    </style:style>
    <style:style style:name="Tabla7.11" style:family="table-row">
      <style:table-row-properties style:min-row-height="1.63cm" fo:keep-together="auto"/>
    </style:style>
    <style:style style:name="Tabla7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12" style:family="table-row">
      <style:table-row-properties style:min-row-height="0.487cm" fo:keep-together="auto"/>
    </style:style>
    <style:style style:name="Tabla7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13" style:family="table-row">
      <style:table-row-properties style:min-row-height="1.482cm" fo:keep-together="auto"/>
    </style:style>
    <style:style style:name="Tabla7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14" style:family="table-row">
      <style:table-row-properties style:min-row-height="0.462cm" fo:keep-together="auto"/>
    </style:style>
    <style:style style:name="Tabla7.15" style:family="table-row">
      <style:table-row-properties style:min-row-height="1.124cm" fo:keep-together="auto"/>
    </style:style>
    <style:style style:name="Tabla7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7.16" style:family="table-row">
      <style:table-row-properties style:min-row-height="0.554cm" fo:keep-together="auto"/>
    </style:style>
    <style:style style:name="Tabla7.17" style:family="table-row">
      <style:table-row-properties style:min-row-height="0.912cm" fo:keep-together="auto"/>
    </style:style>
    <style:style style:name="Tabla7.18" style:family="table-row">
      <style:table-row-properties style:min-row-height="0.575cm" fo:keep-together="auto"/>
    </style:style>
    <style:style style:name="Tabla7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7.19" style:family="table-row">
      <style:table-row-properties style:min-row-height="0.732cm" fo:keep-together="auto"/>
    </style:style>
    <style:style style:name="Tabla7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7.20" style:family="table-row">
      <style:table-row-properties style:min-row-height="0.573cm" fo:keep-together="auto"/>
    </style:style>
    <style:style style:name="Tabla7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7.21" style:family="table-row">
      <style:table-row-properties style:min-row-height="2.457cm" fo:keep-together="auto"/>
    </style:style>
    <style:style style:name="Tabla7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7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" style:family="table">
      <style:table-properties style:width="25.28cm" table:align="center" style:writing-mode="lr-tb"/>
    </style:style>
    <style:style style:name="Tabla8.A" style:family="table-column">
      <style:table-column-properties style:column-width="3.844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1.242cm"/>
    </style:style>
    <style:style style:name="Tabla8.D" style:family="table-column">
      <style:table-column-properties style:column-width="1.743cm"/>
    </style:style>
    <style:style style:name="Tabla8.E" style:family="table-column">
      <style:table-column-properties style:column-width="4.025cm"/>
    </style:style>
    <style:style style:name="Tabla8.F" style:family="table-column">
      <style:table-column-properties style:column-width="1.191cm"/>
    </style:style>
    <style:style style:name="Tabla8.G" style:family="table-column">
      <style:table-column-properties style:column-width="0.559cm"/>
    </style:style>
    <style:style style:name="Tabla8.H" style:family="table-column">
      <style:table-column-properties style:column-width="3.706cm"/>
    </style:style>
    <style:style style:name="Tabla8.I" style:family="table-column">
      <style:table-column-properties style:column-width="1.75cm"/>
    </style:style>
    <style:style style:name="Tabla8.J" style:family="table-column">
      <style:table-column-properties style:column-width="4.02cm"/>
    </style:style>
    <style:style style:name="Tabla8.1" style:family="table-row">
      <style:table-row-properties style:min-row-height="0.579cm" fo:keep-together="auto"/>
    </style:style>
    <style:style style:name="Tabla8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8.3" style:family="table-row">
      <style:table-row-properties style:min-row-height="0.857cm" fo:keep-together="auto"/>
    </style:style>
    <style:style style:name="Tabla8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8.4" style:family="table-row">
      <style:table-row-properties style:min-row-height="1.24cm" fo:keep-together="auto"/>
    </style:style>
    <style:style style:name="Tabla8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5" style:family="table-row">
      <style:table-row-properties style:min-row-height="0.538cm" fo:keep-together="auto"/>
    </style:style>
    <style:style style:name="Tabla8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7" style:family="table-row">
      <style:table-row-properties style:min-row-height="0.864cm" fo:keep-together="auto"/>
    </style:style>
    <style:style style:name="Tabla8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8.9" style:family="table-row">
      <style:table-row-properties style:min-row-height="0.422cm" fo:keep-together="auto"/>
    </style:style>
    <style:style style:name="Tabla8.10" style:family="table-row">
      <style:table-row-properties style:min-row-height="1.259cm" fo:keep-together="auto"/>
    </style:style>
    <style:style style:name="Tabla8.11" style:family="table-row">
      <style:table-row-properties style:min-row-height="1.63cm" fo:keep-together="auto"/>
    </style:style>
    <style:style style:name="Tabla8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12" style:family="table-row">
      <style:table-row-properties style:min-row-height="0.487cm" fo:keep-together="auto"/>
    </style:style>
    <style:style style:name="Tabla8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13" style:family="table-row">
      <style:table-row-properties style:min-row-height="1.482cm" fo:keep-together="auto"/>
    </style:style>
    <style:style style:name="Tabla8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14" style:family="table-row">
      <style:table-row-properties style:min-row-height="0.462cm" fo:keep-together="auto"/>
    </style:style>
    <style:style style:name="Tabla8.15" style:family="table-row">
      <style:table-row-properties style:min-row-height="1.124cm" fo:keep-together="auto"/>
    </style:style>
    <style:style style:name="Tabla8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8.16" style:family="table-row">
      <style:table-row-properties style:min-row-height="0.554cm" fo:keep-together="auto"/>
    </style:style>
    <style:style style:name="Tabla8.17" style:family="table-row">
      <style:table-row-properties style:min-row-height="0.912cm" fo:keep-together="auto"/>
    </style:style>
    <style:style style:name="Tabla8.18" style:family="table-row">
      <style:table-row-properties style:min-row-height="0.575cm" fo:keep-together="auto"/>
    </style:style>
    <style:style style:name="Tabla8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8.19" style:family="table-row">
      <style:table-row-properties style:min-row-height="0.732cm" fo:keep-together="auto"/>
    </style:style>
    <style:style style:name="Tabla8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8.20" style:family="table-row">
      <style:table-row-properties style:min-row-height="0.573cm" fo:keep-together="auto"/>
    </style:style>
    <style:style style:name="Tabla8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8.21" style:family="table-row">
      <style:table-row-properties style:min-row-height="2.457cm" fo:keep-together="auto"/>
    </style:style>
    <style:style style:name="Tabla8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8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" style:family="table">
      <style:table-properties style:width="25.28cm" table:align="center" style:writing-mode="lr-tb"/>
    </style:style>
    <style:style style:name="Tabla9.A" style:family="table-column">
      <style:table-column-properties style:column-width="3.844cm"/>
    </style:style>
    <style:style style:name="Tabla9.B" style:family="table-column">
      <style:table-column-properties style:column-width="3.201cm"/>
    </style:style>
    <style:style style:name="Tabla9.C" style:family="table-column">
      <style:table-column-properties style:column-width="1.242cm"/>
    </style:style>
    <style:style style:name="Tabla9.D" style:family="table-column">
      <style:table-column-properties style:column-width="1.743cm"/>
    </style:style>
    <style:style style:name="Tabla9.E" style:family="table-column">
      <style:table-column-properties style:column-width="4.025cm"/>
    </style:style>
    <style:style style:name="Tabla9.F" style:family="table-column">
      <style:table-column-properties style:column-width="1.191cm"/>
    </style:style>
    <style:style style:name="Tabla9.G" style:family="table-column">
      <style:table-column-properties style:column-width="0.559cm"/>
    </style:style>
    <style:style style:name="Tabla9.H" style:family="table-column">
      <style:table-column-properties style:column-width="3.706cm"/>
    </style:style>
    <style:style style:name="Tabla9.I" style:family="table-column">
      <style:table-column-properties style:column-width="1.75cm"/>
    </style:style>
    <style:style style:name="Tabla9.J" style:family="table-column">
      <style:table-column-properties style:column-width="4.02cm"/>
    </style:style>
    <style:style style:name="Tabla9.1" style:family="table-row">
      <style:table-row-properties style:min-row-height="0.579cm" fo:keep-together="auto"/>
    </style:style>
    <style:style style:name="Tabla9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9.3" style:family="table-row">
      <style:table-row-properties style:min-row-height="0.857cm" fo:keep-together="auto"/>
    </style:style>
    <style:style style:name="Tabla9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9.4" style:family="table-row">
      <style:table-row-properties style:min-row-height="1.24cm" fo:keep-together="auto"/>
    </style:style>
    <style:style style:name="Tabla9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5" style:family="table-row">
      <style:table-row-properties style:min-row-height="0.538cm" fo:keep-together="auto"/>
    </style:style>
    <style:style style:name="Tabla9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7" style:family="table-row">
      <style:table-row-properties style:min-row-height="0.864cm" fo:keep-together="auto"/>
    </style:style>
    <style:style style:name="Tabla9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9.9" style:family="table-row">
      <style:table-row-properties style:min-row-height="0.422cm" fo:keep-together="auto"/>
    </style:style>
    <style:style style:name="Tabla9.10" style:family="table-row">
      <style:table-row-properties style:min-row-height="1.259cm" fo:keep-together="auto"/>
    </style:style>
    <style:style style:name="Tabla9.11" style:family="table-row">
      <style:table-row-properties style:min-row-height="1.63cm" fo:keep-together="auto"/>
    </style:style>
    <style:style style:name="Tabla9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12" style:family="table-row">
      <style:table-row-properties style:min-row-height="0.487cm" fo:keep-together="auto"/>
    </style:style>
    <style:style style:name="Tabla9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13" style:family="table-row">
      <style:table-row-properties style:min-row-height="1.482cm" fo:keep-together="auto"/>
    </style:style>
    <style:style style:name="Tabla9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14" style:family="table-row">
      <style:table-row-properties style:min-row-height="0.462cm" fo:keep-together="auto"/>
    </style:style>
    <style:style style:name="Tabla9.15" style:family="table-row">
      <style:table-row-properties style:min-row-height="1.124cm" fo:keep-together="auto"/>
    </style:style>
    <style:style style:name="Tabla9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9.16" style:family="table-row">
      <style:table-row-properties style:min-row-height="0.554cm" fo:keep-together="auto"/>
    </style:style>
    <style:style style:name="Tabla9.17" style:family="table-row">
      <style:table-row-properties style:min-row-height="0.912cm" fo:keep-together="auto"/>
    </style:style>
    <style:style style:name="Tabla9.18" style:family="table-row">
      <style:table-row-properties style:min-row-height="0.575cm" fo:keep-together="auto"/>
    </style:style>
    <style:style style:name="Tabla9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9.19" style:family="table-row">
      <style:table-row-properties style:min-row-height="0.732cm" fo:keep-together="auto"/>
    </style:style>
    <style:style style:name="Tabla9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9.20" style:family="table-row">
      <style:table-row-properties style:min-row-height="0.573cm" fo:keep-together="auto"/>
    </style:style>
    <style:style style:name="Tabla9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9.21" style:family="table-row">
      <style:table-row-properties style:min-row-height="2.457cm" fo:keep-together="auto"/>
    </style:style>
    <style:style style:name="Tabla9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9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" style:family="table">
      <style:table-properties style:width="25.28cm" table:align="center" style:writing-mode="lr-tb"/>
    </style:style>
    <style:style style:name="Tabla10.A" style:family="table-column">
      <style:table-column-properties style:column-width="3.844cm"/>
    </style:style>
    <style:style style:name="Tabla10.B" style:family="table-column">
      <style:table-column-properties style:column-width="3.201cm"/>
    </style:style>
    <style:style style:name="Tabla10.C" style:family="table-column">
      <style:table-column-properties style:column-width="1.242cm"/>
    </style:style>
    <style:style style:name="Tabla10.D" style:family="table-column">
      <style:table-column-properties style:column-width="1.743cm"/>
    </style:style>
    <style:style style:name="Tabla10.E" style:family="table-column">
      <style:table-column-properties style:column-width="4.025cm"/>
    </style:style>
    <style:style style:name="Tabla10.F" style:family="table-column">
      <style:table-column-properties style:column-width="1.191cm"/>
    </style:style>
    <style:style style:name="Tabla10.G" style:family="table-column">
      <style:table-column-properties style:column-width="0.559cm"/>
    </style:style>
    <style:style style:name="Tabla10.H" style:family="table-column">
      <style:table-column-properties style:column-width="3.706cm"/>
    </style:style>
    <style:style style:name="Tabla10.I" style:family="table-column">
      <style:table-column-properties style:column-width="1.75cm"/>
    </style:style>
    <style:style style:name="Tabla10.J" style:family="table-column">
      <style:table-column-properties style:column-width="4.02cm"/>
    </style:style>
    <style:style style:name="Tabla10.1" style:family="table-row">
      <style:table-row-properties style:min-row-height="0.579cm" fo:keep-together="auto"/>
    </style:style>
    <style:style style:name="Tabla10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0.3" style:family="table-row">
      <style:table-row-properties style:min-row-height="0.857cm" fo:keep-together="auto"/>
    </style:style>
    <style:style style:name="Tabla10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0.4" style:family="table-row">
      <style:table-row-properties style:min-row-height="1.24cm" fo:keep-together="auto"/>
    </style:style>
    <style:style style:name="Tabla10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5" style:family="table-row">
      <style:table-row-properties style:min-row-height="0.538cm" fo:keep-together="auto"/>
    </style:style>
    <style:style style:name="Tabla10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7" style:family="table-row">
      <style:table-row-properties style:min-row-height="0.864cm" fo:keep-together="auto"/>
    </style:style>
    <style:style style:name="Tabla10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0.9" style:family="table-row">
      <style:table-row-properties style:min-row-height="0.422cm" fo:keep-together="auto"/>
    </style:style>
    <style:style style:name="Tabla10.10" style:family="table-row">
      <style:table-row-properties style:min-row-height="1.259cm" fo:keep-together="auto"/>
    </style:style>
    <style:style style:name="Tabla10.11" style:family="table-row">
      <style:table-row-properties style:min-row-height="1.63cm" fo:keep-together="auto"/>
    </style:style>
    <style:style style:name="Tabla10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12" style:family="table-row">
      <style:table-row-properties style:min-row-height="0.487cm" fo:keep-together="auto"/>
    </style:style>
    <style:style style:name="Tabla10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13" style:family="table-row">
      <style:table-row-properties style:min-row-height="1.482cm" fo:keep-together="auto"/>
    </style:style>
    <style:style style:name="Tabla10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14" style:family="table-row">
      <style:table-row-properties style:min-row-height="0.462cm" fo:keep-together="auto"/>
    </style:style>
    <style:style style:name="Tabla10.15" style:family="table-row">
      <style:table-row-properties style:min-row-height="1.124cm" fo:keep-together="auto"/>
    </style:style>
    <style:style style:name="Tabla10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0.16" style:family="table-row">
      <style:table-row-properties style:min-row-height="0.554cm" fo:keep-together="auto"/>
    </style:style>
    <style:style style:name="Tabla10.17" style:family="table-row">
      <style:table-row-properties style:min-row-height="0.912cm" fo:keep-together="auto"/>
    </style:style>
    <style:style style:name="Tabla10.18" style:family="table-row">
      <style:table-row-properties style:min-row-height="0.575cm" fo:keep-together="auto"/>
    </style:style>
    <style:style style:name="Tabla10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0.19" style:family="table-row">
      <style:table-row-properties style:min-row-height="0.732cm" fo:keep-together="auto"/>
    </style:style>
    <style:style style:name="Tabla10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0.20" style:family="table-row">
      <style:table-row-properties style:min-row-height="0.573cm" fo:keep-together="auto"/>
    </style:style>
    <style:style style:name="Tabla10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0.21" style:family="table-row">
      <style:table-row-properties style:min-row-height="2.457cm" fo:keep-together="auto"/>
    </style:style>
    <style:style style:name="Tabla10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0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" style:family="table">
      <style:table-properties style:width="25.28cm" table:align="center" style:writing-mode="lr-tb"/>
    </style:style>
    <style:style style:name="Tabla11.A" style:family="table-column">
      <style:table-column-properties style:column-width="3.844cm"/>
    </style:style>
    <style:style style:name="Tabla11.B" style:family="table-column">
      <style:table-column-properties style:column-width="3.201cm"/>
    </style:style>
    <style:style style:name="Tabla11.C" style:family="table-column">
      <style:table-column-properties style:column-width="1.242cm"/>
    </style:style>
    <style:style style:name="Tabla11.D" style:family="table-column">
      <style:table-column-properties style:column-width="1.743cm"/>
    </style:style>
    <style:style style:name="Tabla11.E" style:family="table-column">
      <style:table-column-properties style:column-width="4.025cm"/>
    </style:style>
    <style:style style:name="Tabla11.F" style:family="table-column">
      <style:table-column-properties style:column-width="1.191cm"/>
    </style:style>
    <style:style style:name="Tabla11.G" style:family="table-column">
      <style:table-column-properties style:column-width="0.559cm"/>
    </style:style>
    <style:style style:name="Tabla11.H" style:family="table-column">
      <style:table-column-properties style:column-width="3.706cm"/>
    </style:style>
    <style:style style:name="Tabla11.I" style:family="table-column">
      <style:table-column-properties style:column-width="1.75cm"/>
    </style:style>
    <style:style style:name="Tabla11.J" style:family="table-column">
      <style:table-column-properties style:column-width="4.02cm"/>
    </style:style>
    <style:style style:name="Tabla11.1" style:family="table-row">
      <style:table-row-properties style:min-row-height="0.579cm" fo:keep-together="auto"/>
    </style:style>
    <style:style style:name="Tabla1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1.3" style:family="table-row">
      <style:table-row-properties style:min-row-height="0.857cm" fo:keep-together="auto"/>
    </style:style>
    <style:style style:name="Tabla1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1.4" style:family="table-row">
      <style:table-row-properties style:min-row-height="1.24cm" fo:keep-together="auto"/>
    </style:style>
    <style:style style:name="Tabla1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5" style:family="table-row">
      <style:table-row-properties style:min-row-height="0.538cm" fo:keep-together="auto"/>
    </style:style>
    <style:style style:name="Tabla1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7" style:family="table-row">
      <style:table-row-properties style:min-row-height="0.864cm" fo:keep-together="auto"/>
    </style:style>
    <style:style style:name="Tabla1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1.9" style:family="table-row">
      <style:table-row-properties style:min-row-height="0.422cm" fo:keep-together="auto"/>
    </style:style>
    <style:style style:name="Tabla11.10" style:family="table-row">
      <style:table-row-properties style:min-row-height="1.259cm" fo:keep-together="auto"/>
    </style:style>
    <style:style style:name="Tabla11.11" style:family="table-row">
      <style:table-row-properties style:min-row-height="1.63cm" fo:keep-together="auto"/>
    </style:style>
    <style:style style:name="Tabla1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12" style:family="table-row">
      <style:table-row-properties style:min-row-height="0.487cm" fo:keep-together="auto"/>
    </style:style>
    <style:style style:name="Tabla1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13" style:family="table-row">
      <style:table-row-properties style:min-row-height="1.482cm" fo:keep-together="auto"/>
    </style:style>
    <style:style style:name="Tabla1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14" style:family="table-row">
      <style:table-row-properties style:min-row-height="0.462cm" fo:keep-together="auto"/>
    </style:style>
    <style:style style:name="Tabla11.15" style:family="table-row">
      <style:table-row-properties style:min-row-height="1.124cm" fo:keep-together="auto"/>
    </style:style>
    <style:style style:name="Tabla1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1.16" style:family="table-row">
      <style:table-row-properties style:min-row-height="0.554cm" fo:keep-together="auto"/>
    </style:style>
    <style:style style:name="Tabla11.17" style:family="table-row">
      <style:table-row-properties style:min-row-height="0.912cm" fo:keep-together="auto"/>
    </style:style>
    <style:style style:name="Tabla11.18" style:family="table-row">
      <style:table-row-properties style:min-row-height="0.575cm" fo:keep-together="auto"/>
    </style:style>
    <style:style style:name="Tabla1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1.19" style:family="table-row">
      <style:table-row-properties style:min-row-height="0.732cm" fo:keep-together="auto"/>
    </style:style>
    <style:style style:name="Tabla1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1.20" style:family="table-row">
      <style:table-row-properties style:min-row-height="0.573cm" fo:keep-together="auto"/>
    </style:style>
    <style:style style:name="Tabla1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1.21" style:family="table-row">
      <style:table-row-properties style:min-row-height="2.457cm" fo:keep-together="auto"/>
    </style:style>
    <style:style style:name="Tabla1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" style:family="table">
      <style:table-properties style:width="25.28cm" table:align="center" style:writing-mode="lr-tb"/>
    </style:style>
    <style:style style:name="Tabla12.A" style:family="table-column">
      <style:table-column-properties style:column-width="3.844cm"/>
    </style:style>
    <style:style style:name="Tabla12.B" style:family="table-column">
      <style:table-column-properties style:column-width="3.201cm"/>
    </style:style>
    <style:style style:name="Tabla12.C" style:family="table-column">
      <style:table-column-properties style:column-width="1.242cm"/>
    </style:style>
    <style:style style:name="Tabla12.D" style:family="table-column">
      <style:table-column-properties style:column-width="1.743cm"/>
    </style:style>
    <style:style style:name="Tabla12.E" style:family="table-column">
      <style:table-column-properties style:column-width="4.025cm"/>
    </style:style>
    <style:style style:name="Tabla12.F" style:family="table-column">
      <style:table-column-properties style:column-width="1.191cm"/>
    </style:style>
    <style:style style:name="Tabla12.G" style:family="table-column">
      <style:table-column-properties style:column-width="0.559cm"/>
    </style:style>
    <style:style style:name="Tabla12.H" style:family="table-column">
      <style:table-column-properties style:column-width="3.706cm"/>
    </style:style>
    <style:style style:name="Tabla12.I" style:family="table-column">
      <style:table-column-properties style:column-width="1.75cm"/>
    </style:style>
    <style:style style:name="Tabla12.J" style:family="table-column">
      <style:table-column-properties style:column-width="4.02cm"/>
    </style:style>
    <style:style style:name="Tabla12.1" style:family="table-row">
      <style:table-row-properties style:min-row-height="0.579cm" fo:keep-together="auto"/>
    </style:style>
    <style:style style:name="Tabla12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2.3" style:family="table-row">
      <style:table-row-properties style:min-row-height="0.857cm" fo:keep-together="auto"/>
    </style:style>
    <style:style style:name="Tabla12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2.4" style:family="table-row">
      <style:table-row-properties style:min-row-height="1.24cm" fo:keep-together="auto"/>
    </style:style>
    <style:style style:name="Tabla12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5" style:family="table-row">
      <style:table-row-properties style:min-row-height="0.538cm" fo:keep-together="auto"/>
    </style:style>
    <style:style style:name="Tabla12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7" style:family="table-row">
      <style:table-row-properties style:min-row-height="0.864cm" fo:keep-together="auto"/>
    </style:style>
    <style:style style:name="Tabla12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2.9" style:family="table-row">
      <style:table-row-properties style:min-row-height="0.422cm" fo:keep-together="auto"/>
    </style:style>
    <style:style style:name="Tabla12.10" style:family="table-row">
      <style:table-row-properties style:min-row-height="1.259cm" fo:keep-together="auto"/>
    </style:style>
    <style:style style:name="Tabla12.11" style:family="table-row">
      <style:table-row-properties style:min-row-height="1.63cm" fo:keep-together="auto"/>
    </style:style>
    <style:style style:name="Tabla12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12" style:family="table-row">
      <style:table-row-properties style:min-row-height="0.487cm" fo:keep-together="auto"/>
    </style:style>
    <style:style style:name="Tabla12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13" style:family="table-row">
      <style:table-row-properties style:min-row-height="1.482cm" fo:keep-together="auto"/>
    </style:style>
    <style:style style:name="Tabla12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14" style:family="table-row">
      <style:table-row-properties style:min-row-height="0.462cm" fo:keep-together="auto"/>
    </style:style>
    <style:style style:name="Tabla12.15" style:family="table-row">
      <style:table-row-properties style:min-row-height="1.124cm" fo:keep-together="auto"/>
    </style:style>
    <style:style style:name="Tabla12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2.16" style:family="table-row">
      <style:table-row-properties style:min-row-height="0.554cm" fo:keep-together="auto"/>
    </style:style>
    <style:style style:name="Tabla12.17" style:family="table-row">
      <style:table-row-properties style:min-row-height="0.912cm" fo:keep-together="auto"/>
    </style:style>
    <style:style style:name="Tabla12.18" style:family="table-row">
      <style:table-row-properties style:min-row-height="0.575cm" fo:keep-together="auto"/>
    </style:style>
    <style:style style:name="Tabla12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2.19" style:family="table-row">
      <style:table-row-properties style:min-row-height="0.732cm" fo:keep-together="auto"/>
    </style:style>
    <style:style style:name="Tabla12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2.20" style:family="table-row">
      <style:table-row-properties style:min-row-height="0.573cm" fo:keep-together="auto"/>
    </style:style>
    <style:style style:name="Tabla12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2.21" style:family="table-row">
      <style:table-row-properties style:min-row-height="2.457cm" fo:keep-together="auto"/>
    </style:style>
    <style:style style:name="Tabla12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2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" style:family="table">
      <style:table-properties style:width="25.28cm" table:align="center" style:writing-mode="lr-tb"/>
    </style:style>
    <style:style style:name="Tabla13.A" style:family="table-column">
      <style:table-column-properties style:column-width="3.844cm"/>
    </style:style>
    <style:style style:name="Tabla13.B" style:family="table-column">
      <style:table-column-properties style:column-width="3.201cm"/>
    </style:style>
    <style:style style:name="Tabla13.C" style:family="table-column">
      <style:table-column-properties style:column-width="1.242cm"/>
    </style:style>
    <style:style style:name="Tabla13.D" style:family="table-column">
      <style:table-column-properties style:column-width="1.743cm"/>
    </style:style>
    <style:style style:name="Tabla13.E" style:family="table-column">
      <style:table-column-properties style:column-width="4.025cm"/>
    </style:style>
    <style:style style:name="Tabla13.F" style:family="table-column">
      <style:table-column-properties style:column-width="1.191cm"/>
    </style:style>
    <style:style style:name="Tabla13.G" style:family="table-column">
      <style:table-column-properties style:column-width="0.559cm"/>
    </style:style>
    <style:style style:name="Tabla13.H" style:family="table-column">
      <style:table-column-properties style:column-width="3.706cm"/>
    </style:style>
    <style:style style:name="Tabla13.I" style:family="table-column">
      <style:table-column-properties style:column-width="1.75cm"/>
    </style:style>
    <style:style style:name="Tabla13.J" style:family="table-column">
      <style:table-column-properties style:column-width="4.02cm"/>
    </style:style>
    <style:style style:name="Tabla13.1" style:family="table-row">
      <style:table-row-properties style:min-row-height="0.579cm" fo:keep-together="auto"/>
    </style:style>
    <style:style style:name="Tabla13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3.3" style:family="table-row">
      <style:table-row-properties style:min-row-height="0.857cm" fo:keep-together="auto"/>
    </style:style>
    <style:style style:name="Tabla13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3.4" style:family="table-row">
      <style:table-row-properties style:min-row-height="1.24cm" fo:keep-together="auto"/>
    </style:style>
    <style:style style:name="Tabla13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5" style:family="table-row">
      <style:table-row-properties style:min-row-height="0.538cm" fo:keep-together="auto"/>
    </style:style>
    <style:style style:name="Tabla13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7" style:family="table-row">
      <style:table-row-properties style:min-row-height="0.864cm" fo:keep-together="auto"/>
    </style:style>
    <style:style style:name="Tabla13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3.9" style:family="table-row">
      <style:table-row-properties style:min-row-height="0.422cm" fo:keep-together="auto"/>
    </style:style>
    <style:style style:name="Tabla13.10" style:family="table-row">
      <style:table-row-properties style:min-row-height="1.259cm" fo:keep-together="auto"/>
    </style:style>
    <style:style style:name="Tabla13.11" style:family="table-row">
      <style:table-row-properties style:min-row-height="1.63cm" fo:keep-together="auto"/>
    </style:style>
    <style:style style:name="Tabla13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12" style:family="table-row">
      <style:table-row-properties style:min-row-height="0.487cm" fo:keep-together="auto"/>
    </style:style>
    <style:style style:name="Tabla13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13" style:family="table-row">
      <style:table-row-properties style:min-row-height="1.482cm" fo:keep-together="auto"/>
    </style:style>
    <style:style style:name="Tabla13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14" style:family="table-row">
      <style:table-row-properties style:min-row-height="0.462cm" fo:keep-together="auto"/>
    </style:style>
    <style:style style:name="Tabla13.15" style:family="table-row">
      <style:table-row-properties style:min-row-height="1.124cm" fo:keep-together="auto"/>
    </style:style>
    <style:style style:name="Tabla13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3.16" style:family="table-row">
      <style:table-row-properties style:min-row-height="0.554cm" fo:keep-together="auto"/>
    </style:style>
    <style:style style:name="Tabla13.17" style:family="table-row">
      <style:table-row-properties style:min-row-height="0.912cm" fo:keep-together="auto"/>
    </style:style>
    <style:style style:name="Tabla13.18" style:family="table-row">
      <style:table-row-properties style:min-row-height="0.575cm" fo:keep-together="auto"/>
    </style:style>
    <style:style style:name="Tabla13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3.19" style:family="table-row">
      <style:table-row-properties style:min-row-height="0.732cm" fo:keep-together="auto"/>
    </style:style>
    <style:style style:name="Tabla13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3.20" style:family="table-row">
      <style:table-row-properties style:min-row-height="0.573cm" fo:keep-together="auto"/>
    </style:style>
    <style:style style:name="Tabla13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3.21" style:family="table-row">
      <style:table-row-properties style:min-row-height="2.457cm" fo:keep-together="auto"/>
    </style:style>
    <style:style style:name="Tabla13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3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" style:family="table">
      <style:table-properties style:width="25.298cm" table:align="center" style:writing-mode="lr-tb"/>
    </style:style>
    <style:style style:name="Tabla14.A" style:family="table-column">
      <style:table-column-properties style:column-width="3.844cm"/>
    </style:style>
    <style:style style:name="Tabla14.B" style:family="table-column">
      <style:table-column-properties style:column-width="3.201cm"/>
    </style:style>
    <style:style style:name="Tabla14.C" style:family="table-column">
      <style:table-column-properties style:column-width="1.242cm"/>
    </style:style>
    <style:style style:name="Tabla14.D" style:family="table-column">
      <style:table-column-properties style:column-width="1.743cm"/>
    </style:style>
    <style:style style:name="Tabla14.E" style:family="table-column">
      <style:table-column-properties style:column-width="4.025cm"/>
    </style:style>
    <style:style style:name="Tabla14.F" style:family="table-column">
      <style:table-column-properties style:column-width="1.191cm"/>
    </style:style>
    <style:style style:name="Tabla14.G" style:family="table-column">
      <style:table-column-properties style:column-width="0.559cm"/>
    </style:style>
    <style:style style:name="Tabla14.H" style:family="table-column">
      <style:table-column-properties style:column-width="3.706cm"/>
    </style:style>
    <style:style style:name="Tabla14.I" style:family="table-column">
      <style:table-column-properties style:column-width="1.75cm"/>
    </style:style>
    <style:style style:name="Tabla14.J" style:family="table-column">
      <style:table-column-properties style:column-width="4.038cm"/>
    </style:style>
    <style:style style:name="Tabla14.1" style:family="table-row">
      <style:table-row-properties style:min-row-height="0.579cm" fo:keep-together="auto"/>
    </style:style>
    <style:style style:name="Tabla14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4.3" style:family="table-row">
      <style:table-row-properties style:min-row-height="0.857cm" fo:keep-together="auto"/>
    </style:style>
    <style:style style:name="Tabla14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4.4" style:family="table-row">
      <style:table-row-properties style:min-row-height="1.24cm" fo:keep-together="auto"/>
    </style:style>
    <style:style style:name="Tabla14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5" style:family="table-row">
      <style:table-row-properties style:min-row-height="0.538cm" fo:keep-together="auto"/>
    </style:style>
    <style:style style:name="Tabla14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7" style:family="table-row">
      <style:table-row-properties style:min-row-height="0.864cm" fo:keep-together="auto"/>
    </style:style>
    <style:style style:name="Tabla14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4.9" style:family="table-row">
      <style:table-row-properties style:min-row-height="0.422cm" fo:keep-together="auto"/>
    </style:style>
    <style:style style:name="Tabla14.10" style:family="table-row">
      <style:table-row-properties style:min-row-height="1.259cm" fo:keep-together="auto"/>
    </style:style>
    <style:style style:name="Tabla14.11" style:family="table-row">
      <style:table-row-properties style:min-row-height="1.63cm" fo:keep-together="auto"/>
    </style:style>
    <style:style style:name="Tabla14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12" style:family="table-row">
      <style:table-row-properties style:min-row-height="0.487cm" fo:keep-together="auto"/>
    </style:style>
    <style:style style:name="Tabla14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13" style:family="table-row">
      <style:table-row-properties style:min-row-height="1.482cm" fo:keep-together="auto"/>
    </style:style>
    <style:style style:name="Tabla14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14" style:family="table-row">
      <style:table-row-properties style:min-row-height="0.462cm" fo:keep-together="auto"/>
    </style:style>
    <style:style style:name="Tabla14.15" style:family="table-row">
      <style:table-row-properties style:min-row-height="1.124cm" fo:keep-together="auto"/>
    </style:style>
    <style:style style:name="Tabla14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4.16" style:family="table-row">
      <style:table-row-properties style:min-row-height="0.554cm" fo:keep-together="auto"/>
    </style:style>
    <style:style style:name="Tabla14.17" style:family="table-row">
      <style:table-row-properties style:min-row-height="0.912cm" fo:keep-together="auto"/>
    </style:style>
    <style:style style:name="Tabla14.18" style:family="table-row">
      <style:table-row-properties style:min-row-height="0.575cm" fo:keep-together="auto"/>
    </style:style>
    <style:style style:name="Tabla14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4.19" style:family="table-row">
      <style:table-row-properties style:min-row-height="0.732cm" fo:keep-together="auto"/>
    </style:style>
    <style:style style:name="Tabla14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4.20" style:family="table-row">
      <style:table-row-properties style:min-row-height="0.573cm" fo:keep-together="auto"/>
    </style:style>
    <style:style style:name="Tabla14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4.21" style:family="table-row">
      <style:table-row-properties style:min-row-height="2.457cm" fo:keep-together="auto"/>
    </style:style>
    <style:style style:name="Tabla14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4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" style:family="table">
      <style:table-properties style:width="25.28cm" table:align="center" style:writing-mode="lr-tb"/>
    </style:style>
    <style:style style:name="Tabla15.A" style:family="table-column">
      <style:table-column-properties style:column-width="3.844cm"/>
    </style:style>
    <style:style style:name="Tabla15.B" style:family="table-column">
      <style:table-column-properties style:column-width="3.201cm"/>
    </style:style>
    <style:style style:name="Tabla15.C" style:family="table-column">
      <style:table-column-properties style:column-width="1.242cm"/>
    </style:style>
    <style:style style:name="Tabla15.D" style:family="table-column">
      <style:table-column-properties style:column-width="1.743cm"/>
    </style:style>
    <style:style style:name="Tabla15.E" style:family="table-column">
      <style:table-column-properties style:column-width="4.025cm"/>
    </style:style>
    <style:style style:name="Tabla15.F" style:family="table-column">
      <style:table-column-properties style:column-width="1.191cm"/>
    </style:style>
    <style:style style:name="Tabla15.G" style:family="table-column">
      <style:table-column-properties style:column-width="0.559cm"/>
    </style:style>
    <style:style style:name="Tabla15.H" style:family="table-column">
      <style:table-column-properties style:column-width="3.706cm"/>
    </style:style>
    <style:style style:name="Tabla15.I" style:family="table-column">
      <style:table-column-properties style:column-width="1.75cm"/>
    </style:style>
    <style:style style:name="Tabla15.J" style:family="table-column">
      <style:table-column-properties style:column-width="4.02cm"/>
    </style:style>
    <style:style style:name="Tabla15.1" style:family="table-row">
      <style:table-row-properties style:min-row-height="0.579cm" fo:keep-together="auto"/>
    </style:style>
    <style:style style:name="Tabla15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5.3" style:family="table-row">
      <style:table-row-properties style:min-row-height="0.857cm" fo:keep-together="auto"/>
    </style:style>
    <style:style style:name="Tabla15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5.4" style:family="table-row">
      <style:table-row-properties style:min-row-height="1.24cm" fo:keep-together="auto"/>
    </style:style>
    <style:style style:name="Tabla15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5" style:family="table-row">
      <style:table-row-properties style:min-row-height="0.538cm" fo:keep-together="auto"/>
    </style:style>
    <style:style style:name="Tabla15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7" style:family="table-row">
      <style:table-row-properties style:min-row-height="0.864cm" fo:keep-together="auto"/>
    </style:style>
    <style:style style:name="Tabla15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5.9" style:family="table-row">
      <style:table-row-properties style:min-row-height="0.422cm" fo:keep-together="auto"/>
    </style:style>
    <style:style style:name="Tabla15.10" style:family="table-row">
      <style:table-row-properties style:min-row-height="1.259cm" fo:keep-together="auto"/>
    </style:style>
    <style:style style:name="Tabla15.11" style:family="table-row">
      <style:table-row-properties style:min-row-height="1.63cm" fo:keep-together="auto"/>
    </style:style>
    <style:style style:name="Tabla15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12" style:family="table-row">
      <style:table-row-properties style:min-row-height="0.487cm" fo:keep-together="auto"/>
    </style:style>
    <style:style style:name="Tabla15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13" style:family="table-row">
      <style:table-row-properties style:min-row-height="1.482cm" fo:keep-together="auto"/>
    </style:style>
    <style:style style:name="Tabla15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14" style:family="table-row">
      <style:table-row-properties style:min-row-height="0.462cm" fo:keep-together="auto"/>
    </style:style>
    <style:style style:name="Tabla15.15" style:family="table-row">
      <style:table-row-properties style:min-row-height="1.124cm" fo:keep-together="auto"/>
    </style:style>
    <style:style style:name="Tabla15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5.16" style:family="table-row">
      <style:table-row-properties style:min-row-height="0.554cm" fo:keep-together="auto"/>
    </style:style>
    <style:style style:name="Tabla15.17" style:family="table-row">
      <style:table-row-properties style:min-row-height="0.912cm" fo:keep-together="auto"/>
    </style:style>
    <style:style style:name="Tabla15.18" style:family="table-row">
      <style:table-row-properties style:min-row-height="0.575cm" fo:keep-together="auto"/>
    </style:style>
    <style:style style:name="Tabla15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5.19" style:family="table-row">
      <style:table-row-properties style:min-row-height="0.732cm" fo:keep-together="auto"/>
    </style:style>
    <style:style style:name="Tabla15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5.20" style:family="table-row">
      <style:table-row-properties style:min-row-height="0.573cm" fo:keep-together="auto"/>
    </style:style>
    <style:style style:name="Tabla15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5.21" style:family="table-row">
      <style:table-row-properties style:min-row-height="2.457cm" fo:keep-together="auto"/>
    </style:style>
    <style:style style:name="Tabla15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5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" style:family="table">
      <style:table-properties style:width="25.28cm" table:align="center" style:writing-mode="lr-tb"/>
    </style:style>
    <style:style style:name="Tabla16.A" style:family="table-column">
      <style:table-column-properties style:column-width="3.844cm"/>
    </style:style>
    <style:style style:name="Tabla16.B" style:family="table-column">
      <style:table-column-properties style:column-width="3.201cm"/>
    </style:style>
    <style:style style:name="Tabla16.C" style:family="table-column">
      <style:table-column-properties style:column-width="1.242cm"/>
    </style:style>
    <style:style style:name="Tabla16.D" style:family="table-column">
      <style:table-column-properties style:column-width="1.743cm"/>
    </style:style>
    <style:style style:name="Tabla16.E" style:family="table-column">
      <style:table-column-properties style:column-width="4.025cm"/>
    </style:style>
    <style:style style:name="Tabla16.F" style:family="table-column">
      <style:table-column-properties style:column-width="1.191cm"/>
    </style:style>
    <style:style style:name="Tabla16.G" style:family="table-column">
      <style:table-column-properties style:column-width="0.559cm"/>
    </style:style>
    <style:style style:name="Tabla16.H" style:family="table-column">
      <style:table-column-properties style:column-width="3.706cm"/>
    </style:style>
    <style:style style:name="Tabla16.I" style:family="table-column">
      <style:table-column-properties style:column-width="1.75cm"/>
    </style:style>
    <style:style style:name="Tabla16.J" style:family="table-column">
      <style:table-column-properties style:column-width="4.02cm"/>
    </style:style>
    <style:style style:name="Tabla16.1" style:family="table-row">
      <style:table-row-properties style:min-row-height="0.579cm" fo:keep-together="auto"/>
    </style:style>
    <style:style style:name="Tabla16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6.3" style:family="table-row">
      <style:table-row-properties style:min-row-height="0.857cm" fo:keep-together="auto"/>
    </style:style>
    <style:style style:name="Tabla16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6.4" style:family="table-row">
      <style:table-row-properties style:min-row-height="1.24cm" fo:keep-together="auto"/>
    </style:style>
    <style:style style:name="Tabla16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5" style:family="table-row">
      <style:table-row-properties style:min-row-height="0.538cm" fo:keep-together="auto"/>
    </style:style>
    <style:style style:name="Tabla16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7" style:family="table-row">
      <style:table-row-properties style:min-row-height="0.864cm" fo:keep-together="auto"/>
    </style:style>
    <style:style style:name="Tabla16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6.9" style:family="table-row">
      <style:table-row-properties style:min-row-height="0.422cm" fo:keep-together="auto"/>
    </style:style>
    <style:style style:name="Tabla16.10" style:family="table-row">
      <style:table-row-properties style:min-row-height="1.259cm" fo:keep-together="auto"/>
    </style:style>
    <style:style style:name="Tabla16.11" style:family="table-row">
      <style:table-row-properties style:min-row-height="1.63cm" fo:keep-together="auto"/>
    </style:style>
    <style:style style:name="Tabla16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12" style:family="table-row">
      <style:table-row-properties style:min-row-height="0.487cm" fo:keep-together="auto"/>
    </style:style>
    <style:style style:name="Tabla16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13" style:family="table-row">
      <style:table-row-properties style:min-row-height="1.482cm" fo:keep-together="auto"/>
    </style:style>
    <style:style style:name="Tabla16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14" style:family="table-row">
      <style:table-row-properties style:min-row-height="0.462cm" fo:keep-together="auto"/>
    </style:style>
    <style:style style:name="Tabla16.15" style:family="table-row">
      <style:table-row-properties style:min-row-height="1.124cm" fo:keep-together="auto"/>
    </style:style>
    <style:style style:name="Tabla16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6.16" style:family="table-row">
      <style:table-row-properties style:min-row-height="0.554cm" fo:keep-together="auto"/>
    </style:style>
    <style:style style:name="Tabla16.17" style:family="table-row">
      <style:table-row-properties style:min-row-height="0.912cm" fo:keep-together="auto"/>
    </style:style>
    <style:style style:name="Tabla16.18" style:family="table-row">
      <style:table-row-properties style:min-row-height="0.575cm" fo:keep-together="auto"/>
    </style:style>
    <style:style style:name="Tabla16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6.19" style:family="table-row">
      <style:table-row-properties style:min-row-height="0.732cm" fo:keep-together="auto"/>
    </style:style>
    <style:style style:name="Tabla16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6.20" style:family="table-row">
      <style:table-row-properties style:min-row-height="0.573cm" fo:keep-together="auto"/>
    </style:style>
    <style:style style:name="Tabla16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6.21" style:family="table-row">
      <style:table-row-properties style:min-row-height="2.457cm" fo:keep-together="auto"/>
    </style:style>
    <style:style style:name="Tabla16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6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" style:family="table">
      <style:table-properties style:width="25.28cm" table:align="center" style:writing-mode="lr-tb"/>
    </style:style>
    <style:style style:name="Tabla17.A" style:family="table-column">
      <style:table-column-properties style:column-width="3.844cm"/>
    </style:style>
    <style:style style:name="Tabla17.B" style:family="table-column">
      <style:table-column-properties style:column-width="3.201cm"/>
    </style:style>
    <style:style style:name="Tabla17.C" style:family="table-column">
      <style:table-column-properties style:column-width="1.242cm"/>
    </style:style>
    <style:style style:name="Tabla17.D" style:family="table-column">
      <style:table-column-properties style:column-width="1.743cm"/>
    </style:style>
    <style:style style:name="Tabla17.E" style:family="table-column">
      <style:table-column-properties style:column-width="4.025cm"/>
    </style:style>
    <style:style style:name="Tabla17.F" style:family="table-column">
      <style:table-column-properties style:column-width="1.191cm"/>
    </style:style>
    <style:style style:name="Tabla17.G" style:family="table-column">
      <style:table-column-properties style:column-width="0.559cm"/>
    </style:style>
    <style:style style:name="Tabla17.H" style:family="table-column">
      <style:table-column-properties style:column-width="3.706cm"/>
    </style:style>
    <style:style style:name="Tabla17.I" style:family="table-column">
      <style:table-column-properties style:column-width="1.75cm"/>
    </style:style>
    <style:style style:name="Tabla17.J" style:family="table-column">
      <style:table-column-properties style:column-width="4.02cm"/>
    </style:style>
    <style:style style:name="Tabla17.1" style:family="table-row">
      <style:table-row-properties style:min-row-height="0.579cm" fo:keep-together="auto"/>
    </style:style>
    <style:style style:name="Tabla17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7.3" style:family="table-row">
      <style:table-row-properties style:min-row-height="0.857cm" fo:keep-together="auto"/>
    </style:style>
    <style:style style:name="Tabla17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7.4" style:family="table-row">
      <style:table-row-properties style:min-row-height="1.24cm" fo:keep-together="auto"/>
    </style:style>
    <style:style style:name="Tabla17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5" style:family="table-row">
      <style:table-row-properties style:min-row-height="0.538cm" fo:keep-together="auto"/>
    </style:style>
    <style:style style:name="Tabla17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7" style:family="table-row">
      <style:table-row-properties style:min-row-height="0.864cm" fo:keep-together="auto"/>
    </style:style>
    <style:style style:name="Tabla17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7.9" style:family="table-row">
      <style:table-row-properties style:min-row-height="0.422cm" fo:keep-together="auto"/>
    </style:style>
    <style:style style:name="Tabla17.10" style:family="table-row">
      <style:table-row-properties style:min-row-height="1.259cm" fo:keep-together="auto"/>
    </style:style>
    <style:style style:name="Tabla17.11" style:family="table-row">
      <style:table-row-properties style:min-row-height="1.63cm" fo:keep-together="auto"/>
    </style:style>
    <style:style style:name="Tabla17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12" style:family="table-row">
      <style:table-row-properties style:min-row-height="0.487cm" fo:keep-together="auto"/>
    </style:style>
    <style:style style:name="Tabla17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13" style:family="table-row">
      <style:table-row-properties style:min-row-height="1.482cm" fo:keep-together="auto"/>
    </style:style>
    <style:style style:name="Tabla17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14" style:family="table-row">
      <style:table-row-properties style:min-row-height="0.462cm" fo:keep-together="auto"/>
    </style:style>
    <style:style style:name="Tabla17.15" style:family="table-row">
      <style:table-row-properties style:min-row-height="1.124cm" fo:keep-together="auto"/>
    </style:style>
    <style:style style:name="Tabla17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7.16" style:family="table-row">
      <style:table-row-properties style:min-row-height="0.554cm" fo:keep-together="auto"/>
    </style:style>
    <style:style style:name="Tabla17.17" style:family="table-row">
      <style:table-row-properties style:min-row-height="0.912cm" fo:keep-together="auto"/>
    </style:style>
    <style:style style:name="Tabla17.18" style:family="table-row">
      <style:table-row-properties style:min-row-height="0.575cm" fo:keep-together="auto"/>
    </style:style>
    <style:style style:name="Tabla17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7.19" style:family="table-row">
      <style:table-row-properties style:min-row-height="0.732cm" fo:keep-together="auto"/>
    </style:style>
    <style:style style:name="Tabla17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7.20" style:family="table-row">
      <style:table-row-properties style:min-row-height="0.573cm" fo:keep-together="auto"/>
    </style:style>
    <style:style style:name="Tabla17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7.21" style:family="table-row">
      <style:table-row-properties style:min-row-height="2.457cm" fo:keep-together="auto"/>
    </style:style>
    <style:style style:name="Tabla17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7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" style:family="table">
      <style:table-properties style:width="25.28cm" table:align="center" style:writing-mode="lr-tb"/>
    </style:style>
    <style:style style:name="Tabla18.A" style:family="table-column">
      <style:table-column-properties style:column-width="3.844cm"/>
    </style:style>
    <style:style style:name="Tabla18.B" style:family="table-column">
      <style:table-column-properties style:column-width="3.201cm"/>
    </style:style>
    <style:style style:name="Tabla18.C" style:family="table-column">
      <style:table-column-properties style:column-width="1.242cm"/>
    </style:style>
    <style:style style:name="Tabla18.D" style:family="table-column">
      <style:table-column-properties style:column-width="1.743cm"/>
    </style:style>
    <style:style style:name="Tabla18.E" style:family="table-column">
      <style:table-column-properties style:column-width="4.025cm"/>
    </style:style>
    <style:style style:name="Tabla18.F" style:family="table-column">
      <style:table-column-properties style:column-width="1.191cm"/>
    </style:style>
    <style:style style:name="Tabla18.G" style:family="table-column">
      <style:table-column-properties style:column-width="0.559cm"/>
    </style:style>
    <style:style style:name="Tabla18.H" style:family="table-column">
      <style:table-column-properties style:column-width="3.706cm"/>
    </style:style>
    <style:style style:name="Tabla18.I" style:family="table-column">
      <style:table-column-properties style:column-width="1.75cm"/>
    </style:style>
    <style:style style:name="Tabla18.J" style:family="table-column">
      <style:table-column-properties style:column-width="4.02cm"/>
    </style:style>
    <style:style style:name="Tabla18.1" style:family="table-row">
      <style:table-row-properties style:min-row-height="0.579cm" fo:keep-together="auto"/>
    </style:style>
    <style:style style:name="Tabla18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8.3" style:family="table-row">
      <style:table-row-properties style:min-row-height="0.857cm" fo:keep-together="auto"/>
    </style:style>
    <style:style style:name="Tabla18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8.4" style:family="table-row">
      <style:table-row-properties style:min-row-height="1.24cm" fo:keep-together="auto"/>
    </style:style>
    <style:style style:name="Tabla18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5" style:family="table-row">
      <style:table-row-properties style:min-row-height="0.538cm" fo:keep-together="auto"/>
    </style:style>
    <style:style style:name="Tabla18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7" style:family="table-row">
      <style:table-row-properties style:min-row-height="0.864cm" fo:keep-together="auto"/>
    </style:style>
    <style:style style:name="Tabla18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8.9" style:family="table-row">
      <style:table-row-properties style:min-row-height="0.422cm" fo:keep-together="auto"/>
    </style:style>
    <style:style style:name="Tabla18.10" style:family="table-row">
      <style:table-row-properties style:min-row-height="1.259cm" fo:keep-together="auto"/>
    </style:style>
    <style:style style:name="Tabla18.11" style:family="table-row">
      <style:table-row-properties style:min-row-height="1.63cm" fo:keep-together="auto"/>
    </style:style>
    <style:style style:name="Tabla18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12" style:family="table-row">
      <style:table-row-properties style:min-row-height="0.487cm" fo:keep-together="auto"/>
    </style:style>
    <style:style style:name="Tabla18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13" style:family="table-row">
      <style:table-row-properties style:min-row-height="1.482cm" fo:keep-together="auto"/>
    </style:style>
    <style:style style:name="Tabla18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14" style:family="table-row">
      <style:table-row-properties style:min-row-height="0.462cm" fo:keep-together="auto"/>
    </style:style>
    <style:style style:name="Tabla18.15" style:family="table-row">
      <style:table-row-properties style:min-row-height="1.124cm" fo:keep-together="auto"/>
    </style:style>
    <style:style style:name="Tabla18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8.16" style:family="table-row">
      <style:table-row-properties style:min-row-height="0.554cm" fo:keep-together="auto"/>
    </style:style>
    <style:style style:name="Tabla18.17" style:family="table-row">
      <style:table-row-properties style:min-row-height="0.912cm" fo:keep-together="auto"/>
    </style:style>
    <style:style style:name="Tabla18.18" style:family="table-row">
      <style:table-row-properties style:min-row-height="0.575cm" fo:keep-together="auto"/>
    </style:style>
    <style:style style:name="Tabla18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8.19" style:family="table-row">
      <style:table-row-properties style:min-row-height="0.732cm" fo:keep-together="auto"/>
    </style:style>
    <style:style style:name="Tabla18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8.20" style:family="table-row">
      <style:table-row-properties style:min-row-height="0.573cm" fo:keep-together="auto"/>
    </style:style>
    <style:style style:name="Tabla18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8.21" style:family="table-row">
      <style:table-row-properties style:min-row-height="2.457cm" fo:keep-together="auto"/>
    </style:style>
    <style:style style:name="Tabla18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8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" style:family="table">
      <style:table-properties style:width="25.28cm" table:align="center" style:writing-mode="lr-tb"/>
    </style:style>
    <style:style style:name="Tabla19.A" style:family="table-column">
      <style:table-column-properties style:column-width="3.844cm"/>
    </style:style>
    <style:style style:name="Tabla19.B" style:family="table-column">
      <style:table-column-properties style:column-width="3.201cm"/>
    </style:style>
    <style:style style:name="Tabla19.C" style:family="table-column">
      <style:table-column-properties style:column-width="1.242cm"/>
    </style:style>
    <style:style style:name="Tabla19.D" style:family="table-column">
      <style:table-column-properties style:column-width="1.743cm"/>
    </style:style>
    <style:style style:name="Tabla19.E" style:family="table-column">
      <style:table-column-properties style:column-width="4.025cm"/>
    </style:style>
    <style:style style:name="Tabla19.F" style:family="table-column">
      <style:table-column-properties style:column-width="1.191cm"/>
    </style:style>
    <style:style style:name="Tabla19.G" style:family="table-column">
      <style:table-column-properties style:column-width="0.559cm"/>
    </style:style>
    <style:style style:name="Tabla19.H" style:family="table-column">
      <style:table-column-properties style:column-width="3.706cm"/>
    </style:style>
    <style:style style:name="Tabla19.I" style:family="table-column">
      <style:table-column-properties style:column-width="1.75cm"/>
    </style:style>
    <style:style style:name="Tabla19.J" style:family="table-column">
      <style:table-column-properties style:column-width="4.02cm"/>
    </style:style>
    <style:style style:name="Tabla19.1" style:family="table-row">
      <style:table-row-properties style:min-row-height="0.579cm" fo:keep-together="auto"/>
    </style:style>
    <style:style style:name="Tabla19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9.3" style:family="table-row">
      <style:table-row-properties style:min-row-height="0.857cm" fo:keep-together="auto"/>
    </style:style>
    <style:style style:name="Tabla19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9.4" style:family="table-row">
      <style:table-row-properties style:min-row-height="1.24cm" fo:keep-together="auto"/>
    </style:style>
    <style:style style:name="Tabla19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5" style:family="table-row">
      <style:table-row-properties style:min-row-height="0.538cm" fo:keep-together="auto"/>
    </style:style>
    <style:style style:name="Tabla19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7" style:family="table-row">
      <style:table-row-properties style:min-row-height="0.864cm" fo:keep-together="auto"/>
    </style:style>
    <style:style style:name="Tabla19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9.9" style:family="table-row">
      <style:table-row-properties style:min-row-height="0.422cm" fo:keep-together="auto"/>
    </style:style>
    <style:style style:name="Tabla19.10" style:family="table-row">
      <style:table-row-properties style:min-row-height="1.259cm" fo:keep-together="auto"/>
    </style:style>
    <style:style style:name="Tabla19.11" style:family="table-row">
      <style:table-row-properties style:min-row-height="1.63cm" fo:keep-together="auto"/>
    </style:style>
    <style:style style:name="Tabla19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12" style:family="table-row">
      <style:table-row-properties style:min-row-height="0.487cm" fo:keep-together="auto"/>
    </style:style>
    <style:style style:name="Tabla19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13" style:family="table-row">
      <style:table-row-properties style:min-row-height="1.482cm" fo:keep-together="auto"/>
    </style:style>
    <style:style style:name="Tabla19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14" style:family="table-row">
      <style:table-row-properties style:min-row-height="0.462cm" fo:keep-together="auto"/>
    </style:style>
    <style:style style:name="Tabla19.15" style:family="table-row">
      <style:table-row-properties style:min-row-height="1.124cm" fo:keep-together="auto"/>
    </style:style>
    <style:style style:name="Tabla19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9.16" style:family="table-row">
      <style:table-row-properties style:min-row-height="0.554cm" fo:keep-together="auto"/>
    </style:style>
    <style:style style:name="Tabla19.17" style:family="table-row">
      <style:table-row-properties style:min-row-height="0.912cm" fo:keep-together="auto"/>
    </style:style>
    <style:style style:name="Tabla19.18" style:family="table-row">
      <style:table-row-properties style:min-row-height="0.575cm" fo:keep-together="auto"/>
    </style:style>
    <style:style style:name="Tabla19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9.19" style:family="table-row">
      <style:table-row-properties style:min-row-height="0.732cm" fo:keep-together="auto"/>
    </style:style>
    <style:style style:name="Tabla19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9.20" style:family="table-row">
      <style:table-row-properties style:min-row-height="0.573cm" fo:keep-together="auto"/>
    </style:style>
    <style:style style:name="Tabla19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9.21" style:family="table-row">
      <style:table-row-properties style:min-row-height="2.457cm" fo:keep-together="auto"/>
    </style:style>
    <style:style style:name="Tabla19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9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" style:family="table">
      <style:table-properties style:width="25.28cm" table:align="center" style:writing-mode="lr-tb"/>
    </style:style>
    <style:style style:name="Tabla20.A" style:family="table-column">
      <style:table-column-properties style:column-width="3.844cm"/>
    </style:style>
    <style:style style:name="Tabla20.B" style:family="table-column">
      <style:table-column-properties style:column-width="3.201cm"/>
    </style:style>
    <style:style style:name="Tabla20.C" style:family="table-column">
      <style:table-column-properties style:column-width="1.242cm"/>
    </style:style>
    <style:style style:name="Tabla20.D" style:family="table-column">
      <style:table-column-properties style:column-width="1.743cm"/>
    </style:style>
    <style:style style:name="Tabla20.E" style:family="table-column">
      <style:table-column-properties style:column-width="4.025cm"/>
    </style:style>
    <style:style style:name="Tabla20.F" style:family="table-column">
      <style:table-column-properties style:column-width="1.191cm"/>
    </style:style>
    <style:style style:name="Tabla20.G" style:family="table-column">
      <style:table-column-properties style:column-width="0.559cm"/>
    </style:style>
    <style:style style:name="Tabla20.H" style:family="table-column">
      <style:table-column-properties style:column-width="3.706cm"/>
    </style:style>
    <style:style style:name="Tabla20.I" style:family="table-column">
      <style:table-column-properties style:column-width="1.75cm"/>
    </style:style>
    <style:style style:name="Tabla20.J" style:family="table-column">
      <style:table-column-properties style:column-width="4.02cm"/>
    </style:style>
    <style:style style:name="Tabla20.1" style:family="table-row">
      <style:table-row-properties style:min-row-height="0.579cm" fo:keep-together="auto"/>
    </style:style>
    <style:style style:name="Tabla20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0.3" style:family="table-row">
      <style:table-row-properties style:min-row-height="0.857cm" fo:keep-together="auto"/>
    </style:style>
    <style:style style:name="Tabla20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0.4" style:family="table-row">
      <style:table-row-properties style:min-row-height="1.24cm" fo:keep-together="auto"/>
    </style:style>
    <style:style style:name="Tabla20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5" style:family="table-row">
      <style:table-row-properties style:min-row-height="0.538cm" fo:keep-together="auto"/>
    </style:style>
    <style:style style:name="Tabla20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7" style:family="table-row">
      <style:table-row-properties style:min-row-height="0.864cm" fo:keep-together="auto"/>
    </style:style>
    <style:style style:name="Tabla20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0.9" style:family="table-row">
      <style:table-row-properties style:min-row-height="0.422cm" fo:keep-together="auto"/>
    </style:style>
    <style:style style:name="Tabla20.10" style:family="table-row">
      <style:table-row-properties style:min-row-height="1.259cm" fo:keep-together="auto"/>
    </style:style>
    <style:style style:name="Tabla20.11" style:family="table-row">
      <style:table-row-properties style:min-row-height="1.63cm" fo:keep-together="auto"/>
    </style:style>
    <style:style style:name="Tabla20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12" style:family="table-row">
      <style:table-row-properties style:min-row-height="0.487cm" fo:keep-together="auto"/>
    </style:style>
    <style:style style:name="Tabla20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13" style:family="table-row">
      <style:table-row-properties style:min-row-height="1.482cm" fo:keep-together="auto"/>
    </style:style>
    <style:style style:name="Tabla20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14" style:family="table-row">
      <style:table-row-properties style:min-row-height="0.462cm" fo:keep-together="auto"/>
    </style:style>
    <style:style style:name="Tabla20.15" style:family="table-row">
      <style:table-row-properties style:min-row-height="1.124cm" fo:keep-together="auto"/>
    </style:style>
    <style:style style:name="Tabla20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0.16" style:family="table-row">
      <style:table-row-properties style:min-row-height="0.554cm" fo:keep-together="auto"/>
    </style:style>
    <style:style style:name="Tabla20.17" style:family="table-row">
      <style:table-row-properties style:min-row-height="0.912cm" fo:keep-together="auto"/>
    </style:style>
    <style:style style:name="Tabla20.18" style:family="table-row">
      <style:table-row-properties style:min-row-height="0.575cm" fo:keep-together="auto"/>
    </style:style>
    <style:style style:name="Tabla20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0.19" style:family="table-row">
      <style:table-row-properties style:min-row-height="0.732cm" fo:keep-together="auto"/>
    </style:style>
    <style:style style:name="Tabla20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0.20" style:family="table-row">
      <style:table-row-properties style:min-row-height="0.573cm" fo:keep-together="auto"/>
    </style:style>
    <style:style style:name="Tabla20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0.21" style:family="table-row">
      <style:table-row-properties style:min-row-height="2.457cm" fo:keep-together="auto"/>
    </style:style>
    <style:style style:name="Tabla20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0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" style:family="table">
      <style:table-properties style:width="25.28cm" table:align="center" style:writing-mode="lr-tb"/>
    </style:style>
    <style:style style:name="Tabla21.A" style:family="table-column">
      <style:table-column-properties style:column-width="3.844cm"/>
    </style:style>
    <style:style style:name="Tabla21.B" style:family="table-column">
      <style:table-column-properties style:column-width="3.201cm"/>
    </style:style>
    <style:style style:name="Tabla21.C" style:family="table-column">
      <style:table-column-properties style:column-width="1.242cm"/>
    </style:style>
    <style:style style:name="Tabla21.D" style:family="table-column">
      <style:table-column-properties style:column-width="1.743cm"/>
    </style:style>
    <style:style style:name="Tabla21.E" style:family="table-column">
      <style:table-column-properties style:column-width="4.025cm"/>
    </style:style>
    <style:style style:name="Tabla21.F" style:family="table-column">
      <style:table-column-properties style:column-width="1.191cm"/>
    </style:style>
    <style:style style:name="Tabla21.G" style:family="table-column">
      <style:table-column-properties style:column-width="0.559cm"/>
    </style:style>
    <style:style style:name="Tabla21.H" style:family="table-column">
      <style:table-column-properties style:column-width="3.706cm"/>
    </style:style>
    <style:style style:name="Tabla21.I" style:family="table-column">
      <style:table-column-properties style:column-width="1.75cm"/>
    </style:style>
    <style:style style:name="Tabla21.J" style:family="table-column">
      <style:table-column-properties style:column-width="4.02cm"/>
    </style:style>
    <style:style style:name="Tabla21.1" style:family="table-row">
      <style:table-row-properties style:min-row-height="0.579cm" fo:keep-together="auto"/>
    </style:style>
    <style:style style:name="Tabla2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1.3" style:family="table-row">
      <style:table-row-properties style:min-row-height="0.857cm" fo:keep-together="auto"/>
    </style:style>
    <style:style style:name="Tabla2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1.4" style:family="table-row">
      <style:table-row-properties style:min-row-height="1.24cm" fo:keep-together="auto"/>
    </style:style>
    <style:style style:name="Tabla2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5" style:family="table-row">
      <style:table-row-properties style:min-row-height="0.538cm" fo:keep-together="auto"/>
    </style:style>
    <style:style style:name="Tabla2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7" style:family="table-row">
      <style:table-row-properties style:min-row-height="0.864cm" fo:keep-together="auto"/>
    </style:style>
    <style:style style:name="Tabla2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1.9" style:family="table-row">
      <style:table-row-properties style:min-row-height="0.422cm" fo:keep-together="auto"/>
    </style:style>
    <style:style style:name="Tabla21.10" style:family="table-row">
      <style:table-row-properties style:min-row-height="1.259cm" fo:keep-together="auto"/>
    </style:style>
    <style:style style:name="Tabla21.11" style:family="table-row">
      <style:table-row-properties style:min-row-height="1.63cm" fo:keep-together="auto"/>
    </style:style>
    <style:style style:name="Tabla2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12" style:family="table-row">
      <style:table-row-properties style:min-row-height="0.487cm" fo:keep-together="auto"/>
    </style:style>
    <style:style style:name="Tabla2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13" style:family="table-row">
      <style:table-row-properties style:min-row-height="1.482cm" fo:keep-together="auto"/>
    </style:style>
    <style:style style:name="Tabla2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14" style:family="table-row">
      <style:table-row-properties style:min-row-height="0.462cm" fo:keep-together="auto"/>
    </style:style>
    <style:style style:name="Tabla21.15" style:family="table-row">
      <style:table-row-properties style:min-row-height="1.124cm" fo:keep-together="auto"/>
    </style:style>
    <style:style style:name="Tabla2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1.16" style:family="table-row">
      <style:table-row-properties style:min-row-height="0.554cm" fo:keep-together="auto"/>
    </style:style>
    <style:style style:name="Tabla21.17" style:family="table-row">
      <style:table-row-properties style:min-row-height="0.912cm" fo:keep-together="auto"/>
    </style:style>
    <style:style style:name="Tabla21.18" style:family="table-row">
      <style:table-row-properties style:min-row-height="0.575cm" fo:keep-together="auto"/>
    </style:style>
    <style:style style:name="Tabla2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1.19" style:family="table-row">
      <style:table-row-properties style:min-row-height="0.732cm" fo:keep-together="auto"/>
    </style:style>
    <style:style style:name="Tabla2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1.20" style:family="table-row">
      <style:table-row-properties style:min-row-height="0.573cm" fo:keep-together="auto"/>
    </style:style>
    <style:style style:name="Tabla2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1.21" style:family="table-row">
      <style:table-row-properties style:min-row-height="2.457cm" fo:keep-together="auto"/>
    </style:style>
    <style:style style:name="Tabla2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" style:family="table">
      <style:table-properties style:width="25.28cm" table:align="center" style:writing-mode="lr-tb"/>
    </style:style>
    <style:style style:name="Tabla22.A" style:family="table-column">
      <style:table-column-properties style:column-width="3.844cm"/>
    </style:style>
    <style:style style:name="Tabla22.B" style:family="table-column">
      <style:table-column-properties style:column-width="3.201cm"/>
    </style:style>
    <style:style style:name="Tabla22.C" style:family="table-column">
      <style:table-column-properties style:column-width="1.242cm"/>
    </style:style>
    <style:style style:name="Tabla22.D" style:family="table-column">
      <style:table-column-properties style:column-width="1.743cm"/>
    </style:style>
    <style:style style:name="Tabla22.E" style:family="table-column">
      <style:table-column-properties style:column-width="4.025cm"/>
    </style:style>
    <style:style style:name="Tabla22.F" style:family="table-column">
      <style:table-column-properties style:column-width="1.191cm"/>
    </style:style>
    <style:style style:name="Tabla22.G" style:family="table-column">
      <style:table-column-properties style:column-width="0.559cm"/>
    </style:style>
    <style:style style:name="Tabla22.H" style:family="table-column">
      <style:table-column-properties style:column-width="3.706cm"/>
    </style:style>
    <style:style style:name="Tabla22.I" style:family="table-column">
      <style:table-column-properties style:column-width="1.75cm"/>
    </style:style>
    <style:style style:name="Tabla22.J" style:family="table-column">
      <style:table-column-properties style:column-width="4.02cm"/>
    </style:style>
    <style:style style:name="Tabla22.1" style:family="table-row">
      <style:table-row-properties style:min-row-height="0.579cm" fo:keep-together="auto"/>
    </style:style>
    <style:style style:name="Tabla22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2.3" style:family="table-row">
      <style:table-row-properties style:min-row-height="0.857cm" fo:keep-together="auto"/>
    </style:style>
    <style:style style:name="Tabla22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2.4" style:family="table-row">
      <style:table-row-properties style:min-row-height="1.24cm" fo:keep-together="auto"/>
    </style:style>
    <style:style style:name="Tabla22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5" style:family="table-row">
      <style:table-row-properties style:min-row-height="0.538cm" fo:keep-together="auto"/>
    </style:style>
    <style:style style:name="Tabla22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7" style:family="table-row">
      <style:table-row-properties style:min-row-height="0.864cm" fo:keep-together="auto"/>
    </style:style>
    <style:style style:name="Tabla22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2.9" style:family="table-row">
      <style:table-row-properties style:min-row-height="0.422cm" fo:keep-together="auto"/>
    </style:style>
    <style:style style:name="Tabla22.10" style:family="table-row">
      <style:table-row-properties style:min-row-height="1.259cm" fo:keep-together="auto"/>
    </style:style>
    <style:style style:name="Tabla22.11" style:family="table-row">
      <style:table-row-properties style:min-row-height="1.63cm" fo:keep-together="auto"/>
    </style:style>
    <style:style style:name="Tabla22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12" style:family="table-row">
      <style:table-row-properties style:min-row-height="0.487cm" fo:keep-together="auto"/>
    </style:style>
    <style:style style:name="Tabla22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13" style:family="table-row">
      <style:table-row-properties style:min-row-height="1.482cm" fo:keep-together="auto"/>
    </style:style>
    <style:style style:name="Tabla22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14" style:family="table-row">
      <style:table-row-properties style:min-row-height="0.462cm" fo:keep-together="auto"/>
    </style:style>
    <style:style style:name="Tabla22.15" style:family="table-row">
      <style:table-row-properties style:min-row-height="1.124cm" fo:keep-together="auto"/>
    </style:style>
    <style:style style:name="Tabla22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2.16" style:family="table-row">
      <style:table-row-properties style:min-row-height="0.554cm" fo:keep-together="auto"/>
    </style:style>
    <style:style style:name="Tabla22.17" style:family="table-row">
      <style:table-row-properties style:min-row-height="0.912cm" fo:keep-together="auto"/>
    </style:style>
    <style:style style:name="Tabla22.18" style:family="table-row">
      <style:table-row-properties style:min-row-height="0.575cm" fo:keep-together="auto"/>
    </style:style>
    <style:style style:name="Tabla22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2.19" style:family="table-row">
      <style:table-row-properties style:min-row-height="0.732cm" fo:keep-together="auto"/>
    </style:style>
    <style:style style:name="Tabla22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2.20" style:family="table-row">
      <style:table-row-properties style:min-row-height="0.573cm" fo:keep-together="auto"/>
    </style:style>
    <style:style style:name="Tabla22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2.21" style:family="table-row">
      <style:table-row-properties style:min-row-height="2.457cm" fo:keep-together="auto"/>
    </style:style>
    <style:style style:name="Tabla22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2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" style:family="table">
      <style:table-properties style:width="25.28cm" table:align="center" style:writing-mode="lr-tb"/>
    </style:style>
    <style:style style:name="Tabla23.A" style:family="table-column">
      <style:table-column-properties style:column-width="3.844cm"/>
    </style:style>
    <style:style style:name="Tabla23.B" style:family="table-column">
      <style:table-column-properties style:column-width="3.201cm"/>
    </style:style>
    <style:style style:name="Tabla23.C" style:family="table-column">
      <style:table-column-properties style:column-width="1.242cm"/>
    </style:style>
    <style:style style:name="Tabla23.D" style:family="table-column">
      <style:table-column-properties style:column-width="1.743cm"/>
    </style:style>
    <style:style style:name="Tabla23.E" style:family="table-column">
      <style:table-column-properties style:column-width="4.025cm"/>
    </style:style>
    <style:style style:name="Tabla23.F" style:family="table-column">
      <style:table-column-properties style:column-width="1.191cm"/>
    </style:style>
    <style:style style:name="Tabla23.G" style:family="table-column">
      <style:table-column-properties style:column-width="0.559cm"/>
    </style:style>
    <style:style style:name="Tabla23.H" style:family="table-column">
      <style:table-column-properties style:column-width="3.706cm"/>
    </style:style>
    <style:style style:name="Tabla23.I" style:family="table-column">
      <style:table-column-properties style:column-width="1.75cm"/>
    </style:style>
    <style:style style:name="Tabla23.J" style:family="table-column">
      <style:table-column-properties style:column-width="4.02cm"/>
    </style:style>
    <style:style style:name="Tabla23.1" style:family="table-row">
      <style:table-row-properties style:min-row-height="0.579cm" fo:keep-together="auto"/>
    </style:style>
    <style:style style:name="Tabla23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3.3" style:family="table-row">
      <style:table-row-properties style:min-row-height="0.857cm" fo:keep-together="auto"/>
    </style:style>
    <style:style style:name="Tabla23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3.4" style:family="table-row">
      <style:table-row-properties style:min-row-height="1.24cm" fo:keep-together="auto"/>
    </style:style>
    <style:style style:name="Tabla23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5" style:family="table-row">
      <style:table-row-properties style:min-row-height="0.538cm" fo:keep-together="auto"/>
    </style:style>
    <style:style style:name="Tabla23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7" style:family="table-row">
      <style:table-row-properties style:min-row-height="0.864cm" fo:keep-together="auto"/>
    </style:style>
    <style:style style:name="Tabla23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3.9" style:family="table-row">
      <style:table-row-properties style:min-row-height="0.422cm" fo:keep-together="auto"/>
    </style:style>
    <style:style style:name="Tabla23.10" style:family="table-row">
      <style:table-row-properties style:min-row-height="1.259cm" fo:keep-together="auto"/>
    </style:style>
    <style:style style:name="Tabla23.11" style:family="table-row">
      <style:table-row-properties style:min-row-height="1.63cm" fo:keep-together="auto"/>
    </style:style>
    <style:style style:name="Tabla23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12" style:family="table-row">
      <style:table-row-properties style:min-row-height="0.487cm" fo:keep-together="auto"/>
    </style:style>
    <style:style style:name="Tabla23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13" style:family="table-row">
      <style:table-row-properties style:min-row-height="1.482cm" fo:keep-together="auto"/>
    </style:style>
    <style:style style:name="Tabla23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14" style:family="table-row">
      <style:table-row-properties style:min-row-height="0.462cm" fo:keep-together="auto"/>
    </style:style>
    <style:style style:name="Tabla23.15" style:family="table-row">
      <style:table-row-properties style:min-row-height="1.124cm" fo:keep-together="auto"/>
    </style:style>
    <style:style style:name="Tabla23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3.16" style:family="table-row">
      <style:table-row-properties style:min-row-height="0.554cm" fo:keep-together="auto"/>
    </style:style>
    <style:style style:name="Tabla23.17" style:family="table-row">
      <style:table-row-properties style:min-row-height="0.912cm" fo:keep-together="auto"/>
    </style:style>
    <style:style style:name="Tabla23.18" style:family="table-row">
      <style:table-row-properties style:min-row-height="0.575cm" fo:keep-together="auto"/>
    </style:style>
    <style:style style:name="Tabla23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3.19" style:family="table-row">
      <style:table-row-properties style:min-row-height="0.732cm" fo:keep-together="auto"/>
    </style:style>
    <style:style style:name="Tabla23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3.20" style:family="table-row">
      <style:table-row-properties style:min-row-height="0.573cm" fo:keep-together="auto"/>
    </style:style>
    <style:style style:name="Tabla23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3.21" style:family="table-row">
      <style:table-row-properties style:min-row-height="2.457cm" fo:keep-together="auto"/>
    </style:style>
    <style:style style:name="Tabla23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3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" style:family="table">
      <style:table-properties style:width="25.28cm" table:align="center" style:writing-mode="lr-tb"/>
    </style:style>
    <style:style style:name="Tabla24.A" style:family="table-column">
      <style:table-column-properties style:column-width="3.844cm"/>
    </style:style>
    <style:style style:name="Tabla24.B" style:family="table-column">
      <style:table-column-properties style:column-width="3.201cm"/>
    </style:style>
    <style:style style:name="Tabla24.C" style:family="table-column">
      <style:table-column-properties style:column-width="1.242cm"/>
    </style:style>
    <style:style style:name="Tabla24.D" style:family="table-column">
      <style:table-column-properties style:column-width="1.743cm"/>
    </style:style>
    <style:style style:name="Tabla24.E" style:family="table-column">
      <style:table-column-properties style:column-width="4.025cm"/>
    </style:style>
    <style:style style:name="Tabla24.F" style:family="table-column">
      <style:table-column-properties style:column-width="1.191cm"/>
    </style:style>
    <style:style style:name="Tabla24.G" style:family="table-column">
      <style:table-column-properties style:column-width="0.559cm"/>
    </style:style>
    <style:style style:name="Tabla24.H" style:family="table-column">
      <style:table-column-properties style:column-width="3.706cm"/>
    </style:style>
    <style:style style:name="Tabla24.I" style:family="table-column">
      <style:table-column-properties style:column-width="1.75cm"/>
    </style:style>
    <style:style style:name="Tabla24.J" style:family="table-column">
      <style:table-column-properties style:column-width="4.02cm"/>
    </style:style>
    <style:style style:name="Tabla24.1" style:family="table-row">
      <style:table-row-properties style:min-row-height="0.579cm" fo:keep-together="auto"/>
    </style:style>
    <style:style style:name="Tabla24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4.3" style:family="table-row">
      <style:table-row-properties style:min-row-height="0.857cm" fo:keep-together="auto"/>
    </style:style>
    <style:style style:name="Tabla24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4.4" style:family="table-row">
      <style:table-row-properties style:min-row-height="1.24cm" fo:keep-together="auto"/>
    </style:style>
    <style:style style:name="Tabla24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5" style:family="table-row">
      <style:table-row-properties style:min-row-height="0.538cm" fo:keep-together="auto"/>
    </style:style>
    <style:style style:name="Tabla24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7" style:family="table-row">
      <style:table-row-properties style:min-row-height="0.864cm" fo:keep-together="auto"/>
    </style:style>
    <style:style style:name="Tabla24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4.9" style:family="table-row">
      <style:table-row-properties style:min-row-height="0.422cm" fo:keep-together="auto"/>
    </style:style>
    <style:style style:name="Tabla24.10" style:family="table-row">
      <style:table-row-properties style:min-row-height="1.259cm" fo:keep-together="auto"/>
    </style:style>
    <style:style style:name="Tabla24.11" style:family="table-row">
      <style:table-row-properties style:min-row-height="1.63cm" fo:keep-together="auto"/>
    </style:style>
    <style:style style:name="Tabla24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12" style:family="table-row">
      <style:table-row-properties style:min-row-height="0.487cm" fo:keep-together="auto"/>
    </style:style>
    <style:style style:name="Tabla24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13" style:family="table-row">
      <style:table-row-properties style:min-row-height="1.482cm" fo:keep-together="auto"/>
    </style:style>
    <style:style style:name="Tabla24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14" style:family="table-row">
      <style:table-row-properties style:min-row-height="0.462cm" fo:keep-together="auto"/>
    </style:style>
    <style:style style:name="Tabla24.15" style:family="table-row">
      <style:table-row-properties style:min-row-height="1.124cm" fo:keep-together="auto"/>
    </style:style>
    <style:style style:name="Tabla24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4.16" style:family="table-row">
      <style:table-row-properties style:min-row-height="0.554cm" fo:keep-together="auto"/>
    </style:style>
    <style:style style:name="Tabla24.17" style:family="table-row">
      <style:table-row-properties style:min-row-height="0.912cm" fo:keep-together="auto"/>
    </style:style>
    <style:style style:name="Tabla24.18" style:family="table-row">
      <style:table-row-properties style:min-row-height="0.575cm" fo:keep-together="auto"/>
    </style:style>
    <style:style style:name="Tabla24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4.19" style:family="table-row">
      <style:table-row-properties style:min-row-height="0.732cm" fo:keep-together="auto"/>
    </style:style>
    <style:style style:name="Tabla24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4.20" style:family="table-row">
      <style:table-row-properties style:min-row-height="0.573cm" fo:keep-together="auto"/>
    </style:style>
    <style:style style:name="Tabla24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4.21" style:family="table-row">
      <style:table-row-properties style:min-row-height="2.457cm" fo:keep-together="auto"/>
    </style:style>
    <style:style style:name="Tabla24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4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" style:family="table">
      <style:table-properties style:width="25.28cm" table:align="center" style:writing-mode="lr-tb"/>
    </style:style>
    <style:style style:name="Tabla25.A" style:family="table-column">
      <style:table-column-properties style:column-width="3.844cm"/>
    </style:style>
    <style:style style:name="Tabla25.B" style:family="table-column">
      <style:table-column-properties style:column-width="3.201cm"/>
    </style:style>
    <style:style style:name="Tabla25.C" style:family="table-column">
      <style:table-column-properties style:column-width="1.242cm"/>
    </style:style>
    <style:style style:name="Tabla25.D" style:family="table-column">
      <style:table-column-properties style:column-width="1.743cm"/>
    </style:style>
    <style:style style:name="Tabla25.E" style:family="table-column">
      <style:table-column-properties style:column-width="4.025cm"/>
    </style:style>
    <style:style style:name="Tabla25.F" style:family="table-column">
      <style:table-column-properties style:column-width="1.191cm"/>
    </style:style>
    <style:style style:name="Tabla25.G" style:family="table-column">
      <style:table-column-properties style:column-width="0.559cm"/>
    </style:style>
    <style:style style:name="Tabla25.H" style:family="table-column">
      <style:table-column-properties style:column-width="3.706cm"/>
    </style:style>
    <style:style style:name="Tabla25.I" style:family="table-column">
      <style:table-column-properties style:column-width="1.75cm"/>
    </style:style>
    <style:style style:name="Tabla25.J" style:family="table-column">
      <style:table-column-properties style:column-width="4.02cm"/>
    </style:style>
    <style:style style:name="Tabla25.1" style:family="table-row">
      <style:table-row-properties style:min-row-height="0.579cm" fo:keep-together="auto"/>
    </style:style>
    <style:style style:name="Tabla25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5.3" style:family="table-row">
      <style:table-row-properties style:min-row-height="0.857cm" fo:keep-together="auto"/>
    </style:style>
    <style:style style:name="Tabla25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5.4" style:family="table-row">
      <style:table-row-properties style:min-row-height="1.24cm" fo:keep-together="auto"/>
    </style:style>
    <style:style style:name="Tabla25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5" style:family="table-row">
      <style:table-row-properties style:min-row-height="0.538cm" fo:keep-together="auto"/>
    </style:style>
    <style:style style:name="Tabla25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7" style:family="table-row">
      <style:table-row-properties style:min-row-height="0.864cm" fo:keep-together="auto"/>
    </style:style>
    <style:style style:name="Tabla25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5.9" style:family="table-row">
      <style:table-row-properties style:min-row-height="0.422cm" fo:keep-together="auto"/>
    </style:style>
    <style:style style:name="Tabla25.10" style:family="table-row">
      <style:table-row-properties style:min-row-height="1.259cm" fo:keep-together="auto"/>
    </style:style>
    <style:style style:name="Tabla25.11" style:family="table-row">
      <style:table-row-properties style:min-row-height="1.63cm" fo:keep-together="auto"/>
    </style:style>
    <style:style style:name="Tabla25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12" style:family="table-row">
      <style:table-row-properties style:min-row-height="0.487cm" fo:keep-together="auto"/>
    </style:style>
    <style:style style:name="Tabla25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13" style:family="table-row">
      <style:table-row-properties style:min-row-height="1.482cm" fo:keep-together="auto"/>
    </style:style>
    <style:style style:name="Tabla25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14" style:family="table-row">
      <style:table-row-properties style:min-row-height="0.462cm" fo:keep-together="auto"/>
    </style:style>
    <style:style style:name="Tabla25.15" style:family="table-row">
      <style:table-row-properties style:min-row-height="1.124cm" fo:keep-together="auto"/>
    </style:style>
    <style:style style:name="Tabla25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5.16" style:family="table-row">
      <style:table-row-properties style:min-row-height="0.554cm" fo:keep-together="auto"/>
    </style:style>
    <style:style style:name="Tabla25.17" style:family="table-row">
      <style:table-row-properties style:min-row-height="0.912cm" fo:keep-together="auto"/>
    </style:style>
    <style:style style:name="Tabla25.18" style:family="table-row">
      <style:table-row-properties style:min-row-height="0.575cm" fo:keep-together="auto"/>
    </style:style>
    <style:style style:name="Tabla25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5.19" style:family="table-row">
      <style:table-row-properties style:min-row-height="0.732cm" fo:keep-together="auto"/>
    </style:style>
    <style:style style:name="Tabla25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5.20" style:family="table-row">
      <style:table-row-properties style:min-row-height="0.573cm" fo:keep-together="auto"/>
    </style:style>
    <style:style style:name="Tabla25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5.21" style:family="table-row">
      <style:table-row-properties style:min-row-height="2.457cm" fo:keep-together="auto"/>
    </style:style>
    <style:style style:name="Tabla25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5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" style:family="table">
      <style:table-properties style:width="25.28cm" table:align="center" style:writing-mode="lr-tb"/>
    </style:style>
    <style:style style:name="Tabla26.A" style:family="table-column">
      <style:table-column-properties style:column-width="3.844cm"/>
    </style:style>
    <style:style style:name="Tabla26.B" style:family="table-column">
      <style:table-column-properties style:column-width="3.201cm"/>
    </style:style>
    <style:style style:name="Tabla26.C" style:family="table-column">
      <style:table-column-properties style:column-width="1.242cm"/>
    </style:style>
    <style:style style:name="Tabla26.D" style:family="table-column">
      <style:table-column-properties style:column-width="1.743cm"/>
    </style:style>
    <style:style style:name="Tabla26.E" style:family="table-column">
      <style:table-column-properties style:column-width="4.025cm"/>
    </style:style>
    <style:style style:name="Tabla26.F" style:family="table-column">
      <style:table-column-properties style:column-width="1.191cm"/>
    </style:style>
    <style:style style:name="Tabla26.G" style:family="table-column">
      <style:table-column-properties style:column-width="0.559cm"/>
    </style:style>
    <style:style style:name="Tabla26.H" style:family="table-column">
      <style:table-column-properties style:column-width="3.706cm"/>
    </style:style>
    <style:style style:name="Tabla26.I" style:family="table-column">
      <style:table-column-properties style:column-width="1.75cm"/>
    </style:style>
    <style:style style:name="Tabla26.J" style:family="table-column">
      <style:table-column-properties style:column-width="4.02cm"/>
    </style:style>
    <style:style style:name="Tabla26.1" style:family="table-row">
      <style:table-row-properties style:min-row-height="0.579cm" fo:keep-together="auto"/>
    </style:style>
    <style:style style:name="Tabla26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6.3" style:family="table-row">
      <style:table-row-properties style:min-row-height="0.857cm" fo:keep-together="auto"/>
    </style:style>
    <style:style style:name="Tabla26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6.4" style:family="table-row">
      <style:table-row-properties style:min-row-height="1.24cm" fo:keep-together="auto"/>
    </style:style>
    <style:style style:name="Tabla26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5" style:family="table-row">
      <style:table-row-properties style:min-row-height="0.538cm" fo:keep-together="auto"/>
    </style:style>
    <style:style style:name="Tabla26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7" style:family="table-row">
      <style:table-row-properties style:min-row-height="0.864cm" fo:keep-together="auto"/>
    </style:style>
    <style:style style:name="Tabla26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6.9" style:family="table-row">
      <style:table-row-properties style:min-row-height="0.422cm" fo:keep-together="auto"/>
    </style:style>
    <style:style style:name="Tabla26.10" style:family="table-row">
      <style:table-row-properties style:min-row-height="1.259cm" fo:keep-together="auto"/>
    </style:style>
    <style:style style:name="Tabla26.11" style:family="table-row">
      <style:table-row-properties style:min-row-height="1.63cm" fo:keep-together="auto"/>
    </style:style>
    <style:style style:name="Tabla26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12" style:family="table-row">
      <style:table-row-properties style:min-row-height="0.487cm" fo:keep-together="auto"/>
    </style:style>
    <style:style style:name="Tabla26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13" style:family="table-row">
      <style:table-row-properties style:min-row-height="1.482cm" fo:keep-together="auto"/>
    </style:style>
    <style:style style:name="Tabla26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14" style:family="table-row">
      <style:table-row-properties style:min-row-height="0.462cm" fo:keep-together="auto"/>
    </style:style>
    <style:style style:name="Tabla26.15" style:family="table-row">
      <style:table-row-properties style:min-row-height="1.124cm" fo:keep-together="auto"/>
    </style:style>
    <style:style style:name="Tabla26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6.16" style:family="table-row">
      <style:table-row-properties style:min-row-height="0.554cm" fo:keep-together="auto"/>
    </style:style>
    <style:style style:name="Tabla26.17" style:family="table-row">
      <style:table-row-properties style:min-row-height="0.912cm" fo:keep-together="auto"/>
    </style:style>
    <style:style style:name="Tabla26.18" style:family="table-row">
      <style:table-row-properties style:min-row-height="0.575cm" fo:keep-together="auto"/>
    </style:style>
    <style:style style:name="Tabla26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6.19" style:family="table-row">
      <style:table-row-properties style:min-row-height="0.732cm" fo:keep-together="auto"/>
    </style:style>
    <style:style style:name="Tabla26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6.20" style:family="table-row">
      <style:table-row-properties style:min-row-height="0.573cm" fo:keep-together="auto"/>
    </style:style>
    <style:style style:name="Tabla26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6.21" style:family="table-row">
      <style:table-row-properties style:min-row-height="2.457cm" fo:keep-together="auto"/>
    </style:style>
    <style:style style:name="Tabla26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6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" style:family="table">
      <style:table-properties style:width="25.28cm" table:align="center" style:writing-mode="lr-tb"/>
    </style:style>
    <style:style style:name="Tabla27.A" style:family="table-column">
      <style:table-column-properties style:column-width="3.844cm"/>
    </style:style>
    <style:style style:name="Tabla27.B" style:family="table-column">
      <style:table-column-properties style:column-width="3.201cm"/>
    </style:style>
    <style:style style:name="Tabla27.C" style:family="table-column">
      <style:table-column-properties style:column-width="1.242cm"/>
    </style:style>
    <style:style style:name="Tabla27.D" style:family="table-column">
      <style:table-column-properties style:column-width="1.743cm"/>
    </style:style>
    <style:style style:name="Tabla27.E" style:family="table-column">
      <style:table-column-properties style:column-width="4.025cm"/>
    </style:style>
    <style:style style:name="Tabla27.F" style:family="table-column">
      <style:table-column-properties style:column-width="1.191cm"/>
    </style:style>
    <style:style style:name="Tabla27.G" style:family="table-column">
      <style:table-column-properties style:column-width="0.559cm"/>
    </style:style>
    <style:style style:name="Tabla27.H" style:family="table-column">
      <style:table-column-properties style:column-width="3.706cm"/>
    </style:style>
    <style:style style:name="Tabla27.I" style:family="table-column">
      <style:table-column-properties style:column-width="1.75cm"/>
    </style:style>
    <style:style style:name="Tabla27.J" style:family="table-column">
      <style:table-column-properties style:column-width="4.02cm"/>
    </style:style>
    <style:style style:name="Tabla27.1" style:family="table-row">
      <style:table-row-properties style:min-row-height="0.579cm" fo:keep-together="auto"/>
    </style:style>
    <style:style style:name="Tabla27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7.3" style:family="table-row">
      <style:table-row-properties style:min-row-height="0.857cm" fo:keep-together="auto"/>
    </style:style>
    <style:style style:name="Tabla27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7.4" style:family="table-row">
      <style:table-row-properties style:min-row-height="1.24cm" fo:keep-together="auto"/>
    </style:style>
    <style:style style:name="Tabla27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5" style:family="table-row">
      <style:table-row-properties style:min-row-height="0.538cm" fo:keep-together="auto"/>
    </style:style>
    <style:style style:name="Tabla27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7" style:family="table-row">
      <style:table-row-properties style:min-row-height="0.864cm" fo:keep-together="auto"/>
    </style:style>
    <style:style style:name="Tabla27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7.9" style:family="table-row">
      <style:table-row-properties style:min-row-height="0.422cm" fo:keep-together="auto"/>
    </style:style>
    <style:style style:name="Tabla27.10" style:family="table-row">
      <style:table-row-properties style:min-row-height="1.259cm" fo:keep-together="auto"/>
    </style:style>
    <style:style style:name="Tabla27.11" style:family="table-row">
      <style:table-row-properties style:min-row-height="1.63cm" fo:keep-together="auto"/>
    </style:style>
    <style:style style:name="Tabla27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12" style:family="table-row">
      <style:table-row-properties style:min-row-height="0.487cm" fo:keep-together="auto"/>
    </style:style>
    <style:style style:name="Tabla27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13" style:family="table-row">
      <style:table-row-properties style:min-row-height="1.482cm" fo:keep-together="auto"/>
    </style:style>
    <style:style style:name="Tabla27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14" style:family="table-row">
      <style:table-row-properties style:min-row-height="0.462cm" fo:keep-together="auto"/>
    </style:style>
    <style:style style:name="Tabla27.15" style:family="table-row">
      <style:table-row-properties style:min-row-height="1.124cm" fo:keep-together="auto"/>
    </style:style>
    <style:style style:name="Tabla27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7.16" style:family="table-row">
      <style:table-row-properties style:min-row-height="0.554cm" fo:keep-together="auto"/>
    </style:style>
    <style:style style:name="Tabla27.17" style:family="table-row">
      <style:table-row-properties style:min-row-height="0.912cm" fo:keep-together="auto"/>
    </style:style>
    <style:style style:name="Tabla27.18" style:family="table-row">
      <style:table-row-properties style:min-row-height="0.575cm" fo:keep-together="auto"/>
    </style:style>
    <style:style style:name="Tabla27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7.19" style:family="table-row">
      <style:table-row-properties style:min-row-height="0.732cm" fo:keep-together="auto"/>
    </style:style>
    <style:style style:name="Tabla27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7.20" style:family="table-row">
      <style:table-row-properties style:min-row-height="0.573cm" fo:keep-together="auto"/>
    </style:style>
    <style:style style:name="Tabla27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7.21" style:family="table-row">
      <style:table-row-properties style:min-row-height="2.457cm" fo:keep-together="auto"/>
    </style:style>
    <style:style style:name="Tabla27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7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" style:family="table">
      <style:table-properties style:width="25.28cm" table:align="center" style:writing-mode="lr-tb"/>
    </style:style>
    <style:style style:name="Tabla28.A" style:family="table-column">
      <style:table-column-properties style:column-width="3.844cm"/>
    </style:style>
    <style:style style:name="Tabla28.B" style:family="table-column">
      <style:table-column-properties style:column-width="3.201cm"/>
    </style:style>
    <style:style style:name="Tabla28.C" style:family="table-column">
      <style:table-column-properties style:column-width="1.242cm"/>
    </style:style>
    <style:style style:name="Tabla28.D" style:family="table-column">
      <style:table-column-properties style:column-width="1.743cm"/>
    </style:style>
    <style:style style:name="Tabla28.E" style:family="table-column">
      <style:table-column-properties style:column-width="4.025cm"/>
    </style:style>
    <style:style style:name="Tabla28.F" style:family="table-column">
      <style:table-column-properties style:column-width="1.191cm"/>
    </style:style>
    <style:style style:name="Tabla28.G" style:family="table-column">
      <style:table-column-properties style:column-width="0.559cm"/>
    </style:style>
    <style:style style:name="Tabla28.H" style:family="table-column">
      <style:table-column-properties style:column-width="3.706cm"/>
    </style:style>
    <style:style style:name="Tabla28.I" style:family="table-column">
      <style:table-column-properties style:column-width="1.75cm"/>
    </style:style>
    <style:style style:name="Tabla28.J" style:family="table-column">
      <style:table-column-properties style:column-width="4.02cm"/>
    </style:style>
    <style:style style:name="Tabla28.1" style:family="table-row">
      <style:table-row-properties style:min-row-height="0.579cm" fo:keep-together="auto"/>
    </style:style>
    <style:style style:name="Tabla28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8.3" style:family="table-row">
      <style:table-row-properties style:min-row-height="0.857cm" fo:keep-together="auto"/>
    </style:style>
    <style:style style:name="Tabla28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8.4" style:family="table-row">
      <style:table-row-properties style:min-row-height="1.24cm" fo:keep-together="auto"/>
    </style:style>
    <style:style style:name="Tabla28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5" style:family="table-row">
      <style:table-row-properties style:min-row-height="0.538cm" fo:keep-together="auto"/>
    </style:style>
    <style:style style:name="Tabla28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7" style:family="table-row">
      <style:table-row-properties style:min-row-height="0.864cm" fo:keep-together="auto"/>
    </style:style>
    <style:style style:name="Tabla28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8.9" style:family="table-row">
      <style:table-row-properties style:min-row-height="0.422cm" fo:keep-together="auto"/>
    </style:style>
    <style:style style:name="Tabla28.10" style:family="table-row">
      <style:table-row-properties style:min-row-height="1.259cm" fo:keep-together="auto"/>
    </style:style>
    <style:style style:name="Tabla28.11" style:family="table-row">
      <style:table-row-properties style:min-row-height="1.63cm" fo:keep-together="auto"/>
    </style:style>
    <style:style style:name="Tabla28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12" style:family="table-row">
      <style:table-row-properties style:min-row-height="0.487cm" fo:keep-together="auto"/>
    </style:style>
    <style:style style:name="Tabla28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13" style:family="table-row">
      <style:table-row-properties style:min-row-height="1.482cm" fo:keep-together="auto"/>
    </style:style>
    <style:style style:name="Tabla28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14" style:family="table-row">
      <style:table-row-properties style:min-row-height="0.462cm" fo:keep-together="auto"/>
    </style:style>
    <style:style style:name="Tabla28.15" style:family="table-row">
      <style:table-row-properties style:min-row-height="1.124cm" fo:keep-together="auto"/>
    </style:style>
    <style:style style:name="Tabla28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8.16" style:family="table-row">
      <style:table-row-properties style:min-row-height="0.554cm" fo:keep-together="auto"/>
    </style:style>
    <style:style style:name="Tabla28.17" style:family="table-row">
      <style:table-row-properties style:min-row-height="0.912cm" fo:keep-together="auto"/>
    </style:style>
    <style:style style:name="Tabla28.18" style:family="table-row">
      <style:table-row-properties style:min-row-height="0.575cm" fo:keep-together="auto"/>
    </style:style>
    <style:style style:name="Tabla28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8.19" style:family="table-row">
      <style:table-row-properties style:min-row-height="0.732cm" fo:keep-together="auto"/>
    </style:style>
    <style:style style:name="Tabla28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8.20" style:family="table-row">
      <style:table-row-properties style:min-row-height="0.573cm" fo:keep-together="auto"/>
    </style:style>
    <style:style style:name="Tabla28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8.21" style:family="table-row">
      <style:table-row-properties style:min-row-height="2.457cm" fo:keep-together="auto"/>
    </style:style>
    <style:style style:name="Tabla28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8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" style:family="table">
      <style:table-properties style:width="25.28cm" table:align="center" style:writing-mode="lr-tb"/>
    </style:style>
    <style:style style:name="Tabla29.A" style:family="table-column">
      <style:table-column-properties style:column-width="3.844cm"/>
    </style:style>
    <style:style style:name="Tabla29.B" style:family="table-column">
      <style:table-column-properties style:column-width="3.201cm"/>
    </style:style>
    <style:style style:name="Tabla29.C" style:family="table-column">
      <style:table-column-properties style:column-width="1.242cm"/>
    </style:style>
    <style:style style:name="Tabla29.D" style:family="table-column">
      <style:table-column-properties style:column-width="1.743cm"/>
    </style:style>
    <style:style style:name="Tabla29.E" style:family="table-column">
      <style:table-column-properties style:column-width="4.025cm"/>
    </style:style>
    <style:style style:name="Tabla29.F" style:family="table-column">
      <style:table-column-properties style:column-width="1.191cm"/>
    </style:style>
    <style:style style:name="Tabla29.G" style:family="table-column">
      <style:table-column-properties style:column-width="0.559cm"/>
    </style:style>
    <style:style style:name="Tabla29.H" style:family="table-column">
      <style:table-column-properties style:column-width="3.706cm"/>
    </style:style>
    <style:style style:name="Tabla29.I" style:family="table-column">
      <style:table-column-properties style:column-width="1.75cm"/>
    </style:style>
    <style:style style:name="Tabla29.J" style:family="table-column">
      <style:table-column-properties style:column-width="4.02cm"/>
    </style:style>
    <style:style style:name="Tabla29.1" style:family="table-row">
      <style:table-row-properties style:min-row-height="0.579cm" fo:keep-together="auto"/>
    </style:style>
    <style:style style:name="Tabla29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29.3" style:family="table-row">
      <style:table-row-properties style:min-row-height="0.857cm" fo:keep-together="auto"/>
    </style:style>
    <style:style style:name="Tabla29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29.4" style:family="table-row">
      <style:table-row-properties style:min-row-height="1.24cm" fo:keep-together="auto"/>
    </style:style>
    <style:style style:name="Tabla29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5" style:family="table-row">
      <style:table-row-properties style:min-row-height="0.538cm" fo:keep-together="auto"/>
    </style:style>
    <style:style style:name="Tabla29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7" style:family="table-row">
      <style:table-row-properties style:min-row-height="0.864cm" fo:keep-together="auto"/>
    </style:style>
    <style:style style:name="Tabla29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9.9" style:family="table-row">
      <style:table-row-properties style:min-row-height="0.422cm" fo:keep-together="auto"/>
    </style:style>
    <style:style style:name="Tabla29.10" style:family="table-row">
      <style:table-row-properties style:min-row-height="1.259cm" fo:keep-together="auto"/>
    </style:style>
    <style:style style:name="Tabla29.11" style:family="table-row">
      <style:table-row-properties style:min-row-height="1.63cm" fo:keep-together="auto"/>
    </style:style>
    <style:style style:name="Tabla29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12" style:family="table-row">
      <style:table-row-properties style:min-row-height="0.487cm" fo:keep-together="auto"/>
    </style:style>
    <style:style style:name="Tabla29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13" style:family="table-row">
      <style:table-row-properties style:min-row-height="1.482cm" fo:keep-together="auto"/>
    </style:style>
    <style:style style:name="Tabla29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14" style:family="table-row">
      <style:table-row-properties style:min-row-height="0.462cm" fo:keep-together="auto"/>
    </style:style>
    <style:style style:name="Tabla29.15" style:family="table-row">
      <style:table-row-properties style:min-row-height="1.124cm" fo:keep-together="auto"/>
    </style:style>
    <style:style style:name="Tabla29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29.16" style:family="table-row">
      <style:table-row-properties style:min-row-height="0.554cm" fo:keep-together="auto"/>
    </style:style>
    <style:style style:name="Tabla29.17" style:family="table-row">
      <style:table-row-properties style:min-row-height="0.912cm" fo:keep-together="auto"/>
    </style:style>
    <style:style style:name="Tabla29.18" style:family="table-row">
      <style:table-row-properties style:min-row-height="0.575cm" fo:keep-together="auto"/>
    </style:style>
    <style:style style:name="Tabla29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9.19" style:family="table-row">
      <style:table-row-properties style:min-row-height="0.732cm" fo:keep-together="auto"/>
    </style:style>
    <style:style style:name="Tabla29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9.20" style:family="table-row">
      <style:table-row-properties style:min-row-height="0.573cm" fo:keep-together="auto"/>
    </style:style>
    <style:style style:name="Tabla29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29.21" style:family="table-row">
      <style:table-row-properties style:min-row-height="2.457cm" fo:keep-together="auto"/>
    </style:style>
    <style:style style:name="Tabla29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29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" style:family="table">
      <style:table-properties style:width="25.28cm" table:align="center" style:writing-mode="lr-tb"/>
    </style:style>
    <style:style style:name="Tabla30.A" style:family="table-column">
      <style:table-column-properties style:column-width="3.844cm"/>
    </style:style>
    <style:style style:name="Tabla30.B" style:family="table-column">
      <style:table-column-properties style:column-width="3.201cm"/>
    </style:style>
    <style:style style:name="Tabla30.C" style:family="table-column">
      <style:table-column-properties style:column-width="1.242cm"/>
    </style:style>
    <style:style style:name="Tabla30.D" style:family="table-column">
      <style:table-column-properties style:column-width="1.743cm"/>
    </style:style>
    <style:style style:name="Tabla30.E" style:family="table-column">
      <style:table-column-properties style:column-width="4.025cm"/>
    </style:style>
    <style:style style:name="Tabla30.F" style:family="table-column">
      <style:table-column-properties style:column-width="1.191cm"/>
    </style:style>
    <style:style style:name="Tabla30.G" style:family="table-column">
      <style:table-column-properties style:column-width="0.559cm"/>
    </style:style>
    <style:style style:name="Tabla30.H" style:family="table-column">
      <style:table-column-properties style:column-width="3.706cm"/>
    </style:style>
    <style:style style:name="Tabla30.I" style:family="table-column">
      <style:table-column-properties style:column-width="1.75cm"/>
    </style:style>
    <style:style style:name="Tabla30.J" style:family="table-column">
      <style:table-column-properties style:column-width="4.02cm"/>
    </style:style>
    <style:style style:name="Tabla30.1" style:family="table-row">
      <style:table-row-properties style:min-row-height="0.579cm" fo:keep-together="auto"/>
    </style:style>
    <style:style style:name="Tabla30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0.3" style:family="table-row">
      <style:table-row-properties style:min-row-height="0.857cm" fo:keep-together="auto"/>
    </style:style>
    <style:style style:name="Tabla30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0.4" style:family="table-row">
      <style:table-row-properties style:min-row-height="1.24cm" fo:keep-together="auto"/>
    </style:style>
    <style:style style:name="Tabla30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5" style:family="table-row">
      <style:table-row-properties style:min-row-height="0.538cm" fo:keep-together="auto"/>
    </style:style>
    <style:style style:name="Tabla30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7" style:family="table-row">
      <style:table-row-properties style:min-row-height="0.864cm" fo:keep-together="auto"/>
    </style:style>
    <style:style style:name="Tabla30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0.9" style:family="table-row">
      <style:table-row-properties style:min-row-height="0.422cm" fo:keep-together="auto"/>
    </style:style>
    <style:style style:name="Tabla30.10" style:family="table-row">
      <style:table-row-properties style:min-row-height="1.259cm" fo:keep-together="auto"/>
    </style:style>
    <style:style style:name="Tabla30.11" style:family="table-row">
      <style:table-row-properties style:min-row-height="1.63cm" fo:keep-together="auto"/>
    </style:style>
    <style:style style:name="Tabla30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12" style:family="table-row">
      <style:table-row-properties style:min-row-height="0.487cm" fo:keep-together="auto"/>
    </style:style>
    <style:style style:name="Tabla30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13" style:family="table-row">
      <style:table-row-properties style:min-row-height="1.482cm" fo:keep-together="auto"/>
    </style:style>
    <style:style style:name="Tabla30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14" style:family="table-row">
      <style:table-row-properties style:min-row-height="0.462cm" fo:keep-together="auto"/>
    </style:style>
    <style:style style:name="Tabla30.15" style:family="table-row">
      <style:table-row-properties style:min-row-height="1.124cm" fo:keep-together="auto"/>
    </style:style>
    <style:style style:name="Tabla30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0.16" style:family="table-row">
      <style:table-row-properties style:min-row-height="0.554cm" fo:keep-together="auto"/>
    </style:style>
    <style:style style:name="Tabla30.17" style:family="table-row">
      <style:table-row-properties style:min-row-height="0.912cm" fo:keep-together="auto"/>
    </style:style>
    <style:style style:name="Tabla30.18" style:family="table-row">
      <style:table-row-properties style:min-row-height="0.575cm" fo:keep-together="auto"/>
    </style:style>
    <style:style style:name="Tabla30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0.19" style:family="table-row">
      <style:table-row-properties style:min-row-height="0.732cm" fo:keep-together="auto"/>
    </style:style>
    <style:style style:name="Tabla30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0.20" style:family="table-row">
      <style:table-row-properties style:min-row-height="0.573cm" fo:keep-together="auto"/>
    </style:style>
    <style:style style:name="Tabla30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0.21" style:family="table-row">
      <style:table-row-properties style:min-row-height="2.457cm" fo:keep-together="auto"/>
    </style:style>
    <style:style style:name="Tabla30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0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" style:family="table">
      <style:table-properties style:width="25.28cm" table:align="center" style:writing-mode="lr-tb"/>
    </style:style>
    <style:style style:name="Tabla31.A" style:family="table-column">
      <style:table-column-properties style:column-width="3.844cm"/>
    </style:style>
    <style:style style:name="Tabla31.B" style:family="table-column">
      <style:table-column-properties style:column-width="3.201cm"/>
    </style:style>
    <style:style style:name="Tabla31.C" style:family="table-column">
      <style:table-column-properties style:column-width="1.242cm"/>
    </style:style>
    <style:style style:name="Tabla31.D" style:family="table-column">
      <style:table-column-properties style:column-width="1.743cm"/>
    </style:style>
    <style:style style:name="Tabla31.E" style:family="table-column">
      <style:table-column-properties style:column-width="4.025cm"/>
    </style:style>
    <style:style style:name="Tabla31.F" style:family="table-column">
      <style:table-column-properties style:column-width="1.191cm"/>
    </style:style>
    <style:style style:name="Tabla31.G" style:family="table-column">
      <style:table-column-properties style:column-width="0.559cm"/>
    </style:style>
    <style:style style:name="Tabla31.H" style:family="table-column">
      <style:table-column-properties style:column-width="3.706cm"/>
    </style:style>
    <style:style style:name="Tabla31.I" style:family="table-column">
      <style:table-column-properties style:column-width="1.75cm"/>
    </style:style>
    <style:style style:name="Tabla31.J" style:family="table-column">
      <style:table-column-properties style:column-width="4.02cm"/>
    </style:style>
    <style:style style:name="Tabla31.1" style:family="table-row">
      <style:table-row-properties style:min-row-height="0.579cm" fo:keep-together="auto"/>
    </style:style>
    <style:style style:name="Tabla3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1.3" style:family="table-row">
      <style:table-row-properties style:min-row-height="0.857cm" fo:keep-together="auto"/>
    </style:style>
    <style:style style:name="Tabla3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1.4" style:family="table-row">
      <style:table-row-properties style:min-row-height="1.24cm" fo:keep-together="auto"/>
    </style:style>
    <style:style style:name="Tabla3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5" style:family="table-row">
      <style:table-row-properties style:min-row-height="0.538cm" fo:keep-together="auto"/>
    </style:style>
    <style:style style:name="Tabla3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7" style:family="table-row">
      <style:table-row-properties style:min-row-height="0.864cm" fo:keep-together="auto"/>
    </style:style>
    <style:style style:name="Tabla3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1.9" style:family="table-row">
      <style:table-row-properties style:min-row-height="0.422cm" fo:keep-together="auto"/>
    </style:style>
    <style:style style:name="Tabla31.10" style:family="table-row">
      <style:table-row-properties style:min-row-height="1.259cm" fo:keep-together="auto"/>
    </style:style>
    <style:style style:name="Tabla31.11" style:family="table-row">
      <style:table-row-properties style:min-row-height="1.63cm" fo:keep-together="auto"/>
    </style:style>
    <style:style style:name="Tabla3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12" style:family="table-row">
      <style:table-row-properties style:min-row-height="0.487cm" fo:keep-together="auto"/>
    </style:style>
    <style:style style:name="Tabla3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13" style:family="table-row">
      <style:table-row-properties style:min-row-height="1.482cm" fo:keep-together="auto"/>
    </style:style>
    <style:style style:name="Tabla3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14" style:family="table-row">
      <style:table-row-properties style:min-row-height="0.462cm" fo:keep-together="auto"/>
    </style:style>
    <style:style style:name="Tabla31.15" style:family="table-row">
      <style:table-row-properties style:min-row-height="1.124cm" fo:keep-together="auto"/>
    </style:style>
    <style:style style:name="Tabla3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1.16" style:family="table-row">
      <style:table-row-properties style:min-row-height="0.554cm" fo:keep-together="auto"/>
    </style:style>
    <style:style style:name="Tabla31.17" style:family="table-row">
      <style:table-row-properties style:min-row-height="0.912cm" fo:keep-together="auto"/>
    </style:style>
    <style:style style:name="Tabla31.18" style:family="table-row">
      <style:table-row-properties style:min-row-height="0.575cm" fo:keep-together="auto"/>
    </style:style>
    <style:style style:name="Tabla3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1.19" style:family="table-row">
      <style:table-row-properties style:min-row-height="0.732cm" fo:keep-together="auto"/>
    </style:style>
    <style:style style:name="Tabla3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1.20" style:family="table-row">
      <style:table-row-properties style:min-row-height="0.573cm" fo:keep-together="auto"/>
    </style:style>
    <style:style style:name="Tabla3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1.21" style:family="table-row">
      <style:table-row-properties style:min-row-height="2.457cm" fo:keep-together="auto"/>
    </style:style>
    <style:style style:name="Tabla3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" style:family="table">
      <style:table-properties style:width="25.28cm" table:align="center" style:writing-mode="lr-tb"/>
    </style:style>
    <style:style style:name="Tabla32.A" style:family="table-column">
      <style:table-column-properties style:column-width="3.844cm"/>
    </style:style>
    <style:style style:name="Tabla32.B" style:family="table-column">
      <style:table-column-properties style:column-width="3.201cm"/>
    </style:style>
    <style:style style:name="Tabla32.C" style:family="table-column">
      <style:table-column-properties style:column-width="1.242cm"/>
    </style:style>
    <style:style style:name="Tabla32.D" style:family="table-column">
      <style:table-column-properties style:column-width="1.743cm"/>
    </style:style>
    <style:style style:name="Tabla32.E" style:family="table-column">
      <style:table-column-properties style:column-width="4.025cm"/>
    </style:style>
    <style:style style:name="Tabla32.F" style:family="table-column">
      <style:table-column-properties style:column-width="1.191cm"/>
    </style:style>
    <style:style style:name="Tabla32.G" style:family="table-column">
      <style:table-column-properties style:column-width="0.559cm"/>
    </style:style>
    <style:style style:name="Tabla32.H" style:family="table-column">
      <style:table-column-properties style:column-width="3.706cm"/>
    </style:style>
    <style:style style:name="Tabla32.I" style:family="table-column">
      <style:table-column-properties style:column-width="1.75cm"/>
    </style:style>
    <style:style style:name="Tabla32.J" style:family="table-column">
      <style:table-column-properties style:column-width="4.02cm"/>
    </style:style>
    <style:style style:name="Tabla32.1" style:family="table-row">
      <style:table-row-properties style:min-row-height="0.579cm" fo:keep-together="auto"/>
    </style:style>
    <style:style style:name="Tabla32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2.3" style:family="table-row">
      <style:table-row-properties style:min-row-height="0.857cm" fo:keep-together="auto"/>
    </style:style>
    <style:style style:name="Tabla32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2.4" style:family="table-row">
      <style:table-row-properties style:min-row-height="1.24cm" fo:keep-together="auto"/>
    </style:style>
    <style:style style:name="Tabla32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5" style:family="table-row">
      <style:table-row-properties style:min-row-height="0.538cm" fo:keep-together="auto"/>
    </style:style>
    <style:style style:name="Tabla32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7" style:family="table-row">
      <style:table-row-properties style:min-row-height="0.864cm" fo:keep-together="auto"/>
    </style:style>
    <style:style style:name="Tabla32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2.9" style:family="table-row">
      <style:table-row-properties style:min-row-height="0.422cm" fo:keep-together="auto"/>
    </style:style>
    <style:style style:name="Tabla32.10" style:family="table-row">
      <style:table-row-properties style:min-row-height="1.259cm" fo:keep-together="auto"/>
    </style:style>
    <style:style style:name="Tabla32.11" style:family="table-row">
      <style:table-row-properties style:min-row-height="1.63cm" fo:keep-together="auto"/>
    </style:style>
    <style:style style:name="Tabla32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12" style:family="table-row">
      <style:table-row-properties style:min-row-height="0.487cm" fo:keep-together="auto"/>
    </style:style>
    <style:style style:name="Tabla32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13" style:family="table-row">
      <style:table-row-properties style:min-row-height="1.482cm" fo:keep-together="auto"/>
    </style:style>
    <style:style style:name="Tabla32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14" style:family="table-row">
      <style:table-row-properties style:min-row-height="0.462cm" fo:keep-together="auto"/>
    </style:style>
    <style:style style:name="Tabla32.15" style:family="table-row">
      <style:table-row-properties style:min-row-height="1.124cm" fo:keep-together="auto"/>
    </style:style>
    <style:style style:name="Tabla32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2.16" style:family="table-row">
      <style:table-row-properties style:min-row-height="0.554cm" fo:keep-together="auto"/>
    </style:style>
    <style:style style:name="Tabla32.17" style:family="table-row">
      <style:table-row-properties style:min-row-height="0.912cm" fo:keep-together="auto"/>
    </style:style>
    <style:style style:name="Tabla32.18" style:family="table-row">
      <style:table-row-properties style:min-row-height="0.575cm" fo:keep-together="auto"/>
    </style:style>
    <style:style style:name="Tabla32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2.19" style:family="table-row">
      <style:table-row-properties style:min-row-height="0.732cm" fo:keep-together="auto"/>
    </style:style>
    <style:style style:name="Tabla32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2.20" style:family="table-row">
      <style:table-row-properties style:min-row-height="0.573cm" fo:keep-together="auto"/>
    </style:style>
    <style:style style:name="Tabla32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2.21" style:family="table-row">
      <style:table-row-properties style:min-row-height="2.457cm" fo:keep-together="auto"/>
    </style:style>
    <style:style style:name="Tabla32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2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" style:family="table">
      <style:table-properties style:width="25.28cm" table:align="center" style:writing-mode="lr-tb"/>
    </style:style>
    <style:style style:name="Tabla33.A" style:family="table-column">
      <style:table-column-properties style:column-width="3.844cm"/>
    </style:style>
    <style:style style:name="Tabla33.B" style:family="table-column">
      <style:table-column-properties style:column-width="3.201cm"/>
    </style:style>
    <style:style style:name="Tabla33.C" style:family="table-column">
      <style:table-column-properties style:column-width="1.242cm"/>
    </style:style>
    <style:style style:name="Tabla33.D" style:family="table-column">
      <style:table-column-properties style:column-width="1.743cm"/>
    </style:style>
    <style:style style:name="Tabla33.E" style:family="table-column">
      <style:table-column-properties style:column-width="4.025cm"/>
    </style:style>
    <style:style style:name="Tabla33.F" style:family="table-column">
      <style:table-column-properties style:column-width="1.191cm"/>
    </style:style>
    <style:style style:name="Tabla33.G" style:family="table-column">
      <style:table-column-properties style:column-width="0.559cm"/>
    </style:style>
    <style:style style:name="Tabla33.H" style:family="table-column">
      <style:table-column-properties style:column-width="3.706cm"/>
    </style:style>
    <style:style style:name="Tabla33.I" style:family="table-column">
      <style:table-column-properties style:column-width="1.75cm"/>
    </style:style>
    <style:style style:name="Tabla33.J" style:family="table-column">
      <style:table-column-properties style:column-width="4.02cm"/>
    </style:style>
    <style:style style:name="Tabla33.1" style:family="table-row">
      <style:table-row-properties style:min-row-height="0.579cm" fo:keep-together="auto"/>
    </style:style>
    <style:style style:name="Tabla33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3.3" style:family="table-row">
      <style:table-row-properties style:min-row-height="0.857cm" fo:keep-together="auto"/>
    </style:style>
    <style:style style:name="Tabla33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3.4" style:family="table-row">
      <style:table-row-properties style:min-row-height="1.24cm" fo:keep-together="auto"/>
    </style:style>
    <style:style style:name="Tabla33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5" style:family="table-row">
      <style:table-row-properties style:min-row-height="0.538cm" fo:keep-together="auto"/>
    </style:style>
    <style:style style:name="Tabla33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7" style:family="table-row">
      <style:table-row-properties style:min-row-height="0.864cm" fo:keep-together="auto"/>
    </style:style>
    <style:style style:name="Tabla33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3.9" style:family="table-row">
      <style:table-row-properties style:min-row-height="0.422cm" fo:keep-together="auto"/>
    </style:style>
    <style:style style:name="Tabla33.10" style:family="table-row">
      <style:table-row-properties style:min-row-height="1.259cm" fo:keep-together="auto"/>
    </style:style>
    <style:style style:name="Tabla33.11" style:family="table-row">
      <style:table-row-properties style:min-row-height="1.63cm" fo:keep-together="auto"/>
    </style:style>
    <style:style style:name="Tabla33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12" style:family="table-row">
      <style:table-row-properties style:min-row-height="0.487cm" fo:keep-together="auto"/>
    </style:style>
    <style:style style:name="Tabla33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13" style:family="table-row">
      <style:table-row-properties style:min-row-height="1.482cm" fo:keep-together="auto"/>
    </style:style>
    <style:style style:name="Tabla33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14" style:family="table-row">
      <style:table-row-properties style:min-row-height="0.462cm" fo:keep-together="auto"/>
    </style:style>
    <style:style style:name="Tabla33.15" style:family="table-row">
      <style:table-row-properties style:min-row-height="1.124cm" fo:keep-together="auto"/>
    </style:style>
    <style:style style:name="Tabla33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3.16" style:family="table-row">
      <style:table-row-properties style:min-row-height="0.554cm" fo:keep-together="auto"/>
    </style:style>
    <style:style style:name="Tabla33.17" style:family="table-row">
      <style:table-row-properties style:min-row-height="0.912cm" fo:keep-together="auto"/>
    </style:style>
    <style:style style:name="Tabla33.18" style:family="table-row">
      <style:table-row-properties style:min-row-height="0.575cm" fo:keep-together="auto"/>
    </style:style>
    <style:style style:name="Tabla33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3.19" style:family="table-row">
      <style:table-row-properties style:min-row-height="0.732cm" fo:keep-together="auto"/>
    </style:style>
    <style:style style:name="Tabla33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3.20" style:family="table-row">
      <style:table-row-properties style:min-row-height="0.573cm" fo:keep-together="auto"/>
    </style:style>
    <style:style style:name="Tabla33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3.21" style:family="table-row">
      <style:table-row-properties style:min-row-height="2.457cm" fo:keep-together="auto"/>
    </style:style>
    <style:style style:name="Tabla33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3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" style:family="table">
      <style:table-properties style:width="25.28cm" table:align="center" style:writing-mode="lr-tb"/>
    </style:style>
    <style:style style:name="Tabla34.A" style:family="table-column">
      <style:table-column-properties style:column-width="3.844cm"/>
    </style:style>
    <style:style style:name="Tabla34.B" style:family="table-column">
      <style:table-column-properties style:column-width="3.201cm"/>
    </style:style>
    <style:style style:name="Tabla34.C" style:family="table-column">
      <style:table-column-properties style:column-width="1.242cm"/>
    </style:style>
    <style:style style:name="Tabla34.D" style:family="table-column">
      <style:table-column-properties style:column-width="1.743cm"/>
    </style:style>
    <style:style style:name="Tabla34.E" style:family="table-column">
      <style:table-column-properties style:column-width="4.025cm"/>
    </style:style>
    <style:style style:name="Tabla34.F" style:family="table-column">
      <style:table-column-properties style:column-width="1.191cm"/>
    </style:style>
    <style:style style:name="Tabla34.G" style:family="table-column">
      <style:table-column-properties style:column-width="0.559cm"/>
    </style:style>
    <style:style style:name="Tabla34.H" style:family="table-column">
      <style:table-column-properties style:column-width="3.706cm"/>
    </style:style>
    <style:style style:name="Tabla34.I" style:family="table-column">
      <style:table-column-properties style:column-width="1.75cm"/>
    </style:style>
    <style:style style:name="Tabla34.J" style:family="table-column">
      <style:table-column-properties style:column-width="4.02cm"/>
    </style:style>
    <style:style style:name="Tabla34.1" style:family="table-row">
      <style:table-row-properties style:min-row-height="0.579cm" fo:keep-together="auto"/>
    </style:style>
    <style:style style:name="Tabla34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34.3" style:family="table-row">
      <style:table-row-properties style:min-row-height="0.857cm" fo:keep-together="auto"/>
    </style:style>
    <style:style style:name="Tabla34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34.4" style:family="table-row">
      <style:table-row-properties style:min-row-height="1.24cm" fo:keep-together="auto"/>
    </style:style>
    <style:style style:name="Tabla34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5" style:family="table-row">
      <style:table-row-properties style:min-row-height="0.538cm" fo:keep-together="auto"/>
    </style:style>
    <style:style style:name="Tabla34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7" style:family="table-row">
      <style:table-row-properties style:min-row-height="0.864cm" fo:keep-together="auto"/>
    </style:style>
    <style:style style:name="Tabla34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4.9" style:family="table-row">
      <style:table-row-properties style:min-row-height="0.422cm" fo:keep-together="auto"/>
    </style:style>
    <style:style style:name="Tabla34.10" style:family="table-row">
      <style:table-row-properties style:min-row-height="1.259cm" fo:keep-together="auto"/>
    </style:style>
    <style:style style:name="Tabla34.11" style:family="table-row">
      <style:table-row-properties style:min-row-height="1.63cm" fo:keep-together="auto"/>
    </style:style>
    <style:style style:name="Tabla34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12" style:family="table-row">
      <style:table-row-properties style:min-row-height="0.487cm" fo:keep-together="auto"/>
    </style:style>
    <style:style style:name="Tabla34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13" style:family="table-row">
      <style:table-row-properties style:min-row-height="1.482cm" fo:keep-together="auto"/>
    </style:style>
    <style:style style:name="Tabla34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14" style:family="table-row">
      <style:table-row-properties style:min-row-height="0.462cm" fo:keep-together="auto"/>
    </style:style>
    <style:style style:name="Tabla34.15" style:family="table-row">
      <style:table-row-properties style:min-row-height="1.124cm" fo:keep-together="auto"/>
    </style:style>
    <style:style style:name="Tabla34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34.16" style:family="table-row">
      <style:table-row-properties style:min-row-height="0.554cm" fo:keep-together="auto"/>
    </style:style>
    <style:style style:name="Tabla34.17" style:family="table-row">
      <style:table-row-properties style:min-row-height="0.912cm" fo:keep-together="auto"/>
    </style:style>
    <style:style style:name="Tabla34.18" style:family="table-row">
      <style:table-row-properties style:min-row-height="0.575cm" fo:keep-together="auto"/>
    </style:style>
    <style:style style:name="Tabla34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4.19" style:family="table-row">
      <style:table-row-properties style:min-row-height="0.732cm" fo:keep-together="auto"/>
    </style:style>
    <style:style style:name="Tabla34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4.20" style:family="table-row">
      <style:table-row-properties style:min-row-height="0.573cm" fo:keep-together="auto"/>
    </style:style>
    <style:style style:name="Tabla34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34.21" style:family="table-row">
      <style:table-row-properties style:min-row-height="2.457cm" fo:keep-together="auto"/>
    </style:style>
    <style:style style:name="Tabla34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34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  <style:text-properties fo:font-size="8pt" style:font-size-asian="8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4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7" style:family="paragraph" style:parent-style-name="Standard">
      <style:paragraph-properties fo:line-height="100%" style:snap-to-layout-grid="false"/>
      <style:text-properties style:font-name="Arial" fo:font-weight="bold" style:font-name-asian="Arial" style:font-weight-asian="bold" style:font-name-complex="Arial"/>
    </style:style>
    <style:style style:name="P8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2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font-name-asian="Arial" style:font-size-asian="10pt" style:font-weight-asian="bold" style:font-name-complex="Ari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5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7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00%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00%"/>
      <style:text-properties style:font-name="Arial" fo:font-size="10pt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22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9pt" fo:font-weight="bold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27" style:family="paragraph" style:parent-style-name="Standard">
      <style:paragraph-properties fo:line-height="100%" fo:hyphenation-ladder-count="no-limit" style:text-autospace="none"/>
      <style:text-properties style:font-name="Arial" fo:font-size="8pt" fo:font-weight="bold" style:letter-kerning="false" style:font-name-asian="Times New Roman" style:font-size-asian="8pt" style:font-weight-asian="bold" style:font-name-complex="Arial" style:font-size-complex="8pt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line-height="100%"/>
    </style:style>
    <style:style style:name="P29" style:family="paragraph" style:parent-style-name="Standard">
      <style:paragraph-properties fo:line-height="100%" fo:text-align="justify" style:justify-single-word="false"/>
    </style:style>
    <style:style style:name="P30" style:family="paragraph" style:parent-style-name="Standard">
      <style:paragraph-properties fo:line-height="100%" fo:text-align="center" style:justify-single-word="false"/>
    </style:style>
    <style:style style:name="P31" style:family="paragraph" style:parent-style-name="Standard">
      <style:paragraph-properties fo:line-height="100%" style:snap-to-layout-grid="false"/>
    </style:style>
    <style:style style:name="P32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33" style:family="paragraph" style:parent-style-name="Standard">
      <style:text-properties officeooo:rsid="0004f9bd" officeooo:paragraph-rsid="0004f9bd"/>
    </style:style>
    <style:style style:name="P34" style:family="paragraph" style:parent-style-name="Standard"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line-height="100%" fo:text-align="justify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text-properties fo:font-weight="bold" style:font-weight-asian="bold"/>
    </style:style>
    <style:style style:name="P37" style:family="paragraph" style:parent-style-name="Standard">
      <style:paragraph-properties fo:line-height="100%"/>
      <style:text-properties fo:font-weight="bold" style:font-weight-asian="bold"/>
    </style:style>
    <style:style style:name="P38" style:family="paragraph" style:parent-style-name="Standard" style:list-style-name="WW8Num3">
      <style:paragraph-properties fo:line-height="100%" fo:text-align="justify" style:justify-single-word="false"/>
      <style:text-properties fo:font-weight="bold" style:font-weight-asian="bold"/>
    </style:style>
    <style:style style:name="P39" style:family="paragraph" style:parent-style-name="Standard" style:list-style-name="WW8Num4">
      <style:paragraph-properties fo:line-height="100%" fo:text-align="justify" style:justify-single-word="false"/>
      <style:text-properties fo:font-weight="bold" style:font-weight-asian="bold"/>
    </style:style>
    <style:style style:name="P40" style:family="paragraph" style:parent-style-name="Standard">
      <style:paragraph-properties fo:line-height="100%" fo:text-align="justify" style:justify-single-word="false" style:snap-to-layout-grid="false"/>
      <style:text-properties fo:font-weight="bold" style:font-weight-asian="bold"/>
    </style:style>
    <style:style style:name="P41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42" style:family="paragraph" style:parent-styl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43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44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45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>
      <style:paragraph-properties fo:margin-left="0.002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0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1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2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53" style:family="paragraph" style:parent-style-name="Standard">
      <style:paragraph-properties fo:margin-left="0.002cm" fo:margin-right="0cm" fo:line-height="100%" fo:text-indent="0cm" style:auto-text-indent="false"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54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P55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5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.002cm" fo:margin-right="0cm" fo:text-align="justify" style:justify-single-word="false" fo:text-indent="0cm" style:auto-text-indent="false" style:snap-to-layout-grid="false"/>
      <style:text-properties fo:font-weight="bold" style:font-weight-asian="bold"/>
    </style:style>
    <style:style style:name="P5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60" style:family="paragraph" style:parent-style-name="Standard">
      <style:paragraph-properties fo:margin-left="2.524cm" fo:margin-right="0cm" fo:line-height="100%" fo:text-indent="0.076cm" style:auto-text-indent="false"/>
    </style:style>
    <style:style style:name="P61" style:family="paragraph" style:parent-style-name="Standard">
      <style:paragraph-properties fo:margin-left="0.686cm" fo:margin-right="0cm" fo:line-height="100%" fo:text-indent="0cm" style:auto-text-indent="false"/>
    </style:style>
    <style:style style:name="P62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63" style:family="paragraph" style:parent-style-name="Standard">
      <style:paragraph-properties fo:margin-left="0.811cm" fo:margin-right="0cm" fo:line-height="95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64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65" style:family="paragraph" style:parent-style-name="Standard">
      <style:paragraph-properties fo:margin-left="0.81cm" fo:margin-right="0cm" fo:line-height="95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66" style:family="paragraph" style:parent-style-name="Standard">
      <style:paragraph-properties fo:margin-left="0.002cm" fo:margin-right="3.244cm" fo:text-indent="0cm" style:auto-text-indent="false"/>
    </style:style>
    <style:style style:name="P67" style:family="paragraph" style:parent-style-name="Standard">
      <style:paragraph-properties fo:margin-left="0.811cm" fo:margin-right="0cm" fo:line-height="100%" fo:text-indent="-0.81cm" style:auto-text-indent="false"/>
    </style:style>
    <style:style style:name="P68" style:family="paragraph" style:parent-style-name="Standard">
      <style:paragraph-properties fo:margin-left="0.436cm" fo:margin-right="0cm" fo:text-indent="0cm" style:auto-text-indent="false"/>
    </style:style>
    <style:style style:name="P69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70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71" style:family="paragraph" style:parent-style-name="Standard">
      <style:paragraph-properties fo:margin-left="0.436cm" fo:margin-right="0cm" fo:line-height="100%" fo:text-indent="0cm" style:auto-text-indent="false"/>
      <style:text-properties fo:font-weight="bold" style:font-weight-asian="bold"/>
    </style:style>
    <style:style style:name="P72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73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74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75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7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77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7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79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80" style:family="paragraph" style:parent-style-name="Standard">
      <style:paragraph-properties fo:margin-top="0cm" fo:margin-bottom="0.212cm" style:contextual-spacing="false" fo:line-height="100%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8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82" style:family="paragraph" style:parent-style-name="Standard" style:list-style-name="WW8Num4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83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84" style:family="paragraph" style:parent-style-name="Standard" style:list-style-name="WW8Num4">
      <style:paragraph-properties fo:margin-left="0.27cm" fo:margin-right="0cm" fo:text-indent="-0.25cm" style:auto-text-indent="false"/>
      <style:text-properties fo:font-weight="bold" style:font-weight-asian="bold"/>
    </style:style>
    <style:style style:name="P8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86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87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88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89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90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91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92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9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9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5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</style:style>
    <style:style style:name="P9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98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99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100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101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102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103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104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105" style:family="paragraph" style:parent-style-name="Standard">
      <style:paragraph-properties fo:margin-left="0.002cm" fo:margin-right="0cm" fo:text-indent="0.106cm" style:auto-text-indent="false"/>
      <style:text-properties fo:font-weight="bold" style:font-weight-asian="bold"/>
    </style:style>
    <style:style style:name="P106" style:family="paragraph" style:parent-style-name="Standard">
      <style:paragraph-properties fo:margin-left="0.182cm" fo:margin-right="0cm" fo:line-height="100%" fo:text-indent="0cm" style:auto-text-indent="false"/>
    </style:style>
    <style:style style:name="P107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108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109" style:family="paragraph" style:parent-style-name="Standard">
      <style:paragraph-properties fo:margin-left="0.051cm" fo:margin-right="0cm" fo:line-height="100%" fo:text-indent="0cm" style:auto-text-indent="false"/>
    </style:style>
    <style:style style:name="P110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1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weight="bold" style:font-name-asian="Arial" style:font-weight-asian="bold" style:font-name-complex="Arial"/>
    </style:style>
    <style:style style:name="P11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114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11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6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style:font-name-asian="Arial" style:font-size-asian="10pt" style:font-name-complex="Arial"/>
    </style:style>
    <style:style style:name="T6" style:family="text">
      <style:text-properties style:font-name="Arial" fo:font-weight="bold" style:font-name-asian="Arial" style:font-weight-asian="bold" style:font-name-complex="Ari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11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12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uencia Didactica No 01.odt" text:protected="true">
        <text:section-source xlink:href="../Secuencia%20Didactica%20No%2001.odt" text:filter-name="writer8"/>
        <text:p text:style-name="P41">SECRETARÍA DE LA DEFENSA NACIONAL.</text:p>
        <text:p text:style-name="P1"><text:s/><text:bookmark text:name="_GoBack"/></text:p>
        <text:list xml:id="list248659182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table:number-columns-spanned="11" office:value-type="string">
              <text:p text:style-name="P2">SECUENCIA DIDÁCTICA No. 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1" table:number-columns-spanned="11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table-cell table:style-name="Tabla1.A3" table:number-columns-spanned="2" office:value-type="string">
              <text:p text:style-name="P45">(E) Unidad de aprendizaje: </text:p>
            </table:table-cell>
            <table:covered-table-cell/>
            <table:table-cell table:style-name="Tabla1.A3" table:number-columns-spanned="6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.4">
            <table:table-cell table:style-name="Tabla1.A4" table:number-columns-spanned="2" office:value-type="string">
              <text:p text:style-name="P5">Probabilidad y Estadística</text:p>
            </table:table-cell>
            <table:covered-table-cell/>
            <table:table-cell table:style-name="Tabla1.C4" table:number-columns-spanned="6" office:value-type="string">
              <text:p text:style-name="P4">I. TEORIA DE PROBABILIDAD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I4" table:number-columns-spanned="3" office:value-type="string">
              <text:p text:style-name="P10"><text:s/></text:p>
              <text:p text:style-name="P17">1.1 REDACTA EN MEDIA CUARTILLA EL CONCEPTO DE PROBABILIDAD, ANOTANDO UN EJEMPLO DE SU APLICACIÓN EN LA INGENIERIA.</text:p>
              <text:p text:style-name="P48"><text:s/></text:p>
            </table:table-cell>
            <table:covered-table-cell/>
            <table:covered-table-cell/>
          </table:table-row>
          <table:table-row table:style-name="Tabla1.5">
            <table:table-cell table:style-name="Tabla1.A3" table:number-columns-spanned="8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.4">
            <table:table-cell table:style-name="Tabla1.A6" table:number-columns-spanned="8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I6" table:number-columns-spanned="3" office:value-type="string">
              <text:p text:style-name="P10">Campo Militar No. 1-K, Lomas de San Isidro, México, <text:s/>Miércoles 3 de marzo de 2021.</text:p>
            </table:table-cell>
            <table:covered-table-cell/>
            <table:covered-table-cell/>
          </table:table-row>
          <table:table-row table:style-name="Tabla1.7">
            <table:table-cell table:style-name="Tabla1.A3" table:number-columns-spanned="8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.4">
            <table:table-cell table:style-name="Tabla1.A8" table:number-columns-spanned="8" office:value-type="string">
              <text:p text:style-name="P9">¿Qué debe entenderse por probabilidad?</text:p>
              <text:p text:style-name="P9">¿Cuál fue el origen del estudio de la probabilidad?</text:p>
              <text:p text:style-name="P9">¿Qué debe entenderse por espacio muestra?</text:p>
              <text:p text:style-name="P9">¿Qué debe entenderse por eventos o conjuntos medibl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I8" table:number-columns-spanned="3" office:value-type="string">
              <text:p text:style-name="P56"><text:span text:style-name="T3">EXPLICA LA NECESIDAD DEL ESTUDIO Y APLICACIÓN DE LA TEORIA DE LA PROBABILIDAD</text:span><text:span text:style-name="T1">.</text:span></text:p>
            </table:table-cell>
            <table:covered-table-cell/>
            <table:covered-table-cell/>
          </table:table-row>
          <table:table-row table:style-name="Tabla1.9">
            <table:table-cell table:style-name="Tabla1.A1" table:number-columns-spanned="11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0">
            <table:table-cell table:style-name="Tabla1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.A3" table:number-columns-spanned="4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covered-table-cell/>
            <table:table-cell table:style-name="Tabla1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.11">
            <table:table-cell table:style-name="Tabla1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>Aprendizaje basado en Problemas.</text:p>
            </table:table-cell>
            <table:table-cell table:style-name="Tabla1.B13" table:number-rows-spanned="3" table:number-columns-spanned="3" office:value-type="string">
              <text:list xml:id="list1502627578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.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.E13" table:number-rows-spanned="3" table:number-columns-spanned="2" office:value-type="string">
              <text:p text:style-name="P49">Redacta un documento en el que con sus propias palabras define qué debe entenderse por probabilidad, cuáles son los orígenes de las mismas, y cuáles son sus aplicaciones.</text:p>
            </table:table-cell>
            <table:covered-table-cell/>
            <table:table-cell table:style-name="Tabla1.G11" table:number-columns-spanned="4" office:value-type="string">
              <text:list xml:id="list1590343382" text:style-name="WW8Num5">
                <text:list-item>
                  <text:p text:style-name="P81">Pintarrón</text:p>
                </text:list-item>
                <text:list-item>
                  <text:p text:style-name="P81">Marcadores para pintarrón.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covered-table-cell/>
            <table:table-cell table:style-name="Tabla1.K13" table:number-rows-spanned="3" office:value-type="string">
              <text:list xml:id="list14229059153144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1.1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A3" table:number-columns-spanned="4" office:value-type="string">
              <text:p text:style-name="P96">(Q) Tiempo: 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.G13" table:number-columns-spanned="4" office:value-type="string">
              <text:list xml:id="list23908050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10 minutos de encuadre.</text:p>
                </text:list-item>
                <text:list-item>
                  <text:p text:style-name="P102">10 minutos para explicar el desarrollo de la dinámica de trabajo.</text:p>
                </text:list-item>
                <text:list-item>
                  <text:p text:style-name="P104"><text:span text:style-name="T13">60 minutos para la revisión de ejemplos de espacios muestra y del concepto de evento o conjunto medible.</text:span></text:p>
                </text:list-item>
                <text:list-item>
                  <text:p text:style-name="P102">20 minutos para el cierre y las conclusiones.</text:p>
                </text:list-item>
              </text:list>
              <text:p text:style-name="P105"/>
            </table:table-cell>
            <table:covered-table-cell/>
            <table:covered-table-cell/>
            <table:covered-table-cell/>
            <table:covered-table-cell/>
          </table:table-row>
          <table:table-row table:style-name="Tabla1.14">
            <table:table-cell table:style-name="Tabla1.A1" table:number-columns-spanned="11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5">
            <table:table-cell table:style-name="Tabla1.A15" table:number-columns-spanned="11" office:value-type="string">
              <text:p text:style-name="P4">¿Qué tan preciso le pareció a usted el aprendizaje adquirido?</text:p>
              <text:p text:style-name="P4">¿Qué tan claro fue para usted el aprendizaje adquirido?</text:p>
              <text:p text:style-name="P4">¿Cómo aplicará el aprendizaje adquirido en su práctica labor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6">
            <table:table-cell table:style-name="Tabla1.A1" table:number-columns-spanned="11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a1.17">
            <table:table-cell table:style-name="Tabla1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.A3" table:number-columns-spanned="4" office:value-type="string">
              <text:p text:style-name="P107">(T) Intencionalidad de la evaluación </text:p>
            </table:table-cell>
            <table:covered-table-cell/>
            <table:covered-table-cell/>
            <table:covered-table-cell/>
            <table:table-cell table:style-name="Tabla1.A3" table:number-columns-spanned="2" office:value-type="string">
              <text:p text:style-name="P108">(U) Instrumentos de evaluación </text:p>
            </table:table-cell>
            <table:covered-table-cell/>
            <table:table-cell table:style-name="Tabla1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.18">
            <table:table-cell table:style-name="Tabla1.A18" table:number-columns-spanned="2" office:value-type="string">
              <text:p text:style-name="P4">Diagnóstica </text:p>
            </table:table-cell>
            <table:covered-table-cell/>
            <table:table-cell table:style-name="Tabla1.C18" office:value-type="string">
              <text:p text:style-name="P5">( <text:s/>) </text:p>
            </table:table-cell>
            <table:table-cell table:style-name="Tabla1.D20" table:number-rows-spanned="3" table:number-columns-spanned="4" office:value-type="string">
              <text:p text:style-name="Standard"><text:span text:style-name="T6">Sistematizar e interpretar la información vertida por el personal discente, para dar la realimentación requerida,</text:span> </text:p>
            </table:table-cell>
            <table:covered-table-cell/>
            <table:covered-table-cell/>
            <table:covered-table-cell/>
            <table:table-cell table:style-name="Tabla1.H20" table:number-rows-spanned="3" table:number-columns-spanned="2" office:value-type="string">
              <text:list xml:id="list2393031927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.J20" table:number-rows-spanned="3" table:number-columns-spanned="2" office:value-type="string">
              <text:p text:style-name="P29"><text:span text:style-name="T1">Ilustración</text:span><text:span text:style-name="T5"> </text:span><text:span text:style-name="T1">del concepto de probabilidad, sus orígenes y sus aplicaciones.</text:span></text:p>
            </table:table-cell>
            <table:covered-table-cell/>
          </table:table-row>
          <table:table-row table:style-name="Tabla1.19">
            <table:table-cell table:style-name="Tabla1.A19" table:number-columns-spanned="2" office:value-type="string">
              <text:p text:style-name="P4">Sumativa. </text:p>
            </table:table-cell>
            <table:covered-table-cell/>
            <table:table-cell table:style-name="Tabla1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0">
            <table:table-cell table:style-name="Tabla1.A20" table:number-columns-spanned="2" office:value-type="string">
              <text:p text:style-name="P4">Formativa. </text:p>
            </table:table-cell>
            <table:covered-table-cell/>
            <table:table-cell table:style-name="Tabla1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1">
            <table:table-cell table:style-name="Tabla1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.F21" table:number-columns-spanned="6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2.odt" text:protected="true">
        <text:section-source xlink:href="../Secuencia%20Didactica%20No%2002.odt" text:filter-name="writer8"/>
        <text:p text:style-name="P41">SECRETARÍA DE LA DEFENSA NACIONAL.</text:p>
        <text:p text:style-name="P1"><text:s/><text:bookmark text:name="_GoBack1"/></text:p>
        <text:list xml:id="list14228691161041" text:continue-list="list248659182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column table:style-name="Tabla2.I"/>
          <table:table-column table:style-name="Tabla2.J"/>
          <table:table-column table:style-name="Tabla2.K"/>
          <table:table-row table:style-name="Tabla2.1">
            <table:table-cell table:style-name="Tabla2.A1" table:number-columns-spanned="11" office:value-type="string">
              <text:p text:style-name="P2">SECUENCIA DIDÁCTICA No.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table:number-columns-spanned="11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table:number-columns-spanned="2" office:value-type="string">
              <text:p text:style-name="P45">(E) Unidad de aprendizaje: </text:p>
            </table:table-cell>
            <table:covered-table-cell/>
            <table:table-cell table:style-name="Tabla2.A3" table:number-columns-spanned="6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.4">
            <table:table-cell table:style-name="Tabla2.A4" table:number-columns-spanned="2" office:value-type="string">
              <text:p text:style-name="P5">Probabilidad y Estadística</text:p>
            </table:table-cell>
            <table:covered-table-cell/>
            <table:table-cell table:style-name="Tabla2.C4" table:number-columns-spanned="6" office:value-type="string">
              <text:p text:style-name="P4">I. TEORIA DE PROBABILIDAD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I4" table:number-columns-spanned="3" office:value-type="string">
              <text:p text:style-name="P10"><text:s/></text:p>
              <text:p text:style-name="P18">1.2 REDACTA EN MEDIA CUARTILLA EL CONCEPTO DE EVENTO O SUCESO.</text:p>
              <text:p text:style-name="P48"><text:s/></text:p>
            </table:table-cell>
            <table:covered-table-cell/>
            <table:covered-table-cell/>
          </table:table-row>
          <table:table-row table:style-name="Tabla2.5">
            <table:table-cell table:style-name="Tabla2.A3" table:number-columns-spanned="8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.4">
            <table:table-cell table:style-name="Tabla2.A6" table:number-columns-spanned="8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I6" table:number-columns-spanned="3" office:value-type="string">
              <text:p text:style-name="P10">Campo Militar No. 1-K, Lomas de San Isidro, México, <text:s/>Viernes 5 de marzo de 2021.</text:p>
            </table:table-cell>
            <table:covered-table-cell/>
            <table:covered-table-cell/>
          </table:table-row>
          <table:table-row table:style-name="Tabla2.7">
            <table:table-cell table:style-name="Tabla2.A3" table:number-columns-spanned="8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.4">
            <table:table-cell table:style-name="Tabla2.A8" table:number-columns-spanned="8" office:value-type="string">
              <text:p text:style-name="P9">¿Qué debe entenderse por probabilidad?</text:p>
              <text:p text:style-name="P9">¿Cuál fue el origen del estudio de la probabilidad?</text:p>
              <text:p text:style-name="P9">¿Qué debe entenderse por espacio muestra?</text:p>
              <text:p text:style-name="P9">¿Qué debe entenderse por eventos o conjuntos medibl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I8" table:number-columns-spanned="3" office:value-type="string">
              <text:p text:style-name="P56"><text:span text:style-name="T3">EXPLICA LA NECESIDAD DEL ESTUDIO Y APLICACIÓN DE LA TEORIA DE LA PROBABILIDAD</text:span><text:span text:style-name="T1">.</text:span></text:p>
            </table:table-cell>
            <table:covered-table-cell/>
            <table:covered-table-cell/>
          </table:table-row>
          <table:table-row table:style-name="Tabla2.9">
            <table:table-cell table:style-name="Tabla2.A1" table:number-columns-spanned="11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0">
            <table:table-cell table:style-name="Tabla2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.A3" table:number-columns-spanned="4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covered-table-cell/>
            <table:table-cell table:style-name="Tabla2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.11">
            <table:table-cell table:style-name="Tabla2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>Aprendizaje basado en Problemas.</text:p>
            </table:table-cell>
            <table:table-cell table:style-name="Tabla2.B13" table:number-rows-spanned="3" table:number-columns-spanned="3" office:value-type="string">
              <text:list xml:id="list14229361792022" text:continue-list="list1502627578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.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.E13" table:number-rows-spanned="3" table:number-columns-spanned="2" office:value-type="string">
              <text:p text:style-name="P49">Prepara un documento en el que resuelve cuatro ecuaciones diferenciales.</text:p>
            </table:table-cell>
            <table:covered-table-cell/>
            <table:table-cell table:style-name="Tabla2.G11" table:number-columns-spanned="4" office:value-type="string">
              <text:list xml:id="list14228682178491" text:continue-list="list14229059153144" text:style-name="WW8Num5">
                <text:list-item>
                  <text:p text:style-name="P81">Pintarrón</text:p>
                </text:list-item>
                <text:list-item>
                  <text:p text:style-name="P81">Marcadores para pintarrón.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covered-table-cell/>
            <table:table-cell table:style-name="Tabla2.K13" table:number-rows-spanned="3" office:value-type="string">
              <text:list xml:id="list14228927129839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2.1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A3" table:number-columns-spanned="4" office:value-type="string">
              <text:p text:style-name="P96">(Q) Tiempo: 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2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G13" table:number-columns-spanned="4" office:value-type="string">
              <text:list xml:id="list14229732599056" text:continue-list="list23908050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10 minutos de encuadre.</text:p>
                </text:list-item>
                <text:list-item>
                  <text:p text:style-name="P102">10 minutos para explicar el desarrollo de la dinámica de trabajo.</text:p>
                </text:list-item>
                <text:list-item>
                  <text:p text:style-name="P104"><text:span text:style-name="T13">60 minutos para resolver diversos problemas de obtención del espacio muestra e identificación de eventos</text:span><text:span text:style-name="T1">.</text:span><text:span text:style-name="T13"> </text:span></text:p>
                </text:list-item>
                <text:list-item>
                  <text:p text:style-name="P102">20 minutos para el cierre y las conclusiones.</text:p>
                </text:list-item>
              </text:list>
              <text:p text:style-name="P105"/>
            </table:table-cell>
            <table:covered-table-cell/>
            <table:covered-table-cell/>
            <table:covered-table-cell/>
            <table:covered-table-cell/>
          </table:table-row>
          <table:table-row table:style-name="Tabla2.14">
            <table:table-cell table:style-name="Tabla2.A1" table:number-columns-spanned="11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5">
            <table:table-cell table:style-name="Tabla2.A15" table:number-columns-spanned="11" office:value-type="string">
              <text:p text:style-name="P4">¿Qué tan preciso le pareció a usted el aprendizaje adquirido?</text:p>
              <text:p text:style-name="P4">¿Qué tan claro fue para usted el aprendizaje adquirido?</text:p>
              <text:p text:style-name="P4">¿Cómo aplicará el aprendizaje adquirido en su práctica labor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6">
            <table:table-cell table:style-name="Tabla2.A1" table:number-columns-spanned="11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7">
            <table:table-cell table:style-name="Tabla2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.A3" table:number-columns-spanned="4" office:value-type="string">
              <text:p text:style-name="P107">(T) Intencionalidad de la evaluación </text:p>
            </table:table-cell>
            <table:covered-table-cell/>
            <table:covered-table-cell/>
            <table:covered-table-cell/>
            <table:table-cell table:style-name="Tabla2.A3" table:number-columns-spanned="2" office:value-type="string">
              <text:p text:style-name="P108">(U) Instrumentos de evaluación </text:p>
            </table:table-cell>
            <table:covered-table-cell/>
            <table:table-cell table:style-name="Tabla2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ext:soft-page-break/>
          <table:table-row table:style-name="Tabla2.18">
            <table:table-cell table:style-name="Tabla2.A18" table:number-columns-spanned="2" office:value-type="string">
              <text:p text:style-name="P4">Diagnóstica </text:p>
            </table:table-cell>
            <table:covered-table-cell/>
            <table:table-cell table:style-name="Tabla2.C18" office:value-type="string">
              <text:p text:style-name="P5">( <text:s/>) </text:p>
            </table:table-cell>
            <table:table-cell table:style-name="Tabla2.D20" table:number-rows-spanned="3" table:number-columns-spanned="4" office:value-type="string">
              <text:p text:style-name="Standard"><text:span text:style-name="T6">Sistematizar e interpretar la información vertida por el personal discente, para dar la realimentación requerida,</text:span> </text:p>
            </table:table-cell>
            <table:covered-table-cell/>
            <table:covered-table-cell/>
            <table:covered-table-cell/>
            <table:table-cell table:style-name="Tabla2.H20" table:number-rows-spanned="3" table:number-columns-spanned="2" office:value-type="string">
              <text:list xml:id="list14229938426698" text:continue-list="list2393031927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.J20" table:number-rows-spanned="3" table:number-columns-spanned="2" office:value-type="string">
              <text:p text:style-name="P29"><text:span text:style-name="T1">Ilustración</text:span><text:span text:style-name="T5"> </text:span><text:span text:style-name="T1">de algún procedimiento para a partir de la descripción de un experimento aleatorio, obtener el espacio muestra y asignar una medida a los eventos del mismo.</text:span></text:p>
            </table:table-cell>
            <table:covered-table-cell/>
          </table:table-row>
          <table:table-row table:style-name="Tabla2.19">
            <table:table-cell table:style-name="Tabla2.A19" table:number-columns-spanned="2" office:value-type="string">
              <text:p text:style-name="P4">Sumativa. </text:p>
            </table:table-cell>
            <table:covered-table-cell/>
            <table:table-cell table:style-name="Tabla2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20">
            <table:table-cell table:style-name="Tabla2.A20" table:number-columns-spanned="2" office:value-type="string">
              <text:p text:style-name="P4">Formativa. </text:p>
            </table:table-cell>
            <table:covered-table-cell/>
            <table:table-cell table:style-name="Tabla2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21">
            <table:table-cell table:style-name="Tabla2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.F21" table:number-columns-spanned="6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3.odt" text:protected="true">
        <text:section-source xlink:href="../Secuencia%20Didactica%20No%2003.odt" text:filter-name="writer8"/>
        <text:p text:style-name="P41"/>
        <text:p text:style-name="P42">SECRETARÍA DE LA DEFENSA NACIONAL.</text:p>
        <text:p text:style-name="P1"><text:s/><text:bookmark text:name="_GoBack2"/></text:p>
        <text:list xml:id="list14229126997677" text:continue-list="list14228691161041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column table:style-name="Tabla3.J"/>
          <table:table-column table:style-name="Tabla3.K"/>
          <table:table-row table:style-name="Tabla3.1">
            <table:table-cell table:style-name="Tabla3.A1" table:number-columns-spanned="11" office:value-type="string">
              <text:p text:style-name="P2">SECUENCIA DIDÁCTICA No. 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1">
            <table:table-cell table:style-name="Tabla3.A1" table:number-columns-spanned="11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3" table:number-columns-spanned="2" office:value-type="string">
              <text:p text:style-name="P45">(E) Unidad de aprendizaje: </text:p>
            </table:table-cell>
            <table:covered-table-cell/>
            <table:table-cell table:style-name="Tabla3.A3" table:number-columns-spanned="6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.4">
            <table:table-cell table:style-name="Tabla3.A4" table:number-columns-spanned="2" office:value-type="string">
              <text:p text:style-name="P5">Probabilidad y Estadística</text:p>
            </table:table-cell>
            <table:covered-table-cell/>
            <table:table-cell table:style-name="Tabla3.C4" table:number-columns-spanned="6" office:value-type="string">
              <text:p text:style-name="P4">I. TEORIA DE PROBABILIDAD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I4" table:number-columns-spanned="3" office:value-type="string">
              <text:p text:style-name="P10"><text:s/></text:p>
              <text:p text:style-name="P17">1.3 DESCRIBE POR ESCRITO LAS DOS FORMAS (UNION E INTERSECCION DE EVENTOS) EN QUE SE PUEDEN COMBINAR VARIOS EVENTOS PARA DAR LUGAR A UN EVENTO COMPUESTO, SIN ERROR DE CONCEPTO DE LAS OPERACIONES.</text:p>
              <text:p text:style-name="P48"><text:s/></text:p>
            </table:table-cell>
            <table:covered-table-cell/>
            <table:covered-table-cell/>
          </table:table-row>
          <table:table-row table:style-name="Tabla3.5">
            <table:table-cell table:style-name="Tabla3.A3" table:number-columns-spanned="8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.4">
            <table:table-cell table:style-name="Tabla3.A6" table:number-columns-spanned="8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I6" table:number-columns-spanned="3" office:value-type="string">
              <text:p text:style-name="P10">Campo Militar No. 1-K, Lomas de San Isidro, México, <text:s/>Miércoles 10 de marzo de 2021.</text:p>
            </table:table-cell>
            <table:covered-table-cell/>
            <table:covered-table-cell/>
          </table:table-row>
          <table:table-row table:style-name="Tabla3.7">
            <table:table-cell table:style-name="Tabla3.A3" table:number-columns-spanned="8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.4">
            <table:table-cell table:style-name="Tabla3.A8" table:number-columns-spanned="8" office:value-type="string">
              <text:p text:style-name="P9">¿Qué debe entenderse por probabilidad?</text:p>
              <text:p text:style-name="P9">¿Cuál fue el origen del estudio de la probabilidad?</text:p>
              <text:p text:style-name="P9">¿Qué debe entenderse por espacio muestra?</text:p>
              <text:p text:style-name="P9">¿Qué debe entenderse por eventos o conjuntos medibl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I8" table:number-columns-spanned="3" office:value-type="string">
              <text:p text:style-name="P56"><text:span text:style-name="T3">EXPLICA LA NECESIDAD DEL ESTUDIO Y APLICACIÓN DE LA TEORIA DE LA PROBABILIDAD</text:span><text:span text:style-name="T1">.</text:span></text:p>
            </table:table-cell>
            <table:covered-table-cell/>
            <table:covered-table-cell/>
          </table:table-row>
          <table:table-row table:style-name="Tabla3.9">
            <table:table-cell table:style-name="Tabla3.A1" table:number-columns-spanned="11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10">
            <table:table-cell table:style-name="Tabla3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.A3" table:number-columns-spanned="4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covered-table-cell/>
            <table:table-cell table:style-name="Tabla3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.11">
            <table:table-cell table:style-name="Tabla3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68"><text:span text:style-name="T13">Toma de decisiones <text:s/>basada en modelos como simplificación de la realidad.</text:span></text:p>
            </table:table-cell>
            <table:table-cell table:style-name="Tabla3.B13" table:number-rows-spanned="3" table:number-columns-spanned="3" office:value-type="string">
              <text:list xml:id="list14229784664721" text:continue-list="list14229361792022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3.E13" table:number-rows-spanned="3" table:number-columns-spanned="2" office:value-type="string">
              <text:p text:style-name="P49">Utiliza ejemplos de espacios muestra para la descripción de fenómenos aleatorios en términos de eventos y combinaciones de eventos, para calcular medidas o probabilidades de eventos.</text:p>
            </table:table-cell>
            <table:covered-table-cell/>
            <table:table-cell table:style-name="Tabla3.G11" table:number-columns-spanned="4" office:value-type="string">
              <text:list xml:id="list14228786817980" text:continue-list="list14228927129839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covered-table-cell/>
            <table:table-cell table:style-name="Tabla3.K13" table:number-rows-spanned="3" office:value-type="string">
              <text:list xml:id="list14230379653821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3.1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A3" table:number-columns-spanned="4" office:value-type="string">
              <text:p text:style-name="P96">(Q) Tiempo: 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3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G13" table:number-columns-spanned="4" office:value-type="string">
              <text:list xml:id="list14228491874914" text:continue-list="list14229732599056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10 minutos de encuadre.</text:p>
                </text:list-item>
                <text:list-item>
                  <text:p text:style-name="P102">10 minutos para explicar el desarrollo de la dinámica de trabajo.</text:p>
                </text:list-item>
                <text:list-item>
                  <text:p text:style-name="P104"><text:span text:style-name="T13">60 minutos para la modelación de fenómenos aleatorios</text:span><text:span text:style-name="T1">.</text:span><text:span text:style-name="T13"> </text:span></text:p>
                </text:list-item>
                <text:list-item>
                  <text:p text:style-name="P102">20 minutos para el cierre y las conclusiones.</text:p>
                </text:list-item>
                <text:list-item>
                  <text:p text:style-name="P102"/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a3.14">
            <table:table-cell table:style-name="Tabla3.A1" table:number-columns-spanned="11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15">
            <table:table-cell table:style-name="Tabla3.A15" table:number-columns-spanned="11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16">
            <table:table-cell table:style-name="Tabla3.A1" table:number-columns-spanned="11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a3.17">
            <table:table-cell table:style-name="Tabla3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.A3" table:number-columns-spanned="4" office:value-type="string">
              <text:p text:style-name="P107">(T) Intencionalidad de la evaluación </text:p>
            </table:table-cell>
            <table:covered-table-cell/>
            <table:covered-table-cell/>
            <table:covered-table-cell/>
            <table:table-cell table:style-name="Tabla3.A3" table:number-columns-spanned="2" office:value-type="string">
              <text:p text:style-name="P108">(U) Instrumentos de evaluación </text:p>
            </table:table-cell>
            <table:covered-table-cell/>
            <table:table-cell table:style-name="Tabla3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.18">
            <table:table-cell table:style-name="Tabla3.A18" table:number-columns-spanned="2" office:value-type="string">
              <text:p text:style-name="P4">Diagnóstica </text:p>
            </table:table-cell>
            <table:covered-table-cell/>
            <table:table-cell table:style-name="Tabla3.C18" office:value-type="string">
              <text:p text:style-name="P5">( <text:s/>) </text:p>
            </table:table-cell>
            <table:table-cell table:style-name="Tabla3.D20" table:number-rows-spanned="3" table:number-columns-spanned="4" office:value-type="string">
              <text:p text:style-name="Standard"><text:span text:style-name="T6">Sistematizar e interpretar la información vertida por el personal discente, para dar la realimentación requerida,</text:span> </text:p>
            </table:table-cell>
            <table:covered-table-cell/>
            <table:covered-table-cell/>
            <table:covered-table-cell/>
            <table:table-cell table:style-name="Tabla3.H20" table:number-rows-spanned="3" table:number-columns-spanned="2" office:value-type="string">
              <text:list xml:id="list14230025823796" text:continue-list="list14229938426698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3.J20" table:number-rows-spanned="3" table:number-columns-spanned="2" office:value-type="string">
              <text:p text:style-name="P11">Cálculo de probabilidades como medidas de eventos y de eventos combinados definidos a partir de espacios muestra de experimentos aleatorios.</text:p>
            </table:table-cell>
            <table:covered-table-cell/>
          </table:table-row>
          <table:table-row table:style-name="Tabla3.19">
            <table:table-cell table:style-name="Tabla3.A19" table:number-columns-spanned="2" office:value-type="string">
              <text:p text:style-name="P4">Sumativa. </text:p>
            </table:table-cell>
            <table:covered-table-cell/>
            <table:table-cell table:style-name="Tabla3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0">
            <table:table-cell table:style-name="Tabla3.A20" table:number-columns-spanned="2" office:value-type="string">
              <text:p text:style-name="P4">Formativa. </text:p>
            </table:table-cell>
            <table:covered-table-cell/>
            <table:table-cell table:style-name="Tabla3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1">
            <table:table-cell table:style-name="Tabla3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.F21" table:number-columns-spanned="6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4.odt" text:protected="true">
        <text:section-source xlink:href="../Secuencia%20Didactica%20No%2004.odt" text:filter-name="writer8"/>
        <text:p text:style-name="P41">SECRETARÍA DE LA DEFENSA NACIONAL.</text:p>
        <text:p text:style-name="P1"><text:s/><text:bookmark text:name="_GoBack3"/></text:p>
        <text:list xml:id="list14229666766107" text:continue-list="list14229126997677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column table:style-name="Tabla4.I"/>
          <table:table-column table:style-name="Tabla4.J"/>
          <table:table-column table:style-name="Tabla4.K"/>
          <table:table-row table:style-name="Tabla4.1">
            <table:table-cell table:style-name="Tabla4.A1" table:number-columns-spanned="11" office:value-type="string">
              <text:p text:style-name="P2">SECUENCIA DIDÁCTICA No. 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table:number-columns-spanned="11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3">
            <table:table-cell table:style-name="Tabla4.A3" table:number-columns-spanned="2" office:value-type="string">
              <text:p text:style-name="P45">(E) Unidad de aprendizaje: </text:p>
            </table:table-cell>
            <table:covered-table-cell/>
            <table:table-cell table:style-name="Tabla4.A3" table:number-columns-spanned="6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4.4">
            <table:table-cell table:style-name="Tabla4.A4" table:number-columns-spanned="2" office:value-type="string">
              <text:p text:style-name="P5">Probabilidad y Estadística</text:p>
            </table:table-cell>
            <table:covered-table-cell/>
            <table:table-cell table:style-name="Tabla4.C4" table:number-columns-spanned="6" office:value-type="string">
              <text:p text:style-name="P4">I. TEORIA DE PROBABILIDAD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I4" table:number-columns-spanned="3" office:value-type="string">
              <text:p text:style-name="P10"><text:s/></text:p>
              <text:p text:style-name="P17">1.4 CALCULA LA PROBABILIDAD DE UN EVENTO A, SUPONIENDO QUE DICHO EVENTO OCURRE DADO QUE OCURRE EL EVENTO B.</text:p>
              <text:p text:style-name="P48">1.5 REDACTA EN MEDIA CUARTILLA EL TEOREMA DE BAYES.</text:p>
            </table:table-cell>
            <table:covered-table-cell/>
            <table:covered-table-cell/>
          </table:table-row>
          <table:table-row table:style-name="Tabla4.5">
            <table:table-cell table:style-name="Tabla4.A3" table:number-columns-spanned="8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4.4">
            <table:table-cell table:style-name="Tabla4.A6" table:number-columns-spanned="8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I6" table:number-columns-spanned="3" office:value-type="string">
              <text:p text:style-name="P10">Campo Militar No. 1-K, Lomas de San Isidro, México, <text:s/>Viernes 12 de marzo de 2021.</text:p>
            </table:table-cell>
            <table:covered-table-cell/>
            <table:covered-table-cell/>
          </table:table-row>
          <table:table-row table:style-name="Tabla4.7">
            <table:table-cell table:style-name="Tabla4.A3" table:number-columns-spanned="8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4.4">
            <table:table-cell table:style-name="Tabla4.A8" table:number-columns-spanned="8" office:value-type="string">
              <text:p text:style-name="P9">¿Cuál es el concepto de probabilidad condicional?</text:p>
              <text:p text:style-name="P9">¿Cuál es la información que nos permite conocer el teorema de Bay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I8" table:number-columns-spanned="3" office:value-type="string">
              <text:p text:style-name="P56"><text:span text:style-name="T3">EXPLICA LA NECESIDAD DEL ESTUDIO Y APLICACIÓN DE LA TEORIA DE LA PROBABILIDAD</text:span><text:span text:style-name="T1">.</text:span></text:p>
            </table:table-cell>
            <table:covered-table-cell/>
            <table:covered-table-cell/>
          </table:table-row>
          <table:table-row table:style-name="Tabla4.9">
            <table:table-cell table:style-name="Tabla4.A1" table:number-columns-spanned="11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0">
            <table:table-cell table:style-name="Tabla4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4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4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4.A3" table:number-columns-spanned="4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covered-table-cell/>
            <table:table-cell table:style-name="Tabla4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4.11">
            <table:table-cell table:style-name="Tabla4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4.B13" table:number-rows-spanned="3" table:number-columns-spanned="3" office:value-type="string">
              <text:list xml:id="list14229328157202" text:continue-list="list14229784664721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4.E13" table:number-rows-spanned="3" table:number-columns-spanned="2" office:value-type="string">
              <text:p text:style-name="P49">Calcula probabilidades condicionales para familiarizarse con ese <text:s/>concepto y utilizarlo en la aplicación del teorema de Bayes.</text:p>
            </table:table-cell>
            <table:covered-table-cell/>
            <table:table-cell table:style-name="Tabla4.G11" table:number-columns-spanned="4" office:value-type="string">
              <text:list xml:id="list14228559469722" text:continue-list="list14230379653821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covered-table-cell/>
            <table:table-cell table:style-name="Tabla4.K13" table:number-rows-spanned="3" office:value-type="string">
              <text:list xml:id="list14230171556725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4.1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A3" table:number-columns-spanned="4" office:value-type="string">
              <text:p text:style-name="P96">(Q) Tiempo: 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4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G13" table:number-columns-spanned="4" office:value-type="string">
              <text:list xml:id="list14229814564591" text:continue-list="list14228491874914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anteriores.</text:p>
                </text:list-item>
                <text:list-item>
                  <text:p text:style-name="P102">50 minutos para la deducción de las probabilidades condicionales y su uso en la aplicación del teorema de Baye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a4.14">
            <table:table-cell table:style-name="Tabla4.A1" table:number-columns-spanned="11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a4.15">
            <table:table-cell table:style-name="Tabla4.A15" table:number-columns-spanned="11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6">
            <table:table-cell table:style-name="Tabla4.A1" table:number-columns-spanned="11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7">
            <table:table-cell table:style-name="Tabla4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4.A3" table:number-columns-spanned="4" office:value-type="string">
              <text:p text:style-name="P107">(T) Intencionalidad de la evaluación </text:p>
            </table:table-cell>
            <table:covered-table-cell/>
            <table:covered-table-cell/>
            <table:covered-table-cell/>
            <table:table-cell table:style-name="Tabla4.A3" table:number-columns-spanned="2" office:value-type="string">
              <text:p text:style-name="P108">(U) Instrumentos de evaluación </text:p>
            </table:table-cell>
            <table:covered-table-cell/>
            <table:table-cell table:style-name="Tabla4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4.18">
            <table:table-cell table:style-name="Tabla4.A18" table:number-columns-spanned="2" office:value-type="string">
              <text:p text:style-name="P4">Diagnóstica </text:p>
            </table:table-cell>
            <table:covered-table-cell/>
            <table:table-cell table:style-name="Tabla4.C18" office:value-type="string">
              <text:p text:style-name="P5">( <text:s/>) </text:p>
            </table:table-cell>
            <table:table-cell table:style-name="Tabla4.D20" table:number-rows-spanned="3" table:number-columns-spanned="4" office:value-type="string">
              <text:p text:style-name="Standard"><text:span text:style-name="T6">Sistematizar e interpretar la información vertida por el personal discente, para dar la realimentación requerida,</text:span> </text:p>
            </table:table-cell>
            <table:covered-table-cell/>
            <table:covered-table-cell/>
            <table:covered-table-cell/>
            <table:table-cell table:style-name="Tabla4.H20" table:number-rows-spanned="3" table:number-columns-spanned="2" office:value-type="string">
              <text:list xml:id="list14229669124555" text:continue-list="list14230025823796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4.J20" table:number-rows-spanned="3" table:number-columns-spanned="2" office:value-type="string">
              <text:p text:style-name="P11">Ilustración de la aplicación del teorema de Bayes.</text:p>
            </table:table-cell>
            <table:covered-table-cell/>
          </table:table-row>
          <table:table-row table:style-name="Tabla4.19">
            <table:table-cell table:style-name="Tabla4.A19" table:number-columns-spanned="2" office:value-type="string">
              <text:p text:style-name="P4">Sumativa. </text:p>
            </table:table-cell>
            <table:covered-table-cell/>
            <table:table-cell table:style-name="Tabla4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20">
            <table:table-cell table:style-name="Tabla4.A20" table:number-columns-spanned="2" office:value-type="string">
              <text:p text:style-name="P4">Formativa. </text:p>
            </table:table-cell>
            <table:covered-table-cell/>
            <table:table-cell table:style-name="Tabla4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21">
            <table:table-cell table:style-name="Tabla4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4.F21" table:number-columns-spanned="6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5.odt" text:protected="true">
        <text:section-source xlink:href="../Secuencia%20Didactica%20No%2005.odt" text:filter-name="writer8"/>
        <text:p text:style-name="P41">SECRETARÍA DE LA DEFENSA NACIONAL.</text:p>
        <text:p text:style-name="P1"><text:s/><text:bookmark text:name="_GoBack4"/></text:p>
        <text:list xml:id="list14229991040686" text:continue-list="list14229666766107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column table:style-name="Tabla5.G"/>
          <table:table-column table:style-name="Tabla5.H"/>
          <table:table-column table:style-name="Tabla5.I"/>
          <table:table-column table:style-name="Tabla5.J"/>
          <table:table-row table:style-name="Tabla5.1">
            <table:table-cell table:style-name="Tabla5.A1" table:number-columns-spanned="10" office:value-type="string">
              <text:p text:style-name="P2">SECUENCIA DIDÁCTICA No. 5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1">
            <table:table-cell table:style-name="Tabla5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3">
            <table:table-cell table:style-name="Tabla5.A3" table:number-columns-spanned="2" office:value-type="string">
              <text:p text:style-name="P45">(E) Unidad de aprendizaje: </text:p>
            </table:table-cell>
            <table:covered-table-cell/>
            <table:table-cell table:style-name="Tabla5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5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5.4">
            <table:table-cell table:style-name="Tabla5.A4" table:number-columns-spanned="2" office:value-type="string">
              <text:p text:style-name="P5">Probabilidad y Estadística</text:p>
            </table:table-cell>
            <table:covered-table-cell/>
            <table:table-cell table:style-name="Tabla5.C4" table:number-columns-spanned="5" office:value-type="string">
              <text:p text:style-name="P4">I. TEORIA DE PROBABILIDAD</text:p>
            </table:table-cell>
            <table:covered-table-cell/>
            <table:covered-table-cell/>
            <table:covered-table-cell/>
            <table:covered-table-cell/>
            <table:table-cell table:style-name="Tabla5.H4" table:number-columns-spanned="3" office:value-type="string">
              <text:p text:style-name="P51">1.6 ELABORA UNA LISTA DE LAS TECNICAS DE CONTEO CON SUS CARACTERISTICAS, SIN OMITIR NINGUNA.</text:p>
              <text:p text:style-name="P51">INTRODUCCION A U.T. II VARIABLES ALEATORIAS</text:p>
            </table:table-cell>
            <table:covered-table-cell/>
            <table:covered-table-cell/>
          </table:table-row>
          <table:table-row table:style-name="Tabla5.5">
            <table:table-cell table:style-name="Tabla5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5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5.4">
            <table:table-cell table:style-name="Tabla5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5.H6" table:number-columns-spanned="3" office:value-type="string">
              <text:p text:style-name="P10">Campo Militar No. 1-K, Lomas de San Isidro, México, <text:s/>Miércoles 17 de marzo de 2021.</text:p>
            </table:table-cell>
            <table:covered-table-cell/>
            <table:covered-table-cell/>
          </table:table-row>
          <table:table-row table:style-name="Tabla5.7">
            <table:table-cell table:style-name="Tabla5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5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5.4">
            <table:table-cell table:style-name="Tabla5.A8" table:number-columns-spanned="7" office:value-type="string">
              <text:p text:style-name="P9">¿Qué tan bien ha logrado el discente entender el concepto de técnica de conteo?</text:p>
              <text:p text:style-name="P9">¿Qué tan bien ha logrado el discente entender el uso de las técnicas de conteo para el cálculo de probabilidad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5.H8" table:number-columns-spanned="3" office:value-type="string">
              <text:p text:style-name="P56"><text:span text:style-name="T3">EXPLICA LA NECESIDAD DEL ESTUDIO Y APLICACIÓN DE LA TEORIA DE LA PROBABILIDAD</text:span><text:span text:style-name="T1">.</text:span></text:p>
            </table:table-cell>
            <table:covered-table-cell/>
            <table:covered-table-cell/>
          </table:table-row>
          <table:table-row table:style-name="Tabla5.9">
            <table:table-cell table:style-name="Tabla5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10">
            <table:table-cell table:style-name="Tabla5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5.A3" table:number-columns-spanned="3" office:value-type="string">
              <text:p text:style-name="P63">(M) Actividades del Mediador: </text:p>
              <text:p text:style-name="P55"><text:s/></text:p>
            </table:table-cell>
            <table:covered-table-cell/>
            <table:covered-table-cell/>
            <table:table-cell table:style-name="Tabla5.A3" table:number-columns-spanned="2" office:value-type="string">
              <text:p text:style-name="P65">(N) Actividades del estudiante: </text:p>
              <text:p text:style-name="P55"><text:s/></text:p>
            </table:table-cell>
            <table:covered-table-cell/>
            <table:table-cell table:style-name="Tabla5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5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5.11">
            <table:table-cell table:style-name="Tabla5.A13" table:number-rows-spanned="3" office:value-type="string">
              <text:p text:style-name="P13"/>
              <text:p text:style-name="P69">Método Expositivo.</text:p>
              <text:p text:style-name="P69"/>
              <text:p text:style-name="P71">Técnica de Explicación Oral.</text:p>
            </table:table-cell>
            <table:table-cell table:style-name="Tabla5.B13" table:number-rows-spanned="3" table:number-columns-spanned="3" office:value-type="string">
              <text:list xml:id="list14229565854307" text:continue-list="list14230171556725" text:style-name="WW8Num5">
                <text:list-item>
                  <text:p text:style-name="P73">Se menciona el propósito del tema.</text:p>
                </text:list-item>
                <text:list-item>
                  <text:p text:style-name="P75">Se realizan las preguntas del Conflicto Cognitivo. </text:p>
                </text:list-item>
                <text:list-item>
                  <text:p text:style-name="P75">Se dan las instrucciones pertinentes sobre las estrategias de trabajo.</text:p>
                </text:list-item>
                <text:list-item>
                  <text:p text:style-name="P75">Se da realimentación sobre el trabajo realizado, al personal discente</text:p>
                </text:list-item>
              </text:list>
              <text:p text:style-name="P80"/>
            </table:table-cell>
            <table:covered-table-cell/>
            <table:covered-table-cell/>
            <table:table-cell table:style-name="Tabla5.E11" table:number-columns-spanned="2" office:value-type="string">
              <text:p text:style-name="P49">Calcula probabilidades de eventos utilizando técnicas de conteo.</text:p>
            </table:table-cell>
            <table:covered-table-cell/>
            <table:table-cell table:style-name="Tabla5.G11" table:number-columns-spanned="3" office:value-type="string">
              <text:list xml:id="list14229901814563" text:continue-list="list14229669124555" text:style-name="WW8Num4">
                <text:list-item>
                  <text:p text:style-name="P82">Pintarrón</text:p>
                </text:list-item>
                <text:list-item>
                  <text:p text:style-name="P82">Marcadores para pintarrón</text:p>
                </text:list-item>
                <text:list-item>
                  <text:p text:style-name="P82">Videoproyector</text:p>
                </text:list-item>
                <text:list-item>
                  <text:p text:style-name="P84">Internet.</text:p>
                </text:list-item>
              </text:list>
            </table:table-cell>
            <table:covered-table-cell/>
            <table:covered-table-cell/>
            <table:table-cell table:style-name="Tabla5.J11" office:value-type="string">
              <text:list xml:id="list14230446785038" text:continue-numbering="true" text:style-name="WW8Num4">
                <text:list-item>
                  <text:p text:style-name="P86">Capacidad de abstracción.</text:p>
                </text:list-item>
                <text:list-item>
                  <text:p text:style-name="P86">Capacidad de análisis.</text:p>
                </text:list-item>
                <text:list-item>
                  <text:p text:style-name="P88">Creatividad.</text:p>
                </text:list-item>
                <text:list-item>
                  <text:p text:style-name="P88">Trabajo colaborativo.</text:p>
                </text:list-item>
                <text:list-item>
                  <text:p text:style-name="P95"><text:span text:style-name="T7">Capacidad de toma de decisiones</text:span><text:span text:style-name="T6">.</text:span></text:p>
                </text:list-item>
              </text:list>
            </table:table-cell>
          </table:table-row>
          <table:table-row table:style-name="Tabla5.12">
            <table:covered-table-cell/>
            <table:covered-table-cell/>
            <table:covered-table-cell/>
            <table:covered-table-cell/>
            <table:table-cell table:style-name="Tabla5.E13" table:number-rows-spanned="2" table:number-columns-spanned="2" office:value-type="string">
              <text:p text:style-name="P31"/>
            </table:table-cell>
            <table:covered-table-cell/>
            <table:table-cell table:style-name="Tabla5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5.J13" table:number-rows-spanned="2" office:value-type="string">
              <text:p text:style-name="P31"/>
            </table:table-cell>
          </table:table-row>
          <table:table-row table:style-name="Tabla5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5.G13" table:number-columns-spanned="3" office:value-type="string">
              <text:list xml:id="list497157616" text:style-name="WW8Num2">
                <text:list-item>
                  <text:p text:style-name="P98">120 minutos en total.</text:p>
                </text:list-item>
                <text:list-item>
                  <text:p text:style-name="P103">20 minutos de receso intercalados</text:p>
                </text:list-item>
                <text:list-item>
                  <text:p text:style-name="P103">5 minutos de encuadre.</text:p>
                </text:list-item>
                <text:list-item>
                  <text:p text:style-name="P103">5 minutos para explicar el desarrollo de la dinámica de trabajo.</text:p>
                </text:list-item>
                <text:list-item>
                  <text:p text:style-name="P103">25 minutos para dar retroalimentación sobre las tareas y evidencias desarrolladas por los discentes en las clases anteriores.</text:p>
                </text:list-item>
                <text:list-item>
                  <text:p text:style-name="P103"><text:soft-page-break/>50 minutos para la deducción de las probabilidades utilizando técnicas de conteo.</text:p>
                </text:list-item>
                <text:list-item>
                  <text:p text:style-name="P103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5.14">
            <table:table-cell table:style-name="Tabla5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15">
            <table:table-cell table:style-name="Tabla5.A15" table:number-columns-spanned="10" office:value-type="string">
              <text:p text:style-name="P4">Metacomprensión: ¿qué tan bien se considera que el discente ha comprendido el concepto, la aplicación y los procedimientos de aplicación de las técnicas de conteo para el cálculo de probabilidades de evento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16">
            <table:table-cell table:style-name="Tabla5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17">
            <table:table-cell table:style-name="Tabla5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5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5.A3" table:number-columns-spanned="2" office:value-type="string">
              <text:p text:style-name="P108">(U) Instrumentos de evaluación </text:p>
            </table:table-cell>
            <table:covered-table-cell/>
            <table:table-cell table:style-name="Tabla5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5.18">
            <table:table-cell table:style-name="Tabla5.A18" table:number-columns-spanned="2" office:value-type="string">
              <text:p text:style-name="P4">Diagnóstica </text:p>
            </table:table-cell>
            <table:covered-table-cell/>
            <table:table-cell table:style-name="Tabla5.C18" office:value-type="string">
              <text:p text:style-name="P5">( <text:s/>) </text:p>
            </table:table-cell>
            <table:table-cell table:style-name="Tabla5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5.G20" table:number-rows-spanned="3" table:number-columns-spanned="2" office:value-type="string">
              <text:list xml:id="list14229246865151" text:continue-list="list14229814564591" text:style-name="WW8Num3">
                <text:list-item>
                  <text:p text:style-name="P111">Lista de cotejo o verificación.</text:p>
                </text:list-item>
                <text:list-item>
                  <text:p text:style-name="P114">Preguntas metacognitivas</text:p>
                </text:list-item>
              </text:list>
            </table:table-cell>
            <table:covered-table-cell/>
            <table:table-cell table:style-name="Tabla5.I20" table:number-rows-spanned="3" table:number-columns-spanned="2" office:value-type="string">
              <text:p text:style-name="P29"><text:span text:style-name="T1">Ilustración de la aplicación de las técnicas de conteo para el cálculo de probabilidades de eventos</text:span><text:span text:style-name="T6">.</text:span></text:p>
            </table:table-cell>
            <table:covered-table-cell/>
          </table:table-row>
          <table:table-row table:style-name="Tabla5.19">
            <table:table-cell table:style-name="Tabla5.A19" table:number-columns-spanned="2" office:value-type="string">
              <text:p text:style-name="P4">Sumativa. </text:p>
            </table:table-cell>
            <table:covered-table-cell/>
            <table:table-cell table:style-name="Tabla5.C19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20">
            <table:table-cell table:style-name="Tabla5.A20" table:number-columns-spanned="2" office:value-type="string">
              <text:p text:style-name="P4">Formativa. </text:p>
            </table:table-cell>
            <table:covered-table-cell/>
            <table:table-cell table:style-name="Tabla5.C20" office:value-type="string">
              <text:p text:style-name="P5">( 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21">
            <table:table-cell table:style-name="Tabla5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5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6.odt" text:protected="true">
        <text:section-source xlink:href="../Secuencia%20Didactica%20No%2006.odt" text:filter-name="writer8"/>
        <text:p text:style-name="P41">SECRETARÍA DE LA DEFENSA NACIONAL.</text:p>
        <text:p text:style-name="P1"><text:s/><text:bookmark text:name="_GoBack5"/></text:p>
        <text:list xml:id="list14230362193852" text:continue-list="list1422999104068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row table:style-name="Tabla6.1">
            <table:table-cell table:style-name="Tabla6.A1" table:number-columns-spanned="10" office:value-type="string">
              <text:p text:style-name="P2">SECUENCIA DIDÁCTICA No. 6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1">
            <table:table-cell table:style-name="Tabla6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3">
            <table:table-cell table:style-name="Tabla6.A3" table:number-columns-spanned="2" office:value-type="string">
              <text:p text:style-name="P45">(E) Unidad de aprendizaje: </text:p>
            </table:table-cell>
            <table:covered-table-cell/>
            <table:table-cell table:style-name="Tabla6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6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6.4">
            <table:table-cell table:style-name="Tabla6.A4" table:number-columns-spanned="2" office:value-type="string">
              <text:p text:style-name="P5">Probabilidad y Estadística</text:p>
            </table:table-cell>
            <table:covered-table-cell/>
            <table:table-cell table:style-name="Tabla6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6.H4" table:number-columns-spanned="3" office:value-type="string">
              <text:p text:style-name="P54">2.1 REDACTA EN MEDIA CUARTILLA LA DEFINICION DE VARIABLE ALEATORIA DISCRETA Y DARA UN EJEMPLO DE FENOMENO QUE PRESENTE ESTE TIPO DE VARIABLE.</text:p>
            </table:table-cell>
            <table:covered-table-cell/>
            <table:covered-table-cell/>
          </table:table-row>
          <table:table-row table:style-name="Tabla6.5">
            <table:table-cell table:style-name="Tabla6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6.4">
            <table:table-cell table:style-name="Tabla6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H6" table:number-columns-spanned="3" office:value-type="string">
              <text:p text:style-name="P10">Campo Militar No. 1-K, Lomas de San Isidro, México, <text:s/>Viernes 19 de marzo de 2021.</text:p>
            </table:table-cell>
            <table:covered-table-cell/>
            <table:covered-table-cell/>
          </table:table-row>
          <table:table-row table:style-name="Tabla6.7">
            <table:table-cell table:style-name="Tabla6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6.4">
            <table:table-cell table:style-name="Tabla6.A8" table:number-columns-spanned="7" office:value-type="string">
              <text:p text:style-name="P9">¿Qué tan bien comprende el discente el concepto de variable aleatoria discreta?</text:p>
              <text:p text:style-name="P9">¿Qué tan bien identifica el discente situaciones de ingeniería en las que existen variables aleatorias discret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H8" table:number-columns-spanned="3" office:value-type="string">
              <text:p text:style-name="P56"><text:span text:style-name="T3">EMPLEA LAS PROPIEDADES DE LAS DIFERENTES VARIABLES ALEATORIAS EN LA RESOLUCION DE PROBLEMAS</text:span><text:span text:style-name="T1">.</text:span></text:p>
            </table:table-cell>
            <table:covered-table-cell/>
            <table:covered-table-cell/>
          </table:table-row>
          <table:table-row table:style-name="Tabla6.9">
            <table:table-cell table:style-name="Tabla6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10">
            <table:table-cell table:style-name="Tabla6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6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6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6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6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6.11">
            <table:table-cell table:style-name="Tabla6.A13" table:number-rows-spanned="3" office:value-type="string">
              <text:p text:style-name="P13"/>
              <text:p text:style-name="P69">Método Expositivo.</text:p>
              <text:p text:style-name="P69"/>
              <text:p text:style-name="P71">Técnica de Explicación Oral.</text:p>
            </table:table-cell>
            <table:table-cell table:style-name="Tabla6.B13" table:number-rows-spanned="3" table:number-columns-spanned="3" office:value-type="string">
              <text:list xml:id="list14229643807638" text:continue-list="list14229328157202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8"><text:span text:style-name="T9">Se da realimentación sobre el trabajo realizado, al personal discente</text:span><text:span text:style-name="T2">.</text:span></text:p>
                </text:list-item>
              </text:list>
            </table:table-cell>
            <table:covered-table-cell/>
            <table:covered-table-cell/>
            <table:table-cell table:style-name="Tabla6.E11" table:number-columns-spanned="2" office:value-type="string">
              <text:p text:style-name="P49">Identifica y ejemplifica el concepto de variable aleatoria discreta en situaciones de ingeniería.</text:p>
            </table:table-cell>
            <table:covered-table-cell/>
            <table:table-cell table:style-name="Tabla6.G11" table:number-columns-spanned="3" office:value-type="string">
              <text:list xml:id="list14229251899208" text:continue-list="list14229565854307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1">Internet.</text:p>
                </text:list-item>
              </text:list>
            </table:table-cell>
            <table:covered-table-cell/>
            <table:covered-table-cell/>
            <table:table-cell table:style-name="Tabla6.J11" office:value-type="string">
              <text:list xml:id="list14229819805549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6.12">
            <table:covered-table-cell/>
            <table:covered-table-cell/>
            <table:covered-table-cell/>
            <table:covered-table-cell/>
            <table:table-cell table:style-name="Tabla6.E13" table:number-rows-spanned="2" table:number-columns-spanned="2" office:value-type="string">
              <text:p text:style-name="P31"/>
            </table:table-cell>
            <table:covered-table-cell/>
            <table:table-cell table:style-name="Tabla6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6.J13" table:number-rows-spanned="2" office:value-type="string">
              <text:p text:style-name="P31"/>
            </table:table-cell>
          </table:table-row>
          <table:table-row table:style-name="Tabla6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G13" table:number-columns-spanned="3" office:value-type="string">
              <text:list xml:id="list14229851059387" text:continue-list="list14229246865151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anteriores.</text:p>
                </text:list-item>
                <text:list-item>
                  <text:p text:style-name="P102"><text:soft-page-break/>50 minutos para la resolución de problemas en los que se utilicen variables aleatorias discret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6.14">
            <table:table-cell table:style-name="Tabla6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15">
            <table:table-cell table:style-name="Tabla6.A15" table:number-columns-spanned="10" office:value-type="string">
              <text:p text:style-name="P4">Metacomprensión: </text:p>
              <text:p text:style-name="P4">¿Qué tan preciso le pareció a usted el aprendizaje adquirido?</text:p>
              <text:p text:style-name="P4">¿Qué tan claro fue para usted el aprendizaje adquirido?</text:p>
              <text:p text:style-name="P4">¿Qué tan bien se considera que el discente ha comprendido el concepto, y la aplicación de las variables aleatorias discret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16">
            <table:table-cell table:style-name="Tabla6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17">
            <table:table-cell table:style-name="Tabla6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6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6.A3" table:number-columns-spanned="2" office:value-type="string">
              <text:p text:style-name="P108">(U) Instrumentos de evaluación </text:p>
            </table:table-cell>
            <table:covered-table-cell/>
            <table:table-cell table:style-name="Tabla6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6.18">
            <table:table-cell table:style-name="Tabla6.A18" table:number-columns-spanned="2" office:value-type="string">
              <text:p text:style-name="P4">Diagnóstica </text:p>
            </table:table-cell>
            <table:covered-table-cell/>
            <table:table-cell table:style-name="Tabla6.C18" office:value-type="string">
              <text:p text:style-name="P5">( <text:s/>) </text:p>
            </table:table-cell>
            <table:table-cell table:style-name="Tabla6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6.G20" table:number-rows-spanned="3" table:number-columns-spanned="2" office:value-type="string">
              <text:list xml:id="list14228670744451" text:continue-list="list14230446785038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6.I20" table:number-rows-spanned="3" table:number-columns-spanned="2" office:value-type="string">
              <text:p text:style-name="P11">Problemas resueltos en donde se utilicen variables aleatorias discretas.</text:p>
            </table:table-cell>
            <table:covered-table-cell/>
          </table:table-row>
          <table:table-row table:style-name="Tabla6.19">
            <table:table-cell table:style-name="Tabla6.A19" table:number-columns-spanned="2" office:value-type="string">
              <text:p text:style-name="P4">Sumativa. </text:p>
            </table:table-cell>
            <table:covered-table-cell/>
            <table:table-cell table:style-name="Tabla6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20">
            <table:table-cell table:style-name="Tabla6.A20" table:number-columns-spanned="2" office:value-type="string">
              <text:p text:style-name="P4">Formativa. </text:p>
            </table:table-cell>
            <table:covered-table-cell/>
            <table:table-cell table:style-name="Tabla6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21">
            <table:table-cell table:style-name="Tabla6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6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7.odt" text:protected="true">
        <text:section-source xlink:href="../Secuencia%20Didactica%20No%2007.odt" text:filter-name="writer8"/>
        <text:p text:style-name="P41">SECRETARÍA DE LA DEFENSA NACIONAL.</text:p>
        <text:p text:style-name="P1"><text:s/><text:bookmark text:name="_GoBack6"/></text:p>
        <text:list xml:id="list14228839664593" text:continue-list="list14230362193852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column table:style-name="Tabla7.I"/>
          <table:table-column table:style-name="Tabla7.J"/>
          <table:table-row table:style-name="Tabla7.1">
            <table:table-cell table:style-name="Tabla7.A1" table:number-columns-spanned="10" office:value-type="string">
              <text:p text:style-name="P2">SECUENCIA DIDÁCTICA No. 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1">
            <table:table-cell table:style-name="Tabla7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3">
            <table:table-cell table:style-name="Tabla7.A3" table:number-columns-spanned="2" office:value-type="string">
              <text:p text:style-name="P45">(E) Unidad de aprendizaje: </text:p>
            </table:table-cell>
            <table:covered-table-cell/>
            <table:table-cell table:style-name="Tabla7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7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7.4">
            <table:table-cell table:style-name="Tabla7.A4" table:number-columns-spanned="2" office:value-type="string">
              <text:p text:style-name="P5">Probabilidad y Estadística</text:p>
            </table:table-cell>
            <table:covered-table-cell/>
            <table:table-cell table:style-name="Tabla7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7.H4" table:number-columns-spanned="3" office:value-type="string">
              <text:p text:style-name="P18">2.1 REDACTA EN MEDIA CUARTILLA LA DEFINICION DE VARIABLE ALEATORIA DISCRETA Y DARA UN EJEMPLO DE FENOMENO QUE PRESENTE ESTE TIPO DE VARIABLE.</text:p>
            </table:table-cell>
            <table:covered-table-cell/>
            <table:covered-table-cell/>
          </table:table-row>
          <table:table-row table:style-name="Tabla7.5">
            <table:table-cell table:style-name="Tabla7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7.4">
            <table:table-cell table:style-name="Tabla7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H6" table:number-columns-spanned="3" office:value-type="string">
              <text:p text:style-name="P10">Campo Militar No. 1-K, Lomas de San Isidro, México, <text:s/>Miércoles 24 de marzo de 2021.</text:p>
            </table:table-cell>
            <table:covered-table-cell/>
            <table:covered-table-cell/>
          </table:table-row>
          <table:table-row table:style-name="Tabla7.7">
            <table:table-cell table:style-name="Tabla7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7.4">
            <table:table-cell table:style-name="Tabla7.A8" table:number-columns-spanned="7" office:value-type="string">
              <text:p text:style-name="P9">¿Qué tan bien comprende el discente el concepto de variable aleatoria discreta?</text:p>
              <text:p text:style-name="P9">¿Qué tan bien identifica el discente situaciones de ingeniería en las que existen variables aleatorias discret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7.9">
            <table:table-cell table:style-name="Tabla7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10">
            <table:table-cell table:style-name="Tabla7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7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7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7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7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7.11">
            <table:table-cell table:style-name="Tabla7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7.B13" table:number-rows-spanned="3" table:number-columns-spanned="3" office:value-type="string">
              <text:list xml:id="list14230152852723" text:continue-list="list14229643807638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7.E11" table:number-columns-spanned="2" office:value-type="string">
              <text:p text:style-name="P49">Identifica y ejemplifica el concepto de variable aleatoria discreta en situaciones de ingeniería. Identifica a las variables aleatorias como funciones medibles definidas entre espacios de probabilidad. </text:p>
            </table:table-cell>
            <table:covered-table-cell/>
            <table:table-cell table:style-name="Tabla7.G11" table:number-columns-spanned="3" office:value-type="string">
              <text:list xml:id="list14230453365380" text:continue-list="list14229819805549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7.J11" office:value-type="string">
              <text:list xml:id="list14229759430902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7.12">
            <table:covered-table-cell/>
            <table:covered-table-cell/>
            <table:covered-table-cell/>
            <table:covered-table-cell/>
            <table:table-cell table:style-name="Tabla7.E13" table:number-rows-spanned="2" table:number-columns-spanned="2" office:value-type="string">
              <text:p text:style-name="P31"/>
            </table:table-cell>
            <table:covered-table-cell/>
            <table:table-cell table:style-name="Tabla7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7.J13" table:number-rows-spanned="2" office:value-type="string">
              <text:p text:style-name="P31"/>
            </table:table-cell>
          </table:table-row>
          <table:table-row table:style-name="Tabla7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G13" table:number-columns-spanned="3" office:value-type="string">
              <text:list xml:id="list14229803472293" text:continue-list="list14229851059387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anteriores.</text:p>
                </text:list-item>
                <text:list-item>
                  <text:p text:style-name="P102"><text:soft-page-break/>50 minutos para la resolución de problemas en los que se utilicen variables aleatorias discret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15">
            <table:table-cell table:style-name="Tabla7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16">
            <table:table-cell table:style-name="Tabla7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17">
            <table:table-cell table:style-name="Tabla7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7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7.A3" table:number-columns-spanned="2" office:value-type="string">
              <text:p text:style-name="P108">(U) Instrumentos de evaluación </text:p>
            </table:table-cell>
            <table:covered-table-cell/>
            <table:table-cell table:style-name="Tabla7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7.18">
            <table:table-cell table:style-name="Tabla7.A18" table:number-columns-spanned="2" office:value-type="string">
              <text:p text:style-name="P4">Diagnóstica </text:p>
            </table:table-cell>
            <table:covered-table-cell/>
            <table:table-cell table:style-name="Tabla7.C18" office:value-type="string">
              <text:p text:style-name="P5">( <text:s/>) </text:p>
            </table:table-cell>
            <table:table-cell table:style-name="Tabla7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7.G20" table:number-rows-spanned="3" table:number-columns-spanned="2" office:value-type="string">
              <text:list xml:id="list14228797640187" text:continue-list="list14228670744451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7.I20" table:number-rows-spanned="3" table:number-columns-spanned="2" office:value-type="string">
              <text:p text:style-name="P11">Problemas resueltos en donde se utilicen variables aleatorias discretas.</text:p>
            </table:table-cell>
            <table:covered-table-cell/>
          </table:table-row>
          <table:table-row table:style-name="Tabla7.19">
            <table:table-cell table:style-name="Tabla7.A19" table:number-columns-spanned="2" office:value-type="string">
              <text:p text:style-name="P4">Sumativa. </text:p>
            </table:table-cell>
            <table:covered-table-cell/>
            <table:table-cell table:style-name="Tabla7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20">
            <table:table-cell table:style-name="Tabla7.A20" table:number-columns-spanned="2" office:value-type="string">
              <text:p text:style-name="P4">Formativa. </text:p>
            </table:table-cell>
            <table:covered-table-cell/>
            <table:table-cell table:style-name="Tabla7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7.21">
            <table:table-cell table:style-name="Tabla7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7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8.odt" text:protected="true">
        <text:section-source xlink:href="../Secuencia%20Didactica%20No%2008.odt" text:filter-name="writer8"/>
        <text:p text:style-name="P41">SECRETARÍA DE LA DEFENSA NACIONAL.</text:p>
        <text:p text:style-name="P1"><text:s/><text:bookmark text:name="_GoBack7"/></text:p>
        <text:list xml:id="list14230151605828" text:continue-list="list1422883966459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column table:style-name="Tabla8.E"/>
          <table:table-column table:style-name="Tabla8.F"/>
          <table:table-column table:style-name="Tabla8.G"/>
          <table:table-column table:style-name="Tabla8.H"/>
          <table:table-column table:style-name="Tabla8.I"/>
          <table:table-column table:style-name="Tabla8.J"/>
          <table:table-row table:style-name="Tabla8.1">
            <table:table-cell table:style-name="Tabla8.A1" table:number-columns-spanned="10" office:value-type="string">
              <text:p text:style-name="P2">SECUENCIA DIDÁCTICA No. 8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1">
            <table:table-cell table:style-name="Tabla8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3">
            <table:table-cell table:style-name="Tabla8.A3" table:number-columns-spanned="2" office:value-type="string">
              <text:p text:style-name="P45">(E) Unidad de aprendizaje: </text:p>
            </table:table-cell>
            <table:covered-table-cell/>
            <table:table-cell table:style-name="Tabla8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8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8.4">
            <table:table-cell table:style-name="Tabla8.A4" table:number-columns-spanned="2" office:value-type="string">
              <text:p text:style-name="P5">Probabilidad y Estadística</text:p>
            </table:table-cell>
            <table:covered-table-cell/>
            <table:table-cell table:style-name="Tabla8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8.H4" table:number-columns-spanned="3" office:value-type="string">
              <text:p text:style-name="P17">2.2 REDACTA EN MEDIA CUARTILLA LA DEFINICION DE VARIABLE ALEATORIA CONTINUA Y DARA UN EJEMPLO DE FENOMENO QUE PRESENTE ESTE TIPO DE VARIABLE.</text:p>
            </table:table-cell>
            <table:covered-table-cell/>
            <table:covered-table-cell/>
          </table:table-row>
          <table:table-row table:style-name="Tabla8.5">
            <table:table-cell table:style-name="Tabla8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8.4">
            <table:table-cell table:style-name="Tabla8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H6" table:number-columns-spanned="3" office:value-type="string">
              <text:p text:style-name="P10">Campo Militar No. 1-K, Lomas de San Isidro, México, <text:s/>Viernes 26 de marzo de 2021.</text:p>
            </table:table-cell>
            <table:covered-table-cell/>
            <table:covered-table-cell/>
          </table:table-row>
          <table:table-row table:style-name="Tabla8.7">
            <table:table-cell table:style-name="Tabla8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8.4">
            <table:table-cell table:style-name="Tabla8.A8" table:number-columns-spanned="7" office:value-type="string">
              <text:p text:style-name="P9">¿Qué es una variable aleatoria continua?</text:p>
              <text:p text:style-name="P9">¿Qué tan bien identifica el discente situaciones de ingeniería en las que existen variables aleatorias continu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8.9">
            <table:table-cell table:style-name="Tabla8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10">
            <table:table-cell table:style-name="Tabla8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8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8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8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8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8.11">
            <table:table-cell table:style-name="Tabla8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8.B13" table:number-rows-spanned="3" table:number-columns-spanned="3" office:value-type="string">
              <text:list xml:id="list14229502441511" text:continue-list="list14230152852723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8.E11" table:number-columns-spanned="2" office:value-type="string">
              <text:p text:style-name="P49">Obtiene mediante un procedimiento estándar la solución a un problema que involucre una variable aleatoria continua. </text:p>
            </table:table-cell>
            <table:covered-table-cell/>
            <table:table-cell table:style-name="Tabla8.G11" table:number-columns-spanned="3" office:value-type="string">
              <text:list xml:id="list14229495772940" text:continue-list="list14229759430902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8.J11" office:value-type="string">
              <text:list xml:id="list14229636071535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8.12">
            <table:covered-table-cell/>
            <table:covered-table-cell/>
            <table:covered-table-cell/>
            <table:covered-table-cell/>
            <table:table-cell table:style-name="Tabla8.E13" table:number-rows-spanned="2" table:number-columns-spanned="2" office:value-type="string">
              <text:p text:style-name="P31"/>
            </table:table-cell>
            <table:covered-table-cell/>
            <table:table-cell table:style-name="Tabla8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8.J13" table:number-rows-spanned="2" office:value-type="string">
              <text:p text:style-name="P31"/>
            </table:table-cell>
          </table:table-row>
          <table:table-row table:style-name="Tabla8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G13" table:number-columns-spanned="3" office:value-type="string">
              <text:list xml:id="list14228457254660" text:continue-list="list14229803472293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anteriores.</text:p>
                </text:list-item>
                <text:list-item>
                  <text:p text:style-name="P102"><text:soft-page-break/>50 minutos para la resolución de problemas en los que se utilicen variables aleatorias continu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8.14">
            <table:table-cell table:style-name="Tabla8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15">
            <table:table-cell table:style-name="Tabla8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16">
            <table:table-cell table:style-name="Tabla8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17">
            <table:table-cell table:style-name="Tabla8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8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8.A3" table:number-columns-spanned="2" office:value-type="string">
              <text:p text:style-name="P108">(U) Instrumentos de evaluación </text:p>
            </table:table-cell>
            <table:covered-table-cell/>
            <table:table-cell table:style-name="Tabla8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8.18">
            <table:table-cell table:style-name="Tabla8.A18" table:number-columns-spanned="2" office:value-type="string">
              <text:p text:style-name="P4">Diagnóstica </text:p>
            </table:table-cell>
            <table:covered-table-cell/>
            <table:table-cell table:style-name="Tabla8.C18" office:value-type="string">
              <text:p text:style-name="P5">( <text:s/>) </text:p>
            </table:table-cell>
            <table:table-cell table:style-name="Tabla8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8.G20" table:number-rows-spanned="3" table:number-columns-spanned="2" office:value-type="string">
              <text:list xml:id="list14229220285882" text:continue-list="list14228797640187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8.I20" table:number-rows-spanned="3" table:number-columns-spanned="2" office:value-type="string">
              <text:p text:style-name="P11">Problemas resueltos en donde se utilicen variables aleatorias continuas.</text:p>
            </table:table-cell>
            <table:covered-table-cell/>
          </table:table-row>
          <table:table-row table:style-name="Tabla8.19">
            <table:table-cell table:style-name="Tabla8.A19" table:number-columns-spanned="2" office:value-type="string">
              <text:p text:style-name="P4">Sumativa. </text:p>
            </table:table-cell>
            <table:covered-table-cell/>
            <table:table-cell table:style-name="Tabla8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20">
            <table:table-cell table:style-name="Tabla8.A20" table:number-columns-spanned="2" office:value-type="string">
              <text:p text:style-name="P4">Formativa. </text:p>
            </table:table-cell>
            <table:covered-table-cell/>
            <table:table-cell table:style-name="Tabla8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8.21">
            <table:table-cell table:style-name="Tabla8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8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09.odt" text:protected="true">
        <text:section-source xlink:href="../Secuencia%20Didactica%20No%2009.odt" text:filter-name="writer8"/>
        <text:p text:style-name="P41">SECRETARÍA DE LA DEFENSA NACIONAL.</text:p>
        <text:p text:style-name="P1"><text:s/><text:bookmark text:name="_GoBack8"/></text:p>
        <text:list xml:id="list14228516071663" text:continue-list="list14230151605828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column table:style-name="Tabla9.G"/>
          <table:table-column table:style-name="Tabla9.H"/>
          <table:table-column table:style-name="Tabla9.I"/>
          <table:table-column table:style-name="Tabla9.J"/>
          <table:table-row table:style-name="Tabla9.1">
            <table:table-cell table:style-name="Tabla9.A1" table:number-columns-spanned="10" office:value-type="string">
              <text:p text:style-name="P2">SECUENCIA DIDÁCTICA No. 9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1">
            <table:table-cell table:style-name="Tabla9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3">
            <table:table-cell table:style-name="Tabla9.A3" table:number-columns-spanned="2" office:value-type="string">
              <text:p text:style-name="P45">(E) Unidad de aprendizaje: </text:p>
            </table:table-cell>
            <table:covered-table-cell/>
            <table:table-cell table:style-name="Tabla9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9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9.4">
            <table:table-cell table:style-name="Tabla9.A4" table:number-columns-spanned="2" office:value-type="string">
              <text:p text:style-name="P5">Probabilidad y Estadística</text:p>
            </table:table-cell>
            <table:covered-table-cell/>
            <table:table-cell table:style-name="Tabla9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9.H4" table:number-columns-spanned="3" office:value-type="string">
              <text:p text:style-name="P18">2.3 OBTIENE EL VALOR ESPERADO DE LA VARIABLE ALEATORIA DISCRETA INVOLUCRADA, SIN ERROR DE CONCEPTO EN LOS ELEMENTOS QUE LO INTEGRAN, EVIDENCIANDO EL VALOR DE LA HONRADEZ.</text:p>
            </table:table-cell>
            <table:covered-table-cell/>
            <table:covered-table-cell/>
          </table:table-row>
          <table:table-row table:style-name="Tabla9.5">
            <table:table-cell table:style-name="Tabla9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9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9.4">
            <table:table-cell table:style-name="Tabla9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9.H6" table:number-columns-spanned="3" office:value-type="string">
              <text:p text:style-name="P10">Campo Militar No. 1-K, Lomas de San Isidro, México, <text:s/>Miércoles 31 de marzo de 2021.</text:p>
            </table:table-cell>
            <table:covered-table-cell/>
            <table:covered-table-cell/>
          </table:table-row>
          <table:table-row table:style-name="Tabla9.7">
            <table:table-cell table:style-name="Tabla9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9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9.4">
            <table:table-cell table:style-name="Tabla9.A8" table:number-columns-spanned="7" office:value-type="string">
              <text:p text:style-name="P9">¿Qué es el valor esperado de una variable aleatoria discreta?</text:p>
              <text:p text:style-name="P9">¿Qué es la función de densidad de probabilidad de una variable aleatoria discreta?</text:p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9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9.9">
            <table:table-cell table:style-name="Tabla9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10">
            <table:table-cell table:style-name="Tabla9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9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9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9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9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9.11">
            <table:table-cell table:style-name="Tabla9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9.B13" table:number-rows-spanned="3" table:number-columns-spanned="3" office:value-type="string">
              <text:list xml:id="list14230498920916" text:continue-list="list14229502441511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9.E11" table:number-columns-spanned="2" office:value-type="string">
              <text:p text:style-name="P49">Obtiene mediante la aplicación de la definición, el valor esperado de una variable aleatoria discreta definida sobre un espacio de probabilidad adecuado para el problema considerado. </text:p>
            </table:table-cell>
            <table:covered-table-cell/>
            <table:table-cell table:style-name="Tabla9.G11" table:number-columns-spanned="3" office:value-type="string">
              <text:list xml:id="list14230019054741" text:continue-list="list14229636071535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table-cell table:style-name="Tabla9.J11" office:value-type="string">
              <text:list xml:id="list14230548447747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9.12">
            <table:covered-table-cell/>
            <table:covered-table-cell/>
            <table:covered-table-cell/>
            <table:covered-table-cell/>
            <table:table-cell table:style-name="Tabla9.E13" table:number-rows-spanned="2" table:number-columns-spanned="2" office:value-type="string">
              <text:p text:style-name="P31"/>
            </table:table-cell>
            <table:covered-table-cell/>
            <table:table-cell table:style-name="Tabla9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9.J13" table:number-rows-spanned="2" office:value-type="string">
              <text:p text:style-name="P31"/>
            </table:table-cell>
          </table:table-row>
          <table:table-row table:style-name="Tabla9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9.G13" table:number-columns-spanned="3" office:value-type="string">
              <text:list xml:id="list14230335332851" text:continue-list="list14228457254660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<text:soft-page-break/>anteriores.</text:p>
                </text:list-item>
                <text:list-item>
                  <text:p text:style-name="P102">50 minutos para la resolución de problemas que involucren la obtención del valor esperado de variables aleatorias discret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9.14">
            <table:table-cell table:style-name="Tabla9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15">
            <table:table-cell table:style-name="Tabla9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16">
            <table:table-cell table:style-name="Tabla9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17">
            <table:table-cell table:style-name="Tabla9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9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9.A3" table:number-columns-spanned="2" office:value-type="string">
              <text:p text:style-name="P108">(U) Instrumentos de evaluación </text:p>
            </table:table-cell>
            <table:covered-table-cell/>
            <table:table-cell table:style-name="Tabla9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9.18">
            <table:table-cell table:style-name="Tabla9.A18" table:number-columns-spanned="2" office:value-type="string">
              <text:p text:style-name="P4">Diagnóstica </text:p>
            </table:table-cell>
            <table:covered-table-cell/>
            <table:table-cell table:style-name="Tabla9.C18" office:value-type="string">
              <text:p text:style-name="P5">( <text:s/>) </text:p>
            </table:table-cell>
            <table:table-cell table:style-name="Tabla9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9.G20" table:number-rows-spanned="3" table:number-columns-spanned="2" office:value-type="string">
              <text:list xml:id="list14229946950042" text:continue-list="list14229220285882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9.I20" table:number-rows-spanned="3" table:number-columns-spanned="2" office:value-type="string">
              <text:p text:style-name="P11">Problemas resueltos en donde se utilice el valor esperado de variables aleatorias discretas.</text:p>
            </table:table-cell>
            <table:covered-table-cell/>
          </table:table-row>
          <table:table-row table:style-name="Tabla9.19">
            <table:table-cell table:style-name="Tabla9.A19" table:number-columns-spanned="2" office:value-type="string">
              <text:p text:style-name="P4">Sumativa. </text:p>
            </table:table-cell>
            <table:covered-table-cell/>
            <table:table-cell table:style-name="Tabla9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20">
            <table:table-cell table:style-name="Tabla9.A20" table:number-columns-spanned="2" office:value-type="string">
              <text:p text:style-name="P4">Formativa. </text:p>
            </table:table-cell>
            <table:covered-table-cell/>
            <table:table-cell table:style-name="Tabla9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9.21">
            <table:table-cell table:style-name="Tabla9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9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0.odt" text:protected="true">
        <text:section-source xlink:href="../Secuencia%20Didactica%20No%2010.odt" text:filter-name="writer8"/>
        <text:p text:style-name="P41">SECRETARÍA DE LA DEFENSA NACIONAL.</text:p>
        <text:p text:style-name="P1"><text:s/><text:bookmark text:name="_GoBack9"/></text:p>
        <text:list xml:id="list14228620138773" text:continue-list="list1422851607166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column table:style-name="Tabla10.E"/>
          <table:table-column table:style-name="Tabla10.F"/>
          <table:table-column table:style-name="Tabla10.G"/>
          <table:table-column table:style-name="Tabla10.H"/>
          <table:table-column table:style-name="Tabla10.I"/>
          <table:table-column table:style-name="Tabla10.J"/>
          <table:table-row table:style-name="Tabla10.1">
            <table:table-cell table:style-name="Tabla10.A1" table:number-columns-spanned="10" office:value-type="string">
              <text:p text:style-name="P2">SECUENCIA DIDÁCTICA No. 1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1">
            <table:table-cell table:style-name="Tabla10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3">
            <table:table-cell table:style-name="Tabla10.A3" table:number-columns-spanned="2" office:value-type="string">
              <text:p text:style-name="P45">(E) Unidad de aprendizaje: </text:p>
            </table:table-cell>
            <table:covered-table-cell/>
            <table:table-cell table:style-name="Tabla10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0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0.4">
            <table:table-cell table:style-name="Tabla10.A4" table:number-columns-spanned="2" office:value-type="string">
              <text:p text:style-name="P5">Probabilidad y Estadística</text:p>
            </table:table-cell>
            <table:covered-table-cell/>
            <table:table-cell table:style-name="Tabla10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10.H4" table:number-columns-spanned="3" office:value-type="string">
              <text:p text:style-name="P17">2.4 OBTIENE EL VALOR ESPERADO DE LA VARIABLE ALEATORIA CONTINUA INVOLUCRADA, SIN ERROR DE CONCEPTO.</text:p>
            </table:table-cell>
            <table:covered-table-cell/>
            <table:covered-table-cell/>
          </table:table-row>
          <table:table-row table:style-name="Tabla10.5">
            <table:table-cell table:style-name="Tabla10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0.4">
            <table:table-cell table:style-name="Tabla10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H6" table:number-columns-spanned="3" office:value-type="string">
              <text:p text:style-name="P10">Campo Militar No. 1-K, Lomas de San Isidro, México, <text:s/>Viernes 2 de abril de 2021.</text:p>
            </table:table-cell>
            <table:covered-table-cell/>
            <table:covered-table-cell/>
          </table:table-row>
          <table:table-row table:style-name="Tabla10.7">
            <table:table-cell table:style-name="Tabla10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0.4">
            <table:table-cell table:style-name="Tabla10.A8" table:number-columns-spanned="7" office:value-type="string">
              <text:p text:style-name="P9">¿Qué es el valor esperado de una variable aleatoria continua?</text:p>
              <text:p text:style-name="P9">¿Qué es la función de densidad de probabilidad de una variable aleatoria continua?</text:p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10.9">
            <table:table-cell table:style-name="Tabla10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10">
            <table:table-cell table:style-name="Tabla10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0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0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0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0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0.11">
            <table:table-cell table:style-name="Tabla10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0.B13" table:number-rows-spanned="3" table:number-columns-spanned="3" office:value-type="string">
              <text:list xml:id="list14230110465875" text:continue-list="list14230498920916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0.E11" table:number-columns-spanned="2" office:value-type="string">
              <text:p text:style-name="P49">Obtiene mediante la aplicación de la definición, el valor esperado de una variable aleatoria continua definida sobre un espacio de probabilidad adecuado para el problema considerado. </text:p>
            </table:table-cell>
            <table:covered-table-cell/>
            <table:table-cell table:style-name="Tabla10.G11" table:number-columns-spanned="3" office:value-type="string">
              <text:list xml:id="list14230338579477" text:continue-list="list14230548447747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0.J11" office:value-type="string">
              <text:list xml:id="list14230108961078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10.12">
            <table:covered-table-cell/>
            <table:covered-table-cell/>
            <table:covered-table-cell/>
            <table:covered-table-cell/>
            <table:table-cell table:style-name="Tabla10.E13" table:number-rows-spanned="2" table:number-columns-spanned="2" office:value-type="string">
              <text:p text:style-name="P31"/>
            </table:table-cell>
            <table:covered-table-cell/>
            <table:table-cell table:style-name="Tabla10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0.J13" table:number-rows-spanned="2" office:value-type="string">
              <text:p text:style-name="P31"/>
            </table:table-cell>
          </table:table-row>
          <table:table-row table:style-name="Tabla10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G13" table:number-columns-spanned="3" office:value-type="string">
              <text:list xml:id="list14229759554268" text:continue-list="list14230335332851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discentes en las clases anteriores.</text:p>
                </text:list-item>
                <text:list-item>
                  <text:p text:style-name="P102">50 minutos para la <text:soft-page-break/>resolución de problemas que involucren la obtención del valor esperado de variables aleatorias continu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0.14">
            <table:table-cell table:style-name="Tabla10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15">
            <table:table-cell table:style-name="Tabla10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16">
            <table:table-cell table:style-name="Tabla10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17">
            <table:table-cell table:style-name="Tabla10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0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0.A3" table:number-columns-spanned="2" office:value-type="string">
              <text:p text:style-name="P108">(U) Instrumentos de evaluación </text:p>
            </table:table-cell>
            <table:covered-table-cell/>
            <table:table-cell table:style-name="Tabla10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0.18">
            <table:table-cell table:style-name="Tabla10.A18" table:number-columns-spanned="2" office:value-type="string">
              <text:p text:style-name="P4">Diagnóstica </text:p>
            </table:table-cell>
            <table:covered-table-cell/>
            <table:table-cell table:style-name="Tabla10.C18" office:value-type="string">
              <text:p text:style-name="P5">( <text:s/>) </text:p>
            </table:table-cell>
            <table:table-cell table:style-name="Tabla10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10.G20" table:number-rows-spanned="3" table:number-columns-spanned="2" office:value-type="string">
              <text:list xml:id="list14229078980430" text:continue-list="list14229946950042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0.I20" table:number-rows-spanned="3" table:number-columns-spanned="2" office:value-type="string">
              <text:p text:style-name="P11">Problemas resueltos en donde se utilice el valor esperado de variables aleatorias continuas.</text:p>
            </table:table-cell>
            <table:covered-table-cell/>
          </table:table-row>
          <table:table-row table:style-name="Tabla10.19">
            <table:table-cell table:style-name="Tabla10.A19" table:number-columns-spanned="2" office:value-type="string">
              <text:p text:style-name="P4">Sumativa. </text:p>
            </table:table-cell>
            <table:covered-table-cell/>
            <table:table-cell table:style-name="Tabla10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20">
            <table:table-cell table:style-name="Tabla10.A20" table:number-columns-spanned="2" office:value-type="string">
              <text:p text:style-name="P4">Formativa. </text:p>
            </table:table-cell>
            <table:covered-table-cell/>
            <table:table-cell table:style-name="Tabla10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0.21">
            <table:table-cell table:style-name="Tabla10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0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1.odt" text:protected="true">
        <text:section-source xlink:href="../Secuencia%20Didactica%20No%2011.odt" text:filter-name="writer8"/>
        <text:p text:style-name="P41">SECRETARÍA DE LA DEFENSA NACIONAL.</text:p>
        <text:p text:style-name="P1"><text:s/><text:bookmark text:name="_GoBack10"/></text:p>
        <text:list xml:id="list14229937291426" text:continue-list="list1422862013877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column table:style-name="Tabla11.E"/>
          <table:table-column table:style-name="Tabla11.F"/>
          <table:table-column table:style-name="Tabla11.G"/>
          <table:table-column table:style-name="Tabla11.H"/>
          <table:table-column table:style-name="Tabla11.I"/>
          <table:table-column table:style-name="Tabla11.J"/>
          <table:table-row table:style-name="Tabla11.1">
            <table:table-cell table:style-name="Tabla11.A1" table:number-columns-spanned="10" office:value-type="string">
              <text:p text:style-name="P2">SECUENCIA DIDÁCTICA No. 1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1">
            <table:table-cell table:style-name="Tabla11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3">
            <table:table-cell table:style-name="Tabla11.A3" table:number-columns-spanned="2" office:value-type="string">
              <text:p text:style-name="P45">(E) Unidad de aprendizaje: </text:p>
            </table:table-cell>
            <table:covered-table-cell/>
            <table:table-cell table:style-name="Tabla11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1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1.4">
            <table:table-cell table:style-name="Tabla11.A4" table:number-columns-spanned="2" office:value-type="string">
              <text:p text:style-name="P5">Probabilidad y Estadística</text:p>
            </table:table-cell>
            <table:covered-table-cell/>
            <table:table-cell table:style-name="Tabla11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11.H4" table:number-columns-spanned="3" office:value-type="string">
              <text:p text:style-name="P17">2.5 OBTIENE LA VARIANZA DE LA VARIABLE ALEATORIA DISCRETA INVOLUCRADA, SIN ERROR DE CONCEPTO.</text:p>
              <text:p text:style-name="P17">2.6 OBTIENE LA VARIANZA DE LA VARIABLE ALEATORIA CONTINUA INVOLUCRADA, SIN ERROR DE CONCEPTO. </text:p>
            </table:table-cell>
            <table:covered-table-cell/>
            <table:covered-table-cell/>
          </table:table-row>
          <table:table-row table:style-name="Tabla11.5">
            <table:table-cell table:style-name="Tabla11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1.4">
            <table:table-cell table:style-name="Tabla11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H6" table:number-columns-spanned="3" office:value-type="string">
              <text:p text:style-name="P10">Campo Militar No. 1-K, Lomas de San Isidro, México, <text:s/>Miércoles 7 de abril de 2021.</text:p>
            </table:table-cell>
            <table:covered-table-cell/>
            <table:covered-table-cell/>
          </table:table-row>
          <table:table-row table:style-name="Tabla11.7">
            <table:table-cell table:style-name="Tabla11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1.4">
            <table:table-cell table:style-name="Tabla11.A8" table:number-columns-spanned="7" office:value-type="string">
              <text:p text:style-name="P9">¿Cuál es el concepto de momentos de variables aleatorias discretas?</text:p>
              <text:p text:style-name="P9">¿Cuál es el concepto de varianza de una variable aleatoria discreta?</text:p>
              <text:p text:style-name="P9">¿Cuál es el concepto de momentos de variables aleatorias continuas?</text:p>
              <text:p text:style-name="P9">¿Cuál es el concepto de varianza de una variable aleatoria continu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11.9">
            <table:table-cell table:style-name="Tabla11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10">
            <table:table-cell table:style-name="Tabla11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1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1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1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1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1.11">
            <table:table-cell table:style-name="Tabla11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1.B13" table:number-rows-spanned="3" table:number-columns-spanned="3" office:value-type="string">
              <text:list xml:id="list14229620195829" text:continue-list="list14230110465875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1.E11" table:number-columns-spanned="2" office:value-type="string">
              <text:p text:style-name="P49">Obtiene las varianzas de diversas variables aleatorias discretas. </text:p>
            </table:table-cell>
            <table:covered-table-cell/>
            <table:table-cell table:style-name="Tabla11.G11" table:number-columns-spanned="3" office:value-type="string">
              <text:list xml:id="list14229170983773" text:continue-list="list14230108961078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1.J11" office:value-type="string">
              <text:list xml:id="list14230073357906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11.12">
            <table:covered-table-cell/>
            <table:covered-table-cell/>
            <table:covered-table-cell/>
            <table:covered-table-cell/>
            <table:table-cell table:style-name="Tabla11.E13" table:number-rows-spanned="2" table:number-columns-spanned="2" office:value-type="string">
              <text:p text:style-name="P31"/>
            </table:table-cell>
            <table:covered-table-cell/>
            <table:table-cell table:style-name="Tabla11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1.J13" table:number-rows-spanned="2" office:value-type="string">
              <text:p text:style-name="P31"/>
            </table:table-cell>
          </table:table-row>
          <table:table-row table:style-name="Tabla11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G13" table:number-columns-spanned="3" office:value-type="string">
              <text:list xml:id="list14229763858246" text:continue-list="list14229759554268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<text:soft-page-break/>desarrolladas por los discentes en las clases anteriores.</text:p>
                </text:list-item>
                <text:list-item>
                  <text:p text:style-name="P102">50 minutos para la obtención de variables aleatorias discretas/continuas involucradas en los problemas planteados y el cálculo de las varianzas de las mism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1.14">
            <table:table-cell table:style-name="Tabla11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15">
            <table:table-cell table:style-name="Tabla11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16">
            <table:table-cell table:style-name="Tabla11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17">
            <table:table-cell table:style-name="Tabla11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1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1.A3" table:number-columns-spanned="2" office:value-type="string">
              <text:p text:style-name="P108">(U) Instrumentos de evaluación </text:p>
            </table:table-cell>
            <table:covered-table-cell/>
            <table:table-cell table:style-name="Tabla11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1.18">
            <table:table-cell table:style-name="Tabla11.A18" table:number-columns-spanned="2" office:value-type="string">
              <text:p text:style-name="P4">Diagnóstica </text:p>
            </table:table-cell>
            <table:covered-table-cell/>
            <table:table-cell table:style-name="Tabla11.C18" office:value-type="string">
              <text:p text:style-name="P5">( <text:s/>) </text:p>
            </table:table-cell>
            <table:table-cell table:style-name="Tabla11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11.G20" table:number-rows-spanned="3" table:number-columns-spanned="2" office:value-type="string">
              <text:list xml:id="list14230523433580" text:continue-list="list14229078980430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1.I20" table:number-rows-spanned="3" table:number-columns-spanned="2" office:value-type="string">
              <text:p text:style-name="P11">Soluciones de problemas que involucran variables aleatorias discretas/continuas y el cálculo de sus varianzas.</text:p>
            </table:table-cell>
            <table:covered-table-cell/>
          </table:table-row>
          <table:table-row table:style-name="Tabla11.19">
            <table:table-cell table:style-name="Tabla11.A19" table:number-columns-spanned="2" office:value-type="string">
              <text:p text:style-name="P4">Sumativa. </text:p>
            </table:table-cell>
            <table:covered-table-cell/>
            <table:table-cell table:style-name="Tabla11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20">
            <table:table-cell table:style-name="Tabla11.A20" table:number-columns-spanned="2" office:value-type="string">
              <text:p text:style-name="P4">Formativa. </text:p>
            </table:table-cell>
            <table:covered-table-cell/>
            <table:table-cell table:style-name="Tabla11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21">
            <table:table-cell table:style-name="Tabla11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1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2.odt" text:protected="true">
        <text:section-source xlink:href="../Secuencia%20Didactica%20No%2012.odt" text:filter-name="writer8"/>
        <text:p text:style-name="P41">SECRETARÍA DE LA DEFENSA NACIONAL.</text:p>
        <text:p text:style-name="P1"><text:s/><text:bookmark text:name="_GoBack11"/></text:p>
        <text:list xml:id="list14228922422652" text:continue-list="list1422993729142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column table:style-name="Tabla12.E"/>
          <table:table-column table:style-name="Tabla12.F"/>
          <table:table-column table:style-name="Tabla12.G"/>
          <table:table-column table:style-name="Tabla12.H"/>
          <table:table-column table:style-name="Tabla12.I"/>
          <table:table-column table:style-name="Tabla12.J"/>
          <table:table-row table:style-name="Tabla12.1">
            <table:table-cell table:style-name="Tabla12.A1" table:number-columns-spanned="10" office:value-type="string">
              <text:p text:style-name="P2">SECUENCIA DIDÁCTICA No. 1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1">
            <table:table-cell table:style-name="Tabla12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3">
            <table:table-cell table:style-name="Tabla12.A3" table:number-columns-spanned="2" office:value-type="string">
              <text:p text:style-name="P45">(E) Unidad de aprendizaje: </text:p>
            </table:table-cell>
            <table:covered-table-cell/>
            <table:table-cell table:style-name="Tabla12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2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2.4">
            <table:table-cell table:style-name="Tabla12.A4" table:number-columns-spanned="2" office:value-type="string">
              <text:p text:style-name="P5">Probabilidad y Estadística</text:p>
            </table:table-cell>
            <table:covered-table-cell/>
            <table:table-cell table:style-name="Tabla12.C4" table:number-columns-spanned="5" office:value-type="string">
              <text:p text:style-name="P4">II. VARIABLES ALEATORIAS</text:p>
            </table:table-cell>
            <table:covered-table-cell/>
            <table:covered-table-cell/>
            <table:covered-table-cell/>
            <table:covered-table-cell/>
            <table:table-cell table:style-name="Tabla12.H4" table:number-columns-spanned="3" office:value-type="string">
              <text:p text:style-name="P17">2.6 OBTIENE LA VARIANZA DE LA VARIABLE ALEATORIA CONTINUA INVOLUCRADA, SIN ERROR DE CONCEPTO.</text:p>
              <text:p text:style-name="P17">REPASO PREVIO A EVALUACION 1</text:p>
            </table:table-cell>
            <table:covered-table-cell/>
            <table:covered-table-cell/>
          </table:table-row>
          <table:table-row table:style-name="Tabla12.5">
            <table:table-cell table:style-name="Tabla12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2.4">
            <table:table-cell table:style-name="Tabla12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H6" table:number-columns-spanned="3" office:value-type="string">
              <text:p text:style-name="P10">Campo Militar No. 1-K, Lomas de San Isidro, México, <text:s/>Viernes 9 de abril de 2021.</text:p>
            </table:table-cell>
            <table:covered-table-cell/>
            <table:covered-table-cell/>
          </table:table-row>
          <table:table-row table:style-name="Tabla12.7">
            <table:table-cell table:style-name="Tabla12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2.4">
            <table:table-cell table:style-name="Tabla12.A8" table:number-columns-spanned="7" office:value-type="string">
              <text:p text:style-name="P9">¿Cuál es el concepto de espacio muestra?</text:p>
              <text:p text:style-name="P9">¿Cuáles son los conceptos de evento y combinación de eventos como elementos de una sigma álgebra?</text:p>
              <text:p text:style-name="P9">¿Cuál es el concepto de probabilidad como medida de eventos?</text:p>
              <text:p text:style-name="P9">¿Cuáles son los conceptos de probabilidad condicional y teorema de Bayes?</text:p>
              <text:p text:style-name="P9">¿Cuál es el concepto de técnica de conteo?</text:p>
              <text:p text:style-name="P9">¿Cuál es el concepto de valor esperado de una variable aleatoria?</text:p>
              <text:p text:style-name="P9">¿Cuál es el concepto de varianza de una variable aleatori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H8" table:number-columns-spanned="3" office:value-type="string">
              <text:p text:style-name="P18">EMPLEA LAS PROPIEDADES DE LAS DIFERENTES VARIABLES ALEATORIAS EN LA RESOLUCION DE PROBLEMAS.</text:p>
            </table:table-cell>
            <table:covered-table-cell/>
            <table:covered-table-cell/>
          </table:table-row>
          <table:table-row table:style-name="Tabla12.9">
            <table:table-cell table:style-name="Tabla12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10">
            <table:table-cell table:style-name="Tabla12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2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2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2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2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2.11">
            <table:table-cell table:style-name="Tabla12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2.B13" table:number-rows-spanned="3" table:number-columns-spanned="3" office:value-type="string">
              <text:list xml:id="list14230341021721" text:continue-list="list14229620195829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2.E11" table:number-columns-spanned="2" office:value-type="string">
              <text:p text:style-name="P49">Obtiene espacios muestra, eventos, probabilidades, valores esperados y varianzas de diversas variables aleatorias discretas y continuas. </text:p>
            </table:table-cell>
            <table:covered-table-cell/>
            <table:table-cell table:style-name="Tabla12.G11" table:number-columns-spanned="3" office:value-type="string">
              <text:list xml:id="list14229620673069" text:continue-list="list14230073357906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table-cell table:style-name="Tabla12.J11" office:value-type="string">
              <text:list xml:id="list14230298324907" text:continue-numbering="true" text:style-name="WW8Num5">
                <text:list-item>
                  <text:p text:style-name="P89">Capacidad de abstracción.</text:p>
                </text:list-item>
                <text:list-item>
                  <text:p text:style-name="P89">Capacidad de análisis.</text:p>
                </text:list-item>
                <text:list-item>
                  <text:p text:style-name="P91">Creatividad.</text:p>
                </text:list-item>
                <text:list-item>
                  <text:p text:style-name="P91">Trabajo colaborativo.</text:p>
                </text:list-item>
                <text:list-item>
                  <text:p text:style-name="P91">Capacidad de toma de decisiones.</text:p>
                </text:list-item>
              </text:list>
            </table:table-cell>
          </table:table-row>
          <table:table-row table:style-name="Tabla12.12">
            <table:covered-table-cell/>
            <table:covered-table-cell/>
            <table:covered-table-cell/>
            <table:covered-table-cell/>
            <table:table-cell table:style-name="Tabla12.E13" table:number-rows-spanned="2" table:number-columns-spanned="2" office:value-type="string">
              <text:p text:style-name="P31"/>
            </table:table-cell>
            <table:covered-table-cell/>
            <table:table-cell table:style-name="Tabla12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2.J13" table:number-rows-spanned="2" office:value-type="string">
              <text:p text:style-name="P31"/>
            </table:table-cell>
          </table:table-row>
          <table:table-row table:style-name="Tabla12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G13" table:number-columns-spanned="3" office:value-type="string">
              <text:list xml:id="list14229453202780" text:continue-list="list14229763858246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tareas y evidencias desarrolladas por los <text:soft-page-break/>discentes en las clases anteriores.</text:p>
                </text:list-item>
                <text:list-item>
                  <text:p text:style-name="P102">50 minutos para la solución de problemas con variables aleatorias discretas/continuas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2.14">
            <table:table-cell table:style-name="Tabla12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15">
            <table:table-cell table:style-name="Tabla12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16">
            <table:table-cell table:style-name="Tabla12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17">
            <table:table-cell table:style-name="Tabla12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2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2.A3" table:number-columns-spanned="2" office:value-type="string">
              <text:p text:style-name="P108">(U) Instrumentos de evaluación </text:p>
            </table:table-cell>
            <table:covered-table-cell/>
            <table:table-cell table:style-name="Tabla12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2.18">
            <table:table-cell table:style-name="Tabla12.A18" table:number-columns-spanned="2" office:value-type="string">
              <text:p text:style-name="P4">Diagnóstica </text:p>
            </table:table-cell>
            <table:covered-table-cell/>
            <table:table-cell table:style-name="Tabla12.C18" office:value-type="string">
              <text:p text:style-name="P5">( <text:s/>) </text:p>
            </table:table-cell>
            <table:table-cell table:style-name="Tabla12.D20" table:number-rows-spanned="3" table:number-columns-spanned="3" office:value-type="string">
              <text:p text:style-name="Standard"><text:span text:style-name="T6">Sistematizar e interpretar la información vertida por el personal discente, para dar la realimentación requerida.</text:span> </text:p>
            </table:table-cell>
            <table:covered-table-cell/>
            <table:covered-table-cell/>
            <table:table-cell table:style-name="Tabla12.G20" table:number-rows-spanned="3" table:number-columns-spanned="2" office:value-type="string">
              <text:list xml:id="list14229107627359" text:continue-list="list14230523433580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2.I20" table:number-rows-spanned="3" table:number-columns-spanned="2" office:value-type="string">
              <text:p text:style-name="P11">Soluciones de algunos problemas como preparación para la primera evaluación.</text:p>
            </table:table-cell>
            <table:covered-table-cell/>
          </table:table-row>
          <table:table-row table:style-name="Tabla12.19">
            <table:table-cell table:style-name="Tabla12.A19" table:number-columns-spanned="2" office:value-type="string">
              <text:p text:style-name="P4">Sumativa. </text:p>
            </table:table-cell>
            <table:covered-table-cell/>
            <table:table-cell table:style-name="Tabla12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20">
            <table:table-cell table:style-name="Tabla12.A20" table:number-columns-spanned="2" office:value-type="string">
              <text:p text:style-name="P4">Formativa. </text:p>
            </table:table-cell>
            <table:covered-table-cell/>
            <table:table-cell table:style-name="Tabla12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2.21">
            <table:table-cell table:style-name="Tabla12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2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8"/>
      </text:section>
      <text:section text:style-name="Sect1" text:name="Secuencia Didactica No 13exa1.odt" text:protected="true">
        <text:section-source xlink:href="../Secuencia%20Didactica%20No%2013exa1.odt" text:filter-name="writer8"/>
        <text:p text:style-name="P41">SECRETARÍA DE LA DEFENSA NACIONAL.</text:p>
        <text:p text:style-name="P1"><text:s/><text:bookmark text:name="_GoBack12"/></text:p>
        <text:list xml:id="list14230468644936" text:continue-list="list14228922422652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column table:style-name="Tabla13.E"/>
          <table:table-column table:style-name="Tabla13.F"/>
          <table:table-column table:style-name="Tabla13.G"/>
          <table:table-column table:style-name="Tabla13.H"/>
          <table:table-column table:style-name="Tabla13.I"/>
          <table:table-column table:style-name="Tabla13.J"/>
          <table:table-row table:style-name="Tabla13.1">
            <table:table-cell table:style-name="Tabla13.A1" table:number-columns-spanned="10" office:value-type="string">
              <text:p text:style-name="P2">SECUENCIA DIDÁCTICA No. 1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1">
            <table:table-cell table:style-name="Tabla13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3">
            <table:table-cell table:style-name="Tabla13.A3" table:number-columns-spanned="2" office:value-type="string">
              <text:p text:style-name="P45">(E) Unidad de aprendizaje: </text:p>
            </table:table-cell>
            <table:covered-table-cell/>
            <table:table-cell table:style-name="Tabla13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3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3.4">
            <table:table-cell table:style-name="Tabla13.A4" table:number-columns-spanned="2" office:value-type="string">
              <text:p text:style-name="P5">Ecuaciones Diferenciales</text:p>
            </table:table-cell>
            <table:covered-table-cell/>
            <table:table-cell table:style-name="Tabla13.C4" table:number-columns-spanned="5" office:value-type="string">
              <text:p text:style-name="P8">PRIMERA EVALUACIÓN PARCIAL</text:p>
            </table:table-cell>
            <table:covered-table-cell/>
            <table:covered-table-cell/>
            <table:covered-table-cell/>
            <table:covered-table-cell/>
            <table:table-cell table:style-name="Tabla13.H4" table:number-columns-spanned="3" office:value-type="string">
              <text:p text:style-name="P51">DEMUESTRA LAS COMPETENCIAS ADQUIRIDAS EN SESION SOBRE LA TEORIA DE PROBABILIDADES Y LOS TIPOS DE VARIABLES ALEATORIAS, EN UN EXAMEN ESCRITO, EVIDENCIA EL VALOR DE HONRADEZ.</text:p>
            </table:table-cell>
            <table:covered-table-cell/>
            <table:covered-table-cell/>
          </table:table-row>
          <table:table-row table:style-name="Tabla13.5">
            <table:table-cell table:style-name="Tabla13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3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3.4">
            <table:table-cell table:style-name="Tabla13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3.H6" table:number-columns-spanned="3" office:value-type="string">
              <text:p text:style-name="P10">Campo Militar No. 1-K, Lomas de San Isidro, México, <text:s/>Miércoles 14 de abril de 2021.</text:p>
            </table:table-cell>
            <table:covered-table-cell/>
            <table:covered-table-cell/>
          </table:table-row>
          <table:table-row table:style-name="Tabla13.7">
            <table:table-cell table:style-name="Tabla13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3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3.4">
            <table:table-cell table:style-name="Tabla13.A8" table:number-columns-spanned="7" office:value-type="string">
              <text:p text:style-name="P9">¿Qué tan bien ha logrado el discente entender los conceptos de probabilidad, variable aleatoria, valor esperado y varianza en el ámbito de la ingeniería?</text:p>
              <text:p text:style-name="P9">¿Qué tan bien ha logrado el discente entender las aplicaciones de las variables aleatorias discretas/continuas como modelos matemáticos de fenómenos de naturaleza aleatori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3.H8" table:number-columns-spanned="3" office:value-type="string">
              <text:p text:style-name="P50">Demostración de conocimientos sobre probabilidad y variables aleatorias discretas/continuas, sus aplicaciones como modelos matemáticos; así como algunos procedimientos de cálculo de valores esperados y varianzas de variables aleatorias discretas/continuas.</text:p>
            </table:table-cell>
            <table:covered-table-cell/>
            <table:covered-table-cell/>
          </table:table-row>
          <table:table-row table:style-name="Tabla13.9">
            <table:table-cell table:style-name="Tabla13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10">
            <table:table-cell table:style-name="Tabla13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3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3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3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3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3.11">
            <table:table-cell table:style-name="Tabla13.A13" table:number-rows-spanned="3" office:value-type="string">
              <text:p text:style-name="P13"/>
            </table:table-cell>
            <table:table-cell table:style-name="Tabla13.B13" table:number-rows-spanned="3" table:number-columns-spanned="3" office:value-type="string">
              <text:list xml:id="list14229962237510" text:continue-list="list14230341021721" text:style-name="WW8Num7">
                <text:list-item>
                  <text:p text:style-name="P76">Se dan las instrucciones pertinentes sobre las estrategias de trabajo.</text:p>
                </text:list-item>
              </text:list>
            </table:table-cell>
            <table:covered-table-cell/>
            <table:covered-table-cell/>
            <table:table-cell table:style-name="Tabla13.E11" table:number-columns-spanned="2" office:value-type="string">
              <text:p text:style-name="P49">El personal discente demuestra los conocimientos adquiridos sobre probabilidad y variables aleatorias.</text:p>
            </table:table-cell>
            <table:covered-table-cell/>
            <table:table-cell table:style-name="Tabla13.G11" table:number-columns-spanned="3" office:value-type="string">
              <text:list xml:id="list14230663093252" text:continue-list="list14230298324907" text:style-name="WW8Num5">
                <text:list-item>
                  <text:p text:style-name="P83">Libros de la bibliografía.</text:p>
                </text:list-item>
              </text:list>
            </table:table-cell>
            <table:covered-table-cell/>
            <table:covered-table-cell/>
            <table:table-cell table:style-name="Tabla13.J11" office:value-type="string">
              <text:list xml:id="list14229106651506" text:continue-numbering="true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13.12">
            <table:covered-table-cell/>
            <table:covered-table-cell/>
            <table:covered-table-cell/>
            <table:covered-table-cell/>
            <table:table-cell table:style-name="Tabla13.E13" table:number-rows-spanned="2" table:number-columns-spanned="2" office:value-type="string">
              <text:p text:style-name="P31"/>
            </table:table-cell>
            <table:covered-table-cell/>
            <table:table-cell table:style-name="Tabla13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3.J13" table:number-rows-spanned="2" office:value-type="string">
              <text:p text:style-name="P31"/>
            </table:table-cell>
          </table:table-row>
          <table:table-row table:style-name="Tabla13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3.G13" table:number-columns-spanned="3" office:value-type="string">
              <text:list xml:id="list14229885445377" text:continue-list="list14229453202780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3.14">
            <table:table-cell table:style-name="Tabla13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15">
            <table:table-cell table:style-name="Tabla13.A15" table:number-columns-spanned="10" office:value-type="string">
              <text:p text:style-name="P4">Metacomprensión: ¿qué tan bien se considera que el discente ha comprendido el concepto, la aplicación y los procedimientos de probabilidad y variables aleatorias discretas/continua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16">
            <table:table-cell table:style-name="Tabla13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17">
            <table:table-cell table:style-name="Tabla13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3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3.A3" table:number-columns-spanned="2" office:value-type="string">
              <text:p text:style-name="P108">(U) Instrumentos de evaluación </text:p>
            </table:table-cell>
            <table:covered-table-cell/>
            <table:table-cell table:style-name="Tabla13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3.18">
            <table:table-cell table:style-name="Tabla13.A18" table:number-columns-spanned="2" office:value-type="string">
              <text:p text:style-name="P4">Diagnóstica </text:p>
            </table:table-cell>
            <table:covered-table-cell/>
            <table:table-cell table:style-name="Tabla13.C18" office:value-type="string">
              <text:p text:style-name="P5">( <text:s/>) </text:p>
            </table:table-cell>
            <table:table-cell table:style-name="Tabla13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13.G20" table:number-rows-spanned="3" table:number-columns-spanned="2" office:value-type="string">
              <text:list xml:id="list14229864308074" text:continue-list="list14229107627359" text:style-name="WW8Num4">
                <text:list-item>
                  <text:p text:style-name="P112">Examen</text:p>
                </text:list-item>
              </text:list>
            </table:table-cell>
            <table:covered-table-cell/>
            <table:table-cell table:style-name="Tabla13.I20" table:number-rows-spanned="3" table:number-columns-spanned="2" office:value-type="string">
              <text:p text:style-name="P6">Examen cumplimentado.</text:p>
            </table:table-cell>
            <table:covered-table-cell/>
          </table:table-row>
          <table:table-row table:style-name="Tabla13.19">
            <table:table-cell table:style-name="Tabla13.A19" table:number-columns-spanned="2" office:value-type="string">
              <text:p text:style-name="P4">Sumativa. </text:p>
            </table:table-cell>
            <table:covered-table-cell/>
            <table:table-cell table:style-name="Tabla13.C19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20">
            <table:table-cell table:style-name="Tabla13.A20" table:number-columns-spanned="2" office:value-type="string">
              <text:p text:style-name="P4">Formativa. </text:p>
            </table:table-cell>
            <table:covered-table-cell/>
            <table:table-cell table:style-name="Tabla13.C20" office:value-type="string">
              <text:p text:style-name="P5">( 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3.21">
            <table:table-cell table:style-name="Tabla13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><text:soft-page-break/></text:p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3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><text:soft-page-break/></text:p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4revexa1.odt" text:protected="true">
        <text:section-source xlink:href="../Secuencia%20Didactica%20No%2014revexa1.odt" text:filter-name="writer8"/>
        <text:p text:style-name="P41">SECRETARÍA DE LA DEFENSA NACIONAL.</text:p>
        <text:p text:style-name="P1"><text:s/><text:bookmark text:name="_GoBack13"/></text:p>
        <text:list xml:id="list14229170442205" text:continue-list="list1423046864493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column table:style-name="Tabla14.E"/>
          <table:table-column table:style-name="Tabla14.F"/>
          <table:table-column table:style-name="Tabla14.G"/>
          <table:table-column table:style-name="Tabla14.H"/>
          <table:table-column table:style-name="Tabla14.I"/>
          <table:table-column table:style-name="Tabla14.J"/>
          <table:table-row table:style-name="Tabla14.1">
            <table:table-cell table:style-name="Tabla14.A1" table:number-columns-spanned="10" office:value-type="string">
              <text:p text:style-name="P2">SECUENCIA DIDÁCTICA No.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1">
            <table:table-cell table:style-name="Tabla14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3">
            <table:table-cell table:style-name="Tabla14.A3" table:number-columns-spanned="2" office:value-type="string">
              <text:p text:style-name="P45">(E) Unidad de aprendizaje: </text:p>
            </table:table-cell>
            <table:covered-table-cell/>
            <table:table-cell table:style-name="Tabla14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4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4.4">
            <table:table-cell table:style-name="Tabla14.A4" table:number-columns-spanned="2" office:value-type="string">
              <text:p text:style-name="P5">Probabilidad y Estadística</text:p>
            </table:table-cell>
            <table:covered-table-cell/>
            <table:table-cell table:style-name="Tabla14.C4" table:number-columns-spanned="5" office:value-type="string">
              <text:p text:style-name="P8">III. DISTRIBUCIONES DISCRETAS</text:p>
            </table:table-cell>
            <table:covered-table-cell/>
            <table:covered-table-cell/>
            <table:covered-table-cell/>
            <table:covered-table-cell/>
            <table:table-cell table:style-name="Tabla14.H4" table:number-columns-spanned="3" office:value-type="string">
              <text:p text:style-name="P57">REVISION DE LA PRIMERA EVALUACION PARCIAL</text:p>
              <text:p text:style-name="P57">3.1 CALCULA LA DISTRIBUCION DE PROBABILIDAD DE BERNOULLI DE LA VARIABLE INVOLUCRADA, SIN ERROR DE CONCEPTO.</text:p>
            </table:table-cell>
            <table:covered-table-cell/>
            <table:covered-table-cell/>
          </table:table-row>
          <table:table-row table:style-name="Tabla14.5">
            <table:table-cell table:style-name="Tabla14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4.4">
            <table:table-cell table:style-name="Tabla14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H6" table:number-columns-spanned="3" office:value-type="string">
              <text:p text:style-name="P10">Campo Militar No. 1-K, Lomas de San Isidro, México, <text:s/>Viernes 16 de abril de 2021.</text:p>
            </table:table-cell>
            <table:covered-table-cell/>
            <table:covered-table-cell/>
          </table:table-row>
          <table:table-row table:style-name="Tabla14.7">
            <table:table-cell table:style-name="Tabla14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4.4">
            <table:table-cell table:style-name="Tabla14.A8" table:number-columns-spanned="7" office:value-type="string">
              <text:p text:style-name="P37">¿Cuál es el concepto de función de distribución de probabilidad de variables aleatorias discretas?</text:p>
              <text:p text:style-name="P37">¿Cuál es la relación entre la función de distribución de probabilidad y la función de densidad de probabilidad de una variable aleatoria discret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H8" table:number-columns-spanned="3" office:value-type="string">
              <text:p text:style-name="P50">El personal discente recibe retroalimentación de los resultados obtenidos en la segunda evaluación.</text:p>
              <text:p text:style-name="P50">IDENTIFICA LAS DISTINTAS FORMAS EN QUE SE PUEDEN PRESENTAR LAS DISTRIBUCIONES DISCRETAS UTILIZADAS EN PROBABILIDAD AL ESTUDIAR ALGUNOS FENOMENOS ALEATORIOS DEL AREA DE INGENIERIA.</text:p>
            </table:table-cell>
            <table:covered-table-cell/>
            <table:covered-table-cell/>
          </table:table-row>
          <table:table-row table:style-name="Tabla14.9">
            <table:table-cell table:style-name="Tabla14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10">
            <table:table-cell table:style-name="Tabla14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4.A3" table:number-columns-spanned="3" office:value-type="string">
              <text:p text:style-name="P63">(M) Actividades del Mediador: </text:p>
              <text:p text:style-name="P55"><text:s/></text:p>
            </table:table-cell>
            <table:covered-table-cell/>
            <table:covered-table-cell/>
            <table:table-cell table:style-name="Tabla14.A3" table:number-columns-spanned="2" office:value-type="string">
              <text:p text:style-name="P65">(N) Actividades del estudiante: </text:p>
              <text:p text:style-name="P55"><text:s/></text:p>
            </table:table-cell>
            <table:covered-table-cell/>
            <table:table-cell table:style-name="Tabla14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4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4.11">
            <table:table-cell table:style-name="Tabla14.A13" table:number-rows-spanned="3" office:value-type="string">
              <text:p text:style-name="P69">Método Expositivo.</text:p>
              <text:p text:style-name="P69"/>
              <text:p text:style-name="P71">Técnica de Explicación Oral.</text:p>
            </table:table-cell>
            <table:table-cell table:style-name="Tabla14.B13" table:number-rows-spanned="3" table:number-columns-spanned="3" office:value-type="string">
              <text:list xml:id="list14230485734853" text:continue-list="list14229106651506" text:style-name="WW8Num5">
                <text:list-item>
                  <text:p text:style-name="P77">El personal docente realizará la retroalimentación de los resultados obtenidos en la segunda evaluación.</text:p>
                </text:list-item>
                <text:list-item>
                  <text:p text:style-name="P73">Se menciona el propósito del tema.</text:p>
                </text:list-item>
                <text:list-item>
                  <text:p text:style-name="P75">Se realizan las preguntas del Conflicto Cognitivo. </text:p>
                </text:list-item>
                <text:list-item>
                  <text:p text:style-name="P75">Se dan las instrucciones pertinentes sobre las estrategias de trabajo.</text:p>
                </text:list-item>
                <text:list-item>
                  <text:p text:style-name="P75">Se da realimentación sobre el trabajo realizado, al personal</text:p>
                </text:list-item>
              </text:list>
            </table:table-cell>
            <table:covered-table-cell/>
            <table:covered-table-cell/>
            <table:table-cell table:style-name="Tabla14.E11" table:number-columns-spanned="2" office:value-type="string">
              <text:p text:style-name="P49">Obtiene funciones de distribución de probabilidad de variables aleatorias discretas.</text:p>
            </table:table-cell>
            <table:covered-table-cell/>
            <table:table-cell table:style-name="Tabla14.G11" table:number-columns-spanned="3" office:value-type="string">
              <text:list xml:id="list14228709724615" text:continue-list="list14229864308074" text:style-name="WW8Num4">
                <text:list-item>
                  <text:p text:style-name="P82">Pintarrón</text:p>
                </text:list-item>
                <text:list-item>
                  <text:p text:style-name="P82">Marcadores para pintarrón</text:p>
                </text:list-item>
                <text:list-item>
                  <text:p text:style-name="P82">Videoproyector</text:p>
                </text:list-item>
                <text:list-item>
                  <text:p text:style-name="P82">Internet.</text:p>
                </text:list-item>
              </text:list>
            </table:table-cell>
            <table:covered-table-cell/>
            <table:covered-table-cell/>
            <table:table-cell table:style-name="Tabla14.J11" office:value-type="string">
              <text:list xml:id="list14228784819111" text:continue-numbering="true" text:style-name="WW8Num4">
                <text:list-item>
                  <text:p text:style-name="P86">Calificación de examen.</text:p>
                </text:list-item>
                <text:list-item>
                  <text:p text:style-name="P90">Capacidad de abstracción.</text:p>
                </text:list-item>
                <text:list-item>
                  <text:p text:style-name="P90">Capacidad de análisis.</text:p>
                </text:list-item>
                <text:list-item>
                  <text:p text:style-name="P92">Creatividad.</text:p>
                </text:list-item>
                <text:list-item>
                  <text:p text:style-name="P92">Trabajo colaborativo.</text:p>
                </text:list-item>
                <text:list-item>
                  <text:p text:style-name="P92">Capacidad de toma de decisiones.</text:p>
                </text:list-item>
              </text:list>
            </table:table-cell>
          </table:table-row>
          <table:table-row table:style-name="Tabla14.12">
            <table:covered-table-cell/>
            <table:covered-table-cell/>
            <table:covered-table-cell/>
            <table:covered-table-cell/>
            <table:table-cell table:style-name="Tabla14.E13" table:number-rows-spanned="2" table:number-columns-spanned="2" office:value-type="string">
              <text:p text:style-name="P31"/>
            </table:table-cell>
            <table:covered-table-cell/>
            <table:table-cell table:style-name="Tabla14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4.J13" table:number-rows-spanned="2" office:value-type="string">
              <text:p text:style-name="P31"/>
            </table:table-cell>
          </table:table-row>
          <table:table-row table:style-name="Tabla14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G13" table:number-columns-spanned="3" office:value-type="string">
              <text:list xml:id="list14229381613726" text:continue-list="list497157616" text:style-name="WW8Num2">
                <text:list-item>
                  <text:p text:style-name="P98">120 minutos en total.</text:p>
                </text:list-item>
                <text:list-item>
                  <text:p text:style-name="P103">20 minutos de receso intercalados</text:p>
                </text:list-item>
                <text:list-item>
                  <text:p text:style-name="P103">5 minutos de encuadre.</text:p>
                </text:list-item>
                <text:list-item>
                  <text:p text:style-name="P103">5 minutos para explicar el desarrollo de la dinámica de trabajo.</text:p>
                </text:list-item>
                <text:list-item>
                  <text:p text:style-name="P103"><text:soft-page-break/>25 minutos para dar retroalimentación sobre las tareas y evidencias desarrolladas por los discentes en las clases anteriores.</text:p>
                </text:list-item>
                <text:list-item>
                  <text:p text:style-name="P103">50 minutos para la obtención de funciones de distribución de variables aleatorias discretas.</text:p>
                </text:list-item>
                <text:list-item>
                  <text:p text:style-name="P103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4.14">
            <table:table-cell table:style-name="Tabla14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15">
            <table:table-cell table:style-name="Tabla14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16">
            <table:table-cell table:style-name="Tabla14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17">
            <table:table-cell table:style-name="Tabla14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4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4.A3" table:number-columns-spanned="2" office:value-type="string">
              <text:p text:style-name="P108">(U) Instrumentos de evaluación </text:p>
            </table:table-cell>
            <table:covered-table-cell/>
            <table:table-cell table:style-name="Tabla14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4.18">
            <table:table-cell table:style-name="Tabla14.A18" table:number-columns-spanned="2" office:value-type="string">
              <text:p text:style-name="P4">Diagnóstica </text:p>
            </table:table-cell>
            <table:covered-table-cell/>
            <table:table-cell table:style-name="Tabla14.C18" office:value-type="string">
              <text:p text:style-name="P5">( <text:s/>) </text:p>
            </table:table-cell>
            <table:table-cell table:style-name="Tabla14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14.G20" table:number-rows-spanned="3" table:number-columns-spanned="2" office:value-type="string">
              <text:list xml:id="list14229175676571" text:continue-list="list14229885445377" text:style-name="WW8Num3">
                <text:list-item>
                  <text:p text:style-name="P111">Examen Parcial</text:p>
                </text:list-item>
                <text:list-item>
                  <text:p text:style-name="P111">Lista de cotejo o verificación.</text:p>
                </text:list-item>
                <text:list-item>
                  <text:p text:style-name="P114">Preguntas metacognitivas.</text:p>
                </text:list-item>
              </text:list>
            </table:table-cell>
            <table:covered-table-cell/>
            <table:table-cell table:style-name="Tabla14.I20" table:number-rows-spanned="3" table:number-columns-spanned="2" office:value-type="string">
              <text:list xml:id="list14229908951392" text:continue-numbering="true" text:style-name="WW8Num3">
                <text:list-item>
                  <text:p text:style-name="P38">Examen cumplimentado.</text:p>
                </text:list-item>
                <text:list-item>
                  <text:p text:style-name="P38">Ilustración de la obtención de funciones de distribución de variables aleatorias discretas.</text:p>
                </text:list-item>
              </text:list>
            </table:table-cell>
            <table:covered-table-cell/>
          </table:table-row>
          <table:table-row table:style-name="Tabla14.19">
            <table:table-cell table:style-name="Tabla14.A19" table:number-columns-spanned="2" office:value-type="string">
              <text:p text:style-name="P4">Sumativa. </text:p>
            </table:table-cell>
            <table:covered-table-cell/>
            <table:table-cell table:style-name="Tabla14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20">
            <table:table-cell table:style-name="Tabla14.A20" table:number-columns-spanned="2" office:value-type="string">
              <text:p text:style-name="P4">Formativa. </text:p>
            </table:table-cell>
            <table:covered-table-cell/>
            <table:table-cell table:style-name="Tabla14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4.21">
            <table:table-cell table:style-name="Tabla14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4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5.odt" text:protected="true">
        <text:section-source xlink:href="../Secuencia%20Didactica%20No%2015.odt" text:filter-name="writer8"/>
        <text:p text:style-name="P41">SECRETARÍA DE LA DEFENSA NACIONAL</text:p>
        <text:p text:style-name="P1"><text:s/><text:bookmark text:name="_GoBack14"/></text:p>
        <text:list xml:id="list14228898409237" text:continue-list="list14229170442205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column table:style-name="Tabla15.E"/>
          <table:table-column table:style-name="Tabla15.F"/>
          <table:table-column table:style-name="Tabla15.G"/>
          <table:table-column table:style-name="Tabla15.H"/>
          <table:table-column table:style-name="Tabla15.I"/>
          <table:table-column table:style-name="Tabla15.J"/>
          <table:table-row table:style-name="Tabla15.1">
            <table:table-cell table:style-name="Tabla15.A1" table:number-columns-spanned="10" office:value-type="string">
              <text:p text:style-name="P2">SECUENCIA DIDÁCTICA No. 15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1">
            <table:table-cell table:style-name="Tabla15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3">
            <table:table-cell table:style-name="Tabla15.A3" table:number-columns-spanned="2" office:value-type="string">
              <text:p text:style-name="P45">(E) Unidad de aprendizaje: </text:p>
            </table:table-cell>
            <table:covered-table-cell/>
            <table:table-cell table:style-name="Tabla15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5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5.4">
            <table:table-cell table:style-name="Tabla15.A4" table:number-columns-spanned="2" office:value-type="string">
              <text:p text:style-name="P5">Probabilidad y Estadística</text:p>
            </table:table-cell>
            <table:covered-table-cell/>
            <table:table-cell table:style-name="Tabla15.C4" table:number-columns-spanned="5" office:value-type="string">
              <text:p text:style-name="P8">III. DISTRIBUCIONES DISCRETAS</text:p>
            </table:table-cell>
            <table:covered-table-cell/>
            <table:covered-table-cell/>
            <table:covered-table-cell/>
            <table:covered-table-cell/>
            <table:table-cell table:style-name="Tabla15.H4" table:number-columns-spanned="3" office:value-type="string">
              <text:p text:style-name="P27">3.1 CALCULA LA DISTRIBUCION DE PROBABILIDAD DE BERNOULLI DE LA VARIABLE INVOLUCRADA, SIN ERROR DE CONCEPTO.</text:p>
              <text:p text:style-name="P27">3.2 CALCULA EN UN PROBLEMA QUE INVOLUCRE N PRUEBAS DE BERNOULLI DADO EN CLASE, LA DISTRIBUCION DE PROBABILIDAD BINOMIAL DE LA VARIABLE, SIN ERROR DE CONCEPTO.</text:p>
              <text:p text:style-name="P27">3.3 CALCULA LA DISTRIBUCION DE PROBABILIDAD GEOMETRICA DE LA VARIABLE INVOLUCRADA, SIN ERROR DE CONCEPTO.</text:p>
            </table:table-cell>
            <table:covered-table-cell/>
            <table:covered-table-cell/>
          </table:table-row>
          <table:table-row table:style-name="Tabla15.5">
            <table:table-cell table:style-name="Tabla15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5.4">
            <table:table-cell table:style-name="Tabla15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H6" table:number-columns-spanned="3" office:value-type="string">
              <text:p text:style-name="P10">Campo Militar No. 1-K, Lomas de San Isidro, México, <text:s/>Miércoles 21 de abril de 2021.</text:p>
            </table:table-cell>
            <table:covered-table-cell/>
            <table:covered-table-cell/>
          </table:table-row>
          <table:table-row table:style-name="Tabla15.7">
            <table:table-cell table:style-name="Tabla15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5.4">
            <table:table-cell table:style-name="Tabla15.A8" table:number-columns-spanned="7" office:value-type="string">
              <text:p text:style-name="P9">¿Cuál es el concepto de distribución de probabilidad de Bernoulli?</text:p>
              <text:p text:style-name="P9">¿Cuál es el concepto de distribución de probabilidad binomial?</text:p>
              <text:p text:style-name="P9">¿Cuál es el concepto de distribución de probabilidad geométric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H8" table:number-columns-spanned="3" office:value-type="string">
              <text:p text:style-name="P32"><text:span text:style-name="T10">IDENTIFICA LAS DISTINTAS FORMAS EN QUE SE PUEDEN PRESENTAR LAS DISTRIBUCIONES DISCRETAS UTILIZADAS EN PROBABILIDAD AL ESTUDIAR ALGUNOS FENOMENOS ALEATORIOS DEL AREA DE INGENIERIA</text:span><text:span text:style-name="T11">.</text:span></text:p>
            </table:table-cell>
            <table:covered-table-cell/>
            <table:covered-table-cell/>
          </table:table-row>
          <table:table-row table:style-name="Tabla15.9">
            <table:table-cell table:style-name="Tabla15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10">
            <table:table-cell table:style-name="Tabla15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5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5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5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5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5.11">
            <table:table-cell table:style-name="Tabla15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5.B13" table:number-rows-spanned="3" table:number-columns-spanned="3" office:value-type="string">
              <text:list xml:id="list14230614421104" text:continue-list="list14229962237510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5.E11" table:number-columns-spanned="2" office:value-type="string">
              <text:p text:style-name="P49">Elabora un diagrama con el que describe y explica los <text:s/>conceptos de distribución de probabilidad de Bernoulli, distribución de probabilidad binomial y distribución de probabilidad geométrica.</text:p>
            </table:table-cell>
            <table:covered-table-cell/>
            <table:table-cell table:style-name="Tabla15.G11" table:number-columns-spanned="3" office:value-type="string">
              <text:list xml:id="list14229112662431" text:continue-list="list14230485734853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5.J11" office:value-type="string">
              <text:list xml:id="list14229863747439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15.12">
            <table:covered-table-cell/>
            <table:covered-table-cell/>
            <table:covered-table-cell/>
            <table:covered-table-cell/>
            <table:table-cell table:style-name="Tabla15.E13" table:number-rows-spanned="2" table:number-columns-spanned="2" office:value-type="string">
              <text:p text:style-name="P31"/>
            </table:table-cell>
            <table:covered-table-cell/>
            <table:table-cell table:style-name="Tabla15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5.J13" table:number-rows-spanned="2" office:value-type="string">
              <text:p text:style-name="P31"/>
            </table:table-cell>
          </table:table-row>
          <table:table-row table:style-name="Tabla15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G13" table:number-columns-spanned="3" office:value-type="string">
              <text:list xml:id="list14229873017985" text:continue-list="list14229908951392" text:style-name="WW8Num3">
                <text:list-item>
                  <text:p text:style-name="P99">120 minutos en total.</text:p>
                </text:list-item>
                <text:list-item>
                  <text:p text:style-name="P100">20 minutos de receso intercalados</text:p>
                </text:list-item>
                <text:list-item>
                  <text:p text:style-name="P100">5 minutos de encuadre.</text:p>
                </text:list-item>
                <text:list-item>
                  <text:p text:style-name="P100">5 minutos para explicar el desarrollo de la dinámica de trabajo.</text:p>
                </text:list-item>
                <text:list-item>
                  <text:p text:style-name="P100">15 minutos para dar retroalimentación sobre las tareas y evidencias desarrolladas por los discentes en las clases anteriores.</text:p>
                </text:list-item>
                <text:list-item>
                  <text:p text:style-name="P100">60 minutos para la obtención de distribuciones de probabilidad de <text:soft-page-break/>Bernoulli, binomial, y geométrica.</text:p>
                </text:list-item>
                <text:list-item>
                  <text:p text:style-name="P100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5.14">
            <table:table-cell table:style-name="Tabla15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15">
            <table:table-cell table:style-name="Tabla15.A15" table:number-columns-spanned="10" office:value-type="string">
              <text:p text:style-name="P15">¿Qué tan preciso le pareció a usted el aprendizaje adquirido?</text:p>
              <text:p text:style-name="P15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16">
            <table:table-cell table:style-name="Tabla15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17">
            <table:table-cell table:style-name="Tabla15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5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5.A3" table:number-columns-spanned="2" office:value-type="string">
              <text:p text:style-name="P108">(U) Instrumentos de evaluación </text:p>
            </table:table-cell>
            <table:covered-table-cell/>
            <table:table-cell table:style-name="Tabla15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5.18">
            <table:table-cell table:style-name="Tabla15.A18" table:number-columns-spanned="2" office:value-type="string">
              <text:p text:style-name="P4">Diagnóstica </text:p>
            </table:table-cell>
            <table:covered-table-cell/>
            <table:table-cell table:style-name="Tabla15.C18" office:value-type="string">
              <text:p text:style-name="P5">( <text:s/>) </text:p>
            </table:table-cell>
            <table:table-cell table:style-name="Tabla15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15.G20" table:number-rows-spanned="3" table:number-columns-spanned="2" office:value-type="string">
              <text:list xml:id="list14230463900927" text:continue-list="list14228784819111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5.I20" table:number-rows-spanned="3" table:number-columns-spanned="2" office:value-type="string">
              <text:p text:style-name="P11">Diagrama con el que describe y explica el concepto de distribución de probabilidad de Bernoulli, distribución de probabilidad binomial y distribución de probabilidad geométrica.</text:p>
            </table:table-cell>
            <table:covered-table-cell/>
          </table:table-row>
          <table:table-row table:style-name="Tabla15.19">
            <table:table-cell table:style-name="Tabla15.A19" table:number-columns-spanned="2" office:value-type="string">
              <text:p text:style-name="P4">Sumativa. </text:p>
            </table:table-cell>
            <table:covered-table-cell/>
            <table:table-cell table:style-name="Tabla15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20">
            <table:table-cell table:style-name="Tabla15.A20" table:number-columns-spanned="2" office:value-type="string">
              <text:p text:style-name="P4">Formativa. </text:p>
            </table:table-cell>
            <table:covered-table-cell/>
            <table:table-cell table:style-name="Tabla15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5.21">
            <table:table-cell table:style-name="Tabla15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5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6.odt" text:protected="true">
        <text:section-source xlink:href="../Secuencia%20Didactica%20No%2016.odt" text:filter-name="writer8"/>
        <text:p text:style-name="P41">SECRETARÍA DE LA DEFENSA NACIONAL.</text:p>
        <text:p text:style-name="P1"><text:s/><text:bookmark text:name="_GoBack16"/></text:p>
        <text:list xml:id="list14229799720271" text:continue-list="list14228898409237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column table:style-name="Tabla16.E"/>
          <table:table-column table:style-name="Tabla16.F"/>
          <table:table-column table:style-name="Tabla16.G"/>
          <table:table-column table:style-name="Tabla16.H"/>
          <table:table-column table:style-name="Tabla16.I"/>
          <table:table-column table:style-name="Tabla16.J"/>
          <table:table-row table:style-name="Tabla16.1">
            <table:table-cell table:style-name="Tabla16.A1" table:number-columns-spanned="10" office:value-type="string">
              <text:p text:style-name="P2">SECUENCIA DIDÁCTICA No. 16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1">
            <table:table-cell table:style-name="Tabla16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3">
            <table:table-cell table:style-name="Tabla16.A3" table:number-columns-spanned="2" office:value-type="string">
              <text:p text:style-name="P45">(E) Unidad de aprendizaje: </text:p>
            </table:table-cell>
            <table:covered-table-cell/>
            <table:table-cell table:style-name="Tabla16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6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6.4">
            <table:table-cell table:style-name="Tabla16.A4" table:number-columns-spanned="2" office:value-type="string">
              <text:p text:style-name="P5">Probabilidad y Estadística</text:p>
            </table:table-cell>
            <table:covered-table-cell/>
            <table:table-cell table:style-name="Tabla16.C4" table:number-columns-spanned="5" office:value-type="string">
              <text:p text:style-name="P8">III. DISTRIBUCIONES DISCRETAS</text:p>
            </table:table-cell>
            <table:covered-table-cell/>
            <table:covered-table-cell/>
            <table:covered-table-cell/>
            <table:covered-table-cell/>
            <table:table-cell table:style-name="Tabla16.H4" table:number-columns-spanned="3" office:value-type="string">
              <text:p text:style-name="P22">3.3 CALCULA LA DISTRIBUCION DE PROBABILIDAD GEOMETRICA DE LA VARIABLE INVOLUCRADA, SIN ERROR DE CONCEPTO.</text:p>
              <text:p text:style-name="P22">3.4 CALCULA LA DISTRIBUCION DE PROBABILIDAD BINOMIAL NEGATIVA DE LA VARIABLE INVOLUCRADA, SIN ERROR DE CONCEPTO.</text:p>
              <text:p text:style-name="P22">3.5 CALCULA LA DISTRIBUCION DE PROBABILIDAD HIPERGEOMETRICA DE LA VARIABLE INVOLUCRADA, SIN ERROR DE CONCEPTO.</text:p>
            </table:table-cell>
            <table:covered-table-cell/>
            <table:covered-table-cell/>
          </table:table-row>
          <table:table-row table:style-name="Tabla16.5">
            <table:table-cell table:style-name="Tabla16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6.4">
            <table:table-cell table:style-name="Tabla16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H6" table:number-columns-spanned="3" office:value-type="string">
              <text:p text:style-name="P10">Campo Militar No. 1-K, Lomas de San Isidro, México, <text:s/>Viernes 23 de abril de 2021.</text:p>
            </table:table-cell>
            <table:covered-table-cell/>
            <table:covered-table-cell/>
          </table:table-row>
          <table:table-row table:style-name="Tabla16.7">
            <table:table-cell table:style-name="Tabla16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6.4">
            <table:table-cell table:style-name="Tabla16.A8" table:number-columns-spanned="7" office:value-type="string">
              <text:p text:style-name="P9">¿Cuál es el concepto de distribución de probabilidad de geométrica?</text:p>
              <text:p text:style-name="P9">¿Cuál es el concepto de distribución de probabilidad binomial negativa?</text:p>
              <text:p text:style-name="P9">¿Cuál es el concepto de distribución de probabilidad hipergeométric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H8" table:number-columns-spanned="3" office:value-type="string">
              <text:p text:style-name="P32"><text:span text:style-name="T10">IDENTIFICA LAS DISTINTAS FORMAS EN QUE SE PUEDEN PRESENTAR LAS DISTRIBUCIONES DISCRETAS UTILIZADAS EN PROBABILIDAD AL ESTUDIAR ALGUNOS FENOMENOS ALEATORIOS DEL AREA DE INGENIERIA</text:span><text:span text:style-name="T11">.</text:span></text:p>
            </table:table-cell>
            <table:covered-table-cell/>
            <table:covered-table-cell/>
          </table:table-row>
          <table:table-row table:style-name="Tabla16.9">
            <table:table-cell table:style-name="Tabla16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10">
            <table:table-cell table:style-name="Tabla16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6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6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6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6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6.11">
            <table:table-cell table:style-name="Tabla16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6.B13" table:number-rows-spanned="3" table:number-columns-spanned="3" office:value-type="string">
              <text:list xml:id="list14229827506049" text:continue-list="list14230614421104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6.E11" table:number-columns-spanned="2" office:value-type="string">
              <text:p text:style-name="P49">Calcula y grafica las distribuciones de probabilidad geométrica, binomial negativa, e hipergeométrica. </text:p>
            </table:table-cell>
            <table:covered-table-cell/>
            <table:table-cell table:style-name="Tabla16.G11" table:number-columns-spanned="3" office:value-type="string">
              <text:list xml:id="list14229781083662" text:continue-list="list14229863747439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table-cell table:style-name="Tabla16.J11" office:value-type="string">
              <text:list xml:id="list14228865681335" text:continue-numbering="true" text:style-name="WW8Num5">
                <text:list-item>
                  <text:p text:style-name="P89">Capacidad de abstracción.</text:p>
                </text:list-item>
                <text:list-item>
                  <text:p text:style-name="P89">Capacidad de análisis.</text:p>
                </text:list-item>
                <text:list-item>
                  <text:p text:style-name="P91">Creatividad.</text:p>
                </text:list-item>
                <text:list-item>
                  <text:p text:style-name="P91">Trabajo colaborativo.</text:p>
                </text:list-item>
                <text:list-item>
                  <text:p text:style-name="P91">Capacidad de toma de decisiones.</text:p>
                </text:list-item>
              </text:list>
            </table:table-cell>
          </table:table-row>
          <table:table-row table:style-name="Tabla16.12">
            <table:covered-table-cell/>
            <table:covered-table-cell/>
            <table:covered-table-cell/>
            <table:covered-table-cell/>
            <table:table-cell table:style-name="Tabla16.E13" table:number-rows-spanned="2" table:number-columns-spanned="2" office:value-type="string">
              <text:p text:style-name="P31"/>
            </table:table-cell>
            <table:covered-table-cell/>
            <table:table-cell table:style-name="Tabla16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6.J13" table:number-rows-spanned="2" office:value-type="string">
              <text:p text:style-name="P31"/>
            </table:table-cell>
          </table:table-row>
          <table:table-row table:style-name="Tabla16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G13" table:number-columns-spanned="3" office:value-type="string">
              <text:list xml:id="list14230085811106" text:continue-list="list14229873017985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<text:soft-page-break/>discentes en las clases anteriores.</text:p>
                </text:list-item>
                <text:list-item>
                  <text:p text:style-name="P102">60 minutos para la obtención de las gráficas de distribuciones de probabilidad geométrica, binomial negativa, e hipergeométrica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6.14">
            <table:table-cell table:style-name="Tabla16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15">
            <table:table-cell table:style-name="Tabla16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16">
            <table:table-cell table:style-name="Tabla16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17">
            <table:table-cell table:style-name="Tabla16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6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6.A3" table:number-columns-spanned="2" office:value-type="string">
              <text:p text:style-name="P108">(U) Instrumentos de evaluación </text:p>
            </table:table-cell>
            <table:covered-table-cell/>
            <table:table-cell table:style-name="Tabla16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6.18">
            <table:table-cell table:style-name="Tabla16.A18" table:number-columns-spanned="2" office:value-type="string">
              <text:p text:style-name="P4">Diagnóstica </text:p>
            </table:table-cell>
            <table:covered-table-cell/>
            <table:table-cell table:style-name="Tabla16.C18" office:value-type="string">
              <text:p text:style-name="P5">( <text:s/>) </text:p>
            </table:table-cell>
            <table:table-cell table:style-name="Tabla16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16.G20" table:number-rows-spanned="3" table:number-columns-spanned="2" office:value-type="string">
              <text:list xml:id="list14229697123629" text:continue-list="list14230463900927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6.I20" table:number-rows-spanned="3" table:number-columns-spanned="2" office:value-type="string">
              <text:p text:style-name="P11">Ilustraciones de <text:s/>las gráficas de distribuciones de probabilidad geométricas, binomial negativa, e hipergeométrica, de variables aleatorias discretas.</text:p>
            </table:table-cell>
            <table:covered-table-cell/>
          </table:table-row>
          <table:table-row table:style-name="Tabla16.19">
            <table:table-cell table:style-name="Tabla16.A19" table:number-columns-spanned="2" office:value-type="string">
              <text:p text:style-name="P4">Sumativa. </text:p>
            </table:table-cell>
            <table:covered-table-cell/>
            <table:table-cell table:style-name="Tabla16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20">
            <table:table-cell table:style-name="Tabla16.A20" table:number-columns-spanned="2" office:value-type="string">
              <text:p text:style-name="P4">Formativa. </text:p>
            </table:table-cell>
            <table:covered-table-cell/>
            <table:table-cell table:style-name="Tabla16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6.21">
            <table:table-cell table:style-name="Tabla16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6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7.odt" text:protected="true">
        <text:section-source xlink:href="../Secuencia%20Didactica%20No%2017.odt" text:filter-name="writer8"/>
        <text:p text:style-name="P41">SECRETARÍA DE LA DEFENSA NACIONAL.</text:p>
        <text:p text:style-name="P1"><text:s/><text:bookmark text:name="_GoBack17"/></text:p>
        <text:list xml:id="list14229258141593" text:continue-list="list14229799720271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column table:style-name="Tabla17.E"/>
          <table:table-column table:style-name="Tabla17.F"/>
          <table:table-column table:style-name="Tabla17.G"/>
          <table:table-column table:style-name="Tabla17.H"/>
          <table:table-column table:style-name="Tabla17.I"/>
          <table:table-column table:style-name="Tabla17.J"/>
          <table:table-row table:style-name="Tabla17.1">
            <table:table-cell table:style-name="Tabla17.A1" table:number-columns-spanned="10" office:value-type="string">
              <text:p text:style-name="P2">SECUENCIA DIDÁCTICA No. 1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1">
            <table:table-cell table:style-name="Tabla17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3">
            <table:table-cell table:style-name="Tabla17.A3" table:number-columns-spanned="2" office:value-type="string">
              <text:p text:style-name="P45">(E) Unidad de aprendizaje: </text:p>
            </table:table-cell>
            <table:covered-table-cell/>
            <table:table-cell table:style-name="Tabla17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7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7.4">
            <table:table-cell table:style-name="Tabla17.A4" table:number-columns-spanned="2" office:value-type="string">
              <text:p text:style-name="P5">Probabilidad y Estadística</text:p>
            </table:table-cell>
            <table:covered-table-cell/>
            <table:table-cell table:style-name="Tabla17.C4" table:number-columns-spanned="5" office:value-type="string">
              <text:p text:style-name="P8">III. DISTRIBUCIONES DISCRETAS</text:p>
            </table:table-cell>
            <table:covered-table-cell/>
            <table:covered-table-cell/>
            <table:covered-table-cell/>
            <table:covered-table-cell/>
            <table:table-cell table:style-name="Tabla17.H4" table:number-columns-spanned="3" office:value-type="string">
              <text:p text:style-name="P23">3.5 CALCULA LA DISTRIBUCION DE PROBABILIDAD HIPERGEOMETRICA DE LA VARIABLE INVOLUCRADA, SIN ERROR DE CONCEPTO.</text:p>
              <text:p text:style-name="P23">3.6 CALCULA LA DISTRIBUCION DE PROBABILIDAD DE POISSON DE LA VARIABLE INVOLUCRADA, SIN ERROR DE CONCEPTO.</text:p>
              <text:p text:style-name="P23">U.T. IV DISTRIBUCIONES CONTINUAS </text:p>
            </table:table-cell>
            <table:covered-table-cell/>
            <table:covered-table-cell/>
          </table:table-row>
          <table:table-row table:style-name="Tabla17.5">
            <table:table-cell table:style-name="Tabla17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7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7.4">
            <table:table-cell table:style-name="Tabla17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7.H6" table:number-columns-spanned="3" office:value-type="string">
              <text:p text:style-name="P10">Campo Militar No. 1-K, Lomas de San Isidro, México, <text:s/>Miércoles 28 de abril de 2021.</text:p>
            </table:table-cell>
            <table:covered-table-cell/>
            <table:covered-table-cell/>
          </table:table-row>
          <table:table-row table:style-name="Tabla17.7">
            <table:table-cell table:style-name="Tabla17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7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7.4">
            <table:table-cell table:style-name="Tabla17.A8" table:number-columns-spanned="7" office:value-type="string">
              <text:p text:style-name="P9">¿Cuál es el concepto de distribución de probabilidad hipergeométrica?</text:p>
              <text:p text:style-name="P9">¿Cuál es el concepto de distribución de probabilidad de Poisson?</text:p>
              <text:p text:style-name="P9">¿Cuál es el concepto de función continua en un punto?</text:p>
              <text:p text:style-name="P9">¿Cuál es el concepto de función continua en un interval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7.H8" table:number-columns-spanned="3" office:value-type="string">
              <text:p text:style-name="P32"><text:span text:style-name="T10">IDENTIFICA LAS DISTINTAS FORMAS EN QUE SE PUEDEN PRESENTAR LAS DISTRIBUCIONES DISCRETAS UTILIZADAS EN PROBABILIDAD AL ESTUDIAR ALGUNOS FENOMENOS ALEATORIOS DEL AREA DE INGENIERIA</text:span><text:span text:style-name="T11">.</text:span></text:p>
            </table:table-cell>
            <table:covered-table-cell/>
            <table:covered-table-cell/>
          </table:table-row>
          <table:table-row table:style-name="Tabla17.9">
            <table:table-cell table:style-name="Tabla17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10">
            <table:table-cell table:style-name="Tabla17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7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7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7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7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7.11">
            <table:table-cell table:style-name="Tabla17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7.B13" table:number-rows-spanned="3" table:number-columns-spanned="3" office:value-type="string">
              <text:list xml:id="list14230459532258" text:continue-list="list14229827506049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7.E11" table:number-columns-spanned="2" office:value-type="string">
              <text:p text:style-name="P49">Calcula y grafica las funciones de distribución de probabilidad hipergeométrica, y de Poisson de algunas variables aleatorias discretas. Recupera las definiciones e interpretación de funciones continuas en un punto y en un intervalo. </text:p>
            </table:table-cell>
            <table:covered-table-cell/>
            <table:table-cell table:style-name="Tabla17.G11" table:number-columns-spanned="3" office:value-type="string">
              <text:list xml:id="list14230323077639" text:continue-list="list14228865681335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7.J11" office:value-type="string">
              <text:list xml:id="list14230755831386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17.12">
            <table:covered-table-cell/>
            <table:covered-table-cell/>
            <table:covered-table-cell/>
            <table:covered-table-cell/>
            <table:table-cell table:style-name="Tabla17.E13" table:number-rows-spanned="2" table:number-columns-spanned="2" office:value-type="string">
              <text:p text:style-name="P31"/>
            </table:table-cell>
            <table:covered-table-cell/>
            <table:table-cell table:style-name="Tabla17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7.J13" table:number-rows-spanned="2" office:value-type="string">
              <text:p text:style-name="P31"/>
            </table:table-cell>
          </table:table-row>
          <table:table-row table:style-name="Tabla17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7.G13" table:number-columns-spanned="3" office:value-type="string">
              <text:list xml:id="list14228879906869" text:continue-list="list14230085811106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<text:soft-page-break/>anteriores.</text:p>
                </text:list-item>
                <text:list-item>
                  <text:p text:style-name="P102">65 minutos para la obtención de las gráficas de distribuciones de probabilidad hipergeométrica, y de Poisson. Recuperación de los conceptos de continuidad de funciones.</text:p>
                </text:list-item>
                <text:list-item>
                  <text:p text:style-name="P102">10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7.14">
            <table:table-cell table:style-name="Tabla17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15">
            <table:table-cell table:style-name="Tabla17.A15" table:number-columns-spanned="10" office:value-type="string">
              <text:p text:style-name="P15">¿Qué tan preciso le pareció a usted el aprendizaje adquirido?</text:p>
              <text:p text:style-name="P15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16">
            <table:table-cell table:style-name="Tabla17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17">
            <table:table-cell table:style-name="Tabla17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7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7.A3" table:number-columns-spanned="2" office:value-type="string">
              <text:p text:style-name="P108">(U) Instrumentos de evaluación </text:p>
            </table:table-cell>
            <table:covered-table-cell/>
            <table:table-cell table:style-name="Tabla17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7.18">
            <table:table-cell table:style-name="Tabla17.A18" table:number-columns-spanned="2" office:value-type="string">
              <text:p text:style-name="P4">Diagnóstica </text:p>
            </table:table-cell>
            <table:covered-table-cell/>
            <table:table-cell table:style-name="Tabla17.C18" office:value-type="string">
              <text:p text:style-name="P5">( <text:s/>) </text:p>
            </table:table-cell>
            <table:table-cell table:style-name="Tabla17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17.G20" table:number-rows-spanned="3" table:number-columns-spanned="2" office:value-type="string">
              <text:list xml:id="list14228858227761" text:continue-list="list14229697123629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7.I20" table:number-rows-spanned="3" table:number-columns-spanned="2" office:value-type="string">
              <text:p text:style-name="P11">Ilustraciones de <text:s/>las gráficas de distribuciones de probabilidad hipergeométricas, y de Poisson. Notas sobre el concepto de continuidad de funciones.</text:p>
            </table:table-cell>
            <table:covered-table-cell/>
          </table:table-row>
          <table:table-row table:style-name="Tabla17.19">
            <table:table-cell table:style-name="Tabla17.A19" table:number-columns-spanned="2" office:value-type="string">
              <text:p text:style-name="P4">Sumativa. </text:p>
            </table:table-cell>
            <table:covered-table-cell/>
            <table:table-cell table:style-name="Tabla17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20">
            <table:table-cell table:style-name="Tabla17.A20" table:number-columns-spanned="2" office:value-type="string">
              <text:p text:style-name="P4">Formativa. </text:p>
            </table:table-cell>
            <table:covered-table-cell/>
            <table:table-cell table:style-name="Tabla17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7.21">
            <table:table-cell table:style-name="Tabla17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7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8.odt" text:protected="true">
        <text:section-source xlink:href="../Secuencia%20Didactica%20No%2018.odt" text:filter-name="writer8"/>
        <text:p text:style-name="P41">SECRETARÍA DE LA DEFENSA NACIONAL.</text:p>
        <text:p text:style-name="P1"><text:s/><text:bookmark text:name="_GoBack18"/></text:p>
        <text:list xml:id="list14229436635914" text:continue-list="list1422925814159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column table:style-name="Tabla18.E"/>
          <table:table-column table:style-name="Tabla18.F"/>
          <table:table-column table:style-name="Tabla18.G"/>
          <table:table-column table:style-name="Tabla18.H"/>
          <table:table-column table:style-name="Tabla18.I"/>
          <table:table-column table:style-name="Tabla18.J"/>
          <table:table-row table:style-name="Tabla18.1">
            <table:table-cell table:style-name="Tabla18.A1" table:number-columns-spanned="10" office:value-type="string">
              <text:p text:style-name="P2">SECUENCIA DIDÁCTICA No. 18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1">
            <table:table-cell table:style-name="Tabla18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3">
            <table:table-cell table:style-name="Tabla18.A3" table:number-columns-spanned="2" office:value-type="string">
              <text:p text:style-name="P45">(E) Unidad de aprendizaje: </text:p>
            </table:table-cell>
            <table:covered-table-cell/>
            <table:table-cell table:style-name="Tabla18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8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8.4">
            <table:table-cell table:style-name="Tabla18.A4" table:number-columns-spanned="2" office:value-type="string">
              <text:p text:style-name="P5">Probabilidad y Estadística</text:p>
            </table:table-cell>
            <table:covered-table-cell/>
            <table:table-cell table:style-name="Tabla18.C4" table:number-columns-spanned="5" office:value-type="string">
              <text:p text:style-name="P4">IV. DISTRIBUCIONES CONTINUAS</text:p>
            </table:table-cell>
            <table:covered-table-cell/>
            <table:covered-table-cell/>
            <table:covered-table-cell/>
            <table:covered-table-cell/>
            <table:table-cell table:style-name="Tabla18.H4" table:number-columns-spanned="3" office:value-type="string">
              <text:p text:style-name="P22">4.1 CALCULA LA DISTRIBUCION DE PROBABILIDAD UNIFORME DE LA VARIABLE INVOLUCRADA, SIN ERROR DE CONCEPTO.</text:p>
              <text:p text:style-name="P22">4.2 CALCULA LA DISTRIBUCION DE PROBABILIDAD EXPONENCIAL DE LA VARIABLE INVOLUCRADA, SIN ERROR DE CONCEPTO.</text:p>
            </table:table-cell>
            <table:covered-table-cell/>
            <table:covered-table-cell/>
          </table:table-row>
          <table:table-row table:style-name="Tabla18.5">
            <table:table-cell table:style-name="Tabla18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8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8.4">
            <table:table-cell table:style-name="Tabla18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8.H6" table:number-columns-spanned="3" office:value-type="string">
              <text:p text:style-name="P10">Campo Militar No. 1-K, Lomas de San Isidro, México, <text:s/>Viernes 30 de abril de 2021.</text:p>
            </table:table-cell>
            <table:covered-table-cell/>
            <table:covered-table-cell/>
          </table:table-row>
          <table:table-row table:style-name="Tabla18.7">
            <table:table-cell table:style-name="Tabla18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8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8.4">
            <table:table-cell table:style-name="Tabla18.A8" table:number-columns-spanned="7" office:value-type="string">
              <text:p text:style-name="P9">¿Cuál es el concepto de distribución de probabilidad uniforme?</text:p>
              <text:p text:style-name="P9">¿Cuál es el concepto de distribución de probabilidad exponenci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8.H8" table:number-columns-spanned="3" office:value-type="string">
              <text:p text:style-name="P18">IDENTIFICA LAS DISTINTAS FORMAS EN QUE SE PUEDEN PRESENTAR LAS DISTRIBUCIONES CONTINUAS UTILIZADAS EN PROBABILIDAD DURANTE EL ESTUDIO DE ALGUNOS FENOMENOS.</text:p>
            </table:table-cell>
            <table:covered-table-cell/>
            <table:covered-table-cell/>
          </table:table-row>
          <table:table-row table:style-name="Tabla18.9">
            <table:table-cell table:style-name="Tabla18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10">
            <table:table-cell table:style-name="Tabla18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8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8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8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8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8.11">
            <table:table-cell table:style-name="Tabla18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8.B13" table:number-rows-spanned="3" table:number-columns-spanned="3" office:value-type="string">
              <text:list xml:id="list14230629032022" text:continue-list="list14230459532258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8.E11" table:number-columns-spanned="2" office:value-type="string">
              <text:p text:style-name="P49">Calcula y grafica algunas funciones de distribución de probabilidad uniformes. Calcula y grafica algunas funciones de distribución de probabilidad exponenciales. </text:p>
            </table:table-cell>
            <table:covered-table-cell/>
            <table:table-cell table:style-name="Tabla18.G11" table:number-columns-spanned="3" office:value-type="string">
              <text:list xml:id="list14229456383414" text:continue-list="list14230755831386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8.J11" office:value-type="string">
              <text:list xml:id="list14230258929862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18.12">
            <table:covered-table-cell/>
            <table:covered-table-cell/>
            <table:covered-table-cell/>
            <table:covered-table-cell/>
            <table:table-cell table:style-name="Tabla18.E13" table:number-rows-spanned="2" table:number-columns-spanned="2" office:value-type="string">
              <text:p text:style-name="P31"/>
            </table:table-cell>
            <table:covered-table-cell/>
            <table:table-cell table:style-name="Tabla18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8.J13" table:number-rows-spanned="2" office:value-type="string">
              <text:p text:style-name="P31"/>
            </table:table-cell>
          </table:table-row>
          <table:table-row table:style-name="Tabla18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8.G13" table:number-columns-spanned="3" office:value-type="string">
              <text:list xml:id="list14229437313196" text:continue-list="list14228879906869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<text:soft-page-break/>anteriores.</text:p>
                </text:list-item>
                <text:list-item>
                  <text:p text:style-name="P102">65 minutos para la obtención de gráficas de distribución de probabilidad uniforme y de distribución de probabilidad exponencial de variables aleatorias continuas.</text:p>
                </text:list-item>
                <text:list-item>
                  <text:p text:style-name="P102">10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8.14">
            <table:table-cell table:style-name="Tabla18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15">
            <table:table-cell table:style-name="Tabla18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16">
            <table:table-cell table:style-name="Tabla18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17">
            <table:table-cell table:style-name="Tabla18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8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8.A3" table:number-columns-spanned="2" office:value-type="string">
              <text:p text:style-name="P108">(U) Instrumentos de evaluación </text:p>
            </table:table-cell>
            <table:covered-table-cell/>
            <table:table-cell table:style-name="Tabla18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8.18">
            <table:table-cell table:style-name="Tabla18.A18" table:number-columns-spanned="2" office:value-type="string">
              <text:p text:style-name="P4">Diagnóstica </text:p>
            </table:table-cell>
            <table:covered-table-cell/>
            <table:table-cell table:style-name="Tabla18.C18" office:value-type="string">
              <text:p text:style-name="P5">( <text:s/>) </text:p>
            </table:table-cell>
            <table:table-cell table:style-name="Tabla18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18.G20" table:number-rows-spanned="3" table:number-columns-spanned="2" office:value-type="string">
              <text:list xml:id="list14228985188360" text:continue-list="list14228858227761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8.I20" table:number-rows-spanned="3" table:number-columns-spanned="2" office:value-type="string">
              <text:p text:style-name="P11">Ilustraciones de gráficas de distribución de probabilidad uniforme y de distribución de probabilidad exponencial de variables aleatorias continuas.</text:p>
            </table:table-cell>
            <table:covered-table-cell/>
          </table:table-row>
          <table:table-row table:style-name="Tabla18.19">
            <table:table-cell table:style-name="Tabla18.A19" table:number-columns-spanned="2" office:value-type="string">
              <text:p text:style-name="P4">Sumativa. </text:p>
            </table:table-cell>
            <table:covered-table-cell/>
            <table:table-cell table:style-name="Tabla18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20">
            <table:table-cell table:style-name="Tabla18.A20" table:number-columns-spanned="2" office:value-type="string">
              <text:p text:style-name="P4">Formativa. </text:p>
            </table:table-cell>
            <table:covered-table-cell/>
            <table:table-cell table:style-name="Tabla18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8.21">
            <table:table-cell table:style-name="Tabla18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8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19.odt" text:protected="true">
        <text:section-source xlink:href="../Secuencia%20Didactica%20No%2019.odt" text:filter-name="writer8"/>
        <text:p text:style-name="P41">SECRETARÍA DE LA DEFENSA NACIONAL.</text:p>
        <text:p text:style-name="P1"><text:s/><text:bookmark text:name="_GoBack19"/></text:p>
        <text:list xml:id="list14229134346437" text:continue-list="list14229436635914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column table:style-name="Tabla19.E"/>
          <table:table-column table:style-name="Tabla19.F"/>
          <table:table-column table:style-name="Tabla19.G"/>
          <table:table-column table:style-name="Tabla19.H"/>
          <table:table-column table:style-name="Tabla19.I"/>
          <table:table-column table:style-name="Tabla19.J"/>
          <table:table-row table:style-name="Tabla19.1">
            <table:table-cell table:style-name="Tabla19.A1" table:number-columns-spanned="10" office:value-type="string">
              <text:p text:style-name="P2">SECUENCIA DIDÁCTICA No. 19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1">
            <table:table-cell table:style-name="Tabla19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3">
            <table:table-cell table:style-name="Tabla19.A3" table:number-columns-spanned="2" office:value-type="string">
              <text:p text:style-name="P45">(E) Unidad de aprendizaje: </text:p>
            </table:table-cell>
            <table:covered-table-cell/>
            <table:table-cell table:style-name="Tabla19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19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19.4">
            <table:table-cell table:style-name="Tabla19.A4" table:number-columns-spanned="2" office:value-type="string">
              <text:p text:style-name="P5">Probabilidad y Estadística</text:p>
            </table:table-cell>
            <table:covered-table-cell/>
            <table:table-cell table:style-name="Tabla19.C4" table:number-columns-spanned="5" office:value-type="string">
              <text:p text:style-name="P4">IV. DISTRIBUCIONES CONTINUAS</text:p>
            </table:table-cell>
            <table:covered-table-cell/>
            <table:covered-table-cell/>
            <table:covered-table-cell/>
            <table:covered-table-cell/>
            <table:table-cell table:style-name="Tabla19.H4" table:number-columns-spanned="3" office:value-type="string">
              <text:p text:style-name="P18">4.2 CALCULA LA DISTRIBUCION DE PROBABILIDAD EXPONENCIAL DE LA VARIABLE INVOLUCRADA, SIN ERROR DE CONCEPTO.</text:p>
              <text:p text:style-name="P18">V. DISTRIBUCION NORMAL</text:p>
            </table:table-cell>
            <table:covered-table-cell/>
            <table:covered-table-cell/>
          </table:table-row>
          <table:table-row table:style-name="Tabla19.5">
            <table:table-cell table:style-name="Tabla19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9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19.4">
            <table:table-cell table:style-name="Tabla19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9.H6" table:number-columns-spanned="3" office:value-type="string">
              <text:p text:style-name="P10">Campo Militar No. 1-K, Lomas de San Isidro, México, <text:s/>Viernes 7 de mayo de 2021.</text:p>
            </table:table-cell>
            <table:covered-table-cell/>
            <table:covered-table-cell/>
          </table:table-row>
          <table:table-row table:style-name="Tabla19.7">
            <table:table-cell table:style-name="Tabla19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9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19.4">
            <table:table-cell table:style-name="Tabla19.A8" table:number-columns-spanned="7" office:value-type="string">
              <text:p text:style-name="P9">¿Cuál es el concepto de distribución de probabilidad exponencial?</text:p>
              <text:p text:style-name="P9">¿Cuál es el concepto de función de distribución de probabilidad norm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9.H8" table:number-columns-spanned="3" office:value-type="string">
              <text:p text:style-name="P18">IDENTIFICA LAS DISTINTAS FORMAS EN QUE SE PUEDEN PRESENTAR LAS DISTRIBUCIONES CONTINUAS UTILIZADAS EN PROBABILIDAD DURANTE EL ESTUDIO DE ALGUNOS FENOMENOS.</text:p>
            </table:table-cell>
            <table:covered-table-cell/>
            <table:covered-table-cell/>
          </table:table-row>
          <table:table-row table:style-name="Tabla19.9">
            <table:table-cell table:style-name="Tabla19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10">
            <table:table-cell table:style-name="Tabla19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19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19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19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19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19.11">
            <table:table-cell table:style-name="Tabla19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19.B13" table:number-rows-spanned="3" table:number-columns-spanned="3" office:value-type="string">
              <text:list xml:id="list14230880078381" text:continue-list="list14230629032022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19.E11" table:number-columns-spanned="2" office:value-type="string">
              <text:p text:style-name="P49">Calcula y grafica distribuciones de probabilidad exponencial. Identificando la relación entre la función de distribución y la función de densidad de probabilidad de una variable aleatoria continua. Identifica la función de distribución normal. <text:s/></text:p>
            </table:table-cell>
            <table:covered-table-cell/>
            <table:table-cell table:style-name="Tabla19.G11" table:number-columns-spanned="3" office:value-type="string">
              <text:list xml:id="list14229301621883" text:continue-list="list14230258929862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19.J11" office:value-type="string">
              <text:list xml:id="list14229890292051" text:continue-numbering="true" text:style-name="WW8Num5">
                <text:list-item>
                  <text:p text:style-name="P85">Capacidad de abstracción.</text:p>
                </text:list-item>
                <text:list-item>
                  <text:p text:style-name="P85">Capacidad de análisis.</text:p>
                </text:list-item>
                <text:list-item>
                  <text:p text:style-name="P87">Creatividad.</text:p>
                </text:list-item>
                <text:list-item>
                  <text:p text:style-name="P87">Trabajo colaborativo.</text:p>
                </text:list-item>
                <text:list-item>
                  <text:p text:style-name="P87">Capacidad de toma de decisiones.</text:p>
                </text:list-item>
              </text:list>
            </table:table-cell>
          </table:table-row>
          <table:table-row table:style-name="Tabla19.12">
            <table:covered-table-cell/>
            <table:covered-table-cell/>
            <table:covered-table-cell/>
            <table:covered-table-cell/>
            <table:table-cell table:style-name="Tabla19.E13" table:number-rows-spanned="2" table:number-columns-spanned="2" office:value-type="string">
              <text:p text:style-name="P31"/>
            </table:table-cell>
            <table:covered-table-cell/>
            <table:table-cell table:style-name="Tabla19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19.J13" table:number-rows-spanned="2" office:value-type="string">
              <text:p text:style-name="P31"/>
            </table:table-cell>
          </table:table-row>
          <table:table-row table:style-name="Tabla19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9.G13" table:number-columns-spanned="3" office:value-type="string">
              <text:list xml:id="list14229270433652" text:continue-list="list14229437313196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<text:soft-page-break/>anteriores.</text:p>
                </text:list-item>
                <text:list-item>
                  <text:p text:style-name="P102">65 minutos para la obtención de gráficas de distribución de probabilidad exponencial de variables aleatorias continuas. Identificación de la distribución normal.</text:p>
                </text:list-item>
                <text:list-item>
                  <text:p text:style-name="P102">10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19.14">
            <table:table-cell table:style-name="Tabla19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15">
            <table:table-cell table:style-name="Tabla19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16">
            <table:table-cell table:style-name="Tabla19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17">
            <table:table-cell table:style-name="Tabla19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19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19.A3" table:number-columns-spanned="2" office:value-type="string">
              <text:p text:style-name="P108">(U) Instrumentos de evaluación </text:p>
            </table:table-cell>
            <table:covered-table-cell/>
            <table:table-cell table:style-name="Tabla19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19.18">
            <table:table-cell table:style-name="Tabla19.A18" table:number-columns-spanned="2" office:value-type="string">
              <text:p text:style-name="P4">Diagnóstica </text:p>
            </table:table-cell>
            <table:covered-table-cell/>
            <table:table-cell table:style-name="Tabla19.C18" office:value-type="string">
              <text:p text:style-name="P5">( <text:s/>) </text:p>
            </table:table-cell>
            <table:table-cell table:style-name="Tabla19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19.G20" table:number-rows-spanned="3" table:number-columns-spanned="2" office:value-type="string">
              <text:list xml:id="list14230677036619" text:continue-list="list14228985188360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19.I20" table:number-rows-spanned="3" table:number-columns-spanned="2" office:value-type="string">
              <text:p text:style-name="P11">Ilustraciones de gráficas de distribución de probabilidad exponencial y normal de variables aleatorias continuas.</text:p>
            </table:table-cell>
            <table:covered-table-cell/>
          </table:table-row>
          <table:table-row table:style-name="Tabla19.19">
            <table:table-cell table:style-name="Tabla19.A19" table:number-columns-spanned="2" office:value-type="string">
              <text:p text:style-name="P4">Sumativa. </text:p>
            </table:table-cell>
            <table:covered-table-cell/>
            <table:table-cell table:style-name="Tabla19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20">
            <table:table-cell table:style-name="Tabla19.A20" table:number-columns-spanned="2" office:value-type="string">
              <text:p text:style-name="P4">Formativa. </text:p>
            </table:table-cell>
            <table:covered-table-cell/>
            <table:table-cell table:style-name="Tabla19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9.21">
            <table:table-cell table:style-name="Tabla19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19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0.odt" text:protected="true">
        <text:section-source xlink:href="../Secuencia%20Didactica%20No%2020.odt" text:filter-name="writer8"/>
        <text:p text:style-name="P41">SECRETARÍA DE LA DEFENSA NACIONAL.</text:p>
        <text:p text:style-name="P1"><text:s/><text:bookmark text:name="_GoBack20"/></text:p>
        <text:list xml:id="list14230602605295" text:continue-list="list14229134346437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column table:style-name="Tabla20.E"/>
          <table:table-column table:style-name="Tabla20.F"/>
          <table:table-column table:style-name="Tabla20.G"/>
          <table:table-column table:style-name="Tabla20.H"/>
          <table:table-column table:style-name="Tabla20.I"/>
          <table:table-column table:style-name="Tabla20.J"/>
          <table:table-row table:style-name="Tabla20.1">
            <table:table-cell table:style-name="Tabla20.A1" table:number-columns-spanned="10" office:value-type="string">
              <text:p text:style-name="P2">SECUENCIA DIDÁCTICA No. 2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1">
            <table:table-cell table:style-name="Tabla20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3">
            <table:table-cell table:style-name="Tabla20.A3" table:number-columns-spanned="2" office:value-type="string">
              <text:p text:style-name="P45">(E) Unidad de aprendizaje: </text:p>
            </table:table-cell>
            <table:covered-table-cell/>
            <table:table-cell table:style-name="Tabla20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0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0.4">
            <table:table-cell table:style-name="Tabla20.A4" table:number-columns-spanned="2" office:value-type="string">
              <text:p text:style-name="P5">Probabilidad y Estadística</text:p>
            </table:table-cell>
            <table:covered-table-cell/>
            <table:table-cell table:style-name="Tabla20.C4" table:number-columns-spanned="5" office:value-type="string">
              <text:p text:style-name="P4">V. DISTRIBUCION NORMAL</text:p>
            </table:table-cell>
            <table:covered-table-cell/>
            <table:covered-table-cell/>
            <table:covered-table-cell/>
            <table:covered-table-cell/>
            <table:table-cell table:style-name="Tabla20.H4" table:number-columns-spanned="3" office:value-type="string">
              <text:p text:style-name="P18">5.1 DE UN CONJUNTO DE DATOS DADOS EN CLASE, ANALIZA LA GRAFICA DE PROBABILIDAD NORMAL, SIN ERROR DE CONCEPTO.</text:p>
            </table:table-cell>
            <table:covered-table-cell/>
            <table:covered-table-cell/>
          </table:table-row>
          <table:table-row table:style-name="Tabla20.5">
            <table:table-cell table:style-name="Tabla20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0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0.4">
            <table:table-cell table:style-name="Tabla20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0.H6" table:number-columns-spanned="3" office:value-type="string">
              <text:p text:style-name="P10">Campo Militar No. 1-K, Lomas de San Isidro, México, <text:s/>Miércoles 12 de mayo de 2021.</text:p>
            </table:table-cell>
            <table:covered-table-cell/>
            <table:covered-table-cell/>
          </table:table-row>
          <table:table-row table:style-name="Tabla20.7">
            <table:table-cell table:style-name="Tabla20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0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0.4">
            <table:table-cell table:style-name="Tabla20.A8" table:number-columns-spanned="7" office:value-type="string">
              <text:p text:style-name="P9">¿Cuál es el concepto de frecuencia relativa?</text:p>
              <text:p text:style-name="P9">¿Cuál es el concepto de polígono de frecuencias e histograma?</text:p>
              <text:p text:style-name="P9">¿Cuál es el concepto de función de densidad de probabilidad?</text:p>
              <text:p text:style-name="P9">¿Cuál es el concepto de función de distribución de probabilidad acumulad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0.H8" table:number-columns-spanned="3" office:value-type="string">
              <text:p text:style-name="P17">IDENTIFICA MEDIANTE EL USO DE EJEMPLOS, LOS FENOMENOS QUE SIGUEN EL MODELO DE DISTRIBUCION NORMAL.</text:p>
            </table:table-cell>
            <table:covered-table-cell/>
            <table:covered-table-cell/>
          </table:table-row>
          <table:table-row table:style-name="Tabla20.9">
            <table:table-cell table:style-name="Tabla20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10">
            <table:table-cell table:style-name="Tabla20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0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0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0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0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0.11">
            <table:table-cell table:style-name="Tabla20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0.B13" table:number-rows-spanned="3" table:number-columns-spanned="3" office:value-type="string">
              <text:list xml:id="list14229540307199" text:continue-list="list14230880078381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0.E11" table:number-columns-spanned="2" office:value-type="string">
              <text:p text:style-name="P49">Obtiene frecuencias relativas para dibujar polígonos de frecuencias e histogramas, y compararlos con gráficas de funciones de densidad de probabilidad de variables aleatorias continuas. </text:p>
            </table:table-cell>
            <table:covered-table-cell/>
            <table:table-cell table:style-name="Tabla20.G11" table:number-columns-spanned="3" office:value-type="string">
              <text:list xml:id="list14230516347733" text:continue-list="list14229890292051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table-cell table:style-name="Tabla20.J11" office:value-type="string">
              <text:list xml:id="list14230803160746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0.12">
            <table:covered-table-cell/>
            <table:covered-table-cell/>
            <table:covered-table-cell/>
            <table:covered-table-cell/>
            <table:table-cell table:style-name="Tabla20.E13" table:number-rows-spanned="2" table:number-columns-spanned="2" office:value-type="string">
              <text:p text:style-name="P31"/>
            </table:table-cell>
            <table:covered-table-cell/>
            <table:table-cell table:style-name="Tabla20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0.J13" table:number-rows-spanned="2" office:value-type="string">
              <text:p text:style-name="P31"/>
            </table:table-cell>
          </table:table-row>
          <table:table-row table:style-name="Tabla20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0.G13" table:number-columns-spanned="3" office:value-type="string">
              <text:list xml:id="list14230489736061" text:continue-list="list14229270433652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anteriores.</text:p>
                </text:list-item>
                <text:list-item>
                  <text:p text:style-name="P102">60 minutos para la <text:soft-page-break/>obtención de frecuencias relativas y polígonos de frecuencias correspondientes a datos muestra de fenómenos con distribución normal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0.14">
            <table:table-cell table:style-name="Tabla20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15">
            <table:table-cell table:style-name="Tabla20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16">
            <table:table-cell table:style-name="Tabla20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17">
            <table:table-cell table:style-name="Tabla20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0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0.A3" table:number-columns-spanned="2" office:value-type="string">
              <text:p text:style-name="P108">(U) Instrumentos de evaluación </text:p>
            </table:table-cell>
            <table:covered-table-cell/>
            <table:table-cell table:style-name="Tabla20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0.18">
            <table:table-cell table:style-name="Tabla20.A18" table:number-columns-spanned="2" office:value-type="string">
              <text:p text:style-name="P4">Diagnóstica </text:p>
            </table:table-cell>
            <table:covered-table-cell/>
            <table:table-cell table:style-name="Tabla20.C18" office:value-type="string">
              <text:p text:style-name="P5">( <text:s/>) </text:p>
            </table:table-cell>
            <table:table-cell table:style-name="Tabla20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0.G20" table:number-rows-spanned="3" table:number-columns-spanned="2" office:value-type="string">
              <text:list xml:id="list14230838659971" text:continue-list="list14230677036619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0.I20" table:number-rows-spanned="3" table:number-columns-spanned="2" office:value-type="string">
              <text:p text:style-name="P11">Ilustraciones de frecuencias relativas, polígonos de frecuencias, histogramas y funciones de densidad de probabilidad.</text:p>
            </table:table-cell>
            <table:covered-table-cell/>
          </table:table-row>
          <table:table-row table:style-name="Tabla20.19">
            <table:table-cell table:style-name="Tabla20.A19" table:number-columns-spanned="2" office:value-type="string">
              <text:p text:style-name="P4">Sumativa. </text:p>
            </table:table-cell>
            <table:covered-table-cell/>
            <table:table-cell table:style-name="Tabla20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20">
            <table:table-cell table:style-name="Tabla20.A20" table:number-columns-spanned="2" office:value-type="string">
              <text:p text:style-name="P4">Formativa. </text:p>
            </table:table-cell>
            <table:covered-table-cell/>
            <table:table-cell table:style-name="Tabla20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0.21">
            <table:table-cell table:style-name="Tabla20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0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1.odt" text:protected="true">
        <text:section-source xlink:href="../Secuencia%20Didactica%20No%2021.odt" text:filter-name="writer8"/>
        <text:p text:style-name="P41">SECRETARÍA DE LA DEFENSA NACIONAL.</text:p>
        <text:p text:style-name="P1"><text:s/><text:bookmark text:name="_GoBack21"/></text:p>
        <text:list xml:id="list14229084387680" text:continue-list="list14230602605295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column table:style-name="Tabla21.E"/>
          <table:table-column table:style-name="Tabla21.F"/>
          <table:table-column table:style-name="Tabla21.G"/>
          <table:table-column table:style-name="Tabla21.H"/>
          <table:table-column table:style-name="Tabla21.I"/>
          <table:table-column table:style-name="Tabla21.J"/>
          <table:table-row table:style-name="Tabla21.1">
            <table:table-cell table:style-name="Tabla21.A1" table:number-columns-spanned="10" office:value-type="string">
              <text:p text:style-name="P2">SECUENCIA DIDÁCTICA No. 2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1">
            <table:table-cell table:style-name="Tabla21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3">
            <table:table-cell table:style-name="Tabla21.A3" table:number-columns-spanned="2" office:value-type="string">
              <text:p text:style-name="P45">(E) Unidad de aprendizaje: </text:p>
            </table:table-cell>
            <table:covered-table-cell/>
            <table:table-cell table:style-name="Tabla21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1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1.4">
            <table:table-cell table:style-name="Tabla21.A4" table:number-columns-spanned="2" office:value-type="string">
              <text:p text:style-name="P5">Probabilidad y Estadística</text:p>
            </table:table-cell>
            <table:covered-table-cell/>
            <table:table-cell table:style-name="Tabla21.C4" table:number-columns-spanned="5" office:value-type="string">
              <text:p text:style-name="P4">V. DISTRIBUCION NORMAL</text:p>
            </table:table-cell>
            <table:covered-table-cell/>
            <table:covered-table-cell/>
            <table:covered-table-cell/>
            <table:covered-table-cell/>
            <table:table-cell table:style-name="Tabla21.H4" table:number-columns-spanned="3" office:value-type="string">
              <text:p text:style-name="P23">5.1 DE UN CONJUNTO DE DATOS DADOS EN CLASE, ANALIZA LA GRAFICA DE PROBABILIDAD NORMAL, SIN ERROR DE CONCEPTO.</text:p>
              <text:p text:style-name="P23">5.2 EXPLICA POR ESCRITO COMO SE RELACIONAN LAS DISTRIBUCIONES BINOMIAL Y DE POISSON CON LA DISTRIBUCION NORMAL, SIN ERROR DE CONCEPTO.</text:p>
            </table:table-cell>
            <table:covered-table-cell/>
            <table:covered-table-cell/>
          </table:table-row>
          <table:table-row table:style-name="Tabla21.5">
            <table:table-cell table:style-name="Tabla21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1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1.4">
            <table:table-cell table:style-name="Tabla21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1.H6" table:number-columns-spanned="3" office:value-type="string">
              <text:p text:style-name="P10">Campo Militar No. 1-K, Lomas de San Isidro, México, <text:s/>Viernes 14 de mayo de 2021.</text:p>
            </table:table-cell>
            <table:covered-table-cell/>
            <table:covered-table-cell/>
          </table:table-row>
          <table:table-row table:style-name="Tabla21.7">
            <table:table-cell table:style-name="Tabla21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1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1.4">
            <table:table-cell table:style-name="Tabla21.A8" table:number-columns-spanned="7" office:value-type="string">
              <text:p text:style-name="P9">¿Cuál es el concepto de cálculo de probabilidad usando la distribución normal?</text:p>
              <text:p text:style-name="P9">¿Cómo se relacionan las distribuciones binomial y de Poisson con la distribución norm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1.H8" table:number-columns-spanned="3" office:value-type="string">
              <text:p text:style-name="P17">IDENTIFICA MEDIANTE EL USO DE EJEMPLOS, LOS FENOMENOS QUE SIGUEN EL MODELO DE DISTRIBUCION NORMAL.</text:p>
            </table:table-cell>
            <table:covered-table-cell/>
            <table:covered-table-cell/>
          </table:table-row>
          <table:table-row table:style-name="Tabla21.9">
            <table:table-cell table:style-name="Tabla21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10">
            <table:table-cell table:style-name="Tabla21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1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1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1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1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1.11">
            <table:table-cell table:style-name="Tabla21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1.B13" table:number-rows-spanned="3" table:number-columns-spanned="3" office:value-type="string">
              <text:list xml:id="list14229043451455" text:continue-list="list14229540307199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1.E11" table:number-columns-spanned="2" office:value-type="string">
              <text:p text:style-name="P49">Realiza cálculos de probabilidades de eventos utilizando la distribución de probabilidad normal. Identifica las relaciones entre las distribuciones binomial y de Poisson con la distribución normal.</text:p>
            </table:table-cell>
            <table:covered-table-cell/>
            <table:table-cell table:style-name="Tabla21.G11" table:number-columns-spanned="3" office:value-type="string">
              <text:list xml:id="list14229525630557" text:continue-list="list14230803160746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1.J11" office:value-type="string">
              <text:list xml:id="list14230734116573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1.12">
            <table:covered-table-cell/>
            <table:covered-table-cell/>
            <table:covered-table-cell/>
            <table:covered-table-cell/>
            <table:table-cell table:style-name="Tabla21.E13" table:number-rows-spanned="2" table:number-columns-spanned="2" office:value-type="string">
              <text:p text:style-name="P31"/>
            </table:table-cell>
            <table:covered-table-cell/>
            <table:table-cell table:style-name="Tabla21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1.J13" table:number-rows-spanned="2" office:value-type="string">
              <text:p text:style-name="P31"/>
            </table:table-cell>
          </table:table-row>
          <table:table-row table:style-name="Tabla21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1.G13" table:number-columns-spanned="3" office:value-type="string">
              <text:list xml:id="list14228813698846" text:continue-list="list14230489736061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anteriores.</text:p>
                </text:list-item>
                <text:list-item>
                  <text:p text:style-name="P102"><text:soft-page-break/>60 minutos para la obtención probabilidades de eventos usando la distribución normal e identificación de las relaciones entre distribuciones de probabilidad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1.14">
            <table:table-cell table:style-name="Tabla21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15">
            <table:table-cell table:style-name="Tabla21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16">
            <table:table-cell table:style-name="Tabla21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17">
            <table:table-cell table:style-name="Tabla21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1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1.A3" table:number-columns-spanned="2" office:value-type="string">
              <text:p text:style-name="P108">(U) Instrumentos de evaluación </text:p>
            </table:table-cell>
            <table:covered-table-cell/>
            <table:table-cell table:style-name="Tabla21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1.18">
            <table:table-cell table:style-name="Tabla21.A18" table:number-columns-spanned="2" office:value-type="string">
              <text:p text:style-name="P4">Diagnóstica </text:p>
            </table:table-cell>
            <table:covered-table-cell/>
            <table:table-cell table:style-name="Tabla21.C18" office:value-type="string">
              <text:p text:style-name="P5">( <text:s/>) </text:p>
            </table:table-cell>
            <table:table-cell table:style-name="Tabla21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1.G20" table:number-rows-spanned="3" table:number-columns-spanned="2" office:value-type="string">
              <text:list xml:id="list14228965054754" text:continue-list="list14230838659971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1.I20" table:number-rows-spanned="3" table:number-columns-spanned="2" office:value-type="string">
              <text:p text:style-name="P11">Ilustración del cálculo de probabilidades de eventos con la distribución de probabilidad normal de variables aleatorias continuas.</text:p>
            </table:table-cell>
            <table:covered-table-cell/>
          </table:table-row>
          <table:table-row table:style-name="Tabla21.19">
            <table:table-cell table:style-name="Tabla21.A19" table:number-columns-spanned="2" office:value-type="string">
              <text:p text:style-name="P4">Sumativa. </text:p>
            </table:table-cell>
            <table:covered-table-cell/>
            <table:table-cell table:style-name="Tabla21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20">
            <table:table-cell table:style-name="Tabla21.A20" table:number-columns-spanned="2" office:value-type="string">
              <text:p text:style-name="P4">Formativa. </text:p>
            </table:table-cell>
            <table:covered-table-cell/>
            <table:table-cell table:style-name="Tabla21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1.21">
            <table:table-cell table:style-name="Tabla21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1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2.odt" text:protected="true">
        <text:section-source xlink:href="../Secuencia%20Didactica%20No%2022.odt" text:filter-name="writer8"/>
        <text:p text:style-name="P41">SECRETARÍA DE LA DEFENSA NACIONAL.</text:p>
        <text:p text:style-name="P1"><text:s/><text:bookmark text:name="_GoBack22"/></text:p>
        <text:list xml:id="list14229507674268" text:continue-list="list14229084387680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column table:style-name="Tabla22.E"/>
          <table:table-column table:style-name="Tabla22.F"/>
          <table:table-column table:style-name="Tabla22.G"/>
          <table:table-column table:style-name="Tabla22.H"/>
          <table:table-column table:style-name="Tabla22.I"/>
          <table:table-column table:style-name="Tabla22.J"/>
          <table:table-row table:style-name="Tabla22.1">
            <table:table-cell table:style-name="Tabla22.A1" table:number-columns-spanned="10" office:value-type="string">
              <text:p text:style-name="P2">SECUENCIA DIDÁCTICA No. 2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1">
            <table:table-cell table:style-name="Tabla22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3">
            <table:table-cell table:style-name="Tabla22.A3" table:number-columns-spanned="2" office:value-type="string">
              <text:p text:style-name="P45">(E) Unidad de aprendizaje: </text:p>
            </table:table-cell>
            <table:covered-table-cell/>
            <table:table-cell table:style-name="Tabla22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2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2.4">
            <table:table-cell table:style-name="Tabla22.A4" table:number-columns-spanned="2" office:value-type="string">
              <text:p text:style-name="P5">Probabilidad y Estadística</text:p>
            </table:table-cell>
            <table:covered-table-cell/>
            <table:table-cell table:style-name="Tabla22.C4" table:number-columns-spanned="5" office:value-type="string">
              <text:p text:style-name="P4">V. DISTRIBUCION NORMAL</text:p>
            </table:table-cell>
            <table:covered-table-cell/>
            <table:covered-table-cell/>
            <table:covered-table-cell/>
            <table:covered-table-cell/>
            <table:table-cell table:style-name="Tabla22.H4" table:number-columns-spanned="3" office:value-type="string">
              <text:p text:style-name="P23">5.2 EXPLICA POR ESCRITO COMO SE RELACIONAN LAS DISTRIBUCIONES BINOMIAL Y DE POISSON CON LA DISTRIBUCION NORMAL, SIN ERROR DE CONCEPTO.</text:p>
              <text:p text:style-name="P23">REPASO PREVIO A EVALUACION 2</text:p>
            </table:table-cell>
            <table:covered-table-cell/>
            <table:covered-table-cell/>
          </table:table-row>
          <table:table-row table:style-name="Tabla22.5">
            <table:table-cell table:style-name="Tabla22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2.4">
            <table:table-cell table:style-name="Tabla22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H6" table:number-columns-spanned="3" office:value-type="string">
              <text:p text:style-name="P10">Campo Militar No. 1-K, Lomas de San Isidro, México, <text:s/>Miércoles 19 de mayo de 2021.</text:p>
            </table:table-cell>
            <table:covered-table-cell/>
            <table:covered-table-cell/>
          </table:table-row>
          <table:table-row table:style-name="Tabla22.7">
            <table:table-cell table:style-name="Tabla22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2.4">
            <table:table-cell table:style-name="Tabla22.A8" table:number-columns-spanned="7" office:value-type="string">
              <text:p text:style-name="P9">¿Cuál es el concepto de distribución de probabilidad de variables aleatorias discretas?</text:p>
              <text:p text:style-name="P9">¿Cuál es el concepto de distribución de probabilidad de variables aleatorias continuas?</text:p>
              <text:p text:style-name="P9">¿Cuál es el concepto de cálculo de probabilidad usando la distribución normal?</text:p>
              <text:p text:style-name="P9">¿Cómo se relacionan las distribuciones binomial y de Poisson con la distribución norm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H8" table:number-columns-spanned="3" office:value-type="string">
              <text:p text:style-name="P18">IDENTIFICA MEDIANTE EL USO DE EJEMPLOS, LOS FENOMENOS QUE SIGUEN EL MODELO DE DISTRIBUCION NORMAL.</text:p>
            </table:table-cell>
            <table:covered-table-cell/>
            <table:covered-table-cell/>
          </table:table-row>
          <table:table-row table:style-name="Tabla22.9">
            <table:table-cell table:style-name="Tabla22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10">
            <table:table-cell table:style-name="Tabla22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2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2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2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2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2.11">
            <table:table-cell table:style-name="Tabla22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2.B13" table:number-rows-spanned="3" table:number-columns-spanned="3" office:value-type="string">
              <text:list xml:id="list14230547434383" text:continue-list="list14229043451455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2.E11" table:number-columns-spanned="2" office:value-type="string">
              <text:p text:style-name="P49">Realiza cálculos de probabilidades de eventos utilizando la distribución de probabilidad normal. Identifica las relaciones entre las distribuciones binomial y de Poisson con la distribución normal.</text:p>
            </table:table-cell>
            <table:covered-table-cell/>
            <table:table-cell table:style-name="Tabla22.G11" table:number-columns-spanned="3" office:value-type="string">
              <text:list xml:id="list14228882048764" text:continue-list="list14230734116573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2.J11" office:value-type="string">
              <text:list xml:id="list14230930739013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2.12">
            <table:covered-table-cell/>
            <table:covered-table-cell/>
            <table:covered-table-cell/>
            <table:covered-table-cell/>
            <table:table-cell table:style-name="Tabla22.E13" table:number-rows-spanned="2" table:number-columns-spanned="2" office:value-type="string">
              <text:p text:style-name="P31"/>
            </table:table-cell>
            <table:covered-table-cell/>
            <table:table-cell table:style-name="Tabla22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2.J13" table:number-rows-spanned="2" office:value-type="string">
              <text:p text:style-name="P31"/>
            </table:table-cell>
          </table:table-row>
          <table:table-row table:style-name="Tabla22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G13" table:number-columns-spanned="3" office:value-type="string">
              <text:list xml:id="list14230019418686" text:continue-list="list14228813698846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anteriores.</text:p>
                </text:list-item>
                <text:list-item>
                  <text:p text:style-name="P102">60 minutos para la <text:soft-page-break/>obtención probabilidades de eventos usando la distribución normal e identificación de las relaciones entre distribuciones de probabilidad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2.14">
            <table:table-cell table:style-name="Tabla22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15">
            <table:table-cell table:style-name="Tabla22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16">
            <table:table-cell table:style-name="Tabla22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17">
            <table:table-cell table:style-name="Tabla22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2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2.A3" table:number-columns-spanned="2" office:value-type="string">
              <text:p text:style-name="P108">(U) Instrumentos de evaluación </text:p>
            </table:table-cell>
            <table:covered-table-cell/>
            <table:table-cell table:style-name="Tabla22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2.18">
            <table:table-cell table:style-name="Tabla22.A18" table:number-columns-spanned="2" office:value-type="string">
              <text:p text:style-name="P4">Diagnóstica </text:p>
            </table:table-cell>
            <table:covered-table-cell/>
            <table:table-cell table:style-name="Tabla22.C18" office:value-type="string">
              <text:p text:style-name="P5">( <text:s/>) </text:p>
            </table:table-cell>
            <table:table-cell table:style-name="Tabla22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2.G20" table:number-rows-spanned="3" table:number-columns-spanned="2" office:value-type="string">
              <text:list xml:id="list14229741305493" text:continue-list="list14228965054754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2.I20" table:number-rows-spanned="3" table:number-columns-spanned="2" office:value-type="string">
              <text:p text:style-name="P11">Ilustración del cálculo de probabilidades de eventos con la distribución de probabilidad normal de variables aleatorias continuas.</text:p>
            </table:table-cell>
            <table:covered-table-cell/>
          </table:table-row>
          <table:table-row table:style-name="Tabla22.19">
            <table:table-cell table:style-name="Tabla22.A19" table:number-columns-spanned="2" office:value-type="string">
              <text:p text:style-name="P4">Sumativa. </text:p>
            </table:table-cell>
            <table:covered-table-cell/>
            <table:table-cell table:style-name="Tabla22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20">
            <table:table-cell table:style-name="Tabla22.A20" table:number-columns-spanned="2" office:value-type="string">
              <text:p text:style-name="P4">Formativa. </text:p>
            </table:table-cell>
            <table:covered-table-cell/>
            <table:table-cell table:style-name="Tabla22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2.21">
            <table:table-cell table:style-name="Tabla22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2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3exa02.odt" text:protected="true">
        <text:section-source xlink:href="../Secuencia%20Didactica%20No%2023exa02.odt" text:filter-name="writer8"/>
        <text:p text:style-name="P41">SECRETARÍA DE LA DEFENSA NACIONAL.</text:p>
        <text:p text:style-name="P1"><text:s/><text:bookmark text:name="_GoBack23"/></text:p>
        <text:list xml:id="list14229271986881" text:continue-list="list14229507674268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column table:style-name="Tabla23.E"/>
          <table:table-column table:style-name="Tabla23.F"/>
          <table:table-column table:style-name="Tabla23.G"/>
          <table:table-column table:style-name="Tabla23.H"/>
          <table:table-column table:style-name="Tabla23.I"/>
          <table:table-column table:style-name="Tabla23.J"/>
          <table:table-row table:style-name="Tabla23.1">
            <table:table-cell table:style-name="Tabla23.A1" table:number-columns-spanned="10" office:value-type="string">
              <text:p text:style-name="P2">SECUENCIA DIDÁCTICA No. 2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1">
            <table:table-cell table:style-name="Tabla23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3">
            <table:table-cell table:style-name="Tabla23.A3" table:number-columns-spanned="2" office:value-type="string">
              <text:p text:style-name="P45">(E) Unidad de aprendizaje: </text:p>
            </table:table-cell>
            <table:covered-table-cell/>
            <table:table-cell table:style-name="Tabla23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3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3.4">
            <table:table-cell table:style-name="Tabla23.A4" table:number-columns-spanned="2" office:value-type="string">
              <text:p text:style-name="P5">Probabilidad y Estadística</text:p>
            </table:table-cell>
            <table:covered-table-cell/>
            <table:table-cell table:style-name="Tabla23.C4" table:number-columns-spanned="5" office:value-type="string">
              <text:p text:style-name="P8">SEGUNDA EVALUACIÓN PARCIAL</text:p>
            </table:table-cell>
            <table:covered-table-cell/>
            <table:covered-table-cell/>
            <table:covered-table-cell/>
            <table:covered-table-cell/>
            <table:table-cell table:style-name="Tabla23.H4" table:number-columns-spanned="3" office:value-type="string">
              <text:p text:style-name="P51">Demuestra los conocimientos adquiridos sobre las variables aleatorias discretas o continuas, los conceptos de distribución de probabilidad de variables aleatorias discretas o continuas, y los procedimientos de cálculo de probabilidades de eventos basados en la distribución normal.</text:p>
            </table:table-cell>
            <table:covered-table-cell/>
            <table:covered-table-cell/>
          </table:table-row>
          <table:table-row table:style-name="Tabla23.5">
            <table:table-cell table:style-name="Tabla23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3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3.4">
            <table:table-cell table:style-name="Tabla23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3.H6" table:number-columns-spanned="3" office:value-type="string">
              <text:p text:style-name="P10">Campo Militar No. 1-K, Lomas de San Isidro, México, <text:s/>Viernes 21 de mayo de 2021.</text:p>
            </table:table-cell>
            <table:covered-table-cell/>
            <table:covered-table-cell/>
          </table:table-row>
          <table:table-row table:style-name="Tabla23.7">
            <table:table-cell table:style-name="Tabla23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3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3.4">
            <table:table-cell table:style-name="Tabla23.A8" table:number-columns-spanned="7" office:value-type="string">
              <text:p text:style-name="P9">¿Qué tan bien ha logrado el discente entender el concepto de distribución de probabilidad de variables aleatorias discretas y continuas en el ámbito de la ingeniería?</text:p>
              <text:p text:style-name="P9">¿Qué tan bien ha logrado el discente entender el cálculo de probabilidades de eventos utilizando la distribución de probabilidad normal?</text:p>
              <text:p text:style-name="P9">¿Qué también el discente ha identificado la relación entre las distribuciones binomial y de Poisson con la distribución norm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3.H8" table:number-columns-spanned="3" office:value-type="string">
              <text:p text:style-name="P50">Demostración de conocimientos sobre las variables aleatorias (v.a.) discretas y v.a. continuas, las distribuciones de probabilidad de v.a. discretas y v.a. continuas; así como el cálculo de probabilidades usando la distribución normal y las relaciones entre las distribuciones binomial y de Poisson con la distribución normal.</text:p>
            </table:table-cell>
            <table:covered-table-cell/>
            <table:covered-table-cell/>
          </table:table-row>
          <table:table-row table:style-name="Tabla23.9">
            <table:table-cell table:style-name="Tabla23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10">
            <table:table-cell table:style-name="Tabla23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3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3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3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3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3.11">
            <table:table-cell table:style-name="Tabla23.A13" table:number-rows-spanned="3" office:value-type="string">
              <text:p text:style-name="P13"/>
            </table:table-cell>
            <table:table-cell table:style-name="Tabla23.B13" table:number-rows-spanned="3" table:number-columns-spanned="3" office:value-type="string">
              <text:list xml:id="list14230692361444" text:continue-list="list14230547434383" text:style-name="WW8Num7">
                <text:list-item>
                  <text:p text:style-name="P76">Se dan las instrucciones pertinentes sobre las estrategias de trabajo.</text:p>
                </text:list-item>
              </text:list>
            </table:table-cell>
            <table:covered-table-cell/>
            <table:covered-table-cell/>
            <table:table-cell table:style-name="Tabla23.E11" table:number-columns-spanned="2" office:value-type="string">
              <text:p text:style-name="P49">El personal discente demuestra los conocimientos adquiridos sobre teoría de probabilidad y distribuciones de probabilidad.</text:p>
            </table:table-cell>
            <table:covered-table-cell/>
            <table:table-cell table:style-name="Tabla23.G11" table:number-columns-spanned="3" office:value-type="string">
              <text:list xml:id="list14228857213919" text:continue-list="list14230930739013" text:style-name="WW8Num5">
                <text:list-item>
                  <text:p text:style-name="P83">Libros de la bibliografía.</text:p>
                </text:list-item>
              </text:list>
            </table:table-cell>
            <table:covered-table-cell/>
            <table:covered-table-cell/>
            <table:table-cell table:style-name="Tabla23.J11" office:value-type="string">
              <text:list xml:id="list14229578149182" text:continue-numbering="true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23.12">
            <table:covered-table-cell/>
            <table:covered-table-cell/>
            <table:covered-table-cell/>
            <table:covered-table-cell/>
            <table:table-cell table:style-name="Tabla23.E13" table:number-rows-spanned="2" table:number-columns-spanned="2" office:value-type="string">
              <text:p text:style-name="P31"/>
            </table:table-cell>
            <table:covered-table-cell/>
            <table:table-cell table:style-name="Tabla23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3.J13" table:number-rows-spanned="2" office:value-type="string">
              <text:p text:style-name="P31"/>
            </table:table-cell>
          </table:table-row>
          <table:table-row table:style-name="Tabla23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3.G13" table:number-columns-spanned="3" office:value-type="string">
              <text:list xml:id="list14229910910789" text:continue-list="list14230019418686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3.14">
            <table:table-cell table:style-name="Tabla23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15">
            <table:table-cell table:style-name="Tabla23.A15" table:number-columns-spanned="10" office:value-type="string">
              <text:p text:style-name="P4">Metacomprensión: ¿qué tan bien se considera que el discente ha comprendido el concepto, la aplicación y los procedimientos de teoría de probabilidad y distribuciones de probabilidad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16">
            <table:table-cell table:style-name="Tabla23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17">
            <table:table-cell table:style-name="Tabla23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3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3.A3" table:number-columns-spanned="2" office:value-type="string">
              <text:p text:style-name="P108">(U) Instrumentos de evaluación </text:p>
            </table:table-cell>
            <table:covered-table-cell/>
            <table:table-cell table:style-name="Tabla23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3.18">
            <table:table-cell table:style-name="Tabla23.A18" table:number-columns-spanned="2" office:value-type="string">
              <text:p text:style-name="P4">Diagnóstica </text:p>
            </table:table-cell>
            <table:covered-table-cell/>
            <table:table-cell table:style-name="Tabla23.C18" office:value-type="string">
              <text:p text:style-name="P5">( <text:s/>) </text:p>
            </table:table-cell>
            <table:table-cell table:style-name="Tabla23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23.G20" table:number-rows-spanned="3" table:number-columns-spanned="2" office:value-type="string">
              <text:list xml:id="list14229712650058" text:continue-list="list14229741305493" text:style-name="WW8Num4">
                <text:list-item>
                  <text:p text:style-name="P112">Examen</text:p>
                </text:list-item>
              </text:list>
            </table:table-cell>
            <table:covered-table-cell/>
            <table:table-cell table:style-name="Tabla23.I20" table:number-rows-spanned="3" table:number-columns-spanned="2" office:value-type="string">
              <text:p text:style-name="P6">Examen cumplimentado.</text:p>
            </table:table-cell>
            <table:covered-table-cell/>
          </table:table-row>
          <table:table-row table:style-name="Tabla23.19">
            <table:table-cell table:style-name="Tabla23.A19" table:number-columns-spanned="2" office:value-type="string">
              <text:p text:style-name="P4">Sumativa. </text:p>
            </table:table-cell>
            <table:covered-table-cell/>
            <table:table-cell table:style-name="Tabla23.C19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3.20">
            <table:table-cell table:style-name="Tabla23.A20" table:number-columns-spanned="2" office:value-type="string">
              <text:p text:style-name="P4">Formativa. </text:p>
            </table:table-cell>
            <table:covered-table-cell/>
            <table:table-cell table:style-name="Tabla23.C20" office:value-type="string">
              <text:p text:style-name="P5">( 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a23.21">
            <table:table-cell table:style-name="Tabla23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3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4revexa02.odt" text:protected="true">
        <text:section-source xlink:href="../Secuencia%20Didactica%20No%2024revexa02.odt" text:filter-name="writer8"/>
        <text:p text:style-name="P41">SECRETARÍA DE LA DEFENSA NACIONAL.</text:p>
        <text:p text:style-name="P1"><text:s/><text:bookmark text:name="_GoBack24"/></text:p>
        <text:list xml:id="list14230806743932" text:continue-list="list14229271986881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column table:style-name="Tabla24.E"/>
          <table:table-column table:style-name="Tabla24.F"/>
          <table:table-column table:style-name="Tabla24.G"/>
          <table:table-column table:style-name="Tabla24.H"/>
          <table:table-column table:style-name="Tabla24.I"/>
          <table:table-column table:style-name="Tabla24.J"/>
          <table:table-row table:style-name="Tabla24.1">
            <table:table-cell table:style-name="Tabla24.A1" table:number-columns-spanned="10" office:value-type="string">
              <text:p text:style-name="P2">SECUENCIA DIDÁCTICA No. 2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1">
            <table:table-cell table:style-name="Tabla24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3">
            <table:table-cell table:style-name="Tabla24.A3" table:number-columns-spanned="2" office:value-type="string">
              <text:p text:style-name="P45">(E) Unidad de aprendizaje: </text:p>
            </table:table-cell>
            <table:covered-table-cell/>
            <table:table-cell table:style-name="Tabla24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4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4.4">
            <table:table-cell table:style-name="Tabla24.A4" table:number-columns-spanned="2" office:value-type="string">
              <text:p text:style-name="P5">Probabilidad y Estadística</text:p>
            </table:table-cell>
            <table:covered-table-cell/>
            <table:table-cell table:style-name="Tabla24.C4" table:number-columns-spanned="5" office:value-type="string">
              <text:p text:style-name="P8">VI. ESTADISTICA DESCRIPTIVA</text:p>
            </table:table-cell>
            <table:covered-table-cell/>
            <table:covered-table-cell/>
            <table:covered-table-cell/>
            <table:covered-table-cell/>
            <table:table-cell table:style-name="Tabla24.H4" table:number-columns-spanned="3" office:value-type="string">
              <text:p text:style-name="P57">REVISION DE LA SEGUNDA EVALUACION PARCIAL</text:p>
              <text:p text:style-name="P57">6.1 REDACTA EN UNA CUARTILLA LOS CONCEPTOS DE POBLACION, MUESTRA Y MUESTRA ALEATORIA, ANOTANDO UN EJEMPLO DE CADA UNA.</text:p>
            </table:table-cell>
            <table:covered-table-cell/>
            <table:covered-table-cell/>
          </table:table-row>
          <table:table-row table:style-name="Tabla24.5">
            <table:table-cell table:style-name="Tabla24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4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4.4">
            <table:table-cell table:style-name="Tabla24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4.H6" table:number-columns-spanned="3" office:value-type="string">
              <text:p text:style-name="P10">Campo Militar No. 1-K, Lomas de San Isidro, México, <text:s/>Miércoles 26 de mayo de 2021.</text:p>
            </table:table-cell>
            <table:covered-table-cell/>
            <table:covered-table-cell/>
          </table:table-row>
          <table:table-row table:style-name="Tabla24.7">
            <table:table-cell table:style-name="Tabla24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4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4.4">
            <table:table-cell table:style-name="Tabla24.A8" table:number-columns-spanned="7" office:value-type="string">
              <text:p text:style-name="P37">¿Cuál es el concepto de población?</text:p>
              <text:p text:style-name="P37">¿Cuáles son los conceptos de muestra y muestra aleatori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4.H8" table:number-columns-spanned="3" office:value-type="string">
              <text:p text:style-name="P50">El personal discente recibe retroalimentación de los resultados obtenidos en la segunda evaluación.</text:p>
              <text:p text:style-name="P50">APLICA EN FORMA CORRECTA LAS HERRAMIENTAS DE LA ESTADISTICA DESCRIPTIVA EN LA SOLUCION DE PROBLEMAS DE INVESTIGACION.</text:p>
            </table:table-cell>
            <table:covered-table-cell/>
            <table:covered-table-cell/>
          </table:table-row>
          <table:table-row table:style-name="Tabla24.9">
            <table:table-cell table:style-name="Tabla24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10">
            <table:table-cell table:style-name="Tabla24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4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4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4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4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4.11">
            <table:table-cell table:style-name="Tabla24.A13" table:number-rows-spanned="3" office:value-type="string">
              <text:p text:style-name="P69">Método Expositivo.</text:p>
              <text:p text:style-name="P69"/>
              <text:p text:style-name="P71">Técnica de Explicación Oral.</text:p>
            </table:table-cell>
            <table:table-cell table:style-name="Tabla24.B13" table:number-rows-spanned="3" table:number-columns-spanned="3" office:value-type="string">
              <text:list xml:id="list14229887200740" text:continue-list="list14230692361444" text:style-name="WW8Num7">
                <text:list-item>
                  <text:p text:style-name="P76">El personal docente realizará la retroalimentación de los resultados obtenidos en la segunda evaluación.</text:p>
                </text:list-item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</text:p>
                </text:list-item>
              </text:list>
            </table:table-cell>
            <table:covered-table-cell/>
            <table:covered-table-cell/>
            <table:table-cell table:style-name="Tabla24.E11" table:number-columns-spanned="2" office:value-type="string">
              <text:p text:style-name="P49">Revisa los conceptos de población, muestra y muestra aleatoria.</text:p>
            </table:table-cell>
            <table:covered-table-cell/>
            <table:table-cell table:style-name="Tabla24.G11" table:number-columns-spanned="3" office:value-type="string">
              <text:list xml:id="list14230237157266" text:continue-list="list14229578149182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1">Internet.</text:p>
                </text:list-item>
              </text:list>
            </table:table-cell>
            <table:covered-table-cell/>
            <table:covered-table-cell/>
            <table:table-cell table:style-name="Tabla24.J11" office:value-type="string">
              <text:list xml:id="list14230319583351" text:continue-numbering="true" text:style-name="WW8Num5">
                <text:list-item>
                  <text:p text:style-name="P89">Calificación de examen.</text:p>
                </text:list-item>
                <text:list-item>
                  <text:p text:style-name="P89">Capacidad de abstracción.</text:p>
                </text:list-item>
                <text:list-item>
                  <text:p text:style-name="P89">Capacidad de análisis.</text:p>
                </text:list-item>
                <text:list-item>
                  <text:p text:style-name="P91">Creatividad.</text:p>
                </text:list-item>
                <text:list-item>
                  <text:p text:style-name="P91">Trabajo colaborativo.</text:p>
                </text:list-item>
                <text:list-item>
                  <text:p text:style-name="P91">Capacidad de toma de decisiones.</text:p>
                </text:list-item>
              </text:list>
            </table:table-cell>
          </table:table-row>
          <table:table-row table:style-name="Tabla24.12">
            <table:covered-table-cell/>
            <table:covered-table-cell/>
            <table:covered-table-cell/>
            <table:covered-table-cell/>
            <table:table-cell table:style-name="Tabla24.E13" table:number-rows-spanned="2" table:number-columns-spanned="2" office:value-type="string">
              <text:p text:style-name="P31"/>
            </table:table-cell>
            <table:covered-table-cell/>
            <table:table-cell table:style-name="Tabla24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4.J13" table:number-rows-spanned="2" office:value-type="string">
              <text:p text:style-name="P31"/>
            </table:table-cell>
          </table:table-row>
          <table:table-row table:style-name="Tabla24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4.G13" table:number-columns-spanned="3" office:value-type="string">
              <text:list xml:id="list14230004308899" text:continue-list="list14229910910789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25 minutos para dar retroalimentación sobre las <text:soft-page-break/>tareas y evidencias desarrolladas por los discentes en las clases anteriores.</text:p>
                </text:list-item>
                <text:list-item>
                  <text:p text:style-name="P102">50 minutos para la elaboración sobre los conceptos de población, muestra y muestra aleatoria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4.14">
            <table:table-cell table:style-name="Tabla24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15">
            <table:table-cell table:style-name="Tabla24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16">
            <table:table-cell table:style-name="Tabla24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17">
            <table:table-cell table:style-name="Tabla24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4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4.A3" table:number-columns-spanned="2" office:value-type="string">
              <text:p text:style-name="P108">(U) Instrumentos de evaluación </text:p>
            </table:table-cell>
            <table:covered-table-cell/>
            <table:table-cell table:style-name="Tabla24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4.18">
            <table:table-cell table:style-name="Tabla24.A18" table:number-columns-spanned="2" office:value-type="string">
              <text:p text:style-name="P4">Diagnóstica </text:p>
            </table:table-cell>
            <table:covered-table-cell/>
            <table:table-cell table:style-name="Tabla24.C18" office:value-type="string">
              <text:p text:style-name="P5">( <text:s/>) </text:p>
            </table:table-cell>
            <table:table-cell table:style-name="Tabla24.D20" table:number-rows-spanned="3" table:number-columns-spanned="3" office:value-type="string">
              <text:p text:style-name="P36">Regulación retroactiva (programar actividades de refuerzo después de realizar la evaluación).</text:p>
            </table:table-cell>
            <table:covered-table-cell/>
            <table:covered-table-cell/>
            <table:table-cell table:style-name="Tabla24.G20" table:number-rows-spanned="3" table:number-columns-spanned="2" office:value-type="string">
              <text:list xml:id="list14230611364168" text:continue-list="list14229712650058" text:style-name="WW8Num4">
                <text:list-item>
                  <text:p text:style-name="P110">Examen Parcial</text:p>
                </text:list-item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4.I20" table:number-rows-spanned="3" table:number-columns-spanned="2" office:value-type="string">
              <text:list xml:id="list14230100958915" text:continue-numbering="true" text:style-name="WW8Num4">
                <text:list-item>
                  <text:p text:style-name="P39">Examen cumplimentado.</text:p>
                </text:list-item>
                <text:list-item>
                  <text:p text:style-name="P39">Ilustración de los conceptos de población, muestra y muestra aleatoria.</text:p>
                </text:list-item>
              </text:list>
            </table:table-cell>
            <table:covered-table-cell/>
          </table:table-row>
          <table:table-row table:style-name="Tabla24.19">
            <table:table-cell table:style-name="Tabla24.A19" table:number-columns-spanned="2" office:value-type="string">
              <text:p text:style-name="P4">Sumativa. </text:p>
            </table:table-cell>
            <table:covered-table-cell/>
            <table:table-cell table:style-name="Tabla24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20">
            <table:table-cell table:style-name="Tabla24.A20" table:number-columns-spanned="2" office:value-type="string">
              <text:p text:style-name="P4">Formativa. </text:p>
            </table:table-cell>
            <table:covered-table-cell/>
            <table:table-cell table:style-name="Tabla24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4.21">
            <table:table-cell table:style-name="Tabla24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4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5.odt" text:protected="true">
        <text:section-source xlink:href="../Secuencia%20Didactica%20No%2025.odt" text:filter-name="writer8"/>
        <text:p text:style-name="P41">SECRETARÍA DE LA DEFENSA NACIONAL.</text:p>
        <text:p text:style-name="P1"><text:s/><text:bookmark text:name="_GoBack25"/></text:p>
        <text:list xml:id="list14229299120366" text:continue-list="list14230806743932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column table:style-name="Tabla25.E"/>
          <table:table-column table:style-name="Tabla25.F"/>
          <table:table-column table:style-name="Tabla25.G"/>
          <table:table-column table:style-name="Tabla25.H"/>
          <table:table-column table:style-name="Tabla25.I"/>
          <table:table-column table:style-name="Tabla25.J"/>
          <table:table-row table:style-name="Tabla25.1">
            <table:table-cell table:style-name="Tabla25.A1" table:number-columns-spanned="10" office:value-type="string">
              <text:p text:style-name="P2">SECUENCIA DIDÁCTICA No. 25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1">
            <table:table-cell table:style-name="Tabla25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3">
            <table:table-cell table:style-name="Tabla25.A3" table:number-columns-spanned="2" office:value-type="string">
              <text:p text:style-name="P45">(E) Unidad de aprendizaje: </text:p>
            </table:table-cell>
            <table:covered-table-cell/>
            <table:table-cell table:style-name="Tabla25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5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5.4">
            <table:table-cell table:style-name="Tabla25.A4" table:number-columns-spanned="2" office:value-type="string">
              <text:p text:style-name="P5">Probabilidad y Estadística</text:p>
            </table:table-cell>
            <table:covered-table-cell/>
            <table:table-cell table:style-name="Tabla25.C4" table:number-columns-spanned="5" office:value-type="string">
              <text:p text:style-name="P8">VI. ESTADISTICA DESCRIPTIVA</text:p>
            </table:table-cell>
            <table:covered-table-cell/>
            <table:covered-table-cell/>
            <table:covered-table-cell/>
            <table:covered-table-cell/>
            <table:table-cell table:style-name="Tabla25.H4" table:number-columns-spanned="3" office:value-type="string">
              <text:p text:style-name="P24">6.1 REDACTA EN UNA CUARTILLA LOS CONCEPTOS DE POBLACION, MUESTRA Y MUESTRA ALEATORIA, ANOTANDO UN EJEMPLO DE CADA UNA.</text:p>
              <text:p text:style-name="P24">6.2 DE UNA COLECCIÓN DE DATOS DADOS EN CLASE, ELABORA SU HISTOGRAMA, POLIGONO DE FRECUENCIAS Y OJIVA, SIN ERROR DE CONCEPTO.</text:p>
            </table:table-cell>
            <table:covered-table-cell/>
            <table:covered-table-cell/>
          </table:table-row>
          <table:table-row table:style-name="Tabla25.5">
            <table:table-cell table:style-name="Tabla25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5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5.4">
            <table:table-cell table:style-name="Tabla25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5.H6" table:number-columns-spanned="3" office:value-type="string">
              <text:p text:style-name="P10">Campo Militar No. 1-K, Lomas de San Isidro, México, <text:s/>Viernes 28 de mayo de 2021.</text:p>
            </table:table-cell>
            <table:covered-table-cell/>
            <table:covered-table-cell/>
          </table:table-row>
          <table:table-row table:style-name="Tabla25.7">
            <table:table-cell table:style-name="Tabla25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5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5.4">
            <table:table-cell table:style-name="Tabla25.A8" table:number-columns-spanned="7" office:value-type="string">
              <text:p text:style-name="P19">¿Cuáles son los conceptos de muestra y muestra aleatoria?</text:p>
              <text:p text:style-name="P9">¿Cuál es el concepto de frecuencia relativa?</text:p>
              <text:p text:style-name="P9">¿Cuál es el concepto de polígono de frecuencias e histogram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5.H8" table:number-columns-spanned="3" office:value-type="string">
              <text:p text:style-name="P12">APLICA EN FORMA CORRECTA LAS HERRAMIENTAS DE LA ESTADISTICA DESCRIPTIVA EN LA SOLUCION DE PROBLEMAS DE INVESTIGACION.</text:p>
            </table:table-cell>
            <table:covered-table-cell/>
            <table:covered-table-cell/>
          </table:table-row>
          <table:table-row table:style-name="Tabla25.9">
            <table:table-cell table:style-name="Tabla25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10">
            <table:table-cell table:style-name="Tabla25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5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5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5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5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5.11">
            <table:table-cell table:style-name="Tabla25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5.B13" table:number-rows-spanned="3" table:number-columns-spanned="3" office:value-type="string">
              <text:list xml:id="list14229616474700" text:continue-list="list14229887200740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5.E11" table:number-columns-spanned="2" office:value-type="string">
              <text:p text:style-name="P49">Obtiene frecuencias relativas para dibujar polígonos de frecuencias e histogramas, y compararlos con gráficas de funciones de densidad de probabilidad de variables aleatorias continuas.</text:p>
            </table:table-cell>
            <table:covered-table-cell/>
            <table:table-cell table:style-name="Tabla25.G11" table:number-columns-spanned="3" office:value-type="string">
              <text:list xml:id="list14230082671112" text:continue-list="list14230319583351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5.J11" office:value-type="string">
              <text:list xml:id="list14230211417645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5.12">
            <table:covered-table-cell/>
            <table:covered-table-cell/>
            <table:covered-table-cell/>
            <table:covered-table-cell/>
            <table:table-cell table:style-name="Tabla25.E13" table:number-rows-spanned="2" table:number-columns-spanned="2" office:value-type="string">
              <text:p text:style-name="P31"/>
            </table:table-cell>
            <table:covered-table-cell/>
            <table:table-cell table:style-name="Tabla25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5.J13" table:number-rows-spanned="2" office:value-type="string">
              <text:p text:style-name="P31"/>
            </table:table-cell>
          </table:table-row>
          <table:table-row table:style-name="Tabla25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5.G13" table:number-columns-spanned="3" office:value-type="string">
              <text:list xml:id="list14230339104853" text:continue-list="list14230004308899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anteriores.</text:p>
                </text:list-item>
                <text:list-item>
                  <text:p text:style-name="P102"><text:soft-page-break/>60 minutos para la obtención de frecuencias relativas y polígonos de frecuencias correspondientes a datos muestra de fenómenos con distribución normal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5.14">
            <table:table-cell table:style-name="Tabla25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15">
            <table:table-cell table:style-name="Tabla25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16">
            <table:table-cell table:style-name="Tabla25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17">
            <table:table-cell table:style-name="Tabla25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5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5.A3" table:number-columns-spanned="2" office:value-type="string">
              <text:p text:style-name="P108">(U) Instrumentos de evaluación </text:p>
            </table:table-cell>
            <table:covered-table-cell/>
            <table:table-cell table:style-name="Tabla25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5.18">
            <table:table-cell table:style-name="Tabla25.A18" table:number-columns-spanned="2" office:value-type="string">
              <text:p text:style-name="P4">Diagnóstica </text:p>
            </table:table-cell>
            <table:covered-table-cell/>
            <table:table-cell table:style-name="Tabla25.C18" office:value-type="string">
              <text:p text:style-name="P5">( <text:s/>) </text:p>
            </table:table-cell>
            <table:table-cell table:style-name="Tabla25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5.G20" table:number-rows-spanned="3" table:number-columns-spanned="2" office:value-type="string">
              <text:list xml:id="list14229866304518" text:continue-list="list14230100958915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5.I20" table:number-rows-spanned="3" table:number-columns-spanned="2" office:value-type="string">
              <text:p text:style-name="P11">Ilustraciones de frecuencias relativas, polígonos de frecuencias, histogramas y funciones de densidad de probabilidad.</text:p>
            </table:table-cell>
            <table:covered-table-cell/>
          </table:table-row>
          <table:table-row table:style-name="Tabla25.19">
            <table:table-cell table:style-name="Tabla25.A19" table:number-columns-spanned="2" office:value-type="string">
              <text:p text:style-name="P4">Sumativa. </text:p>
            </table:table-cell>
            <table:covered-table-cell/>
            <table:table-cell table:style-name="Tabla25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20">
            <table:table-cell table:style-name="Tabla25.A20" table:number-columns-spanned="2" office:value-type="string">
              <text:p text:style-name="P4">Formativa. </text:p>
            </table:table-cell>
            <table:covered-table-cell/>
            <table:table-cell table:style-name="Tabla25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5.21">
            <table:table-cell table:style-name="Tabla25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5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6.odt" text:protected="true">
        <text:section-source xlink:href="../Secuencia%20Didactica%20No%2026.odt" text:filter-name="writer8"/>
        <text:p text:style-name="P41">SECRETARÍA DE LA DEFENSA NACIONAL.</text:p>
        <text:p text:style-name="P1"><text:s/><text:bookmark text:name="_GoBack26"/></text:p>
        <text:list xml:id="list14229286420904" text:continue-list="list1422929912036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column table:style-name="Tabla26.E"/>
          <table:table-column table:style-name="Tabla26.F"/>
          <table:table-column table:style-name="Tabla26.G"/>
          <table:table-column table:style-name="Tabla26.H"/>
          <table:table-column table:style-name="Tabla26.I"/>
          <table:table-column table:style-name="Tabla26.J"/>
          <table:table-row table:style-name="Tabla26.1">
            <table:table-cell table:style-name="Tabla26.A1" table:number-columns-spanned="10" office:value-type="string">
              <text:p text:style-name="P2">SECUENCIA DIDÁCTICA No. 26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1">
            <table:table-cell table:style-name="Tabla26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3">
            <table:table-cell table:style-name="Tabla26.A3" table:number-columns-spanned="2" office:value-type="string">
              <text:p text:style-name="P45">(E) Unidad de aprendizaje: </text:p>
            </table:table-cell>
            <table:covered-table-cell/>
            <table:table-cell table:style-name="Tabla26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6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6.4">
            <table:table-cell table:style-name="Tabla26.A4" table:number-columns-spanned="2" office:value-type="string">
              <text:p text:style-name="P5">Probabilidad y Estadística</text:p>
            </table:table-cell>
            <table:covered-table-cell/>
            <table:table-cell table:style-name="Tabla26.C4" table:number-columns-spanned="5" office:value-type="string">
              <text:p text:style-name="P8">VI. ESTADISTICA DESCRIPTIVA</text:p>
            </table:table-cell>
            <table:covered-table-cell/>
            <table:covered-table-cell/>
            <table:covered-table-cell/>
            <table:covered-table-cell/>
            <table:table-cell table:style-name="Tabla26.H4" table:number-columns-spanned="3" office:value-type="string">
              <text:p text:style-name="P25">6.2 DE UNA COLECCIÓN DE DATOS DADOS EN CLASE, ELABORA SU HISTOGRAMA, POLIGONO DE FRECUENCIAS Y OJIVA, SIN ERROR DE CONCEPTO.</text:p>
              <text:p text:style-name="P23">6.3 CALCULA LOS VALORES ESTADISTICOS DE TENDENCIA CENTRAL (MEDIA ARITMETICA, LA MEDIANA, LA MODA), A PARTIR DE UN CONJUNTO DE DATOS NO AGRUPADOS DADOS EN CLASE, SIN ERROR DE CONCEPTO.</text:p>
            </table:table-cell>
            <table:covered-table-cell/>
            <table:covered-table-cell/>
          </table:table-row>
          <table:table-row table:style-name="Tabla26.5">
            <table:table-cell table:style-name="Tabla26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6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6.4">
            <table:table-cell table:style-name="Tabla26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6.H6" table:number-columns-spanned="3" office:value-type="string">
              <text:p text:style-name="P10">Campo Militar No. 1-K, Lomas de San Isidro, México, <text:s/>Miércoles 2 de junio de 2021.</text:p>
            </table:table-cell>
            <table:covered-table-cell/>
            <table:covered-table-cell/>
          </table:table-row>
          <table:table-row table:style-name="Tabla26.7">
            <table:table-cell table:style-name="Tabla26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6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6.4">
            <table:table-cell table:style-name="Tabla26.A8" table:number-columns-spanned="7" office:value-type="string">
              <text:p text:style-name="P9">¿Cuál es el concepto de frecuencia relativa?</text:p>
              <text:p text:style-name="P9">¿Cuál es el concepto de polígono de frecuencias e histograma?</text:p>
              <text:p text:style-name="P9">¿Cuáles son los conceptos de media aritmética, mediana, y mod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6.H8" table:number-columns-spanned="3" office:value-type="string">
              <text:p text:style-name="P17">RESUELVE ECUACIONES DIFERENCIALES PARCIALES Y PROBLEMAS DE VALOR EN LA FRONTERA EN COORDENADAS RECTANGULARES.</text:p>
            </table:table-cell>
            <table:covered-table-cell/>
            <table:covered-table-cell/>
          </table:table-row>
          <table:table-row table:style-name="Tabla26.9">
            <table:table-cell table:style-name="Tabla26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10">
            <table:table-cell table:style-name="Tabla26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6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6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6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6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6.11">
            <table:table-cell table:style-name="Tabla26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6.B13" table:number-rows-spanned="3" table:number-columns-spanned="3" office:value-type="string">
              <text:list xml:id="list14230110618224" text:continue-list="list14229616474700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6.E11" table:number-columns-spanned="2" office:value-type="string">
              <text:p text:style-name="P49">A partir de un conjunto de datos dados en clase, calcula la media aritmética, la mediana y la moda.</text:p>
            </table:table-cell>
            <table:covered-table-cell/>
            <table:table-cell table:style-name="Tabla26.G11" table:number-columns-spanned="3" office:value-type="string">
              <text:list xml:id="list14230006722052" text:continue-list="list14230211417645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6.J11" office:value-type="string">
              <text:list xml:id="list14229517485015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6.12">
            <table:covered-table-cell/>
            <table:covered-table-cell/>
            <table:covered-table-cell/>
            <table:covered-table-cell/>
            <table:table-cell table:style-name="Tabla26.E13" table:number-rows-spanned="2" table:number-columns-spanned="2" office:value-type="string">
              <text:p text:style-name="P31"/>
            </table:table-cell>
            <table:covered-table-cell/>
            <table:table-cell table:style-name="Tabla26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6.J13" table:number-rows-spanned="2" office:value-type="string">
              <text:p text:style-name="P31"/>
            </table:table-cell>
          </table:table-row>
          <table:table-row table:style-name="Tabla26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6.G13" table:number-columns-spanned="3" office:value-type="string">
              <text:list xml:id="list14229585125323" text:continue-list="list14230339104853" text:style-name="WW8Num3">
                <text:list-item>
                  <text:p text:style-name="P97">120 minutos en total.</text:p>
                </text:list-item>
                <text:list-item>
                  <text:p text:style-name="P102">20 minutos de receso intercalados</text:p>
                </text:list-item>
                <text:list-item>
                  <text:p text:style-name="P102">5 minutos de encuadre.</text:p>
                </text:list-item>
                <text:list-item>
                  <text:p text:style-name="P102">5 minutos para explicar el desarrollo de la dinámica de trabajo.</text:p>
                </text:list-item>
                <text:list-item>
                  <text:p text:style-name="P102">15 minutos para dar retroalimentación sobre las tareas y evidencias desarrolladas por los discentes en las clases <text:soft-page-break/>anteriores.</text:p>
                </text:list-item>
                <text:list-item>
                  <text:p text:style-name="P102">60 minutos para la aplicación de los procedimientos para los cálculos de la media, la mediana, y la moda.</text:p>
                </text:list-item>
                <text:list-item>
                  <text:p text:style-name="P102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6.14">
            <table:table-cell table:style-name="Tabla26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15">
            <table:table-cell table:style-name="Tabla26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16">
            <table:table-cell table:style-name="Tabla26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17">
            <table:table-cell table:style-name="Tabla26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6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6.A3" table:number-columns-spanned="2" office:value-type="string">
              <text:p text:style-name="P108">(U) Instrumentos de evaluación </text:p>
            </table:table-cell>
            <table:covered-table-cell/>
            <table:table-cell table:style-name="Tabla26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6.18">
            <table:table-cell table:style-name="Tabla26.A18" table:number-columns-spanned="2" office:value-type="string">
              <text:p text:style-name="P4">Diagnóstica </text:p>
            </table:table-cell>
            <table:covered-table-cell/>
            <table:table-cell table:style-name="Tabla26.C18" office:value-type="string">
              <text:p text:style-name="P5">( <text:s/>) </text:p>
            </table:table-cell>
            <table:table-cell table:style-name="Tabla26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6.G20" table:number-rows-spanned="3" table:number-columns-spanned="2" office:value-type="string">
              <text:list xml:id="list14228964506532" text:continue-list="list14229866304518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6.I20" table:number-rows-spanned="3" table:number-columns-spanned="2" office:value-type="string">
              <text:p text:style-name="P11">Ilustración de la aplicación de los procedimientos para calcular la media aritmética, la mediana, y la moda.</text:p>
            </table:table-cell>
            <table:covered-table-cell/>
          </table:table-row>
          <table:table-row table:style-name="Tabla26.19">
            <table:table-cell table:style-name="Tabla26.A19" table:number-columns-spanned="2" office:value-type="string">
              <text:p text:style-name="P4">Sumativa. </text:p>
            </table:table-cell>
            <table:covered-table-cell/>
            <table:table-cell table:style-name="Tabla26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20">
            <table:table-cell table:style-name="Tabla26.A20" table:number-columns-spanned="2" office:value-type="string">
              <text:p text:style-name="P4">Formativa. </text:p>
            </table:table-cell>
            <table:covered-table-cell/>
            <table:table-cell table:style-name="Tabla26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6.21">
            <table:table-cell table:style-name="Tabla26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6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7.odt" text:protected="true">
        <text:section-source xlink:href="../Secuencia%20Didactica%20No%2027.odt" text:filter-name="writer8"/>
        <text:p text:style-name="P41">SECRETARÍA DE LA DEFENSA NACIONAL.</text:p>
        <text:p text:style-name="P1"><text:s/><text:bookmark text:name="_GoBack27"/></text:p>
        <text:list xml:id="list14230688939123" text:continue-list="list14229286420904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column table:style-name="Tabla27.E"/>
          <table:table-column table:style-name="Tabla27.F"/>
          <table:table-column table:style-name="Tabla27.G"/>
          <table:table-column table:style-name="Tabla27.H"/>
          <table:table-column table:style-name="Tabla27.I"/>
          <table:table-column table:style-name="Tabla27.J"/>
          <table:table-row table:style-name="Tabla27.1">
            <table:table-cell table:style-name="Tabla27.A1" table:number-columns-spanned="10" office:value-type="string">
              <text:p text:style-name="P2">SECUENCIA DIDÁCTICA No. 2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1">
            <table:table-cell table:style-name="Tabla27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3">
            <table:table-cell table:style-name="Tabla27.A3" table:number-columns-spanned="2" office:value-type="string">
              <text:p text:style-name="P45">(E) Unidad de aprendizaje: </text:p>
            </table:table-cell>
            <table:covered-table-cell/>
            <table:table-cell table:style-name="Tabla27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7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7.4">
            <table:table-cell table:style-name="Tabla27.A4" table:number-columns-spanned="2" office:value-type="string">
              <text:p text:style-name="P5">Probabilidad y Estadística</text:p>
            </table:table-cell>
            <table:covered-table-cell/>
            <table:table-cell table:style-name="Tabla27.C4" table:number-columns-spanned="5" office:value-type="string">
              <text:p text:style-name="P8">VI. ESTADISTICA DESCRIPTIVA</text:p>
              <text:p text:style-name="P8">VII. ESTIMACION ESTADISTICA Y DISTRIBUCIONES DE MUESTREO</text:p>
            </table:table-cell>
            <table:covered-table-cell/>
            <table:covered-table-cell/>
            <table:covered-table-cell/>
            <table:covered-table-cell/>
            <table:table-cell table:style-name="Tabla27.H4" table:number-columns-spanned="3" office:value-type="string">
              <text:p text:style-name="P23">6.3 CALCULA LOS VALORES ESTADISTICOS DE TENDENCIA CENTRAL (MEDIA ARITMETICA, LA MEDIANA, LA MODA), A PARTIR DE UN CONJUNTO DE DATOS NO AGRUPADOS DADOS EN CLASE, SIN ERROR DE CONCEPTO.</text:p>
              <text:p text:style-name="P23">6.4 CALCULA LOS VALORES ESTADISTICOS DE DISPERSION (VARIANZA Y DESVIACION ESTANDAR), A PARTIR DE UN CONJUNTO DE DATOS NO AGRUPADOS DADOS EN CLASE, SIN ERROR DE CONCEPTO.</text:p>
              <text:p text:style-name="P23">VII. ESTIMACION ESTADISTICA Y DISTRIBUCIONES DE MUESTREO</text:p>
              <text:p text:style-name="P23">7.1 REDACTA EN MEDIA CUARTILLA EL CONCEPTO DE ESTIMADOR PUNTUAL, DANDO UN EJEMPLO DE APLICACIÓN DE ESTE CONCEPTO</text:p>
              <text:p text:style-name="P23">7.2 ELABORA UNA LISTA DE LAS PROPIEDADES DE LOS ESTIMADORES PUNTUALES, SIN OMITIR NINGUNA</text:p>
            </table:table-cell>
            <table:covered-table-cell/>
            <table:covered-table-cell/>
          </table:table-row>
          <table:table-row table:style-name="Tabla27.5">
            <table:table-cell table:style-name="Tabla27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7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7.4">
            <table:table-cell table:style-name="Tabla27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7.H6" table:number-columns-spanned="3" office:value-type="string">
              <text:p text:style-name="P10">Campo Militar No. 1-K, Lomas de San Isidro, México, <text:s/>Viernes 4 de junio de 2021.</text:p>
            </table:table-cell>
            <table:covered-table-cell/>
            <table:covered-table-cell/>
          </table:table-row>
          <table:table-row table:style-name="Tabla27.7">
            <table:table-cell table:style-name="Tabla27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7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7.4">
            <table:table-cell table:style-name="Tabla27.A8" table:number-columns-spanned="7" office:value-type="string">
              <text:p text:style-name="P9">¿Cuáles son los conceptos de media aritmética, mediana, y moda?</text:p>
              <text:p text:style-name="P9">¿Cuál es el concepto de estadísticos de dispersión (varianza y desviación estándar)?</text:p>
              <text:p text:style-name="P9">¿Cuál es el concepto de estimador puntual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7.H8" table:number-columns-spanned="3" office:value-type="string">
              <text:p text:style-name="P22">APLICA EN LA SOLUCION DE PROBLEMAS LOS PRINCIPIOS DE LA ESTIMACION ESTADISTICA Y LAS DISTRIBUCIONES DE MUESTREO EN OBSERVACION DE FENOMENOS QUE IMPLICAN UNA COLECCIÓN GRANDE DE DATOS.</text:p>
            </table:table-cell>
            <table:covered-table-cell/>
            <table:covered-table-cell/>
          </table:table-row>
          <table:table-row table:style-name="Tabla27.9">
            <table:table-cell table:style-name="Tabla27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10">
            <table:table-cell table:style-name="Tabla27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7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7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7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7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7.11">
            <table:table-cell table:style-name="Tabla27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68"><text:span text:style-name="T13">Técnica de Explicación Oral.</text:span></text:p>
              <text:p text:style-name="P70"/>
              <text:p text:style-name="P70"/>
            </table:table-cell>
            <table:table-cell table:style-name="Tabla27.B13" table:number-rows-spanned="3" table:number-columns-spanned="3" office:value-type="string">
              <text:list xml:id="list14230952362486" text:continue-list="list14230110618224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7.E11" table:number-columns-spanned="2" office:value-type="string">
              <text:p text:style-name="P52">Aplica los procedimientos para los cálculos de estadísticos de tendencia central y de dispersión, así como de estimadores puntuales.</text:p>
            </table:table-cell>
            <table:covered-table-cell/>
            <table:table-cell table:style-name="Tabla27.G11" table:number-columns-spanned="3" office:value-type="string">
              <text:list xml:id="list14229490621672" text:continue-list="list14229517485015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7.J11" office:value-type="string">
              <text:list xml:id="list14229816342553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7.12">
            <table:covered-table-cell/>
            <table:covered-table-cell/>
            <table:covered-table-cell/>
            <table:covered-table-cell/>
            <table:table-cell table:style-name="Tabla27.E13" table:number-rows-spanned="2" table:number-columns-spanned="2" office:value-type="string">
              <text:p text:style-name="P31"/>
            </table:table-cell>
            <table:covered-table-cell/>
            <table:table-cell table:style-name="Tabla27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7.J13" table:number-rows-spanned="2" office:value-type="string">
              <text:p text:style-name="P31"/>
            </table:table-cell>
          </table:table-row>
          <table:table-row table:style-name="Tabla27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7.G13" table:number-columns-spanned="3" office:value-type="string">
              <text:list xml:id="list14230094479449" text:continue-list="list14229585125323" text:style-name="WW8Num3">
                <text:list-item>
                  <text:p text:style-name="P97">120 minutos en total.</text:p>
                </text:list-item>
                <text:list-item>
                  <text:p text:style-name="P100">20 minutos de receso intercalados</text:p>
                </text:list-item>
                <text:list-item>
                  <text:p text:style-name="P100">5 minutos de encuadre.</text:p>
                </text:list-item>
                <text:list-item>
                  <text:p text:style-name="P100">5 minutos para explicar el desarrollo de la dinámica de <text:soft-page-break/>trabajo.</text:p>
                </text:list-item>
                <text:list-item>
                  <text:p text:style-name="P100">15 minutos para dar retroalimentación sobre las tareas y evidencias desarrolladas por los discentes en las clases anteriores.</text:p>
                </text:list-item>
                <text:list-item>
                  <text:p text:style-name="P100">60 minutos para la obtención de estadísticos (tendencia centrar y de dispersión) y estimadores puntuales.</text:p>
                </text:list-item>
                <text:list-item>
                  <text:p text:style-name="P100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7.14">
            <table:table-cell table:style-name="Tabla27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15">
            <table:table-cell table:style-name="Tabla27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16">
            <table:table-cell table:style-name="Tabla27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17">
            <table:table-cell table:style-name="Tabla27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7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7.A3" table:number-columns-spanned="2" office:value-type="string">
              <text:p text:style-name="P108">(U) Instrumentos de evaluación </text:p>
            </table:table-cell>
            <table:covered-table-cell/>
            <table:table-cell table:style-name="Tabla27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7.18">
            <table:table-cell table:style-name="Tabla27.A18" table:number-columns-spanned="2" office:value-type="string">
              <text:p text:style-name="P4">Diagnóstica </text:p>
            </table:table-cell>
            <table:covered-table-cell/>
            <table:table-cell table:style-name="Tabla27.C18" office:value-type="string">
              <text:p text:style-name="P5">( <text:s/>) </text:p>
            </table:table-cell>
            <table:table-cell table:style-name="Tabla27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7.G20" table:number-rows-spanned="3" table:number-columns-spanned="2" office:value-type="string">
              <text:list xml:id="list14229778521902" text:continue-list="list14228964506532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7.I20" table:number-rows-spanned="3" table:number-columns-spanned="2" office:value-type="string">
              <text:p text:style-name="P11">Ilustración de obtención de estadísticos y estimadores puntuales.</text:p>
            </table:table-cell>
            <table:covered-table-cell/>
          </table:table-row>
          <table:table-row table:style-name="Tabla27.19">
            <table:table-cell table:style-name="Tabla27.A19" table:number-columns-spanned="2" office:value-type="string">
              <text:p text:style-name="P4">Sumativa. </text:p>
            </table:table-cell>
            <table:covered-table-cell/>
            <table:table-cell table:style-name="Tabla27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20">
            <table:table-cell table:style-name="Tabla27.A20" table:number-columns-spanned="2" office:value-type="string">
              <text:p text:style-name="P4">Formativa. </text:p>
            </table:table-cell>
            <table:covered-table-cell/>
            <table:table-cell table:style-name="Tabla27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7.21">
            <table:table-cell table:style-name="Tabla27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7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8.odt" text:protected="true">
        <text:section-source xlink:href="../Secuencia%20Didactica%20No%2028.odt" text:filter-name="writer8"/>
        <text:p text:style-name="P41">SECRETARÍA DE LA DEFENSA NACIONAL.</text:p>
        <text:p text:style-name="P1"><text:s/><text:bookmark text:name="_GoBack28"/></text:p>
        <text:list xml:id="list14229555404286" text:continue-list="list1423068893912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column table:style-name="Tabla28.E"/>
          <table:table-column table:style-name="Tabla28.F"/>
          <table:table-column table:style-name="Tabla28.G"/>
          <table:table-column table:style-name="Tabla28.H"/>
          <table:table-column table:style-name="Tabla28.I"/>
          <table:table-column table:style-name="Tabla28.J"/>
          <table:table-row table:style-name="Tabla28.1">
            <table:table-cell table:style-name="Tabla28.A1" table:number-columns-spanned="10" office:value-type="string">
              <text:p text:style-name="P2">SECUENCIA DIDÁCTICA No. 28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1">
            <table:table-cell table:style-name="Tabla28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3">
            <table:table-cell table:style-name="Tabla28.A3" table:number-columns-spanned="2" office:value-type="string">
              <text:p text:style-name="P45">(E) Unidad de aprendizaje: </text:p>
            </table:table-cell>
            <table:covered-table-cell/>
            <table:table-cell table:style-name="Tabla28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8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8.4">
            <table:table-cell table:style-name="Tabla28.A4" table:number-columns-spanned="2" office:value-type="string">
              <text:p text:style-name="P5">Probabilidad y Estadística</text:p>
            </table:table-cell>
            <table:covered-table-cell/>
            <table:table-cell table:style-name="Tabla28.C4" table:number-columns-spanned="5" office:value-type="string">
              <text:p text:style-name="P8">VII. ESTIMACION ESTADISTICA Y DISTRIBUCIONES DE MUESTREO</text:p>
            </table:table-cell>
            <table:covered-table-cell/>
            <table:covered-table-cell/>
            <table:covered-table-cell/>
            <table:covered-table-cell/>
            <table:table-cell table:style-name="Tabla28.H4" table:number-columns-spanned="3" office:value-type="string">
              <text:p text:style-name="P23">7.2 ELABORA UNA LISTA DE LAS PROPIEDADES DE LOS ESTIMADORES PUNTUALES, SIN OMITIR NINGUNA</text:p>
              <text:p text:style-name="P23">7.3 REDACTA EN MEDIA CUARTILLA EL CONCEPTO DE DISTRIBUCION DE MUESTREO, DANDO UN EJEMPLO.</text:p>
            </table:table-cell>
            <table:covered-table-cell/>
            <table:covered-table-cell/>
          </table:table-row>
          <table:table-row table:style-name="Tabla28.5">
            <table:table-cell table:style-name="Tabla28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8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8.4">
            <table:table-cell table:style-name="Tabla28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8.H6" table:number-columns-spanned="3" office:value-type="string">
              <text:p text:style-name="P10">Campo Militar No. 1-K, Lomas de San Isidro, México, <text:s/>Miércoles 9 de junio de 2021.</text:p>
            </table:table-cell>
            <table:covered-table-cell/>
            <table:covered-table-cell/>
          </table:table-row>
          <table:table-row table:style-name="Tabla28.7">
            <table:table-cell table:style-name="Tabla28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8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8.4">
            <table:table-cell table:style-name="Tabla28.A8" table:number-columns-spanned="7" office:value-type="string">
              <text:p text:style-name="P9">¿Cuál es el concepto de estimador puntual?</text:p>
              <text:p text:style-name="P9">¿Cuál es el concepto de distribución de muestre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8.H8" table:number-columns-spanned="3" office:value-type="string">
              <text:p text:style-name="P22">APLICA EN LA SOLUCION DE PROBLEMAS LOS PRINCIPIOS DE LA ESTIMACION ESTADISTICA Y LAS DISTRIBUCIONES DE MUESTREO EN OBSERVACION DE FENOMENOS QUE IMPLICAN UNA COLECCIÓN GRANDE DE DATOS.</text:p>
            </table:table-cell>
            <table:covered-table-cell/>
            <table:covered-table-cell/>
          </table:table-row>
          <table:table-row table:style-name="Tabla28.9">
            <table:table-cell table:style-name="Tabla28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10">
            <table:table-cell table:style-name="Tabla28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8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8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8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8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8.11">
            <table:table-cell table:style-name="Tabla28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8.B13" table:number-rows-spanned="3" table:number-columns-spanned="3" office:value-type="string">
              <text:list xml:id="list14230391269154" text:continue-list="list14230952362486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8.E11" table:number-columns-spanned="2" office:value-type="string">
              <text:p text:style-name="P52">Aplica los procedimientos para los cálculos de estimadores puntuales, así como de distribuciones de muestreo.</text:p>
            </table:table-cell>
            <table:covered-table-cell/>
            <table:table-cell table:style-name="Tabla28.G11" table:number-columns-spanned="3" office:value-type="string">
              <text:list xml:id="list14228966720821" text:continue-list="list14229816342553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8.J11" office:value-type="string">
              <text:list xml:id="list14230395370635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8.12">
            <table:covered-table-cell/>
            <table:covered-table-cell/>
            <table:covered-table-cell/>
            <table:covered-table-cell/>
            <table:table-cell table:style-name="Tabla28.E13" table:number-rows-spanned="2" table:number-columns-spanned="2" office:value-type="string">
              <text:p text:style-name="P31"/>
            </table:table-cell>
            <table:covered-table-cell/>
            <table:table-cell table:style-name="Tabla28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8.J13" table:number-rows-spanned="2" office:value-type="string">
              <text:p text:style-name="P31"/>
            </table:table-cell>
          </table:table-row>
          <table:table-row table:style-name="Tabla28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8.G13" table:number-columns-spanned="3" office:value-type="string">
              <text:list xml:id="list14230611337946" text:continue-list="list14230094479449" text:style-name="WW8Num3">
                <text:list-item>
                  <text:p text:style-name="P97">120 minutos en total.</text:p>
                </text:list-item>
                <text:list-item>
                  <text:p text:style-name="P100">20 minutos de receso intercalados</text:p>
                </text:list-item>
                <text:list-item>
                  <text:p text:style-name="P100">5 minutos de encuadre.</text:p>
                </text:list-item>
                <text:list-item>
                  <text:p text:style-name="P100">5 minutos para explicar el desarrollo de la dinámica de trabajo.</text:p>
                </text:list-item>
                <text:list-item>
                  <text:p text:style-name="P104"><text:span text:style-name="T12">15 minutos para dar retroalimentación sobre las tareas y evidencias desarrolladas por los discentes en las clases anteriores.</text:span></text:p>
                </text:list-item>
                <text:list-item>
                  <text:p text:style-name="P100">60 minutos para la obtención de estimadores puntuales y distribuciones de muestreo.</text:p>
                </text:list-item>
                <text:list-item>
                  <text:p text:style-name="P100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ext:soft-page-break/>
          <table:table-row table:style-name="Tabla28.14">
            <table:table-cell table:style-name="Tabla28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15">
            <table:table-cell table:style-name="Tabla28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16">
            <table:table-cell table:style-name="Tabla28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17">
            <table:table-cell table:style-name="Tabla28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8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8.A3" table:number-columns-spanned="2" office:value-type="string">
              <text:p text:style-name="P108">(U) Instrumentos de evaluación </text:p>
            </table:table-cell>
            <table:covered-table-cell/>
            <table:table-cell table:style-name="Tabla28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8.18">
            <table:table-cell table:style-name="Tabla28.A18" table:number-columns-spanned="2" office:value-type="string">
              <text:p text:style-name="P4">Diagnóstica </text:p>
            </table:table-cell>
            <table:covered-table-cell/>
            <table:table-cell table:style-name="Tabla28.C18" office:value-type="string">
              <text:p text:style-name="P5">( <text:s/>) </text:p>
            </table:table-cell>
            <table:table-cell table:style-name="Tabla28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8.G20" table:number-rows-spanned="3" table:number-columns-spanned="2" office:value-type="string">
              <text:list xml:id="list14231075700205" text:continue-list="list14229778521902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8.I20" table:number-rows-spanned="3" table:number-columns-spanned="2" office:value-type="string">
              <text:p text:style-name="P11">Ilustración de obtención de estimadores puntuales y distribuciones de muestreo.</text:p>
            </table:table-cell>
            <table:covered-table-cell/>
          </table:table-row>
          <table:table-row table:style-name="Tabla28.19">
            <table:table-cell table:style-name="Tabla28.A19" table:number-columns-spanned="2" office:value-type="string">
              <text:p text:style-name="P4">Sumativa. </text:p>
            </table:table-cell>
            <table:covered-table-cell/>
            <table:table-cell table:style-name="Tabla28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20">
            <table:table-cell table:style-name="Tabla28.A20" table:number-columns-spanned="2" office:value-type="string">
              <text:p text:style-name="P4">Formativa. </text:p>
            </table:table-cell>
            <table:covered-table-cell/>
            <table:table-cell table:style-name="Tabla28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8.21">
            <table:table-cell table:style-name="Tabla28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8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29.odt" text:protected="true">
        <text:section-source xlink:href="../Secuencia%20Didactica%20No%2029.odt" text:filter-name="writer8"/>
        <text:p text:style-name="P41">SECRETARÍA DE LA DEFENSA NACIONAL.</text:p>
        <text:p text:style-name="P1"><text:s/><text:bookmark text:name="_GoBack29"/></text:p>
        <text:list xml:id="list14229136776948" text:continue-list="list1422955540428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column table:style-name="Tabla29.E"/>
          <table:table-column table:style-name="Tabla29.F"/>
          <table:table-column table:style-name="Tabla29.G"/>
          <table:table-column table:style-name="Tabla29.H"/>
          <table:table-column table:style-name="Tabla29.I"/>
          <table:table-column table:style-name="Tabla29.J"/>
          <table:table-row table:style-name="Tabla29.1">
            <table:table-cell table:style-name="Tabla29.A1" table:number-columns-spanned="10" office:value-type="string">
              <text:p text:style-name="P2">SECUENCIA DIDÁCTICA No. 29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1">
            <table:table-cell table:style-name="Tabla29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3">
            <table:table-cell table:style-name="Tabla29.A3" table:number-columns-spanned="2" office:value-type="string">
              <text:p text:style-name="P45">(E) Unidad de aprendizaje: </text:p>
            </table:table-cell>
            <table:covered-table-cell/>
            <table:table-cell table:style-name="Tabla29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29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29.4">
            <table:table-cell table:style-name="Tabla29.A4" table:number-columns-spanned="2" office:value-type="string">
              <text:p text:style-name="P5">Probabilidad y Estadística</text:p>
            </table:table-cell>
            <table:covered-table-cell/>
            <table:table-cell table:style-name="Tabla29.C4" table:number-columns-spanned="5" office:value-type="string">
              <text:p text:style-name="P8">VIII. INFERENCIAS EN UNA POBLACION</text:p>
            </table:table-cell>
            <table:covered-table-cell/>
            <table:covered-table-cell/>
            <table:covered-table-cell/>
            <table:covered-table-cell/>
            <table:table-cell table:style-name="Tabla29.H4" table:number-columns-spanned="3" office:value-type="string">
              <text:p text:style-name="P22">8.1 REDACTA EN MEDIA CUARTILLA EL CONCEPTO DE INTERVALO DE CONFIANZA Y SUS DISTINTOS TIPOS, SIN OMITIR NINGUNO. </text:p>
              <text:p text:style-name="P23">8.2 ANOTA EN SU LIBRETA DE NOTAS EL PROCEDIMIENTO PARA REALIZAR LAS PRUEBAS DE HIPOTESIS PARA ACEPTAR O RECHAZAR ESTADISTICAMENTE LAS SUPOSICIONES ESTABLECIDAS EN UN EJERCICIO DE INGENIERIA PROPORCIONADO EN CLASE.</text:p>
            </table:table-cell>
            <table:covered-table-cell/>
            <table:covered-table-cell/>
          </table:table-row>
          <table:table-row table:style-name="Tabla29.5">
            <table:table-cell table:style-name="Tabla29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9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29.4">
            <table:table-cell table:style-name="Tabla29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9.H6" table:number-columns-spanned="3" office:value-type="string">
              <text:p text:style-name="P10">Campo Militar No. 1-K, Lomas de San Isidro, México, <text:s/>Viernes 11 de junio de 2021.</text:p>
            </table:table-cell>
            <table:covered-table-cell/>
            <table:covered-table-cell/>
          </table:table-row>
          <table:table-row table:style-name="Tabla29.7">
            <table:table-cell table:style-name="Tabla29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9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29.4">
            <table:table-cell table:style-name="Tabla29.A8" table:number-columns-spanned="7" office:value-type="string">
              <text:p text:style-name="P9">¿Cuál es el concepto de intervalo de confianza?</text:p>
              <text:p text:style-name="P9">¿Cuál es el concepto de prueba de hipótesi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9.H8" table:number-columns-spanned="3" office:value-type="string">
              <text:p text:style-name="P22">APLICA EN LA SOLUCION DE PROBLEMAS LA CONSTRUCCION DE INTERVALOS DE CONFIANZA EN LA INTERPRETACION DE LOS PARAMETROS POBLACIONALES.</text:p>
            </table:table-cell>
            <table:covered-table-cell/>
            <table:covered-table-cell/>
          </table:table-row>
          <table:table-row table:style-name="Tabla29.9">
            <table:table-cell table:style-name="Tabla29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10">
            <table:table-cell table:style-name="Tabla29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29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29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29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29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29.11">
            <table:table-cell table:style-name="Tabla29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29.B13" table:number-rows-spanned="3" table:number-columns-spanned="3" office:value-type="string">
              <text:list xml:id="list14230834216671" text:continue-list="list14230391269154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29.E11" table:number-columns-spanned="2" office:value-type="string">
              <text:p text:style-name="P52">Aplica los procedimientos para la construcción de intervalos de confianza en la solución de problemas a través de la realización de pruebas de hipótesis.</text:p>
            </table:table-cell>
            <table:covered-table-cell/>
            <table:table-cell table:style-name="Tabla29.G11" table:number-columns-spanned="3" office:value-type="string">
              <text:list xml:id="list14230405777373" text:continue-list="list14230395370635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 .</text:p>
                </text:list-item>
              </text:list>
            </table:table-cell>
            <table:covered-table-cell/>
            <table:covered-table-cell/>
            <table:table-cell table:style-name="Tabla29.J11" office:value-type="string">
              <text:list xml:id="list14229124112394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29.12">
            <table:covered-table-cell/>
            <table:covered-table-cell/>
            <table:covered-table-cell/>
            <table:covered-table-cell/>
            <table:table-cell table:style-name="Tabla29.E13" table:number-rows-spanned="2" table:number-columns-spanned="2" office:value-type="string">
              <text:p text:style-name="P31"/>
            </table:table-cell>
            <table:covered-table-cell/>
            <table:table-cell table:style-name="Tabla29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29.J13" table:number-rows-spanned="2" office:value-type="string">
              <text:p text:style-name="P31"/>
            </table:table-cell>
          </table:table-row>
          <table:table-row table:style-name="Tabla29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9.G13" table:number-columns-spanned="3" office:value-type="string">
              <text:list xml:id="list14229986190368" text:continue-list="list14230611337946" text:style-name="WW8Num3">
                <text:list-item>
                  <text:p text:style-name="P97">120 minutos en total.</text:p>
                </text:list-item>
                <text:list-item>
                  <text:p text:style-name="P100">20 minutos de receso intercalados</text:p>
                </text:list-item>
                <text:list-item>
                  <text:p text:style-name="P100">5 minutos de encuadre.</text:p>
                </text:list-item>
                <text:list-item>
                  <text:p text:style-name="P100">5 minutos para explicar el desarrollo de la dinámica de trabajo.</text:p>
                </text:list-item>
                <text:list-item>
                  <text:p text:style-name="P100">15 minutos para dar retroalimentación sobre las tareas y evidencias desarrolladas por los discentes en las clases anteriores.</text:p>
                </text:list-item>
                <text:list-item>
                  <text:p text:style-name="P100">60 minutos para la obtención de intervalos de confianza a través <text:soft-page-break/>de la realización de pruebas de hipótesis.</text:p>
                </text:list-item>
                <text:list-item>
                  <text:p text:style-name="P100"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9.14">
            <table:table-cell table:style-name="Tabla29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15">
            <table:table-cell table:style-name="Tabla29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16">
            <table:table-cell table:style-name="Tabla29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17">
            <table:table-cell table:style-name="Tabla29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29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29.A3" table:number-columns-spanned="2" office:value-type="string">
              <text:p text:style-name="P108">(U) Instrumentos de evaluación </text:p>
            </table:table-cell>
            <table:covered-table-cell/>
            <table:table-cell table:style-name="Tabla29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29.18">
            <table:table-cell table:style-name="Tabla29.A18" table:number-columns-spanned="2" office:value-type="string">
              <text:p text:style-name="P4">Diagnóstica </text:p>
            </table:table-cell>
            <table:covered-table-cell/>
            <table:table-cell table:style-name="Tabla29.C18" office:value-type="string">
              <text:p text:style-name="P5">( <text:s/>) </text:p>
            </table:table-cell>
            <table:table-cell table:style-name="Tabla29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29.G20" table:number-rows-spanned="3" table:number-columns-spanned="2" office:value-type="string">
              <text:list xml:id="list14229484177994" text:continue-list="list14231075700205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29.I20" table:number-rows-spanned="3" table:number-columns-spanned="2" office:value-type="string">
              <text:p text:style-name="P11">Ilustración de la realización de pruebas de hipótesis para la construcción de intervalos de confianza.</text:p>
            </table:table-cell>
            <table:covered-table-cell/>
          </table:table-row>
          <table:table-row table:style-name="Tabla29.19">
            <table:table-cell table:style-name="Tabla29.A19" table:number-columns-spanned="2" office:value-type="string">
              <text:p text:style-name="P4">Sumativa. </text:p>
            </table:table-cell>
            <table:covered-table-cell/>
            <table:table-cell table:style-name="Tabla29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20">
            <table:table-cell table:style-name="Tabla29.A20" table:number-columns-spanned="2" office:value-type="string">
              <text:p text:style-name="P4">Formativa. </text:p>
            </table:table-cell>
            <table:covered-table-cell/>
            <table:table-cell table:style-name="Tabla29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9.21">
            <table:table-cell table:style-name="Tabla29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29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30.odt" text:protected="true">
        <text:section-source xlink:href="../Secuencia%20Didactica%20No%2030.odt" text:filter-name="writer8"/>
        <text:p text:style-name="P41">SECRETARÍA DE LA DEFENSA NACIONAL.</text:p>
        <text:p text:style-name="P1"><text:s/><text:bookmark text:name="_GoBack30"/></text:p>
        <text:list xml:id="list14230054236703" text:continue-list="list14229136776948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column table:style-name="Tabla30.E"/>
          <table:table-column table:style-name="Tabla30.F"/>
          <table:table-column table:style-name="Tabla30.G"/>
          <table:table-column table:style-name="Tabla30.H"/>
          <table:table-column table:style-name="Tabla30.I"/>
          <table:table-column table:style-name="Tabla30.J"/>
          <table:table-row table:style-name="Tabla30.1">
            <table:table-cell table:style-name="Tabla30.A1" table:number-columns-spanned="10" office:value-type="string">
              <text:p text:style-name="P2">SECUENCIA DIDÁCTICA No. 3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1">
            <table:table-cell table:style-name="Tabla30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3">
            <table:table-cell table:style-name="Tabla30.A3" table:number-columns-spanned="2" office:value-type="string">
              <text:p text:style-name="P45">(E) Unidad de aprendizaje: </text:p>
            </table:table-cell>
            <table:covered-table-cell/>
            <table:table-cell table:style-name="Tabla30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30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0.4">
            <table:table-cell table:style-name="Tabla30.A4" table:number-columns-spanned="2" office:value-type="string">
              <text:p text:style-name="P5">Probabilidad y Estadística</text:p>
            </table:table-cell>
            <table:covered-table-cell/>
            <table:table-cell table:style-name="Tabla30.C4" table:number-columns-spanned="5" office:value-type="string">
              <text:p text:style-name="P8">IX. INFERENCIAS DE DOS POBLACIONES</text:p>
            </table:table-cell>
            <table:covered-table-cell/>
            <table:covered-table-cell/>
            <table:covered-table-cell/>
            <table:covered-table-cell/>
            <table:table-cell table:style-name="Tabla30.H4" table:number-columns-spanned="3" office:value-type="string">
              <text:p text:style-name="P22">9.1 EXPLICA VERBALMENTE, SIN ERROR DE CONCEPTO, LAS SITUACIONES EN DONDE SE REALIZAN COMPARACIONES ENTRE LOS PARAMETROS (MEDIAS Y VARIANZAS) DE DOS POBLACIONES. </text:p>
              <text:p text:style-name="P23">9.2 DESCRIBE VERBALMENTE, SIN ERROR DE CONCEPTO, EL PROCEDIMIENTO DE ANALISIS DE MUESTRAS INDEPENDIENTES DE DOS O MAS POBLACIONES, SIN OMITIR NINGUN PASO.</text:p>
            </table:table-cell>
            <table:covered-table-cell/>
            <table:covered-table-cell/>
          </table:table-row>
          <table:table-row table:style-name="Tabla30.5">
            <table:table-cell table:style-name="Tabla30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0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0.4">
            <table:table-cell table:style-name="Tabla30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0.H6" table:number-columns-spanned="3" office:value-type="string">
              <text:p text:style-name="P10">Campo Militar No. 1-K, Lomas de San Isidro, México, <text:s/>Miércoles 16 de junio de 2021.</text:p>
            </table:table-cell>
            <table:covered-table-cell/>
            <table:covered-table-cell/>
          </table:table-row>
          <table:table-row table:style-name="Tabla30.7">
            <table:table-cell table:style-name="Tabla30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0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0.4">
            <table:table-cell table:style-name="Tabla30.A8" table:number-columns-spanned="7" office:value-type="string">
              <text:p text:style-name="P9">¿Cuál es el concepto de comparación de dos poblaciones?</text:p>
              <text:p text:style-name="P9">¿Cuál es el concepto de muestras independientes de dos o más poblacion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0.H8" table:number-columns-spanned="3" office:value-type="string">
              <text:p text:style-name="P22">IDENTIFICA MEDIANTE LA SOLUCION DE PROBLEMAS LA VALIDEZ DE LAS SUPOSICIONES SOBRE LOS PARAMETROS DE DOS POBLACIONES.</text:p>
            </table:table-cell>
            <table:covered-table-cell/>
            <table:covered-table-cell/>
          </table:table-row>
          <table:table-row table:style-name="Tabla30.9">
            <table:table-cell table:style-name="Tabla30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10">
            <table:table-cell table:style-name="Tabla30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0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0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0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30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0.11">
            <table:table-cell table:style-name="Tabla30.A13" table:number-rows-spanned="3" office:value-type="string">
              <text:p text:style-name="P9"><text:s/></text:p>
              <text:p text:style-name="P69">Método Expositivo.</text:p>
              <text:p text:style-name="P69"/>
              <text:p text:style-name="P70">Técnica de Explicación Oral.</text:p>
              <text:p text:style-name="P70"/>
              <text:p text:style-name="P70"/>
            </table:table-cell>
            <table:table-cell table:style-name="Tabla30.B13" table:number-rows-spanned="3" table:number-columns-spanned="3" office:value-type="string">
              <text:list xml:id="list14229574821906" text:continue-list="list14230834216671" text:style-name="WW8Num7">
                <text:list-item>
                  <text:p text:style-name="P72">Se menciona el propósito del tema.</text:p>
                </text:list-item>
                <text:list-item>
                  <text:p text:style-name="P74">Se realizan las preguntas del Conflicto Cognitivo. </text:p>
                </text:list-item>
                <text:list-item>
                  <text:p text:style-name="P74">Se dan las instrucciones pertinentes sobre las estrategias de trabajo.</text:p>
                </text:list-item>
                <text:list-item>
                  <text:p text:style-name="P74">Se da realimentación sobre el trabajo realizado, al personal discente</text:p>
                </text:list-item>
              </text:list>
              <text:p text:style-name="P79"/>
            </table:table-cell>
            <table:covered-table-cell/>
            <table:covered-table-cell/>
            <table:table-cell table:style-name="Tabla30.E11" table:number-columns-spanned="2" office:value-type="string">
              <text:p text:style-name="P52">Aplica los procedimientos de análisis de muestras independientes de dos o más poblaciones.</text:p>
            </table:table-cell>
            <table:covered-table-cell/>
            <table:table-cell table:style-name="Tabla30.G11" table:number-columns-spanned="3" office:value-type="string">
              <text:list xml:id="list14229584233119" text:continue-list="list14229124112394" text:style-name="WW8Num5">
                <text:list-item>
                  <text:p text:style-name="P81">Pintarrón</text:p>
                </text:list-item>
                <text:list-item>
                  <text:p text:style-name="P81">Marcadores para pintarrón</text:p>
                </text:list-item>
                <text:list-item>
                  <text:p text:style-name="P81">Videoproyector</text:p>
                </text:list-item>
                <text:list-item>
                  <text:p text:style-name="P83">Internet.</text:p>
                </text:list-item>
              </text:list>
            </table:table-cell>
            <table:covered-table-cell/>
            <table:covered-table-cell/>
            <table:table-cell table:style-name="Tabla30.J11" office:value-type="string">
              <text:list xml:id="list14229974488931" text:continue-numbering="true" text:style-name="WW8Num5">
                <text:list-item>
                  <text:p text:style-name="P93">Capacidad de abstracción.</text:p>
                </text:list-item>
                <text:list-item>
                  <text:p text:style-name="P93">Capacidad de análisis.</text:p>
                </text:list-item>
                <text:list-item>
                  <text:p text:style-name="P94">Creatividad.</text:p>
                </text:list-item>
                <text:list-item>
                  <text:p text:style-name="P94">Trabajo colaborativo.</text:p>
                </text:list-item>
                <text:list-item>
                  <text:p text:style-name="P94">Capacidad de toma de decisiones.</text:p>
                </text:list-item>
              </text:list>
            </table:table-cell>
          </table:table-row>
          <table:table-row table:style-name="Tabla30.12">
            <table:covered-table-cell/>
            <table:covered-table-cell/>
            <table:covered-table-cell/>
            <table:covered-table-cell/>
            <table:table-cell table:style-name="Tabla30.E13" table:number-rows-spanned="2" table:number-columns-spanned="2" office:value-type="string">
              <text:p text:style-name="P31"/>
            </table:table-cell>
            <table:covered-table-cell/>
            <table:table-cell table:style-name="Tabla30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30.J13" table:number-rows-spanned="2" office:value-type="string">
              <text:p text:style-name="P31"/>
            </table:table-cell>
          </table:table-row>
          <table:table-row table:style-name="Tabla30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0.G13" table:number-columns-spanned="3" office:value-type="string">
              <text:list xml:id="list14230811957240" text:continue-list="list14229986190368" text:style-name="WW8Num3">
                <text:list-item>
                  <text:p text:style-name="P97">120 minutos en total.</text:p>
                </text:list-item>
                <text:list-item>
                  <text:p text:style-name="P100">20 minutos de receso intercalados</text:p>
                </text:list-item>
                <text:list-item>
                  <text:p text:style-name="P100">5 minutos de encuadre.</text:p>
                </text:list-item>
                <text:list-item>
                  <text:p text:style-name="P100">5 minutos para explicar el desarrollo de la dinámica de trabajo.</text:p>
                </text:list-item>
                <text:list-item>
                  <text:p text:style-name="P100">15 minutos para dar retroalimentación sobre las tareas y evidencias desarrolladas por los discentes en las clases anteriores.</text:p>
                </text:list-item>
                <text:list-item>
                  <text:p text:style-name="P104"><text:span text:style-name="T12">60 minutos para la aplicación de </text:span><text:span text:style-name="T10">procedimientos de análisis de muestras independientes de dos o más poblaciones</text:span><text:span text:style-name="T12">.</text:span></text:p>
                </text:list-item>
                <text:list-item>
                  <text:p text:style-name="P100"><text:soft-page-break/>15 minutos para el cierre y las conclusiones.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30.14">
            <table:table-cell table:style-name="Tabla30.A1" table:number-columns-spanned="10" office:value-type="string">
              <text:p text:style-name="P5">(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15">
            <table:table-cell table:style-name="Tabla30.A15" table:number-columns-spanned="10" office:value-type="string">
              <text:p text:style-name="P4">¿Qué tan preciso le pareció a usted el aprendizaje adquirido?</text:p>
              <text:p text:style-name="P4">¿Qué tan claro fue para usted el aprendizaje adquirid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16">
            <table:table-cell table:style-name="Tabla30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17">
            <table:table-cell table:style-name="Tabla30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0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30.A3" table:number-columns-spanned="2" office:value-type="string">
              <text:p text:style-name="P108">(U) Instrumentos de evaluación </text:p>
            </table:table-cell>
            <table:covered-table-cell/>
            <table:table-cell table:style-name="Tabla30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0.18">
            <table:table-cell table:style-name="Tabla30.A18" table:number-columns-spanned="2" office:value-type="string">
              <text:p text:style-name="P4">Diagnóstica </text:p>
            </table:table-cell>
            <table:covered-table-cell/>
            <table:table-cell table:style-name="Tabla30.C18" office:value-type="string">
              <text:p text:style-name="P5">( <text:s/>) </text:p>
            </table:table-cell>
            <table:table-cell table:style-name="Tabla30.D20" table:number-rows-spanned="3" table:number-columns-spanned="3" office:value-type="string">
              <text:p text:style-name="Standard"><text:span text:style-name="T2">Sistematizar e interpretar la información vertida por el personal discente, para dar la realimentación requerida.</text:span><text:span text:style-name="T15"> </text:span></text:p>
            </table:table-cell>
            <table:covered-table-cell/>
            <table:covered-table-cell/>
            <table:table-cell table:style-name="Tabla30.G20" table:number-rows-spanned="3" table:number-columns-spanned="2" office:value-type="string">
              <text:list xml:id="list14229370473212" text:continue-list="list14229484177994" text:style-name="WW8Num4">
                <text:list-item>
                  <text:p text:style-name="P110">Lista de cotejo o verificación.</text:p>
                </text:list-item>
                <text:list-item>
                  <text:p text:style-name="P113">Preguntas metacognitivas.</text:p>
                </text:list-item>
              </text:list>
            </table:table-cell>
            <table:covered-table-cell/>
            <table:table-cell table:style-name="Tabla30.I20" table:number-rows-spanned="3" table:number-columns-spanned="2" office:value-type="string">
              <text:p text:style-name="P11">Ilustración de la aplicación de procedimientos de análisis de muestras independientes de dos o más poblaciones.</text:p>
            </table:table-cell>
            <table:covered-table-cell/>
          </table:table-row>
          <table:table-row table:style-name="Tabla30.19">
            <table:table-cell table:style-name="Tabla30.A19" table:number-columns-spanned="2" office:value-type="string">
              <text:p text:style-name="P4">Sumativa. </text:p>
            </table:table-cell>
            <table:covered-table-cell/>
            <table:table-cell table:style-name="Tabla30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20">
            <table:table-cell table:style-name="Tabla30.A20" table:number-columns-spanned="2" office:value-type="string">
              <text:p text:style-name="P4">Formativa. </text:p>
            </table:table-cell>
            <table:covered-table-cell/>
            <table:table-cell table:style-name="Tabla30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0.21">
            <table:table-cell table:style-name="Tabla30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0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31exa03.odt" text:protected="true">
        <text:section-source xlink:href="../Secuencia%20Didactica%20No%2031exa03.odt" text:filter-name="writer8"/>
        <text:p text:style-name="P41">SECRETARÍA DE LA DEFENSA NACIONAL.</text:p>
        <text:p text:style-name="P1"><text:s/><text:bookmark text:name="_GoBack31"/></text:p>
        <text:list xml:id="list14229346443541" text:continue-list="list14230054236703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column table:style-name="Tabla31.E"/>
          <table:table-column table:style-name="Tabla31.F"/>
          <table:table-column table:style-name="Tabla31.G"/>
          <table:table-column table:style-name="Tabla31.H"/>
          <table:table-column table:style-name="Tabla31.I"/>
          <table:table-column table:style-name="Tabla31.J"/>
          <table:table-row table:style-name="Tabla31.1">
            <table:table-cell table:style-name="Tabla31.A1" table:number-columns-spanned="10" office:value-type="string">
              <text:p text:style-name="P2">SECUENCIA DIDÁCTICA No. 3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1">
            <table:table-cell table:style-name="Tabla31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3">
            <table:table-cell table:style-name="Tabla31.A3" table:number-columns-spanned="2" office:value-type="string">
              <text:p text:style-name="P45">(E) Unidad de aprendizaje: </text:p>
            </table:table-cell>
            <table:covered-table-cell/>
            <table:table-cell table:style-name="Tabla31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31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1.4">
            <table:table-cell table:style-name="Tabla31.A4" table:number-columns-spanned="2" office:value-type="string">
              <text:p text:style-name="P5">Probabilidad y Estadística</text:p>
            </table:table-cell>
            <table:covered-table-cell/>
            <table:table-cell table:style-name="Tabla31.C4" table:number-columns-spanned="5" office:value-type="string">
              <text:p text:style-name="P8">TERCERA EVALUACIÓN PARCIAL</text:p>
            </table:table-cell>
            <table:covered-table-cell/>
            <table:covered-table-cell/>
            <table:covered-table-cell/>
            <table:covered-table-cell/>
            <table:table-cell table:style-name="Tabla31.H4" table:number-columns-spanned="3" office:value-type="string">
              <text:p text:style-name="P51">Demuestra los conocimientos adquiridos sobre población, muestra, muestra aleatoria, estadísticos <text:s/>muestrales de tendencia central y de dispersión, intervalos de confianza, pruebas de hipótesis, y procedimiento de análisis de muestras independientes de dos o más poblaciones.</text:p>
            </table:table-cell>
            <table:covered-table-cell/>
            <table:covered-table-cell/>
          </table:table-row>
          <table:table-row table:style-name="Tabla31.5">
            <table:table-cell table:style-name="Tabla31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1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1.4">
            <table:table-cell table:style-name="Tabla31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1.H6" table:number-columns-spanned="3" office:value-type="string">
              <text:p text:style-name="P10">Campo Militar No. 1-K, Lomas de San Isidro, México, <text:s/>Viernes 18 de junio de 2021.</text:p>
            </table:table-cell>
            <table:covered-table-cell/>
            <table:covered-table-cell/>
          </table:table-row>
          <table:table-row table:style-name="Tabla31.7">
            <table:table-cell table:style-name="Tabla31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1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1.4">
            <table:table-cell table:style-name="Tabla31.A8" table:number-columns-spanned="7" office:value-type="string">
              <text:p text:style-name="P9">¿Qué tan bien ha logrado el discente entender los conceptos población, muestra, muestra aleatoria, estadísticos muestrales, intervalos de confianza, pruebas de hipótesis?</text:p>
              <text:p text:style-name="P9">¿Qué tan bien ha logrado el discente entender las aplicación de procedimiento de análisis de muestras independientes de dos o más poblaciones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1.H8" table:number-columns-spanned="3" office:value-type="string">
              <text:p text:style-name="P50">Demuestra los conocimientos adquiridos en sesión y en el libro de texto sobre las aplicaciones de la estadística descriptiva, la estimación estadística y distribuciones de muestreo, inferencias en una población e inferencias de dos poblaciones, en un examen escrito, evidenciando el valor de honradez.</text:p>
            </table:table-cell>
            <table:covered-table-cell/>
            <table:covered-table-cell/>
          </table:table-row>
          <table:table-row table:style-name="Tabla31.9">
            <table:table-cell table:style-name="Tabla31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10">
            <table:table-cell table:style-name="Tabla31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1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1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1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31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1.11">
            <table:table-cell table:style-name="Tabla31.A13" table:number-rows-spanned="3" office:value-type="string">
              <text:p text:style-name="P13"/>
            </table:table-cell>
            <table:table-cell table:style-name="Tabla31.B13" table:number-rows-spanned="3" table:number-columns-spanned="3" office:value-type="string">
              <text:list xml:id="list14229194558342" text:continue-list="list14229574821906" text:style-name="WW8Num7">
                <text:list-item>
                  <text:p text:style-name="P76">Se dan las instrucciones pertinentes sobre las estrategias de trabajo.</text:p>
                </text:list-item>
              </text:list>
            </table:table-cell>
            <table:covered-table-cell/>
            <table:covered-table-cell/>
            <table:table-cell table:style-name="Tabla31.E11" table:number-columns-spanned="2" office:value-type="string">
              <text:p text:style-name="P49">El personal discente demuestra los conocimientos adquiridos sobre aplicaciones de estadística descriptiva, estimación estadística, distribuciones de muestreo, inferencias en una población e inferencias de dos poblaciones.</text:p>
            </table:table-cell>
            <table:covered-table-cell/>
            <table:table-cell table:style-name="Tabla31.G11" table:number-columns-spanned="3" office:value-type="string">
              <text:list xml:id="list14229322950238" text:continue-list="list14229974488931" text:style-name="WW8Num5">
                <text:list-item>
                  <text:p text:style-name="P83">Libros de la bibliografía.</text:p>
                </text:list-item>
              </text:list>
            </table:table-cell>
            <table:covered-table-cell/>
            <table:covered-table-cell/>
            <table:table-cell table:style-name="Tabla31.J11" office:value-type="string">
              <text:list xml:id="list14230628617306" text:continue-numbering="true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31.12">
            <table:covered-table-cell/>
            <table:covered-table-cell/>
            <table:covered-table-cell/>
            <table:covered-table-cell/>
            <table:table-cell table:style-name="Tabla31.E13" table:number-rows-spanned="2" table:number-columns-spanned="2" office:value-type="string">
              <text:p text:style-name="P31"/>
            </table:table-cell>
            <table:covered-table-cell/>
            <table:table-cell table:style-name="Tabla31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31.J13" table:number-rows-spanned="2" office:value-type="string">
              <text:p text:style-name="P31"/>
            </table:table-cell>
          </table:table-row>
          <table:table-row table:style-name="Tabla31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1.G13" table:number-columns-spanned="3" office:value-type="string">
              <text:list xml:id="list14230211170916" text:continue-list="list14230811957240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31.14">
            <table:table-cell table:style-name="Tabla31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15">
            <table:table-cell table:style-name="Tabla31.A15" table:number-columns-spanned="10" office:value-type="string">
              <text:p text:style-name="P4">Metacomprensión: ¿qué tan bien se considera que el discente ha comprendido los conceptos y la aplicación de procedimientos de estadística descriptiv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16">
            <table:table-cell table:style-name="Tabla31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17">
            <table:table-cell table:style-name="Tabla31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1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31.A3" table:number-columns-spanned="2" office:value-type="string">
              <text:p text:style-name="P108">(U) Instrumentos de evaluación </text:p>
            </table:table-cell>
            <table:covered-table-cell/>
            <table:table-cell table:style-name="Tabla31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1.18">
            <table:table-cell table:style-name="Tabla31.A18" table:number-columns-spanned="2" office:value-type="string">
              <text:p text:style-name="P4">Diagnóstica </text:p>
            </table:table-cell>
            <table:covered-table-cell/>
            <table:table-cell table:style-name="Tabla31.C18" office:value-type="string">
              <text:p text:style-name="P5">( <text:s/>) </text:p>
            </table:table-cell>
            <table:table-cell table:style-name="Tabla31.D20" table:number-rows-spanned="3" table:number-columns-spanned="3" office:value-type="string">
              <text:p text:style-name="P34">Regulación retroactiva (programar <text:soft-page-break/>actividades de refuerzo después de realizar la evaluación).</text:p>
            </table:table-cell>
            <table:covered-table-cell/>
            <table:covered-table-cell/>
            <table:table-cell table:style-name="Tabla31.G20" table:number-rows-spanned="3" table:number-columns-spanned="2" office:value-type="string">
              <text:list xml:id="list14230907131735" text:continue-list="list14229370473212" text:style-name="WW8Num4">
                <text:list-item>
                  <text:p text:style-name="P112">Examen</text:p>
                </text:list-item>
              </text:list>
            </table:table-cell>
            <table:covered-table-cell/>
            <table:table-cell table:style-name="Tabla31.I20" table:number-rows-spanned="3" table:number-columns-spanned="2" office:value-type="string">
              <text:p text:style-name="P6">Examen cumplimentado.</text:p>
            </table:table-cell>
            <table:covered-table-cell/>
          </table:table-row>
          <table:table-row table:style-name="Tabla31.19">
            <table:table-cell table:style-name="Tabla31.A19" table:number-columns-spanned="2" office:value-type="string">
              <text:p text:style-name="P4">Sumativa. </text:p>
            </table:table-cell>
            <table:covered-table-cell/>
            <table:table-cell table:style-name="Tabla31.C19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20">
            <table:table-cell table:style-name="Tabla31.A20" table:number-columns-spanned="2" office:value-type="string">
              <text:p text:style-name="P4">Formativa. </text:p>
            </table:table-cell>
            <table:covered-table-cell/>
            <table:table-cell table:style-name="Tabla31.C20" office:value-type="string">
              <text:p text:style-name="P5">( 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1.21">
            <table:table-cell table:style-name="Tabla31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1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/></text:p>
      </text:section>
      <text:section text:style-name="Sect1" text:name="Secuencia Didactica No 32_rev_exa03.odt" text:protected="true">
        <text:section-source xlink:href="../Secuencia%20Didactica%20No%2032_rev_exa03.odt" text:filter-name="writer8"/>
        <text:p text:style-name="P41">SECRETARÍA DE LA DEFENSA NACIONAL.</text:p>
        <text:p text:style-name="P1"><text:s/><text:bookmark text:name="_GoBack32"/></text:p>
        <text:list xml:id="list14230415316356" text:continue-list="list14229346443541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column table:style-name="Tabla32.E"/>
          <table:table-column table:style-name="Tabla32.F"/>
          <table:table-column table:style-name="Tabla32.G"/>
          <table:table-column table:style-name="Tabla32.H"/>
          <table:table-column table:style-name="Tabla32.I"/>
          <table:table-column table:style-name="Tabla32.J"/>
          <table:table-row table:style-name="Tabla32.1">
            <table:table-cell table:style-name="Tabla32.A1" table:number-columns-spanned="10" office:value-type="string">
              <text:p text:style-name="P2">SECUENCIA DIDÁCTICA No. 3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1">
            <table:table-cell table:style-name="Tabla32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3">
            <table:table-cell table:style-name="Tabla32.A3" table:number-columns-spanned="2" office:value-type="string">
              <text:p text:style-name="P45">(E) Unidad de aprendizaje: </text:p>
            </table:table-cell>
            <table:covered-table-cell/>
            <table:table-cell table:style-name="Tabla32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32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2.4">
            <table:table-cell table:style-name="Tabla32.A4" table:number-columns-spanned="2" office:value-type="string">
              <text:p text:style-name="P5">Probabilidad y Estadística</text:p>
            </table:table-cell>
            <table:covered-table-cell/>
            <table:table-cell table:style-name="Tabla32.C4" table:number-columns-spanned="5" office:value-type="string">
              <text:p text:style-name="P8">REVISIÓN DE LA TERCERA EVALUACIÓN PARCIAL</text:p>
            </table:table-cell>
            <table:covered-table-cell/>
            <table:covered-table-cell/>
            <table:covered-table-cell/>
            <table:covered-table-cell/>
            <table:table-cell table:style-name="Tabla32.H4" table:number-columns-spanned="3" office:value-type="string">
              <text:p text:style-name="P58"/>
            </table:table-cell>
            <table:covered-table-cell/>
            <table:covered-table-cell/>
          </table:table-row>
          <table:table-row table:style-name="Tabla32.5">
            <table:table-cell table:style-name="Tabla32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2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2.4">
            <table:table-cell table:style-name="Tabla32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2.H6" table:number-columns-spanned="3" office:value-type="string">
              <text:p text:style-name="P10">Campo Militar No. 1-K, Lomas de San Isidro, México, Miércoles 23 de junio de 2021.</text:p>
            </table:table-cell>
            <table:covered-table-cell/>
            <table:covered-table-cell/>
          </table:table-row>
          <table:table-row table:style-name="Tabla32.7">
            <table:table-cell table:style-name="Tabla32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2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2.4">
            <table:table-cell table:style-name="Tabla32.A8" table:number-columns-spanned="7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2.H8" table:number-columns-spanned="3" office:value-type="string">
              <text:p text:style-name="P50">El personal discente recibe retroalimentación de los resultados obtenidos en la tercera evaluación.</text:p>
            </table:table-cell>
            <table:covered-table-cell/>
            <table:covered-table-cell/>
          </table:table-row>
          <table:table-row table:style-name="Tabla32.9">
            <table:table-cell table:style-name="Tabla32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10">
            <table:table-cell table:style-name="Tabla32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2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2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2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32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2.11">
            <table:table-cell table:style-name="Tabla32.A13" table:number-rows-spanned="3" office:value-type="string">
              <text:p text:style-name="P13"/>
            </table:table-cell>
            <table:table-cell table:style-name="Tabla32.B13" table:number-rows-spanned="3" table:number-columns-spanned="3" office:value-type="string">
              <text:list xml:id="list14229412569849" text:continue-list="list14229194558342" text:style-name="WW8Num7">
                <text:list-item>
                  <text:p text:style-name="P76">El personal docente realizará la retroalimentación de los resultados obtenidos en la tercera evaluación.</text:p>
                </text:list-item>
              </text:list>
            </table:table-cell>
            <table:covered-table-cell/>
            <table:covered-table-cell/>
            <table:table-cell table:style-name="Tabla32.E11" table:number-columns-spanned="2" office:value-type="string">
              <text:p text:style-name="P53"/>
            </table:table-cell>
            <table:covered-table-cell/>
            <table:table-cell table:style-name="Tabla32.G11" table:number-columns-spanned="3" office:value-type="string">
              <text:p text:style-name="P16"/>
            </table:table-cell>
            <table:covered-table-cell/>
            <table:covered-table-cell/>
            <table:table-cell table:style-name="Tabla32.J11" office:value-type="string">
              <text:list xml:id="list14229457887881" text:continue-list="list14230628617306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32.12">
            <table:covered-table-cell/>
            <table:covered-table-cell/>
            <table:covered-table-cell/>
            <table:covered-table-cell/>
            <table:table-cell table:style-name="Tabla32.E13" table:number-rows-spanned="2" table:number-columns-spanned="2" office:value-type="string">
              <text:p text:style-name="P31"/>
            </table:table-cell>
            <table:covered-table-cell/>
            <table:table-cell table:style-name="Tabla32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32.J13" table:number-rows-spanned="2" office:value-type="string">
              <text:p text:style-name="P31"/>
            </table:table-cell>
          </table:table-row>
          <table:table-row table:style-name="Tabla32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2.G13" table:number-columns-spanned="3" office:value-type="string">
              <text:list xml:id="list14230651325916" text:continue-list="list14230211170916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32.14">
            <table:table-cell table:style-name="Tabla32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15">
            <table:table-cell table:style-name="Tabla32.A15" table:number-columns-spanned="10" office:value-type="string">
              <text:p text:style-name="P7"/>
              <text:p text:style-name="P4"/>
              <text:p text:style-name="P4"/>
              <text:p text:style-name="P4"/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16">
            <table:table-cell table:style-name="Tabla32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17">
            <table:table-cell table:style-name="Tabla32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2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32.A3" table:number-columns-spanned="2" office:value-type="string">
              <text:p text:style-name="P108">(U) Instrumentos de evaluación </text:p>
            </table:table-cell>
            <table:covered-table-cell/>
            <table:table-cell table:style-name="Tabla32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2.18">
            <table:table-cell table:style-name="Tabla32.A18" table:number-columns-spanned="2" office:value-type="string">
              <text:p text:style-name="P4">Diagnóstica </text:p>
            </table:table-cell>
            <table:covered-table-cell/>
            <table:table-cell table:style-name="Tabla32.C18" office:value-type="string">
              <text:p text:style-name="P5">( <text:s/>) </text:p>
            </table:table-cell>
            <table:table-cell table:style-name="Tabla32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32.G20" table:number-rows-spanned="3" table:number-columns-spanned="2" office:value-type="string">
              <text:p text:style-name="P35"/>
            </table:table-cell>
            <table:covered-table-cell/>
            <table:table-cell table:style-name="Tabla32.I20" table:number-rows-spanned="3" table:number-columns-spanned="2" office:value-type="string">
              <text:p text:style-name="P40"/>
            </table:table-cell>
            <table:covered-table-cell/>
          </table:table-row>
          <table:table-row table:style-name="Tabla32.19">
            <table:table-cell table:style-name="Tabla32.A19" table:number-columns-spanned="2" office:value-type="string">
              <text:p text:style-name="P4">Sumativa. </text:p>
            </table:table-cell>
            <table:covered-table-cell/>
            <table:table-cell table:style-name="Tabla32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20">
            <table:table-cell table:style-name="Tabla32.A20" table:number-columns-spanned="2" office:value-type="string">
              <text:p text:style-name="P4">Formativa. </text:p>
            </table:table-cell>
            <table:covered-table-cell/>
            <table:table-cell table:style-name="Tabla32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2.21">
            <table:table-cell table:style-name="Tabla32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2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oft-page-break/><text:s/></text:p>
      </text:section>
      <text:section text:style-name="Sect1" text:name="Secuencia Didactica No 33exa_final.odt" text:protected="true">
        <text:section-source xlink:href="../Secuencia%20Didactica%20No%2033exa_final.odt" text:filter-name="writer8"/>
        <text:p text:style-name="P41">SECRETARÍA DE LA DEFENSA NACIONAL.</text:p>
        <text:p text:style-name="P1"><text:s/><text:bookmark text:name="_GoBack33"/></text:p>
        <text:list xml:id="list14229319305271" text:continue-list="list14230415316356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column table:style-name="Tabla33.E"/>
          <table:table-column table:style-name="Tabla33.F"/>
          <table:table-column table:style-name="Tabla33.G"/>
          <table:table-column table:style-name="Tabla33.H"/>
          <table:table-column table:style-name="Tabla33.I"/>
          <table:table-column table:style-name="Tabla33.J"/>
          <table:table-row table:style-name="Tabla33.1">
            <table:table-cell table:style-name="Tabla33.A1" table:number-columns-spanned="10" office:value-type="string">
              <text:p text:style-name="P2">SECUENCIA DIDÁCTICA No. 3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1">
            <table:table-cell table:style-name="Tabla33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3">
            <table:table-cell table:style-name="Tabla33.A3" table:number-columns-spanned="2" office:value-type="string">
              <text:p text:style-name="P45">(E) Unidad de aprendizaje: </text:p>
            </table:table-cell>
            <table:covered-table-cell/>
            <table:table-cell table:style-name="Tabla33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33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3.4">
            <table:table-cell table:style-name="Tabla33.A4" table:number-columns-spanned="2" office:value-type="string">
              <text:p text:style-name="P5">Probabilidad y Estadística</text:p>
            </table:table-cell>
            <table:covered-table-cell/>
            <table:table-cell table:style-name="Tabla33.C4" table:number-columns-spanned="5" office:value-type="string">
              <text:p text:style-name="P8">EXAMEN FINAL</text:p>
            </table:table-cell>
            <table:covered-table-cell/>
            <table:covered-table-cell/>
            <table:covered-table-cell/>
            <table:covered-table-cell/>
            <table:table-cell table:style-name="Tabla33.H4" table:number-columns-spanned="3" office:value-type="string">
              <text:p text:style-name="P51">Demuestra los conocimientos adquiridos sobre los conceptos de probabilidad y estadística; así como sobre la aplicación de los procedimientos de estadística descriptiva contemplados en el curso.</text:p>
            </table:table-cell>
            <table:covered-table-cell/>
            <table:covered-table-cell/>
          </table:table-row>
          <table:table-row table:style-name="Tabla33.5">
            <table:table-cell table:style-name="Tabla33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3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3.4">
            <table:table-cell table:style-name="Tabla33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3.H6" table:number-columns-spanned="3" office:value-type="string">
              <text:p text:style-name="P10">Campo Militar No. 1-K, Lomas de San Isidro, México, <text:s/>Viernes 25 de junio de 2021.</text:p>
            </table:table-cell>
            <table:covered-table-cell/>
            <table:covered-table-cell/>
          </table:table-row>
          <table:table-row table:style-name="Tabla33.7">
            <table:table-cell table:style-name="Tabla33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3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3.4">
            <table:table-cell table:style-name="Tabla33.A8" table:number-columns-spanned="7" office:value-type="string">
              <text:p text:style-name="P9">¿Qué tan bien ha logrado el discente entender los conceptos de probabilidad y estadística descriptiva trabajados durante el curso?</text:p>
              <text:p text:style-name="P9">¿Qué tan bien ha logrado el discente entender la aplicación de los procedimientos de estadística descriptiva contemplados en el curso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3.H8" table:number-columns-spanned="3" office:value-type="string">
              <text:p text:style-name="P50">Demostración de conocimientos sobre los conceptos de probabilidad y estadística descriptiva; así como algunos procedimientos de estadística descriptiva.</text:p>
            </table:table-cell>
            <table:covered-table-cell/>
            <table:covered-table-cell/>
          </table:table-row>
          <table:table-row table:style-name="Tabla33.9">
            <table:table-cell table:style-name="Tabla33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10">
            <table:table-cell table:style-name="Tabla33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3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3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3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33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3.11">
            <table:table-cell table:style-name="Tabla33.A13" table:number-rows-spanned="3" office:value-type="string">
              <text:p text:style-name="P13"/>
            </table:table-cell>
            <table:table-cell table:style-name="Tabla33.B13" table:number-rows-spanned="3" table:number-columns-spanned="3" office:value-type="string">
              <text:list xml:id="list14230421663223" text:continue-list="list14229412569849" text:style-name="WW8Num7">
                <text:list-item>
                  <text:p text:style-name="P76">Se dan las instrucciones pertinentes sobre las estrategias de trabajo.</text:p>
                </text:list-item>
              </text:list>
            </table:table-cell>
            <table:covered-table-cell/>
            <table:covered-table-cell/>
            <table:table-cell table:style-name="Tabla33.E11" table:number-columns-spanned="2" office:value-type="string">
              <text:p text:style-name="P49">El personal discente demuestra los conocimientos adquiridos sobre probabilidad y estadística descriptiva.</text:p>
            </table:table-cell>
            <table:covered-table-cell/>
            <table:table-cell table:style-name="Tabla33.G11" table:number-columns-spanned="3" office:value-type="string">
              <text:list xml:id="list14230705557232" text:continue-list="list14229457887881" text:style-name="WW8Num5">
                <text:list-item>
                  <text:p text:style-name="P83">Libros de la bibliografía.</text:p>
                </text:list-item>
              </text:list>
            </table:table-cell>
            <table:covered-table-cell/>
            <table:covered-table-cell/>
            <table:table-cell table:style-name="Tabla33.J11" office:value-type="string">
              <text:list xml:id="list14229326310894" text:continue-numbering="true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33.12">
            <table:covered-table-cell/>
            <table:covered-table-cell/>
            <table:covered-table-cell/>
            <table:covered-table-cell/>
            <table:table-cell table:style-name="Tabla33.E13" table:number-rows-spanned="2" table:number-columns-spanned="2" office:value-type="string">
              <text:p text:style-name="P31"/>
            </table:table-cell>
            <table:covered-table-cell/>
            <table:table-cell table:style-name="Tabla33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33.J13" table:number-rows-spanned="2" office:value-type="string">
              <text:p text:style-name="P31"/>
            </table:table-cell>
          </table:table-row>
          <table:table-row table:style-name="Tabla33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3.G13" table:number-columns-spanned="3" office:value-type="string">
              <text:list xml:id="list14230197734990" text:continue-list="list14230651325916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33.14">
            <table:table-cell table:style-name="Tabla33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15">
            <table:table-cell table:style-name="Tabla33.A15" table:number-columns-spanned="10" office:value-type="string">
              <text:p text:style-name="P4">Metacomprensión: ¿qué tan bien se considera que el discente ha comprendido los conceptos y procedimientos de probabilidad y estadística descriptiva?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16">
            <table:table-cell table:style-name="Tabla33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17">
            <table:table-cell table:style-name="Tabla33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3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33.A3" table:number-columns-spanned="2" office:value-type="string">
              <text:p text:style-name="P108">(U) Instrumentos de evaluación </text:p>
            </table:table-cell>
            <table:covered-table-cell/>
            <table:table-cell table:style-name="Tabla33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3.18">
            <table:table-cell table:style-name="Tabla33.A18" table:number-columns-spanned="2" office:value-type="string">
              <text:p text:style-name="P4">Diagnóstica </text:p>
            </table:table-cell>
            <table:covered-table-cell/>
            <table:table-cell table:style-name="Tabla33.C18" office:value-type="string">
              <text:p text:style-name="P5">( <text:s/>) </text:p>
            </table:table-cell>
            <table:table-cell table:style-name="Tabla33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33.G20" table:number-rows-spanned="3" table:number-columns-spanned="2" office:value-type="string">
              <text:list xml:id="list14229467419011" text:continue-list="list14230907131735" text:style-name="WW8Num4">
                <text:list-item>
                  <text:p text:style-name="P112">Examen</text:p>
                </text:list-item>
              </text:list>
            </table:table-cell>
            <table:covered-table-cell/>
            <table:table-cell table:style-name="Tabla33.I20" table:number-rows-spanned="3" table:number-columns-spanned="2" office:value-type="string">
              <text:p text:style-name="P6">Examen cumplimentado.</text:p>
            </table:table-cell>
            <table:covered-table-cell/>
          </table:table-row>
          <table:table-row table:style-name="Tabla33.19">
            <table:table-cell table:style-name="Tabla33.A19" table:number-columns-spanned="2" office:value-type="string">
              <text:p text:style-name="P4">Sumativa. </text:p>
            </table:table-cell>
            <table:covered-table-cell/>
            <table:table-cell table:style-name="Tabla33.C19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20">
            <table:table-cell table:style-name="Tabla33.A20" table:number-columns-spanned="2" office:value-type="string">
              <text:p text:style-name="P4">Formativa. </text:p>
            </table:table-cell>
            <table:covered-table-cell/>
            <table:table-cell table:style-name="Tabla33.C20" office:value-type="string">
              <text:p text:style-name="P5">( 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3.21">
            <table:table-cell table:style-name="Tabla33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3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oft-page-break/><text:s/></text:p>
      </text:section>
      <text:section text:style-name="Sect1" text:name="Secuencia Didactica No 34rev_exa_final.odt" text:protected="true">
        <text:section-source xlink:href="../Secuencia%20Didactica%20No%2034rev_exa_final.odt" text:filter-name="writer8"/>
        <text:p text:style-name="P41">SECRETARÍA DE LA DEFENSA NACIONAL.</text:p>
        <text:p text:style-name="P1"><text:s/><text:bookmark text:name="_GoBack34"/></text:p>
        <text:list xml:id="list14230440340957" text:continue-list="list14229319305271" text:style-name="WW8Num1">
          <text:list-item>
            <text:p text:style-name="P43">DIR. GRAL. EDUC. MIL. Y <text:tab/> <text:s text:c="226"/>ESC. MIL. DE INGS.</text:p>
          </text:list-item>
        </text:list>
        <text:p text:style-name="P44">RECTORÍA DE LA U.D.E.F.A. <text:tab/> <text:s text:c="219"/>SECCIÓN ACADÉMICA.</text:p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column table:style-name="Tabla34.E"/>
          <table:table-column table:style-name="Tabla34.F"/>
          <table:table-column table:style-name="Tabla34.G"/>
          <table:table-column table:style-name="Tabla34.H"/>
          <table:table-column table:style-name="Tabla34.I"/>
          <table:table-column table:style-name="Tabla34.J"/>
          <table:table-row table:style-name="Tabla34.1">
            <table:table-cell table:style-name="Tabla34.A1" table:number-columns-spanned="10" office:value-type="string">
              <text:p text:style-name="P2">SECUENCIA DIDÁCTICA No. 3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1">
            <table:table-cell table:style-name="Tabla34.A1" table:number-columns-spanned="10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3">
            <table:table-cell table:style-name="Tabla34.A3" table:number-columns-spanned="2" office:value-type="string">
              <text:p text:style-name="P45">(E) Unidad de aprendizaje: </text:p>
            </table:table-cell>
            <table:covered-table-cell/>
            <table:table-cell table:style-name="Tabla34.A3" table:number-columns-spanned="5" office:value-type="string">
              <text:p text:style-name="P46">(F) Unidad de competencia: </text:p>
            </table:table-cell>
            <table:covered-table-cell/>
            <table:covered-table-cell/>
            <table:covered-table-cell/>
            <table:covered-table-cell/>
            <table:table-cell table:style-name="Tabla34.A1" table:number-columns-spanned="3" office:value-type="string">
              <text:p text:style-name="P47">(G)Elementos de competencia: (aprendizajes esperados) </text:p>
            </table:table-cell>
            <table:covered-table-cell/>
            <table:covered-table-cell/>
          </table:table-row>
          <table:table-row table:style-name="Tabla34.4">
            <table:table-cell table:style-name="Tabla34.A4" table:number-columns-spanned="2" office:value-type="string">
              <text:p text:style-name="P5">Probabilidad y Estadística</text:p>
            </table:table-cell>
            <table:covered-table-cell/>
            <table:table-cell table:style-name="Tabla34.C4" table:number-columns-spanned="5" office:value-type="string">
              <text:p text:style-name="P8">REVISIÓN DEL EXAMEN FINAL</text:p>
            </table:table-cell>
            <table:covered-table-cell/>
            <table:covered-table-cell/>
            <table:covered-table-cell/>
            <table:covered-table-cell/>
            <table:table-cell table:style-name="Tabla34.H4" table:number-columns-spanned="3" office:value-type="string">
              <text:p text:style-name="P58"/>
            </table:table-cell>
            <table:covered-table-cell/>
            <table:covered-table-cell/>
          </table:table-row>
          <table:table-row table:style-name="Tabla34.5">
            <table:table-cell table:style-name="Tabla34.A3" table:number-columns-spanned="7" office:value-type="string">
              <text:p text:style-name="P20"><text:s/></text:p>
              <text:p text:style-name="P14">(H) Mediador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4.A1" table:number-columns-spanned="3" office:value-type="string">
              <text:p text:style-name="P59">(I) Lugar y fecha: </text:p>
            </table:table-cell>
            <table:covered-table-cell/>
            <table:covered-table-cell/>
          </table:table-row>
          <table:table-row table:style-name="Tabla34.4">
            <table:table-cell table:style-name="Tabla34.A6" table:number-columns-spanned="7" office:value-type="string">
              <text:p text:style-name="P28"><text:span text:style-name="T1"><text:s/></text:span><text:span text:style-name="T13">C. I.I. en E. Lamberto Maza Cas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4.H6" table:number-columns-spanned="3" office:value-type="string">
              <text:p text:style-name="P10">Campo Militar No. 1-K, Lomas de San Isidro, México, Miércoles 30 de junio de 2021.</text:p>
            </table:table-cell>
            <table:covered-table-cell/>
            <table:covered-table-cell/>
          </table:table-row>
          <table:table-row table:style-name="Tabla34.7">
            <table:table-cell table:style-name="Tabla34.A3" table:number-columns-spanned="7" office:value-type="string">
              <text:p text:style-name="P60"><text:span text:style-name="T1">(J) Situación problema: (conflicto cognitivo</text:span><text:span text:style-name="T6">)</text:span><text:span text:style-name="T8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4.A1" table:number-columns-spanned="3" office:value-type="string">
              <text:p text:style-name="P10">(K) Competencia a desarrollar: </text:p>
              <text:p text:style-name="P21"><text:s/></text:p>
            </table:table-cell>
            <table:covered-table-cell/>
            <table:covered-table-cell/>
          </table:table-row>
          <table:table-row table:style-name="Tabla34.4">
            <table:table-cell table:style-name="Tabla34.A8" table:number-columns-spanned="7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4.H8" table:number-columns-spanned="3" office:value-type="string">
              <text:p text:style-name="P50">El personal discente recibe retroalimentación de los resultados obtenidos en el examen final.</text:p>
            </table:table-cell>
            <table:covered-table-cell/>
            <table:covered-table-cell/>
          </table:table-row>
          <table:table-row table:style-name="Tabla34.9">
            <table:table-cell table:style-name="Tabla34.A1" table:number-columns-spanned="10" office:value-type="string">
              <text:p text:style-name="P10">Actividades de aprendizaj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10">
            <table:table-cell table:style-name="Tabla34.A3" office:value-type="string">
              <text:p text:style-name="P61"><text:span text:style-name="T1">(L) Metodología a desarrollar:</text:span><text:span text:style-name="T8"> </text:span></text:p>
            </table:table-cell>
            <table:table-cell table:style-name="Tabla34.A3" table:number-columns-spanned="3" office:value-type="string">
              <text:p text:style-name="P62">(M) Actividades del Mediador: </text:p>
              <text:p text:style-name="P55"><text:s/></text:p>
            </table:table-cell>
            <table:covered-table-cell/>
            <table:covered-table-cell/>
            <table:table-cell table:style-name="Tabla34.A3" table:number-columns-spanned="2" office:value-type="string">
              <text:p text:style-name="P64">(N) Actividades del estudiante: </text:p>
              <text:p text:style-name="P55"><text:s/></text:p>
            </table:table-cell>
            <table:covered-table-cell/>
            <table:table-cell table:style-name="Tabla34.A3" table:number-columns-spanned="3" office:value-type="string">
              <text:p text:style-name="P49">(O) Recursos: </text:p>
              <text:p text:style-name="P66"><text:span text:style-name="T9"><text:s/></text:span><text:s/></text:p>
            </table:table-cell>
            <table:covered-table-cell/>
            <table:covered-table-cell/>
            <table:table-cell table:style-name="Tabla34.A1" office:value-type="string">
              <text:p text:style-name="P67"><text:span text:style-name="T1">(P) Indicadores de desempeño:</text:span><text:span text:style-name="T14"> </text:span></text:p>
            </table:table-cell>
          </table:table-row>
          <table:table-row table:style-name="Tabla34.11">
            <table:table-cell table:style-name="Tabla34.A13" table:number-rows-spanned="3" office:value-type="string">
              <text:p text:style-name="P13"/>
            </table:table-cell>
            <table:table-cell table:style-name="Tabla34.B13" table:number-rows-spanned="3" table:number-columns-spanned="3" office:value-type="string">
              <text:list xml:id="list14229938403333" text:continue-list="list14230421663223" text:style-name="WW8Num7">
                <text:list-item>
                  <text:p text:style-name="P76">El personal docente realizará la retroalimentación de los resultados obtenidos en la evaluación final.</text:p>
                </text:list-item>
              </text:list>
            </table:table-cell>
            <table:covered-table-cell/>
            <table:covered-table-cell/>
            <table:table-cell table:style-name="Tabla34.E11" table:number-columns-spanned="2" office:value-type="string">
              <text:p text:style-name="P53"/>
            </table:table-cell>
            <table:covered-table-cell/>
            <table:table-cell table:style-name="Tabla34.G11" table:number-columns-spanned="3" office:value-type="string">
              <text:p text:style-name="P16"/>
            </table:table-cell>
            <table:covered-table-cell/>
            <table:covered-table-cell/>
            <table:table-cell table:style-name="Tabla34.J11" office:value-type="string">
              <text:list xml:id="list14229576415772" text:continue-list="list14229326310894" text:style-name="WW8Num5">
                <text:list-item>
                  <text:p text:style-name="P85">Calificación de examen.</text:p>
                </text:list-item>
              </text:list>
            </table:table-cell>
          </table:table-row>
          <table:table-row table:style-name="Tabla34.12">
            <table:covered-table-cell/>
            <table:covered-table-cell/>
            <table:covered-table-cell/>
            <table:covered-table-cell/>
            <table:table-cell table:style-name="Tabla34.E13" table:number-rows-spanned="2" table:number-columns-spanned="2" office:value-type="string">
              <text:p text:style-name="P31"/>
            </table:table-cell>
            <table:covered-table-cell/>
            <table:table-cell table:style-name="Tabla34.A3" table:number-columns-spanned="3" office:value-type="string">
              <text:p text:style-name="P96">(Q) Tiempo: </text:p>
            </table:table-cell>
            <table:covered-table-cell/>
            <table:covered-table-cell/>
            <table:table-cell table:style-name="Tabla34.J13" table:number-rows-spanned="2" office:value-type="string">
              <text:p text:style-name="P31"/>
            </table:table-cell>
          </table:table-row>
          <table:table-row table:style-name="Tabla34.1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4.G13" table:number-columns-spanned="3" office:value-type="string">
              <text:list xml:id="list14230372123697" text:continue-list="list14230197734990" text:style-name="WW8Num3">
                <text:list-item>
                  <text:p text:style-name="P101">120 minutos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34.14">
            <table:table-cell table:style-name="Tabla34.A1" table:number-columns-spanned="10" office:value-type="string">
              <text:p text:style-name="P5">R) Proceso Metacognitivo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15">
            <table:table-cell table:style-name="Tabla34.A15" table:number-columns-spanned="10" office:value-type="string">
              <text:p text:style-name="P7"/>
              <text:p text:style-name="P4"/>
              <text:p text:style-name="P4"/>
              <text:p text:style-name="P4"/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16">
            <table:table-cell table:style-name="Tabla34.A1" table:number-columns-spanned="10" office:value-type="string">
              <text:p text:style-name="P5">Procedimiento de la evaluación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17">
            <table:table-cell table:style-name="Tabla34.A3" table:number-columns-spanned="3" office:value-type="string">
              <text:p text:style-name="P106"><text:span text:style-name="T6">(S) Momentos de evaluación:</text:span><text:span text:style-name="T1"> </text:span></text:p>
            </table:table-cell>
            <table:covered-table-cell/>
            <table:covered-table-cell/>
            <table:table-cell table:style-name="Tabla34.A3" table:number-columns-spanned="3" office:value-type="string">
              <text:p text:style-name="P107">(T) Intencionalidad de la evaluación </text:p>
            </table:table-cell>
            <table:covered-table-cell/>
            <table:covered-table-cell/>
            <table:table-cell table:style-name="Tabla34.A3" table:number-columns-spanned="2" office:value-type="string">
              <text:p text:style-name="P108">(U) Instrumentos de evaluación </text:p>
            </table:table-cell>
            <table:covered-table-cell/>
            <table:table-cell table:style-name="Tabla34.A1" table:number-columns-spanned="2" office:value-type="string">
              <text:p text:style-name="P109"><text:span text:style-name="T6">(V)Producto final:</text:span><text:span text:style-name="T9"> </text:span></text:p>
            </table:table-cell>
            <table:covered-table-cell/>
          </table:table-row>
          <table:table-row table:style-name="Tabla34.18">
            <table:table-cell table:style-name="Tabla34.A18" table:number-columns-spanned="2" office:value-type="string">
              <text:p text:style-name="P4">Diagnóstica </text:p>
            </table:table-cell>
            <table:covered-table-cell/>
            <table:table-cell table:style-name="Tabla34.C18" office:value-type="string">
              <text:p text:style-name="P5">( <text:s/>) </text:p>
            </table:table-cell>
            <table:table-cell table:style-name="Tabla34.D20" table:number-rows-spanned="3" table:number-columns-spanned="3" office:value-type="string">
              <text:p text:style-name="P34">Regulación retroactiva (programar actividades de refuerzo después de realizar la evaluación).</text:p>
            </table:table-cell>
            <table:covered-table-cell/>
            <table:covered-table-cell/>
            <table:table-cell table:style-name="Tabla34.G20" table:number-rows-spanned="3" table:number-columns-spanned="2" office:value-type="string">
              <text:p text:style-name="P35"/>
            </table:table-cell>
            <table:covered-table-cell/>
            <table:table-cell table:style-name="Tabla34.I20" table:number-rows-spanned="3" table:number-columns-spanned="2" office:value-type="string">
              <text:p text:style-name="P40"/>
            </table:table-cell>
            <table:covered-table-cell/>
          </table:table-row>
          <table:table-row table:style-name="Tabla34.19">
            <table:table-cell table:style-name="Tabla34.A19" table:number-columns-spanned="2" office:value-type="string">
              <text:p text:style-name="P4">Sumativa. </text:p>
            </table:table-cell>
            <table:covered-table-cell/>
            <table:table-cell table:style-name="Tabla34.C19" office:value-type="string">
              <text:p text:style-name="P5">( <text:s/>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20">
            <table:table-cell table:style-name="Tabla34.A20" table:number-columns-spanned="2" office:value-type="string">
              <text:p text:style-name="P4">Formativa. </text:p>
            </table:table-cell>
            <table:covered-table-cell/>
            <table:table-cell table:style-name="Tabla34.C20" office:value-type="string">
              <text:p text:style-name="P5">(X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4.21">
            <table:table-cell table:style-name="Tabla34.A21" table:number-columns-spanned="5" office:value-type="string">
              <text:p text:style-name="P10"><text:s/></text:p>
              <text:p text:style-name="P10">(W)Elaboró: Mediador.</text:p>
              <text:p text:style-name="P10">C. I.I. en E. </text:p>
              <text:p text:style-name="P30"/>
              <text:p text:style-name="P115">Lamberto Maza Casas</text:p>
              <text:p text:style-name="P115">(3045005) </text:p>
            </table:table-cell>
            <table:covered-table-cell/>
            <table:covered-table-cell/>
            <table:covered-table-cell/>
            <table:covered-table-cell/>
            <table:table-cell table:style-name="Tabla34.F21" table:number-columns-spanned="5" office:value-type="string">
              <text:p text:style-name="P10"><text:s/></text:p>
              <text:p text:style-name="P10"><text:s/>Vo. <text:s text:c="17"/>Bo. </text:p>
              <text:p text:style-name="P10">EL Tte. Cor. I. I., Jefe Sec. Académica. </text:p>
              <text:p text:style-name="P30"/>
              <text:p text:style-name="P116">Omar Luna Ramírez</text:p>
              <text:p text:style-name="P117"><text:span text:style-name="T1">(</text:span><text:span text:style-name="T4">C-822090</text:span><text:span text:style-name="T1">)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6"><text:soft-page-break/><text:s/></text:p>
      </text:section>
      <text:p text:style-name="P3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0:40:42.935721341</meta:creation-date>
    <meta:generator>LibreOffice/7.0.4.2$Linux_X86_64 LibreOffice_project/00$Build-2</meta:generator>
    <dc:date>2022-03-15T01:41:38.890490943</dc:date>
    <meta:editing-duration>PT9M1S</meta:editing-duration>
    <meta:editing-cycles>2</meta:editing-cycles>
    <meta:document-statistic meta:table-count="34" meta:image-count="0" meta:object-count="0" meta:page-count="68" meta:paragraph-count="2814" meta:word-count="14770" meta:character-count="113538" meta:non-whitespace-character-count="84451"/>
  </office:meta>
</office:document-meta>
</file>